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orizontal_20_Line">
      <style:text-properties style:font-name="Atkinson Hyperlegible Next"/>
    </style:style>
    <style:style style:name="P2" style:family="paragraph" style:parent-style-name="Heading_20_1">
      <style:text-properties style:font-name="Atkinson Hyperlegible Next"/>
    </style:style>
    <style:style style:name="P3" style:family="paragraph" style:parent-style-name="Text_20_body" style:list-style-name="L9"/>
    <style:style style:name="P4" style:family="paragraph" style:parent-style-name="Text_20_body" style:list-style-name="L10"/>
    <style:style style:name="P5" style:family="paragraph" style:parent-style-name="Text_20_body" style:list-style-name="L11"/>
    <style:style style:name="P6" style:family="paragraph" style:parent-style-name="Text_20_body" style:list-style-name="L12"/>
    <style:style style:name="P7" style:family="paragraph" style:parent-style-name="Text_20_body" style:list-style-name="L13"/>
    <style:style style:name="P8" style:family="paragraph" style:parent-style-name="Text_20_body" style:list-style-name="L14"/>
    <style:style style:name="P9" style:family="paragraph" style:parent-style-name="Text_20_body" style:list-style-name="L15"/>
    <style:style style:name="P10" style:family="paragraph" style:parent-style-name="Text_20_body" style:list-style-name="L16"/>
    <style:style style:name="P11" style:family="paragraph" style:parent-style-name="Text_20_body" style:list-style-name="L17"/>
    <style:style style:name="P12" style:family="paragraph" style:parent-style-name="Text_20_body" style:list-style-name="L18"/>
    <style:style style:name="P13" style:family="paragraph" style:parent-style-name="Text_20_body" style:list-style-name="L19"/>
    <style:style style:name="P14" style:family="paragraph" style:parent-style-name="Text_20_body" style:list-style-name="L20"/>
    <style:style style:name="P15" style:family="paragraph" style:parent-style-name="Text_20_body" style:list-style-name="L21"/>
    <style:style style:name="P16" style:family="paragraph" style:parent-style-name="Text_20_body" style:list-style-name="L22"/>
    <style:style style:name="P17" style:family="paragraph" style:parent-style-name="Text_20_body" style:list-style-name="L23"/>
    <style:style style:name="P18" style:family="paragraph" style:parent-style-name="Text_20_body" style:list-style-name="L24"/>
    <style:style style:name="P19" style:family="paragraph" style:parent-style-name="Text_20_body" style:list-style-name="L25"/>
    <style:style style:name="P20" style:family="paragraph" style:parent-style-name="Text_20_body" style:list-style-name="L26"/>
    <style:style style:name="P21" style:family="paragraph" style:parent-style-name="Text_20_body" style:list-style-name="L27"/>
    <style:style style:name="P22" style:family="paragraph" style:parent-style-name="Text_20_body" style:list-style-name="L28"/>
    <style:style style:name="P23" style:family="paragraph" style:parent-style-name="Text_20_body" style:list-style-name="L29"/>
    <style:style style:name="P24" style:family="paragraph" style:parent-style-name="Text_20_body" style:list-style-name="L30"/>
    <style:style style:name="P25" style:family="paragraph" style:parent-style-name="Text_20_body" style:list-style-name="L31"/>
    <style:style style:name="P26" style:family="paragraph" style:parent-style-name="Text_20_body" style:list-style-name="L32"/>
    <style:style style:name="P27" style:family="paragraph" style:parent-style-name="Text_20_body" style:list-style-name="L33"/>
    <style:style style:name="P28" style:family="paragraph" style:parent-style-name="Text_20_body" style:list-style-name="L34"/>
    <style:style style:name="P29" style:family="paragraph" style:parent-style-name="Text_20_body" style:list-style-name="L35"/>
    <style:style style:name="P30" style:family="paragraph" style:parent-style-name="Text_20_body" style:list-style-name="L36"/>
    <style:style style:name="P31" style:family="paragraph" style:parent-style-name="Text_20_body" style:list-style-name="L37"/>
    <style:style style:name="P32" style:family="paragraph" style:parent-style-name="Text_20_body" style:list-style-name="L38"/>
    <style:style style:name="P33" style:family="paragraph" style:parent-style-name="Text_20_body" style:list-style-name="L39"/>
    <style:style style:name="P34" style:family="paragraph" style:parent-style-name="Text_20_body" style:list-style-name="L40"/>
    <style:style style:name="P35" style:family="paragraph" style:parent-style-name="Text_20_body" style:list-style-name="L41"/>
    <style:style style:name="P36" style:family="paragraph" style:parent-style-name="Text_20_body" style:list-style-name="L42"/>
    <style:style style:name="P37" style:family="paragraph" style:parent-style-name="Text_20_body" style:list-style-name="L43"/>
    <style:style style:name="P38" style:family="paragraph" style:parent-style-name="Text_20_body" style:list-style-name="L44"/>
    <style:style style:name="P39" style:family="paragraph" style:parent-style-name="Text_20_body" style:list-style-name="L45"/>
    <style:style style:name="P40" style:family="paragraph" style:parent-style-name="Text_20_body" style:list-style-name="L46"/>
    <style:style style:name="P41" style:family="paragraph" style:parent-style-name="Text_20_body" style:list-style-name="L47"/>
    <style:style style:name="P42" style:family="paragraph" style:parent-style-name="Text_20_body" style:list-style-name="L48"/>
    <style:style style:name="P43" style:family="paragraph" style:parent-style-name="Text_20_body" style:list-style-name="L49"/>
    <style:style style:name="P44" style:family="paragraph" style:parent-style-name="Text_20_body" style:list-style-name="L50"/>
    <style:style style:name="P45" style:family="paragraph" style:parent-style-name="Text_20_body" style:list-style-name="L51"/>
    <style:style style:name="P46" style:family="paragraph" style:parent-style-name="Text_20_body" style:list-style-name="L52"/>
    <style:style style:name="P47" style:family="paragraph" style:parent-style-name="Text_20_body" style:list-style-name="L53"/>
    <style:style style:name="P48" style:family="paragraph" style:parent-style-name="Text_20_body" style:list-style-name="L54"/>
    <style:style style:name="P49" style:family="paragraph" style:parent-style-name="Text_20_body" style:list-style-name="L55"/>
    <style:style style:name="P50" style:family="paragraph" style:parent-style-name="Text_20_body" style:list-style-name="L56"/>
    <style:style style:name="P51" style:family="paragraph" style:parent-style-name="Text_20_body" style:list-style-name="L57"/>
    <style:style style:name="P52" style:family="paragraph" style:parent-style-name="Text_20_body" style:list-style-name="L58"/>
    <style:style style:name="P53" style:family="paragraph" style:parent-style-name="Text_20_body" style:list-style-name="L59"/>
    <style:style style:name="P54" style:family="paragraph" style:parent-style-name="Text_20_body" style:list-style-name="L60"/>
    <style:style style:name="P55" style:family="paragraph" style:parent-style-name="Text_20_body" style:list-style-name="L61"/>
    <style:style style:name="P56" style:family="paragraph" style:parent-style-name="Text_20_body" style:list-style-name="L62"/>
    <style:style style:name="P57" style:family="paragraph" style:parent-style-name="Text_20_body" style:list-style-name="L63"/>
    <style:style style:name="P58" style:family="paragraph" style:parent-style-name="Text_20_body" style:list-style-name="L64"/>
    <style:style style:name="P59" style:family="paragraph" style:parent-style-name="Text_20_body" style:list-style-name="L65"/>
    <style:style style:name="P60" style:family="paragraph" style:parent-style-name="Text_20_body" style:list-style-name="L66"/>
    <style:style style:name="P61" style:family="paragraph" style:parent-style-name="Text_20_body" style:list-style-name="L67"/>
    <style:style style:name="P62" style:family="paragraph" style:parent-style-name="Text_20_body" style:list-style-name="L68"/>
    <style:style style:name="P63" style:family="paragraph" style:parent-style-name="Text_20_body" style:list-style-name="L69"/>
    <style:style style:name="P64" style:family="paragraph" style:parent-style-name="Text_20_body" style:list-style-name="L70"/>
    <style:style style:name="P65" style:family="paragraph" style:parent-style-name="Text_20_body" style:list-style-name="L71"/>
    <style:style style:name="P66" style:family="paragraph" style:parent-style-name="Text_20_body" style:list-style-name="L72"/>
    <style:style style:name="P67" style:family="paragraph" style:parent-style-name="Text_20_body" style:list-style-name="L73"/>
    <style:style style:name="P68" style:family="paragraph" style:parent-style-name="Text_20_body" style:list-style-name="L74"/>
    <style:style style:name="P69" style:family="paragraph" style:parent-style-name="Text_20_body" style:list-style-name="L75"/>
    <style:style style:name="P70" style:family="paragraph" style:parent-style-name="Text_20_body" style:list-style-name="L76"/>
    <style:style style:name="P71" style:family="paragraph" style:parent-style-name="Text_20_body" style:list-style-name="L77"/>
    <style:style style:name="P72" style:family="paragraph" style:parent-style-name="Text_20_body" style:list-style-name="L78"/>
    <style:style style:name="P73" style:family="paragraph" style:parent-style-name="Text_20_body" style:list-style-name="L79"/>
    <style:style style:name="P74" style:family="paragraph" style:parent-style-name="Text_20_body" style:list-style-name="L80"/>
    <style:style style:name="P75" style:family="paragraph" style:parent-style-name="Text_20_body" style:list-style-name="L81"/>
    <style:style style:name="P76" style:family="paragraph" style:parent-style-name="Text_20_body" style:list-style-name="L82"/>
    <style:style style:name="P77" style:family="paragraph" style:parent-style-name="Text_20_body" style:list-style-name="L83"/>
    <style:style style:name="P78" style:family="paragraph" style:parent-style-name="Text_20_body" style:list-style-name="L84"/>
    <style:style style:name="P79" style:family="paragraph" style:parent-style-name="Text_20_body" style:list-style-name="L85"/>
    <style:style style:name="P80" style:family="paragraph" style:parent-style-name="Text_20_body" style:list-style-name="L86"/>
    <style:style style:name="P81" style:family="paragraph" style:parent-style-name="Text_20_body" style:list-style-name="L87"/>
    <style:style style:name="P82" style:family="paragraph" style:parent-style-name="Text_20_body" style:list-style-name="L88"/>
    <style:style style:name="P83" style:family="paragraph" style:parent-style-name="Text_20_body" style:list-style-name="L89"/>
    <style:style style:name="P84" style:family="paragraph" style:parent-style-name="Text_20_body" style:list-style-name="L90"/>
    <style:style style:name="P85" style:family="paragraph" style:parent-style-name="Text_20_body" style:list-style-name="L91"/>
    <style:style style:name="P86" style:family="paragraph" style:parent-style-name="Text_20_body" style:list-style-name="L92"/>
    <style:style style:name="P87" style:family="paragraph" style:parent-style-name="Text_20_body" style:list-style-name="L93"/>
    <style:style style:name="P88" style:family="paragraph" style:parent-style-name="Text_20_body" style:list-style-name="L94"/>
    <style:style style:name="P89" style:family="paragraph" style:parent-style-name="Text_20_body" style:list-style-name="L95"/>
    <style:style style:name="P90" style:family="paragraph" style:parent-style-name="Text_20_body" style:list-style-name="L96"/>
    <style:style style:name="P91" style:family="paragraph" style:parent-style-name="Text_20_body" style:list-style-name="L97"/>
    <style:style style:name="P92" style:family="paragraph" style:parent-style-name="Text_20_body" style:list-style-name="L98"/>
    <style:style style:name="P93" style:family="paragraph" style:parent-style-name="Text_20_body" style:list-style-name="L99"/>
    <style:style style:name="P94" style:family="paragraph" style:parent-style-name="Text_20_body" style:list-style-name="L100"/>
    <style:style style:name="P95" style:family="paragraph" style:parent-style-name="Text_20_body" style:list-style-name="L101"/>
    <style:style style:name="P96" style:family="paragraph" style:parent-style-name="Text_20_body" style:list-style-name="L102"/>
    <style:style style:name="P97" style:family="paragraph" style:parent-style-name="Text_20_body" style:list-style-name="L103"/>
    <style:style style:name="P98" style:family="paragraph" style:parent-style-name="Text_20_body" style:list-style-name="L104"/>
    <style:style style:name="P99" style:family="paragraph" style:parent-style-name="Text_20_body" style:list-style-name="L106"/>
    <style:style style:name="P100" style:family="paragraph" style:parent-style-name="Text_20_body" style:list-style-name="L108"/>
    <style:style style:name="P101" style:family="paragraph" style:parent-style-name="Text_20_body" style:list-style-name="L109"/>
    <style:style style:name="P102" style:family="paragraph" style:parent-style-name="Text_20_body" style:list-style-name="L110"/>
    <style:style style:name="P103" style:family="paragraph" style:parent-style-name="Text_20_body" style:list-style-name="L111"/>
    <style:style style:name="P104" style:family="paragraph" style:parent-style-name="Text_20_body" style:list-style-name="L112"/>
    <style:style style:name="P105" style:family="paragraph" style:parent-style-name="Text_20_body" style:list-style-name="L113"/>
    <style:style style:name="P106" style:family="paragraph" style:parent-style-name="Text_20_body" style:list-style-name="L116"/>
    <style:style style:name="P107" style:family="paragraph" style:parent-style-name="Text_20_body" style:list-style-name="L117"/>
    <style:style style:name="P108" style:family="paragraph" style:parent-style-name="Text_20_body">
      <style:text-properties style:font-name="Atkinson Hyperlegible Next"/>
    </style:style>
    <style:style style:name="P109" style:family="paragraph" style:parent-style-name="Text_20_body" style:list-style-name="L1">
      <style:text-properties style:font-name="Atkinson Hyperlegible Next"/>
    </style:style>
    <style:style style:name="P110" style:family="paragraph" style:parent-style-name="Text_20_body" style:list-style-name="L2">
      <style:text-properties style:font-name="Atkinson Hyperlegible Next"/>
    </style:style>
    <style:style style:name="P111" style:family="paragraph" style:parent-style-name="Text_20_body" style:list-style-name="L3">
      <style:text-properties style:font-name="Atkinson Hyperlegible Next"/>
    </style:style>
    <style:style style:name="P112" style:family="paragraph" style:parent-style-name="Text_20_body" style:list-style-name="L4">
      <style:text-properties style:font-name="Atkinson Hyperlegible Next"/>
    </style:style>
    <style:style style:name="P113" style:family="paragraph" style:parent-style-name="Text_20_body" style:list-style-name="L5">
      <style:text-properties style:font-name="Atkinson Hyperlegible Next"/>
    </style:style>
    <style:style style:name="P114" style:family="paragraph" style:parent-style-name="Text_20_body" style:list-style-name="L6">
      <style:text-properties style:font-name="Atkinson Hyperlegible Next"/>
    </style:style>
    <style:style style:name="P115" style:family="paragraph" style:parent-style-name="Text_20_body" style:list-style-name="L7">
      <style:text-properties style:font-name="Atkinson Hyperlegible Next"/>
    </style:style>
    <style:style style:name="P116" style:family="paragraph" style:parent-style-name="Text_20_body" style:list-style-name="L8">
      <style:text-properties style:font-name="Atkinson Hyperlegible Next"/>
    </style:style>
    <style:style style:name="P117" style:family="paragraph" style:parent-style-name="Text_20_body" style:list-style-name="L105">
      <style:text-properties style:font-name="Atkinson Hyperlegible Next"/>
    </style:style>
    <style:style style:name="P118" style:family="paragraph" style:parent-style-name="Text_20_body" style:list-style-name="L107">
      <style:text-properties style:font-name="Atkinson Hyperlegible Next"/>
    </style:style>
    <style:style style:name="P119" style:family="paragraph" style:parent-style-name="Text_20_body" style:list-style-name="L114">
      <style:text-properties style:font-name="Atkinson Hyperlegible Next"/>
    </style:style>
    <style:style style:name="P120" style:family="paragraph" style:parent-style-name="Text_20_body" style:list-style-name="L115">
      <style:text-properties style:font-name="Atkinson Hyperlegible Next"/>
    </style:style>
    <style:style style:name="P121" style:family="paragraph" style:parent-style-name="Text_20_body" style:list-style-name="L2">
      <style:paragraph-properties fo:margin-top="0in" fo:margin-bottom="0in"/>
    </style:style>
    <style:style style:name="P122" style:family="paragraph" style:parent-style-name="Text_20_body" style:list-style-name="L3">
      <style:paragraph-properties fo:margin-top="0in" fo:margin-bottom="0in"/>
    </style:style>
    <style:style style:name="P123" style:family="paragraph" style:parent-style-name="Text_20_body" style:list-style-name="L4">
      <style:paragraph-properties fo:margin-top="0in" fo:margin-bottom="0in"/>
    </style:style>
    <style:style style:name="P124" style:family="paragraph" style:parent-style-name="Text_20_body" style:list-style-name="L5">
      <style:paragraph-properties fo:margin-top="0in" fo:margin-bottom="0in"/>
    </style:style>
    <style:style style:name="P125" style:family="paragraph" style:parent-style-name="Text_20_body" style:list-style-name="L6">
      <style:paragraph-properties fo:margin-top="0in" fo:margin-bottom="0in"/>
    </style:style>
    <style:style style:name="P126" style:family="paragraph" style:parent-style-name="Text_20_body" style:list-style-name="L7">
      <style:paragraph-properties fo:margin-top="0in" fo:margin-bottom="0in"/>
    </style:style>
    <style:style style:name="P127" style:family="paragraph" style:parent-style-name="Text_20_body" style:list-style-name="L9">
      <style:paragraph-properties fo:margin-top="0in" fo:margin-bottom="0in"/>
    </style:style>
    <style:style style:name="P128" style:family="paragraph" style:parent-style-name="Text_20_body" style:list-style-name="L10">
      <style:paragraph-properties fo:margin-top="0in" fo:margin-bottom="0in"/>
    </style:style>
    <style:style style:name="P129" style:family="paragraph" style:parent-style-name="Text_20_body" style:list-style-name="L11">
      <style:paragraph-properties fo:margin-top="0in" fo:margin-bottom="0in"/>
    </style:style>
    <style:style style:name="P130" style:family="paragraph" style:parent-style-name="Text_20_body" style:list-style-name="L12">
      <style:paragraph-properties fo:margin-top="0in" fo:margin-bottom="0in"/>
    </style:style>
    <style:style style:name="P131" style:family="paragraph" style:parent-style-name="Text_20_body" style:list-style-name="L14">
      <style:paragraph-properties fo:margin-top="0in" fo:margin-bottom="0in"/>
    </style:style>
    <style:style style:name="P132" style:family="paragraph" style:parent-style-name="Text_20_body" style:list-style-name="L15">
      <style:paragraph-properties fo:margin-top="0in" fo:margin-bottom="0in"/>
    </style:style>
    <style:style style:name="P133" style:family="paragraph" style:parent-style-name="Text_20_body" style:list-style-name="L16">
      <style:paragraph-properties fo:margin-top="0in" fo:margin-bottom="0in"/>
    </style:style>
    <style:style style:name="P134" style:family="paragraph" style:parent-style-name="Text_20_body" style:list-style-name="L17">
      <style:paragraph-properties fo:margin-top="0in" fo:margin-bottom="0in"/>
    </style:style>
    <style:style style:name="P135" style:family="paragraph" style:parent-style-name="Text_20_body" style:list-style-name="L18">
      <style:paragraph-properties fo:margin-top="0in" fo:margin-bottom="0in"/>
    </style:style>
    <style:style style:name="P136" style:family="paragraph" style:parent-style-name="Text_20_body" style:list-style-name="L20">
      <style:paragraph-properties fo:margin-top="0in" fo:margin-bottom="0in"/>
    </style:style>
    <style:style style:name="P137" style:family="paragraph" style:parent-style-name="Text_20_body" style:list-style-name="L21">
      <style:paragraph-properties fo:margin-top="0in" fo:margin-bottom="0in"/>
    </style:style>
    <style:style style:name="P138" style:family="paragraph" style:parent-style-name="Text_20_body" style:list-style-name="L22">
      <style:paragraph-properties fo:margin-top="0in" fo:margin-bottom="0in"/>
    </style:style>
    <style:style style:name="P139" style:family="paragraph" style:parent-style-name="Text_20_body" style:list-style-name="L23">
      <style:paragraph-properties fo:margin-top="0in" fo:margin-bottom="0in"/>
    </style:style>
    <style:style style:name="P140" style:family="paragraph" style:parent-style-name="Text_20_body" style:list-style-name="L24">
      <style:paragraph-properties fo:margin-top="0in" fo:margin-bottom="0in"/>
    </style:style>
    <style:style style:name="P141" style:family="paragraph" style:parent-style-name="Text_20_body" style:list-style-name="L25">
      <style:paragraph-properties fo:margin-top="0in" fo:margin-bottom="0in"/>
    </style:style>
    <style:style style:name="P142" style:family="paragraph" style:parent-style-name="Text_20_body" style:list-style-name="L26">
      <style:paragraph-properties fo:margin-top="0in" fo:margin-bottom="0in"/>
    </style:style>
    <style:style style:name="P143" style:family="paragraph" style:parent-style-name="Text_20_body" style:list-style-name="L27">
      <style:paragraph-properties fo:margin-top="0in" fo:margin-bottom="0in"/>
    </style:style>
    <style:style style:name="P144" style:family="paragraph" style:parent-style-name="Text_20_body" style:list-style-name="L28">
      <style:paragraph-properties fo:margin-top="0in" fo:margin-bottom="0in"/>
    </style:style>
    <style:style style:name="P145" style:family="paragraph" style:parent-style-name="Text_20_body" style:list-style-name="L29">
      <style:paragraph-properties fo:margin-top="0in" fo:margin-bottom="0in"/>
    </style:style>
    <style:style style:name="P146" style:family="paragraph" style:parent-style-name="Text_20_body" style:list-style-name="L30">
      <style:paragraph-properties fo:margin-top="0in" fo:margin-bottom="0in"/>
    </style:style>
    <style:style style:name="P147" style:family="paragraph" style:parent-style-name="Text_20_body" style:list-style-name="L31">
      <style:paragraph-properties fo:margin-top="0in" fo:margin-bottom="0in"/>
    </style:style>
    <style:style style:name="P148" style:family="paragraph" style:parent-style-name="Text_20_body" style:list-style-name="L32">
      <style:paragraph-properties fo:margin-top="0in" fo:margin-bottom="0in"/>
    </style:style>
    <style:style style:name="P149" style:family="paragraph" style:parent-style-name="Text_20_body" style:list-style-name="L33">
      <style:paragraph-properties fo:margin-top="0in" fo:margin-bottom="0in"/>
    </style:style>
    <style:style style:name="P150" style:family="paragraph" style:parent-style-name="Text_20_body" style:list-style-name="L34">
      <style:paragraph-properties fo:margin-top="0in" fo:margin-bottom="0in"/>
    </style:style>
    <style:style style:name="P151" style:family="paragraph" style:parent-style-name="Text_20_body" style:list-style-name="L35">
      <style:paragraph-properties fo:margin-top="0in" fo:margin-bottom="0in"/>
    </style:style>
    <style:style style:name="P152" style:family="paragraph" style:parent-style-name="Text_20_body" style:list-style-name="L36">
      <style:paragraph-properties fo:margin-top="0in" fo:margin-bottom="0in"/>
    </style:style>
    <style:style style:name="P153" style:family="paragraph" style:parent-style-name="Text_20_body" style:list-style-name="L37">
      <style:paragraph-properties fo:margin-top="0in" fo:margin-bottom="0in"/>
    </style:style>
    <style:style style:name="P154" style:family="paragraph" style:parent-style-name="Text_20_body" style:list-style-name="L38">
      <style:paragraph-properties fo:margin-top="0in" fo:margin-bottom="0in"/>
    </style:style>
    <style:style style:name="P155" style:family="paragraph" style:parent-style-name="Text_20_body" style:list-style-name="L39">
      <style:paragraph-properties fo:margin-top="0in" fo:margin-bottom="0in"/>
    </style:style>
    <style:style style:name="P156" style:family="paragraph" style:parent-style-name="Text_20_body" style:list-style-name="L40">
      <style:paragraph-properties fo:margin-top="0in" fo:margin-bottom="0in"/>
    </style:style>
    <style:style style:name="P157" style:family="paragraph" style:parent-style-name="Text_20_body" style:list-style-name="L41">
      <style:paragraph-properties fo:margin-top="0in" fo:margin-bottom="0in"/>
    </style:style>
    <style:style style:name="P158" style:family="paragraph" style:parent-style-name="Text_20_body" style:list-style-name="L42">
      <style:paragraph-properties fo:margin-top="0in" fo:margin-bottom="0in"/>
    </style:style>
    <style:style style:name="P159" style:family="paragraph" style:parent-style-name="Text_20_body" style:list-style-name="L43">
      <style:paragraph-properties fo:margin-top="0in" fo:margin-bottom="0in"/>
    </style:style>
    <style:style style:name="P160" style:family="paragraph" style:parent-style-name="Text_20_body" style:list-style-name="L44">
      <style:paragraph-properties fo:margin-top="0in" fo:margin-bottom="0in"/>
    </style:style>
    <style:style style:name="P161" style:family="paragraph" style:parent-style-name="Text_20_body" style:list-style-name="L45">
      <style:paragraph-properties fo:margin-top="0in" fo:margin-bottom="0in"/>
    </style:style>
    <style:style style:name="P162" style:family="paragraph" style:parent-style-name="Text_20_body" style:list-style-name="L46">
      <style:paragraph-properties fo:margin-top="0in" fo:margin-bottom="0in"/>
    </style:style>
    <style:style style:name="P163" style:family="paragraph" style:parent-style-name="Text_20_body" style:list-style-name="L47">
      <style:paragraph-properties fo:margin-top="0in" fo:margin-bottom="0in"/>
    </style:style>
    <style:style style:name="P164" style:family="paragraph" style:parent-style-name="Text_20_body" style:list-style-name="L48">
      <style:paragraph-properties fo:margin-top="0in" fo:margin-bottom="0in"/>
    </style:style>
    <style:style style:name="P165" style:family="paragraph" style:parent-style-name="Text_20_body" style:list-style-name="L49">
      <style:paragraph-properties fo:margin-top="0in" fo:margin-bottom="0in"/>
    </style:style>
    <style:style style:name="P166" style:family="paragraph" style:parent-style-name="Text_20_body" style:list-style-name="L50">
      <style:paragraph-properties fo:margin-top="0in" fo:margin-bottom="0in"/>
    </style:style>
    <style:style style:name="P167" style:family="paragraph" style:parent-style-name="Text_20_body" style:list-style-name="L51">
      <style:paragraph-properties fo:margin-top="0in" fo:margin-bottom="0in"/>
    </style:style>
    <style:style style:name="P168" style:family="paragraph" style:parent-style-name="Text_20_body" style:list-style-name="L52">
      <style:paragraph-properties fo:margin-top="0in" fo:margin-bottom="0in"/>
    </style:style>
    <style:style style:name="P169" style:family="paragraph" style:parent-style-name="Text_20_body" style:list-style-name="L53">
      <style:paragraph-properties fo:margin-top="0in" fo:margin-bottom="0in"/>
    </style:style>
    <style:style style:name="P170" style:family="paragraph" style:parent-style-name="Text_20_body" style:list-style-name="L54">
      <style:paragraph-properties fo:margin-top="0in" fo:margin-bottom="0in"/>
    </style:style>
    <style:style style:name="P171" style:family="paragraph" style:parent-style-name="Text_20_body" style:list-style-name="L55">
      <style:paragraph-properties fo:margin-top="0in" fo:margin-bottom="0in"/>
    </style:style>
    <style:style style:name="P172" style:family="paragraph" style:parent-style-name="Text_20_body" style:list-style-name="L56">
      <style:paragraph-properties fo:margin-top="0in" fo:margin-bottom="0in"/>
    </style:style>
    <style:style style:name="P173" style:family="paragraph" style:parent-style-name="Text_20_body" style:list-style-name="L57">
      <style:paragraph-properties fo:margin-top="0in" fo:margin-bottom="0in"/>
    </style:style>
    <style:style style:name="P174" style:family="paragraph" style:parent-style-name="Text_20_body" style:list-style-name="L58">
      <style:paragraph-properties fo:margin-top="0in" fo:margin-bottom="0in"/>
    </style:style>
    <style:style style:name="P175" style:family="paragraph" style:parent-style-name="Text_20_body" style:list-style-name="L59">
      <style:paragraph-properties fo:margin-top="0in" fo:margin-bottom="0in"/>
    </style:style>
    <style:style style:name="P176" style:family="paragraph" style:parent-style-name="Text_20_body" style:list-style-name="L60">
      <style:paragraph-properties fo:margin-top="0in" fo:margin-bottom="0in"/>
    </style:style>
    <style:style style:name="P177" style:family="paragraph" style:parent-style-name="Text_20_body" style:list-style-name="L61">
      <style:paragraph-properties fo:margin-top="0in" fo:margin-bottom="0in"/>
    </style:style>
    <style:style style:name="P178" style:family="paragraph" style:parent-style-name="Text_20_body" style:list-style-name="L62">
      <style:paragraph-properties fo:margin-top="0in" fo:margin-bottom="0in"/>
    </style:style>
    <style:style style:name="P179" style:family="paragraph" style:parent-style-name="Text_20_body" style:list-style-name="L63">
      <style:paragraph-properties fo:margin-top="0in" fo:margin-bottom="0in"/>
    </style:style>
    <style:style style:name="P180" style:family="paragraph" style:parent-style-name="Text_20_body" style:list-style-name="L64">
      <style:paragraph-properties fo:margin-top="0in" fo:margin-bottom="0in"/>
    </style:style>
    <style:style style:name="P181" style:family="paragraph" style:parent-style-name="Text_20_body" style:list-style-name="L65">
      <style:paragraph-properties fo:margin-top="0in" fo:margin-bottom="0in"/>
    </style:style>
    <style:style style:name="P182" style:family="paragraph" style:parent-style-name="Text_20_body" style:list-style-name="L66">
      <style:paragraph-properties fo:margin-top="0in" fo:margin-bottom="0in"/>
    </style:style>
    <style:style style:name="P183" style:family="paragraph" style:parent-style-name="Text_20_body" style:list-style-name="L67">
      <style:paragraph-properties fo:margin-top="0in" fo:margin-bottom="0in"/>
    </style:style>
    <style:style style:name="P184" style:family="paragraph" style:parent-style-name="Text_20_body" style:list-style-name="L68">
      <style:paragraph-properties fo:margin-top="0in" fo:margin-bottom="0in"/>
    </style:style>
    <style:style style:name="P185" style:family="paragraph" style:parent-style-name="Text_20_body" style:list-style-name="L69">
      <style:paragraph-properties fo:margin-top="0in" fo:margin-bottom="0in"/>
    </style:style>
    <style:style style:name="P186" style:family="paragraph" style:parent-style-name="Text_20_body" style:list-style-name="L70">
      <style:paragraph-properties fo:margin-top="0in" fo:margin-bottom="0in"/>
    </style:style>
    <style:style style:name="P187" style:family="paragraph" style:parent-style-name="Text_20_body" style:list-style-name="L71">
      <style:paragraph-properties fo:margin-top="0in" fo:margin-bottom="0in"/>
    </style:style>
    <style:style style:name="P188" style:family="paragraph" style:parent-style-name="Text_20_body" style:list-style-name="L72">
      <style:paragraph-properties fo:margin-top="0in" fo:margin-bottom="0in"/>
    </style:style>
    <style:style style:name="P189" style:family="paragraph" style:parent-style-name="Text_20_body" style:list-style-name="L73">
      <style:paragraph-properties fo:margin-top="0in" fo:margin-bottom="0in"/>
    </style:style>
    <style:style style:name="P190" style:family="paragraph" style:parent-style-name="Text_20_body" style:list-style-name="L74">
      <style:paragraph-properties fo:margin-top="0in" fo:margin-bottom="0in"/>
    </style:style>
    <style:style style:name="P191" style:family="paragraph" style:parent-style-name="Text_20_body" style:list-style-name="L75">
      <style:paragraph-properties fo:margin-top="0in" fo:margin-bottom="0in"/>
    </style:style>
    <style:style style:name="P192" style:family="paragraph" style:parent-style-name="Text_20_body" style:list-style-name="L76">
      <style:paragraph-properties fo:margin-top="0in" fo:margin-bottom="0in"/>
    </style:style>
    <style:style style:name="P193" style:family="paragraph" style:parent-style-name="Text_20_body" style:list-style-name="L77">
      <style:paragraph-properties fo:margin-top="0in" fo:margin-bottom="0in"/>
    </style:style>
    <style:style style:name="P194" style:family="paragraph" style:parent-style-name="Text_20_body" style:list-style-name="L78">
      <style:paragraph-properties fo:margin-top="0in" fo:margin-bottom="0in"/>
    </style:style>
    <style:style style:name="P195" style:family="paragraph" style:parent-style-name="Text_20_body" style:list-style-name="L79">
      <style:paragraph-properties fo:margin-top="0in" fo:margin-bottom="0in"/>
    </style:style>
    <style:style style:name="P196" style:family="paragraph" style:parent-style-name="Text_20_body" style:list-style-name="L80">
      <style:paragraph-properties fo:margin-top="0in" fo:margin-bottom="0in"/>
    </style:style>
    <style:style style:name="P197" style:family="paragraph" style:parent-style-name="Text_20_body" style:list-style-name="L81">
      <style:paragraph-properties fo:margin-top="0in" fo:margin-bottom="0in"/>
    </style:style>
    <style:style style:name="P198" style:family="paragraph" style:parent-style-name="Text_20_body" style:list-style-name="L82">
      <style:paragraph-properties fo:margin-top="0in" fo:margin-bottom="0in"/>
    </style:style>
    <style:style style:name="P199" style:family="paragraph" style:parent-style-name="Text_20_body" style:list-style-name="L83">
      <style:paragraph-properties fo:margin-top="0in" fo:margin-bottom="0in"/>
    </style:style>
    <style:style style:name="P200" style:family="paragraph" style:parent-style-name="Text_20_body" style:list-style-name="L84">
      <style:paragraph-properties fo:margin-top="0in" fo:margin-bottom="0in"/>
    </style:style>
    <style:style style:name="P201" style:family="paragraph" style:parent-style-name="Text_20_body" style:list-style-name="L85">
      <style:paragraph-properties fo:margin-top="0in" fo:margin-bottom="0in"/>
    </style:style>
    <style:style style:name="P202" style:family="paragraph" style:parent-style-name="Text_20_body" style:list-style-name="L86">
      <style:paragraph-properties fo:margin-top="0in" fo:margin-bottom="0in"/>
    </style:style>
    <style:style style:name="P203" style:family="paragraph" style:parent-style-name="Text_20_body" style:list-style-name="L87">
      <style:paragraph-properties fo:margin-top="0in" fo:margin-bottom="0in"/>
    </style:style>
    <style:style style:name="P204" style:family="paragraph" style:parent-style-name="Text_20_body" style:list-style-name="L88">
      <style:paragraph-properties fo:margin-top="0in" fo:margin-bottom="0in"/>
    </style:style>
    <style:style style:name="P205" style:family="paragraph" style:parent-style-name="Text_20_body" style:list-style-name="L89">
      <style:paragraph-properties fo:margin-top="0in" fo:margin-bottom="0in"/>
    </style:style>
    <style:style style:name="P206" style:family="paragraph" style:parent-style-name="Text_20_body" style:list-style-name="L90">
      <style:paragraph-properties fo:margin-top="0in" fo:margin-bottom="0in"/>
    </style:style>
    <style:style style:name="P207" style:family="paragraph" style:parent-style-name="Text_20_body" style:list-style-name="L91">
      <style:paragraph-properties fo:margin-top="0in" fo:margin-bottom="0in"/>
    </style:style>
    <style:style style:name="P208" style:family="paragraph" style:parent-style-name="Text_20_body" style:list-style-name="L92">
      <style:paragraph-properties fo:margin-top="0in" fo:margin-bottom="0in"/>
    </style:style>
    <style:style style:name="P209" style:family="paragraph" style:parent-style-name="Text_20_body" style:list-style-name="L93">
      <style:paragraph-properties fo:margin-top="0in" fo:margin-bottom="0in"/>
    </style:style>
    <style:style style:name="P210" style:family="paragraph" style:parent-style-name="Text_20_body" style:list-style-name="L95">
      <style:paragraph-properties fo:margin-top="0in" fo:margin-bottom="0in"/>
    </style:style>
    <style:style style:name="P211" style:family="paragraph" style:parent-style-name="Text_20_body" style:list-style-name="L96">
      <style:paragraph-properties fo:margin-top="0in" fo:margin-bottom="0in"/>
    </style:style>
    <style:style style:name="P212" style:family="paragraph" style:parent-style-name="Text_20_body" style:list-style-name="L97">
      <style:paragraph-properties fo:margin-top="0in" fo:margin-bottom="0in"/>
    </style:style>
    <style:style style:name="P213" style:family="paragraph" style:parent-style-name="Text_20_body" style:list-style-name="L98">
      <style:paragraph-properties fo:margin-top="0in" fo:margin-bottom="0in"/>
    </style:style>
    <style:style style:name="P214" style:family="paragraph" style:parent-style-name="Text_20_body" style:list-style-name="L99">
      <style:paragraph-properties fo:margin-top="0in" fo:margin-bottom="0in"/>
    </style:style>
    <style:style style:name="P215" style:family="paragraph" style:parent-style-name="Text_20_body" style:list-style-name="L100">
      <style:paragraph-properties fo:margin-top="0in" fo:margin-bottom="0in"/>
    </style:style>
    <style:style style:name="P216" style:family="paragraph" style:parent-style-name="Text_20_body" style:list-style-name="L101">
      <style:paragraph-properties fo:margin-top="0in" fo:margin-bottom="0in"/>
    </style:style>
    <style:style style:name="P217" style:family="paragraph" style:parent-style-name="Text_20_body" style:list-style-name="L102">
      <style:paragraph-properties fo:margin-top="0in" fo:margin-bottom="0in"/>
    </style:style>
    <style:style style:name="P218" style:family="paragraph" style:parent-style-name="Text_20_body" style:list-style-name="L103">
      <style:paragraph-properties fo:margin-top="0in" fo:margin-bottom="0in"/>
    </style:style>
    <style:style style:name="P219" style:family="paragraph" style:parent-style-name="Text_20_body" style:list-style-name="L104">
      <style:paragraph-properties fo:margin-top="0in" fo:margin-bottom="0in"/>
    </style:style>
    <style:style style:name="P220" style:family="paragraph" style:parent-style-name="Text_20_body" style:list-style-name="L106">
      <style:paragraph-properties fo:margin-top="0in" fo:margin-bottom="0in"/>
    </style:style>
    <style:style style:name="P221" style:family="paragraph" style:parent-style-name="Text_20_body" style:list-style-name="L108">
      <style:paragraph-properties fo:margin-top="0in" fo:margin-bottom="0in"/>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paragraph-properties fo:margin-top="0in" fo:margin-bottom="0in"/>
    </style:style>
    <style:style style:name="P224" style:family="paragraph" style:parent-style-name="Text_20_body" style:list-style-name="L111">
      <style:paragraph-properties fo:margin-top="0in" fo:margin-bottom="0in"/>
    </style:style>
    <style:style style:name="P225" style:family="paragraph" style:parent-style-name="Text_20_body" style:list-style-name="L112">
      <style:paragraph-properties fo:margin-top="0in" fo:margin-bottom="0in"/>
    </style:style>
    <style:style style:name="P226" style:family="paragraph" style:parent-style-name="Text_20_body" style:list-style-name="L113">
      <style:paragraph-properties fo:margin-top="0in" fo:margin-bottom="0in"/>
    </style:style>
    <style:style style:name="P227" style:family="paragraph" style:parent-style-name="Text_20_body" style:list-style-name="L114">
      <style:paragraph-properties fo:margin-top="0in" fo:margin-bottom="0in"/>
    </style:style>
    <style:style style:name="P228" style:family="paragraph" style:parent-style-name="Text_20_body" style:list-style-name="L115">
      <style:paragraph-properties fo:margin-top="0in" fo:margin-bottom="0in"/>
    </style:style>
    <style:style style:name="P229" style:family="paragraph" style:parent-style-name="Text_20_body" style:list-style-name="L116">
      <style:paragraph-properties fo:margin-top="0in" fo:margin-bottom="0in"/>
    </style:style>
    <style:style style:name="P230" style:family="paragraph" style:parent-style-name="Text_20_body" style:list-style-name="L117">
      <style:paragraph-properties fo:margin-top="0in" fo:margin-bottom="0in"/>
    </style:style>
    <style:style style:name="P231" style:family="paragraph" style:parent-style-name="Text_20_body">
      <style:paragraph-properties fo:margin-top="0in" fo:margin-bottom="0in"/>
      <style:text-properties style:font-name="Atkinson Hyperlegible Next"/>
    </style:style>
    <style:style style:name="P232" style:family="paragraph" style:parent-style-name="Text_20_body" style:list-style-name="L1">
      <style:paragraph-properties fo:margin-top="0in" fo:margin-bottom="0in"/>
      <style:text-properties style:font-name="Atkinson Hyperlegible Next"/>
    </style:style>
    <style:style style:name="P233" style:family="paragraph" style:parent-style-name="Text_20_body" style:list-style-name="L2">
      <style:paragraph-properties fo:margin-top="0in" fo:margin-bottom="0in"/>
      <style:text-properties style:font-name="Atkinson Hyperlegible Next"/>
    </style:style>
    <style:style style:name="P234" style:family="paragraph" style:parent-style-name="Text_20_body" style:list-style-name="L3">
      <style:paragraph-properties fo:margin-top="0in" fo:margin-bottom="0in"/>
      <style:text-properties style:font-name="Atkinson Hyperlegible Next"/>
    </style:style>
    <style:style style:name="P235" style:family="paragraph" style:parent-style-name="Text_20_body" style:list-style-name="L4">
      <style:paragraph-properties fo:margin-top="0in" fo:margin-bottom="0in"/>
      <style:text-properties style:font-name="Atkinson Hyperlegible Next"/>
    </style:style>
    <style:style style:name="P236" style:family="paragraph" style:parent-style-name="Text_20_body" style:list-style-name="L5">
      <style:paragraph-properties fo:margin-top="0in" fo:margin-bottom="0in"/>
      <style:text-properties style:font-name="Atkinson Hyperlegible Next"/>
    </style:style>
    <style:style style:name="P237" style:family="paragraph" style:parent-style-name="Text_20_body" style:list-style-name="L6">
      <style:paragraph-properties fo:margin-top="0in" fo:margin-bottom="0in"/>
      <style:text-properties style:font-name="Atkinson Hyperlegible Next"/>
    </style:style>
    <style:style style:name="P238" style:family="paragraph" style:parent-style-name="Text_20_body" style:list-style-name="L7">
      <style:paragraph-properties fo:margin-top="0in" fo:margin-bottom="0in"/>
      <style:text-properties style:font-name="Atkinson Hyperlegible Next"/>
    </style:style>
    <style:style style:name="P239" style:family="paragraph" style:parent-style-name="Text_20_body" style:list-style-name="L8">
      <style:paragraph-properties fo:margin-top="0in" fo:margin-bottom="0in"/>
      <style:text-properties style:font-name="Atkinson Hyperlegible Next"/>
    </style:style>
    <style:style style:name="P240" style:family="paragraph" style:parent-style-name="Text_20_body" style:list-style-name="L101">
      <style:paragraph-properties fo:margin-top="0in" fo:margin-bottom="0in"/>
      <style:text-properties style:font-name="Atkinson Hyperlegible Next"/>
    </style:style>
    <style:style style:name="P241" style:family="paragraph" style:parent-style-name="Text_20_body" style:list-style-name="L105">
      <style:paragraph-properties fo:margin-top="0in" fo:margin-bottom="0in"/>
      <style:text-properties style:font-name="Atkinson Hyperlegible Next"/>
    </style:style>
    <style:style style:name="P242" style:family="paragraph" style:parent-style-name="Text_20_body" style:list-style-name="L107">
      <style:paragraph-properties fo:margin-top="0in" fo:margin-bottom="0in"/>
      <style:text-properties style:font-name="Atkinson Hyperlegible Next"/>
    </style:style>
    <style:style style:name="P243" style:family="paragraph" style:parent-style-name="Text_20_body" style:list-style-name="L110">
      <style:paragraph-properties fo:margin-top="0in" fo:margin-bottom="0in"/>
      <style:text-properties style:font-name="Atkinson Hyperlegible Next"/>
    </style:style>
    <style:style style:name="P244" style:family="paragraph" style:parent-style-name="Text_20_body" style:list-style-name="L114">
      <style:paragraph-properties fo:margin-top="0in" fo:margin-bottom="0in"/>
      <style:text-properties style:font-name="Atkinson Hyperlegible Next"/>
    </style:style>
    <style:style style:name="P245" style:family="paragraph" style:parent-style-name="Text_20_body">
      <style:paragraph-properties style:writing-mode="lr-tb"/>
      <style:text-properties style:font-name="Atkinson Hyperlegible Next"/>
    </style:style>
    <style:style style:name="P246" style:family="paragraph" style:parent-style-name="Standard">
      <style:text-properties style:font-name="Atkinson Hyperlegible Next"/>
    </style:style>
    <style:style style:name="P247" style:family="paragraph" style:parent-style-name="Standard">
      <style:paragraph-properties fo:margin-top="0in" fo:margin-bottom="0.1965in"/>
      <style:text-properties style:font-name="Atkinson Hyperlegible Next"/>
    </style:style>
    <style:style style:name="T1" style:family="text">
      <style:text-properties style:font-name="Atkinson Hyperlegible Nex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7">Percakapan baru</text:p>
      <text:h text:style-name="P2" text:outline-level="1">Terbaru </text:h>
      <text:section text:style-name="Sect1" text:name="conversations-list-0">
        <text:p text:style-name="P231">[@1] FUTR2 - Kota di Bawah Laut: Nyata atau Fantasi? </text:p>
        <text:p text:style-name="P231">#[@] FUTR-Beyond the Physical: AI and the Exploration of Extra-Dimensional Realities </text:p>
        <text:p text:style-name="P231">#[@7] FUTR-The Quantum Leap: Harnessing Quantum Computing for Transcendent AI </text:p>
        <text:p text:style-name="P231">[+8] FUTR-The AI Afterlife: Creating Digital Replicas of Deceased Individuals Based on Their Digital Footprint </text:p>
        <text:p text:style-name="P231">#[@6] FUTR-The Algorithmic Soul: Programming Ethics, Morality, and Empathy into Artificial Intelligence </text:p>
        <text:p text:style-name="P231">Lebih sedikit</text:p>
        <text:p text:style-name="P231">[+3] RMTA - WOW! Fakta Unik </text:p>
        <text:p text:style-name="P231">[@1] INOVA -Ai for grid management and load balancing </text:p>
        <text:p text:style-name="P231">[+1] RMTA - Kenapa Ya? </text:p>
        <text:p text:style-name="P231">[+2] RMTA - Beneran Gak Sih? </text:p>
        <text:p text:style-name="P231">Buku Matematika Terapan </text:p>
        <text:p text:style-name="P231">Ide Judul Buku Kuantum </text:p>
      </text:section>
      <text:h text:style-name="P2" text:outline-level="1">Gem</text:h>
      <text:p text:style-name="P231">Pencari ide</text:p>
      <text:p text:style-name="P231">Konsultan karier</text:p>
      <text:p text:style-name="P231">Partner coding</text:p>
      <text:p text:style-name="P231">Lainnya</text:p>
      <text:p text:style-name="P231">Pengelola Gem</text:p>
      <text:p text:style-name="P231">Bantuan</text:p>
      <text:p text:style-name="P231">Aktivitas</text:p>
      <text:p text:style-name="P231">Setelan</text:p>
      <text:p text:style-name="P108">Kota Medan, Sumatera Utara, Indonesia <text:line-break/>Dari alamat IP Anda • Perbarui lokasi</text:p>
      <text:h text:style-name="P2" text:outline-level="1"><text:soft-page-break/>Percakapan dengan Gemini</text:h>
      <text:section text:style-name="Sect1" text:name="chat-history">
        <text:p text:style-name="P108"/>
        <text:section text:style-name="Sect1" text:name="45d1a3d2b01b3472">
          <text:p text:style-name="P108"/>
          <text:section text:style-name="Sect1" text:name="user-query-content-0">
            <text:p text:style-name="P245">Gemini Anda Telah dilatih sehingga menjadi ahli dalam menyusun buku [non-fiksi] untuk tema-tema [Sains]. </text:p>
            <text:p text:style-name="P245">Gemini yang Kreatif, Saya Sedang menyusun Buku : </text:p>
            <text:p text:style-name="P245">Judul : 'Kota di Bawah Laut: Nyata atau Fantasi?:Menjelajahi Kemungkinan Koloni Manusia di Dasar Samudera. </text:p>
            <text:p text:style-name="P245">Deskripsi:'Buku ini akan membahas potensi dan tantangan membangun kota di bawah laut. Apakah manusia bisa hidup di bawah tekanan ekstrem? Bagaimana teknologi dapat membantu mewujudkan mimpi ini? Apa saja yang perlu dipertimbangkan dari segi lingkungan, sosial, dan ekonomi?' . </text:p>
            <text:p text:style-name="P245">Topik Utama : Kehidupan bawah laut, teknologi kelautan, arsitektur futuristik. </text:p>
            <text:p text:style-name="P245">Target Pembaca : Remaja ( Usia 13 sampai 22 Tahun ).  </text:p>
            <text:p text:style-name="P245">Tugas Anda adalah : </text:p>
            <text:p text:style-name="P245">1. Menyusun Outline/Kerangka/Daftar Isi buku ini yang terdiri atas Bab dan Subbab yang dikembangkan dari Deskripsi buku yang sedang saya susun. </text:p>
            <text:p text:style-name="P245">2. Memberi Saran Gaya Bahasa Penulisan Yang Sesuai dengan Target Pembaca. </text:p>
            <text:p text:style-name="P245">3. Memberikan Tips Tambahan yang memperkaya isi dan bobot buku ini . </text:p>
          </text:section>
          <text:p text:style-name="P231">Tampilkan alur berpikir</text:p>
          <text:section text:style-name="Sect2" text:name="model-response-message-contentr_45d1a3d2b01b3472">
            <text:p text:style-name="P108">Tentu, Gemini siap membantu Anda menyusun kerangka buku "Kota di Bawah Laut: Nyata atau Fantasi?". Tema ini sangat menarik dan relevan untuk pembaca remaja yang penuh rasa ingin tahu.</text:p>
            <text:p text:style-name="P108">Berikut adalah usulan kerangka buku, saran gaya bahasa, dan tips tambahan:</text:p>
            <text:p text:style-name="Text_20_body"><text:span text:style-name="Strong_20_Emphasis"><text:span text:style-name="T1">1. Usulan Outline/Kerangka/Daftar Isi Buku</text:span></text:span></text:p>
            <text:p text:style-name="Text_20_body"><text:span text:style-name="Strong_20_Emphasis"><text:span text:style-name="T1">Judul:</text:span></text:span><text:span text:style-name="T1"> Kota di Bawah Laut: Nyata atau Fantasi?: Menjelajahi Kemungkinan </text:span><text:soft-page-break/><text:span text:style-name="T1">Koloni Manusia di Dasar Samudera</text:span></text:p>
            <text:p text:style-name="Text_20_body"><text:span text:style-name="Strong_20_Emphasis"><text:span text:style-name="T1">Kata Pengantar:</text:span></text:span></text:p>
            <text:list xml:id="list1733781776464722439" text:style-name="L1">
              <text:list-item>
                <text:p text:style-name="P232">Menyapa pembaca remaja dan membangkitkan rasa ingin tahu tentang misteri laut dalam. </text:p>
              </text:list-item>
              <text:list-item>
                <text:p text:style-name="P232">Memperkenalkan tujuan buku: mengeksplorasi ide kota bawah laut secara ilmiah namun tetap seru. </text:p>
              </text:list-item>
              <text:list-item>
                <text:p text:style-name="P109">Mengapa topik ini penting dan menarik untuk dibahas sekarang? </text:p>
              </text:list-item>
            </text:list>
            <text:p text:style-name="Text_20_body"><text:span text:style-name="Strong_20_Emphasis"><text:span text:style-name="T1">Bab 1: Mimpi di Kedalaman Biru: Imajinasi dan Inspirasi</text:span></text:span></text:p>
            <text:list xml:id="list8459767866435338742" text:style-name="L2">
              <text:list-item>
                <text:p text:style-name="P121"><text:span text:style-name="Strong_20_Emphasis"><text:span text:style-name="T1">Subbab 1.1:</text:span></text:span><text:span text:style-name="T1"> Atlantis hingga Bioshock: Kota Bawah Laut dalam Mitos dan Fiksi Populer </text:span></text:p>
                <text:list>
                  <text:list-item>
                    <text:p text:style-name="P233">Menjelajahi bagaimana ide kota bawah laut muncul dalam cerita rakyat, legenda, buku, film, dan game. </text:p>
                  </text:list-item>
                  <text:list-item>
                    <text:p text:style-name="P233">Mengapa manusia terpesona dengan ide hidup di bawah laut? </text:p>
                  </text:list-item>
                </text:list>
              </text:list-item>
              <text:list-item>
                <text:p text:style-name="P121"><text:span text:style-name="Strong_20_Emphasis"><text:span text:style-name="T1">Subbab 1.2:</text:span></text:span><text:span text:style-name="T1"> Mengapa Kita Harus Memikirkan Laut Dalam? </text:span></text:p>
                <text:list>
                  <text:list-item>
                    <text:p text:style-name="P233">Potensi sumber daya (energi, mineral). </text:p>
                  </text:list-item>
                  <text:list-item>
                    <text:p text:style-name="P233">Kebutuhan ruang hidup di masa depan? </text:p>
                  </text:list-item>
                  <text:list-item>
                    <text:p text:style-name="P233">Pentingnya penelitian dan eksplorasi samudra. </text:p>
                  </text:list-item>
                </text:list>
              </text:list-item>
              <text:list-item>
                <text:p text:style-name="P121"><text:span text:style-name="Strong_20_Emphasis"><text:span text:style-name="T1">Subbab 1.3:</text:span></text:span><text:span text:style-name="T1"> Pertanyaan Kunci: Mungkinkah Ini Benar-Benar Terjadi? </text:span></text:p>
                <text:list>
                  <text:list-item>
                    <text:p text:style-name="P110">Memperkenalkan tantangan utama secara singkat (tekanan, oksigen, dll.) yang akan dibahas lebih detail di bab selanjutnya. </text:p>
                  </text:list-item>
                </text:list>
              </text:list-item>
            </text:list>
            <text:p text:style-name="Text_20_body"><text:span text:style-name="Strong_20_Emphasis"><text:span text:style-name="T1">Bab 2: Selamat Datang di Dunia Asing: Tantangan Lingkungan Laut Dalam</text:span></text:span></text:p>
            <text:list xml:id="list7445734496039249500" text:style-name="L3">
              <text:list-item>
                <text:p text:style-name="P122"><text:span text:style-name="Strong_20_Emphasis"><text:span text:style-name="T1">Subbab 2.1:</text:span></text:span><text:span text:style-name="T1"> Tekanan Dahsyat: Bisakah Tubuh Kita Bertahan? </text:span></text:p>
                <text:list>
                  <text:list-item>
                    <text:p text:style-name="P234">Menjelaskan konsep tekanan air secara sederhana. </text:p>
                  </text:list-item>
                  <text:list-item>
                    <text:p text:style-name="P234">Efek tekanan ekstrem pada benda dan makhluk hidup (termasuk manusia). </text:p>
                  </text:list-item>
                  <text:list-item>
                    <text:p text:style-name="P234">Bagaimana makhluk laut dalam beradaptasi? </text:p>
                  </text:list-item>
                </text:list>
              </text:list-item>
              <text:list-item>
                <text:p text:style-name="P122"><text:span text:style-name="Strong_20_Emphasis"><text:span text:style-name="T1">Subbab 2.2:</text:span></text:span><text:span text:style-name="T1"> Kegelapan Abadi dan Suhu Dingin Membeku </text:span></text:p>
                <text:list>
                  <text:list-item>
                    <text:p text:style-name="P234">Menjelajahi kondisi minim cahaya atau tanpa cahaya sama sekali. </text:p>
                  </text:list-item>
                  <text:list-item>
                    <text:p text:style-name="P234">Suhu ekstrem di berbagai kedalaman laut. </text:p>
                  </text:list-item>
                  <text:list-item>
                    <text:p text:style-name="P234">Tantangan untuk penerangan dan penghangatan. </text:p>
                  </text:list-item>
                </text:list>
              </text:list-item>
              <text:list-item>
                <text:p text:style-name="P122"><text:soft-page-break/><text:span text:style-name="Strong_20_Emphasis"><text:span text:style-name="T1">Subbab 2.3:</text:span></text:span><text:span text:style-name="T1"> Bertemu Penghuni Asli: Ekosistem Laut Dalam </text:span></text:p>
                <text:list>
                  <text:list-item>
                    <text:p text:style-name="P234">Kehidupan unik dan aneh di dasar samudra (bioluminesensi, adaptasi unik). </text:p>
                  </text:list-item>
                  <text:list-item>
                    <text:p text:style-name="P234">Potensi bahaya dari fauna laut atau kondisi geologis (ventilasi hidrotermal, gempa bawah laut). </text:p>
                  </text:list-item>
                </text:list>
              </text:list-item>
              <text:list-item>
                <text:p text:style-name="P122"><text:span text:style-name="Strong_20_Emphasis"><text:span text:style-name="T1">Subbab 2.4:</text:span></text:span><text:span text:style-name="T1"> 'Tanah' di Bawah Air: Geologi Dasar Laut </text:span></text:p>
                <text:list>
                  <text:list-item>
                    <text:p text:style-name="P234">Struktur dasar laut yang beragam (palung, gunung laut, dataran abisal). </text:p>
                  </text:list-item>
                  <text:list-item>
                    <text:p text:style-name="P111">Tantangan membangun di atas sedimen atau batuan dasar laut. </text:p>
                  </text:list-item>
                </text:list>
              </text:list-item>
            </text:list>
            <text:p text:style-name="Text_20_body"><text:span text:style-name="Strong_20_Emphasis"><text:span text:style-name="T1">Bab 3: Merancang Keajaiban: Teknologi untuk Kota Bawah Laut</text:span></text:span></text:p>
            <text:list xml:id="list263124074753224980" text:style-name="L4">
              <text:list-item>
                <text:p text:style-name="P123"><text:span text:style-name="Strong_20_Emphasis"><text:span text:style-name="T1">Subbab 3.1:</text:span></text:span><text:span text:style-name="T1"> Arsitektur Anti-Tekanan: Membangun Kubah dan Struktur Kuat </text:span></text:p>
                <text:list>
                  <text:list-item>
                    <text:p text:style-name="P235">Material super kuat (logam canggih, komposit, beton khusus?). </text:p>
                  </text:list-item>
                  <text:list-item>
                    <text:p text:style-name="P235">Desain futuristik yang tahan tekanan (bentuk bola, silinder, terinspirasi alam?). </text:p>
                  </text:list-item>
                  <text:list-item>
                    <text:p text:style-name="P235">Konsep bangunan modular atau cetak 3D bawah air. </text:p>
                  </text:list-item>
                </text:list>
              </text:list-item>
              <text:list-item>
                <text:p text:style-name="P123"><text:span text:style-name="Strong_20_Emphasis"><text:span text:style-name="T1">Subbab 3.2:</text:span></text:span><text:span text:style-name="T1"> Menghirup Nafas Kehidupan: Sistem Pendukung Hayat </text:span></text:p>
                <text:list>
                  <text:list-item>
                    <text:p text:style-name="P235">Sumber oksigen (elektrolisis air, suplai dari permukaan, alga?). </text:p>
                  </text:list-item>
                  <text:list-item>
                    <text:p text:style-name="P235">Mengelola karbon dioksida. </text:p>
                  </text:list-item>
                  <text:list-item>
                    <text:p text:style-name="P235">Sistem daur ulang air dan pengelolaan limbah. </text:p>
                  </text:list-item>
                </text:list>
              </text:list-item>
              <text:list-item>
                <text:p text:style-name="P123"><text:span text:style-name="Strong_20_Emphasis"><text:span text:style-name="T1">Subbab 3.3:</text:span></text:span><text:span text:style-name="T1"> Energi dari Kedalaman: Menyalakan Kota </text:span></text:p>
                <text:list>
                  <text:list-item>
                    <text:p text:style-name="P235">Pembangkit listrik tenaga arus laut (OTEC - Ocean Thermal Energy Conversion). </text:p>
                  </text:list-item>
                  <text:list-item>
                    <text:p text:style-name="P235">Energi pasang surut atau gelombang. </text:p>
                  </text:list-item>
                  <text:list-item>
                    <text:p text:style-name="P235">Opsi nuklir skala kecil atau sumber energi inovatif lainnya. </text:p>
                  </text:list-item>
                </text:list>
              </text:list-item>
              <text:list-item>
                <text:p text:style-name="P123"><text:span text:style-name="Strong_20_Emphasis"><text:span text:style-name="T1">Subbab 3.4:</text:span></text:span><text:span text:style-name="T1"> Terhubung ke Dunia: Transportasi dan Komunikasi </text:span></text:p>
                <text:list>
                  <text:list-item>
                    <text:p text:style-name="P235">Kapal selam canggih untuk transportasi personal atau logistik. </text:p>
                  </text:list-item>
                  <text:list-item>
                    <text:p text:style-name="P235">Terowongan bawah laut? Lift antariksa versi laut? </text:p>
                  </text:list-item>
                  <text:list-item>
                    <text:p text:style-name="P235">Sistem komunikasi di bawah air (sonar, kabel serat optik). </text:p>
                  </text:list-item>
                </text:list>
              </text:list-item>
              <text:list-item>
                <text:p text:style-name="P123"><text:span text:style-name="Strong_20_Emphasis"><text:span text:style-name="T1">Subbab 3.5:</text:span></text:span><text:span text:style-name="T1"> Pekerja Bawah Air: Peran Robotika dan AI </text:span></text:p>
                <text:list>
                  <text:list-item>
                    <text:p text:style-name="P235">Robot untuk konstruksi, pemeliharaan, dan eksplorasi. </text:p>
                  </text:list-item>
                  <text:list-item>
                    <text:p text:style-name="P112">Kecerdasan buatan untuk mengelola sistem kota. </text:p>
                  </text:list-item>
                </text:list>
              </text:list-item>
            </text:list>
            <text:p text:style-name="Text_20_body"><text:span text:style-name="Strong_20_Emphasis"><text:span text:style-name="T1">Bab 4: Kehidupan Sehari-hari di Bawah Gelombang</text:span></text:span></text:p>
            <text:list xml:id="list6802322559655539" text:style-name="L5">
              <text:list-item>
                <text:p text:style-name="P124"><text:soft-page-break/><text:span text:style-name="Strong_20_Emphasis"><text:span text:style-name="T1">Subbab 4.1:</text:span></text:span><text:span text:style-name="T1"> Rumahku Istanaku (di Bawah Laut): Desain Interior dan Ruang Hidup </text:span></text:p>
                <text:list>
                  <text:list-item>
                    <text:p text:style-name="P236">Menyesuaikan diri dengan ruang terbatas. </text:p>
                  </text:list-item>
                  <text:list-item>
                    <text:p text:style-name="P236">Menciptakan lingkungan yang nyaman dan tidak monoton (pencahayaan buatan, pemandangan laut?). </text:p>
                  </text:list-item>
                </text:list>
              </text:list-item>
              <text:list-item>
                <text:p text:style-name="P124"><text:span text:style-name="Strong_20_Emphasis"><text:span text:style-name="T1">Subbab 4.2:</text:span></text:span><text:span text:style-name="T1"> Menu Hari Ini: Makanan dan Minuman </text:span></text:p>
                <text:list>
                  <text:list-item>
                    <text:p text:style-name="P236">Pertanian bawah air (hidroponik, aquaponik)? </text:p>
                  </text:list-item>
                  <text:list-item>
                    <text:p text:style-name="P236">Memanen sumber daya laut secara berkelanjutan. </text:p>
                  </text:list-item>
                  <text:list-item>
                    <text:p text:style-name="P236">Logistik pengiriman makanan dari daratan. </text:p>
                  </text:list-item>
                </text:list>
              </text:list-item>
              <text:list-item>
                <text:p text:style-name="P124"><text:span text:style-name="Strong_20_Emphasis"><text:span text:style-name="T1">Subbab 4.3:</text:span></text:span><text:span text:style-name="T1"> Bersosialisasi di Kedalaman: Komunitas dan Psikologi </text:span></text:p>
                <text:list>
                  <text:list-item>
                    <text:p text:style-name="P236">Tantangan isolasi dan hidup di lingkungan tertutup. </text:p>
                  </text:list-item>
                  <text:list-item>
                    <text:p text:style-name="P236">Fasilitas rekreasi dan interaksi sosial. </text:p>
                  </text:list-item>
                  <text:list-item>
                    <text:p text:style-name="P236">Dampak psikologis hidup di bawah tekanan (secara harfiah dan kiasan). </text:p>
                  </text:list-item>
                </text:list>
              </text:list-item>
              <text:list-item>
                <text:p text:style-name="P124"><text:span text:style-name="Strong_20_Emphasis"><text:span text:style-name="T1">Subbab 4.4:</text:span></text:span><text:span text:style-name="T1"> Tetap Sehat: Layanan Medis dan Kebugaran </text:span></text:p>
                <text:list>
                  <text:list-item>
                    <text:p text:style-name="P236">Tantangan medis khusus lingkungan bawah laut. </text:p>
                  </text:list-item>
                  <text:list-item>
                    <text:p text:style-name="P236">Fasilitas kesehatan dan olahraga. </text:p>
                  </text:list-item>
                </text:list>
              </text:list-item>
              <text:list-item>
                <text:p text:style-name="P124"><text:span text:style-name="Strong_20_Emphasis"><text:span text:style-name="T1">Subbab 4.5:</text:span></text:span><text:span text:style-name="T1"> Siapa yang Bertugas?: Pemerintahan dan Aturan </text:span></text:p>
                <text:list>
                  <text:list-item>
                    <text:p text:style-name="P236">Bagaimana kota ini akan dikelola? </text:p>
                  </text:list-item>
                  <text:list-item>
                    <text:p text:style-name="P113">Hukum dan peraturan di wilayah baru ini. </text:p>
                  </text:list-item>
                </text:list>
              </text:list-item>
            </text:list>
            <text:p text:style-name="Text_20_body"><text:span text:style-name="Strong_20_Emphasis"><text:span text:style-name="T1">Bab 5: Harga Sebuah Mimpi: Pertimbangan Lingkungan, Sosial, dan Ekonomi</text:span></text:span></text:p>
            <text:list xml:id="list912127512273210672" text:style-name="L6">
              <text:list-item>
                <text:p text:style-name="P125"><text:span text:style-name="Strong_20_Emphasis"><text:span text:style-name="T1">Subbab 5.1:</text:span></text:span><text:span text:style-name="T1"> Jejak Kaki di Dasar Laut: Dampak Lingkungan </text:span></text:p>
                <text:list>
                  <text:list-item>
                    <text:p text:style-name="P237">Risiko polusi (cahaya, suara, kimia). </text:p>
                  </text:list-item>
                  <text:list-item>
                    <text:p text:style-name="P237">Mengganggu ekosistem laut dalam yang rapuh. </text:p>
                  </text:list-item>
                  <text:list-item>
                    <text:p text:style-name="P237">Pentingnya pembangunan berkelanjutan. </text:p>
                  </text:list-item>
                </text:list>
              </text:list-item>
              <text:list-item>
                <text:p text:style-name="P125"><text:span text:style-name="Strong_20_Emphasis"><text:span text:style-name="T1">Subbab 5.2:</text:span></text:span><text:span text:style-name="T1"> Biaya Fantastis: Siapa yang Akan Membayar? </text:span></text:p>
                <text:list>
                  <text:list-item>
                    <text:p text:style-name="P237">Estimasi biaya pembangunan dan operasional yang sangat tinggi. </text:p>
                  </text:list-item>
                  <text:list-item>
                    <text:p text:style-name="P237">Model ekonomi: investasi pemerintah, swasta, atau internasional? </text:p>
                  </text:list-item>
                  <text:list-item>
                    <text:p text:style-name="P237">Apakah sepadan secara finansial? </text:p>
                  </text:list-item>
                </text:list>
              </text:list-item>
              <text:list-item>
                <text:p text:style-name="P125"><text:span text:style-name="Strong_20_Emphasis"><text:span text:style-name="T1">Subbab 5.3:</text:span></text:span><text:span text:style-name="T1"> Untuk Siapa Kota Ini?: Pertanyaan Etika dan Keadilan </text:span></text:p>
                <text:list>
                  <text:list-item>
                    <text:p text:style-name="P237">Siapa yang berhak tinggal di sana? Apakah hanya untuk orang kaya? </text:p>
                  </text:list-item>
                  <text:list-item>
                    <text:p text:style-name="P237"><text:soft-page-break/>Masalah kedaulatan dan kepemilikan wilayah laut. </text:p>
                  </text:list-item>
                </text:list>
              </text:list-item>
              <text:list-item>
                <text:p text:style-name="P125"><text:span text:style-name="Strong_20_Emphasis"><text:span text:style-name="T1">Subbab 5.4:</text:span></text:span><text:span text:style-name="T1"> Antisipasi Bencana: Keamanan dan Risiko </text:span></text:p>
                <text:list>
                  <text:list-item>
                    <text:p text:style-name="P237">Ancaman gempa bumi bawah laut, tsunami, atau kegagalan struktur. </text:p>
                  </text:list-item>
                  <text:list-item>
                    <text:p text:style-name="P114">Prosedur evakuasi dan penyelamatan darurat. </text:p>
                  </text:list-item>
                </text:list>
              </text:list-item>
            </text:list>
            <text:p text:style-name="Text_20_body"><text:span text:style-name="Strong_20_Emphasis"><text:span text:style-name="T1">Bab 6: Masa Depan di Bawah Laut: Nyata atau Tetap Fantasi?</text:span></text:span></text:p>
            <text:list xml:id="list7208824275983543448" text:style-name="L7">
              <text:list-item>
                <text:p text:style-name="P126"><text:span text:style-name="Strong_20_Emphasis"><text:span text:style-name="T1">Subbab 6.1:</text:span></text:span><text:span text:style-name="T1"> Langkah Pertama: Habitat Bawah Air yang Sudah Ada </text:span></text:p>
                <text:list>
                  <text:list-item>
                    <text:p text:style-name="P238">Melihat contoh nyata laboratorium atau habitat bawah air skala kecil (misal: Aquarius Reef Base). </text:p>
                  </text:list-item>
                  <text:list-item>
                    <text:p text:style-name="P238">Pelajaran yang didapat dari proyek-proyek ini. </text:p>
                  </text:list-item>
                </text:list>
              </text:list-item>
              <text:list-item>
                <text:p text:style-name="P126"><text:span text:style-name="Strong_20_Emphasis"><text:span text:style-name="T1">Subbab 6.2:</text:span></text:span><text:span text:style-name="T1"> Peta Jalan Menuju Koloni: Riset dan Pengembangan </text:span></text:p>
                <text:list>
                  <text:list-item>
                    <text:p text:style-name="P238">Teknologi kunci apa yang masih perlu dikembangkan? </text:p>
                  </text:list-item>
                  <text:list-item>
                    <text:p text:style-name="P238">Tahapan realistis: dari habitat kecil ke kota besar? </text:p>
                  </text:list-item>
                </text:list>
              </text:list-item>
              <text:list-item>
                <text:p text:style-name="P126"><text:span text:style-name="Strong_20_Emphasis"><text:span text:style-name="T1">Subbab 6.3:</text:span></text:span><text:span text:style-name="T1"> Vonis Akhir: Menimbang Potensi dan Tantangan </text:span></text:p>
                <text:list>
                  <text:list-item>
                    <text:p text:style-name="P238">Menyajikan kembali argumen pro dan kontra. </text:p>
                  </text:list-item>
                  <text:list-item>
                    <text:p text:style-name="P238">Kesimpulan yang berimbang: apakah ini mungkin dalam 50 tahun? 100 tahun? Atau tidak sama sekali? </text:p>
                  </text:list-item>
                </text:list>
              </text:list-item>
              <text:list-item>
                <text:p text:style-name="P126"><text:span text:style-name="Strong_20_Emphasis"><text:span text:style-name="T1">Subbab 6.4:</text:span></text:span><text:span text:style-name="T1"> Kamu adalah Masa Depan: Peran Generasi Muda </text:span></text:p>
                <text:list>
                  <text:list-item>
                    <text:p text:style-name="P238">Mengajak pembaca untuk terus belajar sains dan teknologi. </text:p>
                  </text:list-item>
                  <text:list-item>
                    <text:p text:style-name="P115">Bagaimana ide dan imajinasi mereka bisa berkontribusi? </text:p>
                  </text:list-item>
                </text:list>
              </text:list-item>
            </text:list>
            <text:p text:style-name="Text_20_body"><text:span text:style-name="Strong_20_Emphasis"><text:span text:style-name="T1">Penutup:</text:span></text:span></text:p>
            <text:list xml:id="list3805819342464423272" text:style-name="L8">
              <text:list-item>
                <text:p text:style-name="P239">Rangkuman singkat perjalanan eksplorasi dalam buku. </text:p>
              </text:list-item>
              <text:list-item>
                <text:p text:style-name="P116">Pesan inspiratif tentang pentingnya berani bermimpi dan mengejar pengetahuan. </text:p>
              </text:list-item>
            </text:list>
            <text:p text:style-name="Text_20_body"><text:span text:style-name="Strong_20_Emphasis"><text:span text:style-name="T1">Glosarium:</text:span></text:span><text:span text:style-name="T1"> Daftar istilah-istilah teknis atau ilmiah yang dijelaskan dengan bahasa sederhana. </text:span><text:span text:style-name="Strong_20_Emphasis"><text:span text:style-name="T1">Sumber Bacaan Lanjutan &amp; Referensi:</text:span></text:span><text:span text:style-name="T1"> Buku, artikel, website, atau dokumenter yang relevan untuk pembaca yang ingin tahu lebih banyak. </text:span><text:span text:style-name="Strong_20_Emphasis"><text:span text:style-name="T1">Indeks:</text:span></text:span><text:span text:style-name="T1"> Memudahkan pencarian topik spesifik dalam buku.</text:span></text:p>
            <text:p text:style-name="Text_20_body"><text:span text:style-name="Strong_20_Emphasis"><text:span text:style-name="T1">2. Saran Gaya Bahasa Penulisan</text:span></text:span></text:p>
            <text:p text:style-name="P108">Mengingat target pembaca adalah remaja (13-22 tahun), gaya bahasa sebaiknya:</text:p>
            <text:list xml:id="list4757602604370508392" text:style-name="L9">
              <text:list-item>
                <text:p text:style-name="P127"><text:span text:style-name="Strong_20_Emphasis"><text:span text:style-name="T1">Engaging dan Antusias:</text:span></text:span><text:span text:style-name="T1"> Gunakan nada yang bersemangat dan penuh rasa ingin tahu. Ajak pembaca seolah-olah ikut dalam </text:span><text:soft-page-break/><text:span text:style-name="T1">petualangan eksplorasi. </text:span></text:p>
              </text:list-item>
              <text:list-item>
                <text:p text:style-name="P127"><text:span text:style-name="Strong_20_Emphasis"><text:span text:style-name="T1">Aksesibel dan Jelas:</text:span></text:span><text:span text:style-name="T1"> Hindari jargon ilmiah yang terlalu rumit tanpa penjelasan. Jika harus menggunakan istilah teknis, berikan definisi atau analogi yang mudah dipahami. Gunakan kalimat yang relatif pendek dan paragraf yang tidak terlalu panjang. </text:span></text:p>
              </text:list-item>
              <text:list-item>
                <text:p text:style-name="P127"><text:span text:style-name="Strong_20_Emphasis"><text:span text:style-name="T1">Bahasa Sehari-hari (Namun Tepat):</text:span></text:span><text:span text:style-name="T1"> Gunakan bahasa Indonesia yang baik dan benar, tetapi jangan terlalu kaku. Boleh diselingi dengan gaya bahasa yang sedikit lebih santai atau populer di kalangan remaja, asalkan tetap menjaga akurasi informasi. Penggunaan kata sapaan seperti "kamu" atau "kalian" bisa mendekatkan penulis dengan pembaca. </text:span></text:p>
              </text:list-item>
              <text:list-item>
                <text:p text:style-name="P127"><text:span text:style-name="Strong_20_Emphasis"><text:span text:style-name="T1">Visual dan Imajinatif:</text:span></text:span><text:span text:style-name="T1"> Deskripsikan konsep-konsep abstrak (seperti tekanan atau arsitektur futuristik) dengan cara yang membangkitkan imajinasi visual. Dorong penggunaan ilustrasi, diagram, dan infografis. </text:span></text:p>
              </text:list-item>
              <text:list-item>
                <text:p text:style-name="P127"><text:span text:style-name="Strong_20_Emphasis"><text:span text:style-name="T1">Interaktif:</text:span></text:span><text:span text:style-name="T1"> Sisipkan pertanyaan-pertanyaan retoris atau "Coba Pikirkan!" (Think Boxes) untuk merangsang pemikiran kritis pembaca. </text:span></text:p>
              </text:list-item>
              <text:list-item>
                <text:p text:style-name="P3"><text:span text:style-name="Strong_20_Emphasis"><text:span text:style-name="T1">Seimbang:</text:span></text:span><text:span text:style-name="T1"> Sajikan fakta dan data ilmiah secara akurat, namun jangan lupakan sisi "fantasi" atau spekulatifnya. Tekankan bahwa ini adalah eksplorasi kemungkinan. </text:span></text:p>
              </text:list-item>
            </text:list>
            <text:p text:style-name="Text_20_body"><text:span text:style-name="Strong_20_Emphasis"><text:span text:style-name="T1">Contoh:</text:span></text:span></text:p>
            <text:list xml:id="list239601366002926010" text:style-name="L10">
              <text:list-item>
                <text:p text:style-name="P128"><text:span text:style-name="Emphasis"><text:span text:style-name="T1">Alih-alih:</text:span></text:span><text:span text:style-name="T1"> "Tekanan hidrostatik pada kedalaman 1000 meter adalah sekitar 100 atmosfer." </text:span></text:p>
              </text:list-item>
              <text:list-item>
                <text:p text:style-name="P4"><text:span text:style-name="Emphasis"><text:span text:style-name="T1">Coba:</text:span></text:span><text:span text:style-name="T1"> "Bayangkan kamu menyelam 1 kilometer ke bawah laut. Di sana, tekanan airnya bisa 100 kali lipat lebih kuat dari udara yang biasa kita hirup! Rasanya seperti ada puluhan mobil menindih setiap jengkal tubuhmu. Gila, kan? Nah, bagaimana caranya membangun rumah yang tahan tekanan sekuat itu?" </text:span></text:p>
              </text:list-item>
            </text:list>
            <text:p text:style-name="Text_20_body"><text:span text:style-name="Strong_20_Emphasis"><text:span text:style-name="T1">3. Tips Tambahan untuk Memperkaya Buku</text:span></text:span></text:p>
            <text:list xml:id="list991024239480482440" text:style-name="L11">
              <text:list-item>
                <text:p text:style-name="P129"><text:span text:style-name="Strong_20_Emphasis"><text:span text:style-name="T1">Visual yang Kuat:</text:span></text:span><text:span text:style-name="T1"> Investasikan pada ilustrasi berkualitas tinggi, diagram skematik yang jelas (misalnya cara kerja sistem pendukung kehidupan), infografis yang menarik (perbandingan tekanan di berbagai kedalaman), dan mungkin foto-foto kehidupan laut dalam atau teknologi kelautan terkini. </text:span></text:p>
              </text:list-item>
              <text:list-item>
                <text:p text:style-name="P129"><text:soft-page-break/><text:span text:style-name="Strong_20_Emphasis"><text:span text:style-name="T1">Kotak Fakta Menarik (Fun Facts):</text:span></text:span><text:span text:style-name="T1"> Sisipkan kotak-kotak kecil berisi fakta unik atau mengejutkan tentang laut dalam, teknologi, atau sejarah eksplorasi. </text:span></text:p>
              </text:list-item>
              <text:list-item>
                <text:p text:style-name="P129"><text:span text:style-name="Strong_20_Emphasis"><text:span text:style-name="T1">Wawancara atau Kutipan Ahli:</text:span></text:span><text:span text:style-name="T1"> Jika memungkinkan, sertakan kutipan singkat (atau wawancara imajiner yang didasarkan pada riset) dari ilmuwan kelautan, insinyur, atau arsitek tentang tantangan dan kemungkinan proyek ini. </text:span></text:p>
              </text:list-item>
              <text:list-item>
                <text:p text:style-name="P129"><text:span text:style-name="Strong_20_Emphasis"><text:span text:style-name="T1">Studi Kasus Mini:</text:span></text:span><text:span text:style-name="T1"> Bahas secara singkat proyek nyata seperti Aquarius Reef Base atau konsep desain kota bawah laut yang pernah diusulkan (misal: Ocean Spiral dari Shimizu Corp). </text:span></text:p>
              </text:list-item>
              <text:list-item>
                <text:p text:style-name="P129"><text:span text:style-name="Strong_20_Emphasis"><text:span text:style-name="T1">Hubungkan dengan Budaya Populer:</text:span></text:span><text:span text:style-name="T1"> Selain di Bab 1, sesekali rujuk kembali ke film atau game populer untuk membuat koneksi dengan minat pembaca, sambil menjelaskan perbedaan antara fiksi dan realitas ilmiahnya. </text:span></text:p>
              </text:list-item>
              <text:list-item>
                <text:p text:style-name="P129"><text:span text:style-name="Strong_20_Emphasis"><text:span text:style-name="T1">Elemen Interaktif Digital (Jika Memungkinkan):</text:span></text:span><text:span text:style-name="T1"> Jika ada rencana versi digital atau pendamping online, pertimbangkan untuk menambahkan tautan ke video, simulasi sederhana, atau bahkan elemen Augmented Reality (AR) yang menunjukkan model 3D kota bawah laut. </text:span></text:p>
              </text:list-item>
              <text:list-item>
                <text:p text:style-name="P129"><text:span text:style-name="Strong_20_Emphasis"><text:span text:style-name="T1">Fokus pada Keberlanjutan:</text:span></text:span><text:span text:style-name="T1"> Tekankan pentingnya membangun kota semacam itu dengan cara yang ramah lingkungan dan berkelanjutan, mengingat isu perubahan iklim dan kesehatan laut sangat relevan bagi generasi muda. </text:span></text:p>
              </text:list-item>
              <text:list-item>
                <text:p text:style-name="P5"><text:span text:style-name="Strong_20_Emphasis"><text:span text:style-name="T1">Glosarium yang Komprehensif:</text:span></text:span><text:span text:style-name="T1"> Pastikan glosarium mudah diakses dan menjelaskan istilah-istilah kunci dengan bahasa yang sangat sederhana. </text:span></text:p>
              </text:list-item>
            </text:list>
            <text:p text:style-name="P108">Semoga kerangka dan saran ini bermanfaat untuk proses penulisan buku Anda! Selamat berkarya menciptakan buku sains yang inspiratif untuk generasi muda Indonesia!</text:p>
          </text:section>
          <text:section text:style-name="Sect1" text:name="feedback-form-0">
            <text:p text:style-name="P231"/>
          </text:section>
        </text:section>
        <text:section text:style-name="Sect1" text:name="dffe7ac264f09d4b">
          <text:p text:style-name="P108"/>
          <text:section text:style-name="Sect1" text:name="user-query-content-1">
            <text:p text:style-name="P245">Pada Pendahuluan , Tambahkan prompt pada subbab untuk mendapatkan isinya </text:p>
          </text:section>
          <text:p text:style-name="P231">Tampilkan alur berpikir</text:p>
          <text:section text:style-name="Sect2" text:name="model-response-message-contentr_dffe7ac264f09d4b">
            <text:p text:style-name="P108"><text:soft-page-break/>Baik, mari kita tambahkan prompt spesifik untuk setiap subbab di bagian Pendahuluan (Bab 1) agar lebih mudah dalam mengembangkan isinya:</text:p>
            <text:p text:style-name="Text_20_body"><text:span text:style-name="Strong_20_Emphasis"><text:span text:style-name="T1">Bab 1: Mimpi di Kedalaman Biru: Imajinasi dan Inspirasi</text:span></text:span></text:p>
            <text:list xml:id="list2246428389618728125" text:style-name="L12">
              <text:list-item>
                <text:p text:style-name="P6"><text:span text:style-name="Strong_20_Emphasis"><text:span text:style-name="T1">Subbab 1.1: Atlantis hingga Bioshock: Kota Bawah Laut dalam Mitos dan Fiksi Populer</text:span></text:span></text:p>
                <text:list>
                  <text:list-item>
                    <text:p text:style-name="P130"><text:span text:style-name="Strong_20_Emphasis"><text:span text:style-name="T1">Prompt:</text:span></text:span><text:span text:style-name="T1"> "Tuliskan isi untuk </text:span><text:span text:style-name="Strong_20_Emphasis"><text:span text:style-name="T1">Subbab 1.1</text:span></text:span><text:span text:style-name="T1">. Mulailah dengan daya tarik legenda kuno seperti Atlantis. Kemudian, jelajahi bagaimana ide kota atau kehidupan bawah laut digambarkan dalam karya fiksi yang lebih modern dan dikenal remaja, misalnya dalam buku petualangan klasik (seperti '20.000 Leagues Under the Sea' karya Jules Verne), film superhero (seperti Aquaman), serial animasi (seperti Spongebob Squarepants - Bikini Bottom sebagai contoh ringan), atau video game (seperti Bioshock). Analisis mengapa konsep ini terus menerus memikat imajinasi manusia dari generasi ke generasi. Tutup subbab ini dengan menyatakan bagaimana fantasi dan imajinasi ini menjadi percikan awal untuk pertanyaan ilmiah yang lebih serius: 'Bisakah kita benar-benar melakukannya?' Gunakan gaya bercerita yang menarik." </text:span></text:p>
                  </text:list-item>
                </text:list>
              </text:list-item>
              <text:list-item>
                <text:p text:style-name="P6"><text:span text:style-name="Strong_20_Emphasis"><text:span text:style-name="T1">Subbab 1.2: Mengapa Kita Harus Memikirkan Laut Dalam?</text:span></text:span></text:p>
                <text:list>
                  <text:list-item>
                    <text:p text:style-name="P130"><text:span text:style-name="Strong_20_Emphasis"><text:span text:style-name="T1">Prompt:</text:span></text:span><text:span text:style-name="T1"> "Tuliskan isi untuk </text:span><text:span text:style-name="Strong_20_Emphasis"><text:span text:style-name="T1">Subbab 1.2</text:span></text:span><text:span text:style-name="T1">. Jelaskan alasan-alasan kuat mengapa manusia modern mulai (atau seharusnya) melihat ke dasar laut sebagai frontier baru, bukan sekadar tempat misterius. Fokus pada setidaknya tiga aspek utama: </text:span></text:p>
                    <text:list>
                      <text:list-item>
                        <text:p text:style-name="P130"><text:span text:style-name="Strong_20_Emphasis"><text:span text:style-name="T1">Potensi Sumber Daya:</text:span></text:span><text:span text:style-name="T1"> Sebutkan contoh sumber daya yang mungkin ada di laut dalam (misalnya mineral, energi terbarukan seperti OTEC atau arus laut) dan mengapa ini penting di masa depan. </text:span></text:p>
                      </text:list-item>
                      <text:list-item>
                        <text:p text:style-name="P130"><text:span text:style-name="Strong_20_Emphasis"><text:span text:style-name="T1">Kebutuhan Ruang atau Alternatif:</text:span></text:span><text:span text:style-name="T1"> Singgung tentang tantangan di daratan (kepadatan penduduk, perubahan iklim) dan bagaimana laut dalam </text:span><text:span text:style-name="Emphasis"><text:span text:style-name="T1">secara teoritis</text:span></text:span><text:span text:style-name="T1"> bisa menawarkan solusi atau ruang baru. </text:span></text:p>
                      </text:list-item>
                      <text:list-item>
                        <text:p text:style-name="P130"><text:span text:style-name="Strong_20_Emphasis"><text:span text:style-name="T1">Dorongan Ilmiah dan Eksplorasi:</text:span></text:span><text:span text:style-name="T1"> Tekankan bahwa </text:span><text:soft-page-break/><text:span text:style-name="T1">sebagian besar lautan belum dijelajahi dan menyimpan banyak rahasia ilmiah (kehidupan unik, proses geologis) yang penting untuk dipelajari. Sampaikan argumen ini dengan cara yang menunjukkan relevansi dan urgensi (tanpa menakut-nakuti) bagi masa depan pembaca." </text:span></text:p>
                      </text:list-item>
                    </text:list>
                  </text:list-item>
                </text:list>
              </text:list-item>
              <text:list-item>
                <text:p text:style-name="P6"><text:span text:style-name="Strong_20_Emphasis"><text:span text:style-name="T1">Subbab 1.3: Pertanyaan Kunci: Mungkinkah Ini Benar-Benar Terjadi?</text:span></text:span></text:p>
                <text:list>
                  <text:list-item>
                    <text:p text:style-name="P6"><text:span text:style-name="Strong_20_Emphasis"><text:span text:style-name="T1">Prompt:</text:span></text:span><text:span text:style-name="T1"> "Tuliskan isi untuk </text:span><text:span text:style-name="Strong_20_Emphasis"><text:span text:style-name="T1">Subbab 1.3</text:span></text:span><text:span text:style-name="T1">. Subbab ini berfungsi sebagai jembatan antara inspirasi/alasan (dari subbab 1.1 dan 1.2) ke pembahasan inti buku. Mulai dengan mengakui bahwa ide kota bawah laut memang terdengar seperti fiksi ilmiah. Kemudian, perkenalkan secara singkat (tanpa terlalu detail) beberapa </text:span><text:span text:style-name="Strong_20_Emphasis"><text:span text:style-name="T1">rintangan terbesar</text:span></text:span><text:span text:style-name="T1"> yang langsung terpikirkan: tekanan air yang menghancurkan, masalah penyediaan udara bersih, kegelapan total, biaya pembangunan yang astronomis, dan dampak pada lingkungan laut yang rapuh. Akhiri subbab ini dengan </text:span><text:span text:style-name="Strong_20_Emphasis"><text:span text:style-name="T1">mengajukan secara eksplisit pertanyaan sentral buku</text:span></text:span><text:span text:style-name="T1"> (menggunakan judul: 'Jadi, kota di bawah laut itu nyata atau fantasi?') dan nyatakan bahwa bab-bab berikutnya akan mengajak pembaca untuk membedah tantangan ini satu per satu, melihat teknologi yang mungkin bisa menjawabnya, serta menimbang berbagai pertimbangan lain untuk mencari tahu seberapa realistis mimpi ini." </text:span></text:p>
                  </text:list-item>
                </text:list>
              </text:list-item>
            </text:list>
            <text:p text:style-name="P108">Dengan prompt ini, Anda (atau AI yang membantu Anda menulis) akan memiliki panduan yang lebih jelas tentang informasi apa yang perlu dimasukkan, bagaimana menyajikannya, dan apa tujuan dari setiap bagian dalam Pendahuluan buku Anda.</text:p>
          </text:section>
          <text:section text:style-name="Sect1" text:name="feedback-form-1">
            <text:p text:style-name="P231"/>
          </text:section>
        </text:section>
        <text:section text:style-name="Sect1" text:name="56a5fb1c99210b86">
          <text:p text:style-name="P108"/>
          <text:section text:style-name="Sect1" text:name="user-query-content-2">
            <text:p text:style-name="P245">Pada Bab 1 Tambahkan prompt pada tiap bab untuk mendapatkan pengantar , pada tiap subbab/sub-subab untuk mendapatkan isi dengan pembahasan mendalam </text:p>
          </text:section>
          <text:p text:style-name="P231">Tampilkan alur berpikir</text:p>
          <text:section text:style-name="Sect2" text:name="model-response-message-contentr_56a5fb1c99210b86">
            <text:p text:style-name="P108">Tentu, mari kita buat prompt yang lebih detail untuk setiap Bab (sebagai <text:soft-page-break/>pengantar Bab) dan setiap Subbab (untuk isi mendalam) dari kerangka buku yang telah kita susun. Prompt ini dirancang untuk memandu penulisan agar fokus, mendalam, dan sesuai target pembaca remaja.</text:p>
            <text:p text:style-name="P1"/>
            <text:p text:style-name="Text_20_body"><text:span text:style-name="Strong_20_Emphasis"><text:span text:style-name="T1">Bab 1: Mimpi di Kedalaman Biru: Imajinasi dan Inspirasi</text:span></text:span></text:p>
            <text:list xml:id="list963162982266665441" text:style-name="L13">
              <text:list-item>
                <text:p text:style-name="P7"><text:span text:style-name="Strong_20_Emphasis"><text:span text:style-name="T1">Prompt Pengantar Bab 1:</text:span></text:span><text:span text:style-name="T1"> "Tuliskan paragraf pengantar untuk </text:span><text:span text:style-name="Strong_20_Emphasis"><text:span text:style-name="T1">Bab 1: Mimpi di Kedalaman Biru: Imajinasi dan Inspirasi</text:span></text:span><text:span text:style-name="T1">. Mulailah dengan menyapa pembaca dan langsung membangkitkan rasa takjub serta misteri tentang luasnya lautan di planet kita. Sampaikan bahwa bab pertama ini adalah titik awal petualangan kita, menjelajahi </text:span><text:span text:style-name="Emphasis"><text:span text:style-name="T1">dari mana</text:span></text:span><text:span text:style-name="T1"> ide fantastis tentang kota di bawah laut berasal. Kita akan menyelami dunia mitos, legenda, buku, film, hingga game yang telah membayangkan kehidupan di bawah ombak. Kemudian, kita akan bertanya </text:span><text:span text:style-name="Emphasis"><text:span text:style-name="T1">mengapa</text:span></text:span><text:span text:style-name="T1"> laut dalam itu penting untuk dipikirkan, sebelum akhirnya sampai pada pertanyaan besar yang akan memandu seluruh isi buku ini. Buatlah semenarik mungkin, seolah membuka pintu ke dunia yang penuh keajaiban dan pertanyaan."</text:span></text:p>
              </text:list-item>
              <text:list-item>
                <text:p text:style-name="P7"><text:span text:style-name="Strong_20_Emphasis"><text:span text:style-name="T1">Prompt Isi Subbab 1.1: Atlantis hingga Bioshock: Kota Bawah Laut dalam Mitos dan Fiksi Populer</text:span></text:span><text:span text:style-name="T1"> "Tuliskan isi mendalam untuk </text:span><text:span text:style-name="Strong_20_Emphasis"><text:span text:style-name="T1">Subbab 1.1</text:span></text:span><text:span text:style-name="T1">. Awali dengan membahas legenda </text:span><text:span text:style-name="Strong_20_Emphasis"><text:span text:style-name="T1">Atlantis</text:span></text:span><text:span text:style-name="T1"> – bagaimana cerita Plato tentang peradaban maju yang tenggelam ini menjadi arketipe kota bawah laut. Lanjutkan dengan contoh dari </text:span><text:span text:style-name="Strong_20_Emphasis"><text:span text:style-name="T1">literatur klasik</text:span></text:span><text:span text:style-name="T1">, seperti kapal selam </text:span><text:span text:style-name="Strong_20_Emphasis"><text:span text:style-name="T1">Nautilus</text:span></text:span><text:span text:style-name="T1"> dalam '20.000 Leagues Under the Sea' karya Jules Verne, yang berfungsi seperti dunia tersendiri di bawah laut. Analisis penggambaran kota bawah laut dalam </text:span><text:span text:style-name="Strong_20_Emphasis"><text:span text:style-name="T1">budaya populer modern</text:span></text:span><text:span text:style-name="T1"> yang relevan bagi remaja: * </text:span><text:span text:style-name="Strong_20_Emphasis"><text:span text:style-name="T1">Film:</text:span></text:span><text:span text:style-name="T1"> Contohnya </text:span><text:span text:style-name="Strong_20_Emphasis"><text:span text:style-name="T1">kerajaan Atlantis</text:span></text:span><text:span text:style-name="T1"> dalam film Aquaman (DC Comics), diskusikan aspek visual, teknologi fiksi, dan konfliknya. * </text:span><text:span text:style-name="Strong_20_Emphasis"><text:span text:style-name="T1">Game:</text:span></text:span><text:span text:style-name="T1"> Contohnya kota </text:span><text:span text:style-name="Strong_20_Emphasis"><text:span text:style-name="T1">Rapture</text:span></text:span><text:span text:style-name="T1"> dari game Bioshock, bahas konsep utopia/distopia bawah laut, arsitektur art deco-nya, dan kritik sosial yang terkandung. * (Opsional: Sebutkan contoh ringan seperti </text:span><text:span text:style-name="Strong_20_Emphasis"><text:span text:style-name="T1">Bikini Bottom</text:span></text:span><text:span text:style-name="T1"> dari Spongebob untuk menunjukkan betapa luasnya imajinasi ini). Jelaskan </text:span><text:span text:style-name="Strong_20_Emphasis"><text:span text:style-name="T1">faktor-faktor</text:span></text:span><text:span text:style-name="T1"> apa saja (misteri, petualangan, isolasi, keindahan tersembunyi, teknologi canggih) yang membuat kisah-</text:span><text:soft-page-break/><text:span text:style-name="T1">kisah ini begitu memikat. Akhiri dengan menegaskan bahwa imajinasi liar inilah yang seringkali memicu pertanyaan ilmiah: 'Mungkinkah ini lebih dari sekadar cerita?' Gunakan bahasa yang deskriptif dan imajinatif."</text:span></text:p>
              </text:list-item>
              <text:list-item>
                <text:p text:style-name="P7"><text:span text:style-name="Strong_20_Emphasis"><text:span text:style-name="T1">Prompt Isi Subbab 1.2: Mengapa Kita Harus Memikirkan Laut Dalam?</text:span></text:span><text:span text:style-name="T1"> "Tuliskan isi mendalam untuk </text:span><text:span text:style-name="Strong_20_Emphasis"><text:span text:style-name="T1">Subbab 1.2</text:span></text:span><text:span text:style-name="T1">. Sajikan argumen kuat mengapa eksplorasi dan pemahaman laut dalam itu </text:span><text:span text:style-name="Strong_20_Emphasis"><text:span text:style-name="T1">penting dan relevan</text:span></text:span><text:span text:style-name="T1"> bagi kita semua, terutama generasi muda. Kembangkan poin-poin berikut dengan detail dan fakta menarik (cari data terbaru jika memungkinkan): 1. </text:span><text:span text:style-name="Strong_20_Emphasis"><text:span text:style-name="T1">Potensi Sumber Daya Berlimpah:</text:span></text:span><text:span text:style-name="T1"> Jelaskan lebih rinci tentang </text:span><text:span text:style-name="Strong_20_Emphasis"><text:span text:style-name="T1">nodul polimetalik</text:span></text:span><text:span text:style-name="T1"> (mangan, nikel, kobalt), </text:span><text:span text:style-name="Strong_20_Emphasis"><text:span text:style-name="T1">deposit sulfida masif</text:span></text:span><text:span text:style-name="T1"> di ventilasi hidrotermal, potensi </text:span><text:span text:style-name="Strong_20_Emphasis"><text:span text:style-name="T1">energi terbarukan</text:span></text:span><text:span text:style-name="T1"> (OTEC, arus laut, pasang surut – jelaskan prinsip kerjanya secara sederhana), dan </text:span><text:span text:style-name="Strong_20_Emphasis"><text:span text:style-name="T1">sumber daya genetik</text:span></text:span><text:span text:style-name="T1"> dari organisme laut dalam untuk bioteknologi/obat-obatan. Kaitkan dengan kebutuhan masa depan. 2. </text:span><text:span text:style-name="Strong_20_Emphasis"><text:span text:style-name="T1">Menjawab Tantangan di Daratan:</text:span></text:span><text:span text:style-name="T1"> Elaborasi bagaimana laut dalam </text:span><text:span text:style-name="Emphasis"><text:span text:style-name="T1">secara teoritis</text:span></text:span><text:span text:style-name="T1"> bisa menjadi solusi parsial untuk masalah </text:span><text:span text:style-name="Strong_20_Emphasis"><text:span text:style-name="T1">kepadatan populasi</text:span></text:span><text:span text:style-name="T1">, </text:span><text:span text:style-name="Strong_20_Emphasis"><text:span text:style-name="T1">keterbatasan lahan</text:span></text:span><text:span text:style-name="T1">, atau bahkan dampak </text:span><text:span text:style-name="Strong_20_Emphasis"><text:span text:style-name="T1">perubahan iklim</text:span></text:span><text:span text:style-name="T1"> (misal, penyerapan karbon oleh laut). Sampaikan ini sebagai kemungkinan, bukan solusi pasti. 3. </text:span><text:span text:style-name="Strong_20_Emphasis"><text:span text:style-name="T1">Frontier Terakhir Ilmu Pengetahuan:</text:span></text:span><text:span text:style-name="T1"> Tekankan fakta bahwa </text:span><text:span text:style-name="Strong_20_Emphasis"><text:span text:style-name="T1">lebih dari 80% lautan belum terpetakan dan dijelajahi</text:span></text:span><text:span text:style-name="T1">. Gambarkan potensi penemuan </text:span><text:span text:style-name="Strong_20_Emphasis"><text:span text:style-name="T1">spesies baru</text:span></text:span><text:span text:style-name="T1">, pemahaman </text:span><text:span text:style-name="Strong_20_Emphasis"><text:span text:style-name="T1">proses geologi fundamental</text:span></text:span><text:span text:style-name="T1"> (tektonik lempeng), dan peran laut dalam </text:span><text:span text:style-name="Strong_20_Emphasis"><text:span text:style-name="T1">mengatur iklim global</text:span></text:span><text:span text:style-name="T1">. Gunakan analogi (misal, 'lebih sedikit orang yang pernah ke palung terdalam daripada ke bulan'). Sampaikan dengan nada urgensi dan keingintahuan."</text:span></text:p>
              </text:list-item>
              <text:list-item>
                <text:p text:style-name="P7"><text:span text:style-name="Strong_20_Emphasis"><text:span text:style-name="T1">Prompt Isi Subbab 1.3: Pertanyaan Kunci: Mungkinkah Ini Benar-Benar Terjadi?</text:span></text:span><text:span text:style-name="T1"> "Tuliskan isi mendalam untuk </text:span><text:span text:style-name="Strong_20_Emphasis"><text:span text:style-name="T1">Subbab 1.3</text:span></text:span><text:span text:style-name="T1">. Posisikan subbab ini sebagai </text:span><text:span text:style-name="Strong_20_Emphasis"><text:span text:style-name="T1">peralihan penting</text:span></text:span><text:span text:style-name="T1"> dari 'mengapa ini menarik/penting' ke 'apa tantangannya'. Akui secara jujur bahwa ide kota bawah laut terdengar sangat ambisius dan seperti fiksi ilmiah. Kemudian, perkenalkan </text:span><text:span text:style-name="Strong_20_Emphasis"><text:span text:style-name="T1">rintangan-rintangan paling fundamental</text:span></text:span><text:span text:style-name="T1"> yang harus diatasi, berikan sedikit gambaran skala masalahnya: * </text:span><text:span text:style-name="Strong_20_Emphasis"><text:span text:style-name="T1">Tekanan Ekstrem:</text:span></text:span><text:span text:style-name="T1"> Gunakan analogi yang lebih kuat (misal, 'berat </text:span><text:soft-page-break/><text:span text:style-name="T1">puluhan pesawat jumbo jet menekan setiap meter persegi'). * </text:span><text:span text:style-name="Strong_20_Emphasis"><text:span text:style-name="T1">Lingkungan Tertutup:</text:span></text:span><text:span text:style-name="T1"> Masalah logistik </text:span><text:span text:style-name="Strong_20_Emphasis"><text:span text:style-name="T1">oksigen</text:span></text:span><text:span text:style-name="T1"> berkelanjutan, pembuangan </text:span><text:span text:style-name="Strong_20_Emphasis"><text:span text:style-name="T1">CO2</text:span></text:span><text:span text:style-name="T1"> yang efisien, dan </text:span><text:span text:style-name="Strong_20_Emphasis"><text:span text:style-name="T1">daur ulang air</text:span></text:span><text:span text:style-name="T1"> 100%. * </text:span><text:span text:style-name="Strong_20_Emphasis"><text:span text:style-name="T1">Kegelapan dan Suhu:</text:span></text:span><text:span text:style-name="T1"> Tantangan menyediakan </text:span><text:span text:style-name="Strong_20_Emphasis"><text:span text:style-name="T1">penerangan</text:span></text:span><text:span text:style-name="T1"> dan </text:span><text:span text:style-name="Strong_20_Emphasis"><text:span text:style-name="T1">penghangatan</text:span></text:span><text:span text:style-name="T1"> yang konstan dan hemat energi. * </text:span><text:span text:style-name="Strong_20_Emphasis"><text:span text:style-name="T1">Konstruksi dan Material:</text:span></text:span><text:span text:style-name="T1"> Kebutuhan material super kuat dan teknik membangun di </text:span><text:span text:style-name="Strong_20_Emphasis"><text:span text:style-name="T1">lingkungan yang mustahil</text:span></text:span><text:span text:style-name="T1"> diakses manusia secara langsung. * </text:span><text:span text:style-name="Strong_20_Emphasis"><text:span text:style-name="T1">Biaya Astronomis:</text:span></text:span><text:span text:style-name="T1"> Singgung perkiraan biaya yang pasti akan </text:span><text:span text:style-name="Strong_20_Emphasis"><text:span text:style-name="T1">jauh melampaui</text:span></text:span><text:span text:style-name="T1"> proyek-proyek raksasa lainnya. * </text:span><text:span text:style-name="Strong_20_Emphasis"><text:span text:style-name="T1">Dampak Lingkungan:</text:span></text:span><text:span text:style-name="T1"> Risiko merusak </text:span><text:span text:style-name="Strong_20_Emphasis"><text:span text:style-name="T1">ekosistem unik</text:span></text:span><text:span text:style-name="T1"> yang belum kita pahami sepenuhnya. Akhiri dengan </text:span><text:span text:style-name="Strong_20_Emphasis"><text:span text:style-name="T1">merumuskan ulang pertanyaan sentral buku secara tegas</text:span></text:span><text:span text:style-name="T1">: 'Dengan semua rintangan raksasa ini, apakah membangun dan menghuni kota di bawah laut itu benar-benar mungkin diwujudkan suatu saat nanti, ataukah selamanya akan menjadi mimpi dan fantasi?' Sampaikan bahwa bab-bab selanjutnya akan mengupas tuntas setiap aspek ini, dimulai dengan tantangan lingkungan yang paling mendasar."</text:span></text:p>
              </text:list-item>
            </text:list>
            <text:p text:style-name="P1"/>
            <text:p text:style-name="Text_20_body"><text:span text:style-name="Emphasis"><text:span text:style-name="T1">Prompt untuk Bab 2 dan seterusnya akan mengikuti pola yang sama: satu prompt untuk pengantar bab, dan satu prompt detail untuk setiap subbab.</text:span></text:span></text:p>
            <text:p text:style-name="P108">Apakah Anda ingin saya lanjutkan dengan membuat prompt untuk Bab 2 dan seterusnya dengan detail seperti ini?</text:p>
          </text:section>
          <text:section text:style-name="Sect1" text:name="feedback-form-2">
            <text:p text:style-name="P231"/>
          </text:section>
        </text:section>
        <text:section text:style-name="Sect1" text:name="7f22fd13ee054a74">
          <text:p text:style-name="P108"/>
          <text:section text:style-name="Sect1" text:name="user-query-content-3">
            <text:p text:style-name="P245">Bab 2 </text:p>
          </text:section>
          <text:p text:style-name="P231">Tampilkan alur berpikir</text:p>
          <text:section text:style-name="Sect2" text:name="model-response-message-contentr_7f22fd13ee054a74">
            <text:p text:style-name="P108">Oke, mari kita lanjutkan dengan prompt detail untuk Bab 2.</text:p>
            <text:p text:style-name="P1"/>
            <text:p text:style-name="Text_20_body"><text:span text:style-name="Strong_20_Emphasis"><text:span text:style-name="T1">Bab 2: Selamat Datang di Dunia Asing: Tantangan Lingkungan Laut Dalam</text:span></text:span></text:p>
            <text:list xml:id="list8087680586030966046" text:style-name="L14">
              <text:list-item>
                <text:p text:style-name="P8"><text:span text:style-name="Strong_20_Emphasis"><text:span text:style-name="T1">Prompt Pengantar Bab 2:</text:span></text:span><text:span text:style-name="T1"> "Tuliskan paragraf pengantar untuk </text:span><text:span text:style-name="Strong_20_Emphasis"><text:span text:style-name="T1">Bab 2: Selamat Datang di Dunia Asing: Tantangan Lingkungan Laut Dalam</text:span></text:span><text:span text:style-name="T1">. Awali dengan membuat transisi dari Bab 1: setelah kita </text:span><text:soft-page-break/><text:span text:style-name="T1">terpesona oleh mimpi dan alasan di balik ide kota bawah laut, sekarang saatnya 'menyelam' lebih dalam dan menghadapi kenyataan. Gambarkan laut dalam bukan sebagai dunia fantasi yang indah, melainkan sebagai salah satu </text:span><text:span text:style-name="Strong_20_Emphasis"><text:span text:style-name="T1">lingkungan paling ekstrem dan tidak bersahabat</text:span></text:span><text:span text:style-name="T1"> bagi kehidupan manusia di Bumi. Sampaikan bahwa bab ini akan menjadi tur kita ke 'zona bahaya', mengungkap kondisi fisik dan biologis brutal yang harus ditaklukkan jika mimpi itu ingin terwujud. Sebutkan secara singkat tantangan utama yang akan dikupas tuntas: </text:span><text:span text:style-name="Strong_20_Emphasis"><text:span text:style-name="T1">tekanan air</text:span></text:span><text:span text:style-name="T1"> yang menghancurkan, </text:span><text:span text:style-name="Strong_20_Emphasis"><text:span text:style-name="T1">kegelapan abadi</text:span></text:span><text:span text:style-name="T1"> yang menyelimuti, </text:span><text:span text:style-name="Strong_20_Emphasis"><text:span text:style-name="T1">suhu dingin</text:span></text:span><text:span text:style-name="T1"> yang menggigit, </text:span><text:span text:style-name="Strong_20_Emphasis"><text:span text:style-name="T1">makhluk-makhluk aneh</text:span></text:span><text:span text:style-name="T1"> penghuninya, dan </text:span><text:span text:style-name="Strong_20_Emphasis"><text:span text:style-name="T1">'tanah' dasar laut</text:span></text:span><text:span text:style-name="T1"> yang penuh jebakan geologis. Buat pembaca merasa seperti sedang memasuki dunia alien yang nyata di planet sendiri, penuh tantangan yang menguji batas kemampuan manusia."</text:span></text:p>
              </text:list-item>
              <text:list-item>
                <text:p text:style-name="P8"><text:span text:style-name="Strong_20_Emphasis"><text:span text:style-name="T1">Prompt Isi Subbab 2.1: Tekanan Dahsyat: Bisakah Tubuh Kita Bertahan?</text:span></text:span><text:span text:style-name="T1"> "Tuliskan isi mendalam untuk </text:span><text:span text:style-name="Strong_20_Emphasis"><text:span text:style-name="T1">Subbab 2.1: Tekanan Dahsyat: Bisakah Tubuh Kita Bertahan?</text:span></text:span><text:span text:style-name="T1">. Fokus pada penjelasan </text:span><text:span text:style-name="Strong_20_Emphasis"><text:span text:style-name="T1">tekanan hidrostatik</text:span></text:span><text:span text:style-name="T1"> sebagai rintangan fisika nomor satu.</text:span></text:p>
                <text:list>
                  <text:list-item>
                    <text:p text:style-name="P131"><text:span text:style-name="Strong_20_Emphasis"><text:span text:style-name="T1">Jelaskan Konsep Dasar:</text:span></text:span><text:span text:style-name="T1"> Terangkan mengapa air memberikan tekanan (karena beratnya) dan bagaimana tekanan ini meningkat secara linier dengan kedalaman (tambah 1 atmosfer setiap 10 meter). </text:span></text:p>
                  </text:list-item>
                  <text:list-item>
                    <text:p text:style-name="P131"><text:span text:style-name="Strong_20_Emphasis"><text:span text:style-name="T1">Gunakan Analogi Kuat &amp; Angka:</text:span></text:span><text:span text:style-name="T1"> Berikan perbandingan yang bisa dibayangkan remaja (misal: 'setara dengan ditindih 50 pesawat jumbo jet di setiap meter persegi' di Palung Mariana, atau 'ratusan kali lipat tekanan ban mobil'). Sebutkan angka tekanan spesifik di berbagai kedalaman (misal: 100m, 1000m, 4000m, 11000m). </text:span></text:p>
                  </text:list-item>
                  <text:list-item>
                    <text:p text:style-name="P131"><text:span text:style-name="Strong_20_Emphasis"><text:span text:style-name="T1">Dampak Fisiologis pada Manusia:</text:span></text:span><text:span text:style-name="T1"> Jelaskan secara detail apa yang akan terjadi pada tubuh manusia tanpa pelindung: paru-paru akan </text:span><text:span text:style-name="Strong_20_Emphasis"><text:span text:style-name="T1">kolaps seketika</text:span></text:span><text:span text:style-name="T1">, rongga udara lain (sinus, telinga tengah) akan hancur, gas dalam darah akan terkompresi (narkosis nitrogen di kedalaman menengah), dan masalah </text:span><text:span text:style-name="Strong_20_Emphasis"><text:span text:style-name="T1">penyakit dekompresi</text:span></text:span><text:span text:style-name="T1"> ('the bends') jika kembali ke tekanan normal terlalu cepat setelah terpapar tekanan tinggi </text:span><text:soft-page-break/><text:span text:style-name="T1">(jelaskan gelembung nitrogen). </text:span></text:p>
                  </text:list-item>
                  <text:list-item>
                    <text:p text:style-name="P131"><text:span text:style-name="Strong_20_Emphasis"><text:span text:style-name="T1">Adaptasi Makhluk Laut Dalam:</text:span></text:span><text:span text:style-name="T1"> Kontraskan kondisi manusia dengan adaptasi makhluk laut dalam yang </text:span><text:span text:style-name="Strong_20_Emphasis"><text:span text:style-name="T1">tidak memiliki rongga berisi gas</text:span></text:span><text:span text:style-name="T1"> (paru-paru, kantung renang), komposisi tubuh yang didominasi air, dan enzim serta protein yang berfungsi di bawah tekanan tinggi. Tekankan bahwa manusia tidak bisa beradaptasi secara biologis, sehingga solusi harus datang dari </text:span><text:span text:style-name="Strong_20_Emphasis"><text:span text:style-name="T1">teknologi pelindung</text:span></text:span><text:span text:style-name="T1"> (struktur habitat)." </text:span></text:p>
                  </text:list-item>
                </text:list>
              </text:list-item>
              <text:list-item>
                <text:p text:style-name="P8"><text:span text:style-name="Strong_20_Emphasis"><text:span text:style-name="T1">Prompt Isi Subbab 2.2: Kegelapan Abadi dan Suhu Dingin Membeku</text:span></text:span><text:span text:style-name="T1"> "Tuliskan isi mendalam untuk </text:span><text:span text:style-name="Strong_20_Emphasis"><text:span text:style-name="T1">Subbab 2.2: Kegelapan Abadi dan Suhu Dingin Membeku</text:span></text:span><text:span text:style-name="T1">. Jelajahi dua tantangan lingkungan fisik lainnya yang saling terkait.</text:span></text:p>
                <text:list>
                  <text:list-item>
                    <text:p text:style-name="P131"><text:span text:style-name="Strong_20_Emphasis"><text:span text:style-name="T1">Kegelapan Total:</text:span></text:span><text:span text:style-name="T1"> Jelaskan </text:span><text:span text:style-name="Strong_20_Emphasis"><text:span text:style-name="T1">bagaimana cahaya matahari diserap dan dihamburkan</text:span></text:span><text:span text:style-name="T1"> oleh molekul air, sehingga hanya sedikit yang bisa menembus beberapa ratus meter pertama. Definisikan </text:span><text:span text:style-name="Strong_20_Emphasis"><text:span text:style-name="T1">zona kedalaman berdasarkan cahaya:</text:span></text:span><text:span text:style-name="T1"> Zona Eufotik (cukup cahaya untuk fotosintesis), Zona Disfotik (remang-remang, 'twilight zone'), dan Zona Afotik (kegelapan total abadi). Gambarkan suasana tanpa cahaya alami sama sekali. </text:span></text:p>
                  </text:list-item>
                  <text:list-item>
                    <text:p text:style-name="P131"><text:span text:style-name="Strong_20_Emphasis"><text:span text:style-name="T1">Suhu Ekstrem:</text:span></text:span><text:span text:style-name="T1"> Jelaskan bahwa sebagian besar volume lautan (di bawah termoklin) memiliki suhu yang </text:span><text:span text:style-name="Strong_20_Emphasis"><text:span text:style-name="T1">sangat dingin dan stabil</text:span></text:span><text:span text:style-name="T1">, hanya beberapa derajat di atas titik beku (sekitar </text:span><text:span text:style-name="Strong_20_Emphasis"><text:span text:style-name="T1">2-4 derajat Celcius</text:span></text:span><text:span text:style-name="T1">). Bandingkan dengan suhu yang nyaman bagi manusia. </text:span></text:p>
                  </text:list-item>
                  <text:list-item>
                    <text:p text:style-name="P131"><text:span text:style-name="Strong_20_Emphasis"><text:span text:style-name="T1">Implikasi Gabungan:</text:span></text:span><text:span text:style-name="T1"> Bahas konsekuensi dari kegelapan dan dingin ini: </text:span></text:p>
                    <text:list>
                      <text:list-item>
                        <text:p text:style-name="P131"><text:span text:style-name="Strong_20_Emphasis"><text:span text:style-name="T1">Navigasi &amp; Penglihatan:</text:span></text:span><text:span text:style-name="T1"> Ketergantungan mutlak pada </text:span><text:span text:style-name="Strong_20_Emphasis"><text:span text:style-name="T1">sumber cahaya buatan</text:span></text:span><text:span text:style-name="T1"> yang kuat dan andal untuk melihat. </text:span></text:p>
                      </text:list-item>
                      <text:list-item>
                        <text:p text:style-name="P131"><text:span text:style-name="Strong_20_Emphasis"><text:span text:style-name="T1">Energi &amp; Kehidupan:</text:span></text:span><text:span text:style-name="T1"> </text:span><text:span text:style-name="Strong_20_Emphasis"><text:span text:style-name="T1">Tidak mungkin ada fotosintesis</text:span></text:span><text:span text:style-name="T1">, sehingga rantai makanan bergantung pada sumber lain (akan dibahas di subbab berikutnya). Kebutuhan </text:span><text:span text:style-name="Strong_20_Emphasis"><text:span text:style-name="T1">energi besar</text:span></text:span><text:span text:style-name="T1"> untuk penerangan dan pemanasan habitat. </text:span></text:p>
                      </text:list-item>
                      <text:list-item>
                        <text:p text:style-name="P131"><text:soft-page-break/><text:span text:style-name="Strong_20_Emphasis"><text:span text:style-name="T1">Isolasi Termal:</text:span></text:span><text:span text:style-name="T1"> Pentingnya </text:span><text:span text:style-name="Strong_20_Emphasis"><text:span text:style-name="T1">material insulasi canggih</text:span></text:span><text:span text:style-name="T1"> untuk menjaga suhu internal habitat tetap hangat dan mencegah kehilangan panas masif ke lingkungan sekitar yang dingin. </text:span></text:p>
                      </text:list-item>
                    </text:list>
                  </text:list-item>
                  <text:list-item>
                    <text:p text:style-name="P131"><text:span text:style-name="Strong_20_Emphasis"><text:span text:style-name="T1">Cahaya di Kegelapan:</text:span></text:span><text:span text:style-name="T1"> Singgung fenomena </text:span><text:span text:style-name="Strong_20_Emphasis"><text:span text:style-name="T1">bioluminesensi</text:span></text:span><text:span text:style-name="T1"> sebagai satu-satunya sumber cahaya alami di kedalaman, jelaskan secara singkat bagaimana organisme membuatnya dan fungsinya (komunikasi, kamuflase, menarik mangsa)." </text:span></text:p>
                  </text:list-item>
                </text:list>
              </text:list-item>
              <text:list-item>
                <text:p text:style-name="P8"><text:span text:style-name="Strong_20_Emphasis"><text:span text:style-name="T1">Prompt Isi Subbab 2.3: Bertemu Penghuni Asli: Ekosistem Laut Dalam</text:span></text:span><text:span text:style-name="T1"> "Tuliskan isi mendalam untuk </text:span><text:span text:style-name="Strong_20_Emphasis"><text:span text:style-name="T1">Subbab 2.3: Bertemu Penghuni Asli: Ekosistem Laut Dalam</text:span></text:span><text:span text:style-name="T1">. Fokus pada keunikan kehidupan di laut dalam dan interaksinya dengan lingkungan.</text:span></text:p>
                <text:list>
                  <text:list-item>
                    <text:p text:style-name="P131"><text:span text:style-name="Strong_20_Emphasis"><text:span text:style-name="T1">Biodiversitas Unik &amp; Adaptasi Aneh:</text:span></text:span><text:span text:style-name="T1"> Gambarkan beberapa contoh </text:span><text:span text:style-name="Strong_20_Emphasis"><text:span text:style-name="T1">makhluk laut dalam yang ikonik</text:span></text:span><text:span text:style-name="T1"> dengan deskripsi yang menarik perhatian remaja (gunakan foto/ilustrasi jika memungkinkan). Jelaskan </text:span><text:span text:style-name="Strong_20_Emphasis"><text:span text:style-name="T1">adaptasi ekstrem</text:span></text:span><text:span text:style-name="T1"> mereka terhadap tekanan (tubuh 'lembek'), kegelapan (mata besar/tidak ada mata, organ cahaya/bioluminesensi), dingin (metabolisme lambat), dan kelangkaan makanan (mulut besar, perut elastis, strategi 'duduk dan tunggu'). Contoh: </text:span><text:span text:style-name="Strong_20_Emphasis"><text:span text:style-name="T1">Anglerfish, Viperfish, Gulper Eel, Fangtooth, Cumi-cumi Vampir, Dumbo Octopus, Tripod Fish</text:span></text:span><text:span text:style-name="T1">. </text:span></text:p>
                  </text:list-item>
                  <text:list-item>
                    <text:p text:style-name="P131"><text:span text:style-name="Strong_20_Emphasis"><text:span text:style-name="T1">Dasar Rantai Makanan:</text:span></text:span><text:span text:style-name="T1"> Jelaskan sumber energi utama bagi ekosistem ini karena tidak ada fotosintesis: </text:span></text:p>
                    <text:list>
                      <text:list-item>
                        <text:p text:style-name="P131"><text:span text:style-name="Strong_20_Emphasis"><text:span text:style-name="T1">'Marine Snow':</text:span></text:span><text:span text:style-name="T1"> Hujan partikel organik (sisa-sisa plankton, kotoran) dari lapisan atas laut. </text:span></text:p>
                      </text:list-item>
                      <text:list-item>
                        <text:p text:style-name="P131"><text:span text:style-name="Strong_20_Emphasis"><text:span text:style-name="T1">Kemosintesis:</text:span></text:span><text:span text:style-name="T1"> Proses unik di sekitar </text:span><text:span text:style-name="Strong_20_Emphasis"><text:span text:style-name="T1">ventilasi hidrotermal</text:span></text:span><text:span text:style-name="T1"> dan </text:span><text:span text:style-name="Strong_20_Emphasis"><text:span text:style-name="T1">rembesan metana</text:span></text:span><text:span text:style-name="T1">, di mana bakteri menggunakan energi kimia (bukan cahaya) untuk membuat makanan, mendukung ekosistem yang padat (cacing tabung raksasa, kerang, kepiting). </text:span></text:p>
                      </text:list-item>
                    </text:list>
                  </text:list-item>
                  <text:list-item>
                    <text:p text:style-name="P131"><text:span text:style-name="Strong_20_Emphasis"><text:span text:style-name="T1">Potensi Ancaman &amp; Kerapuhan:</text:span></text:span><text:span text:style-name="T1"> Diskusikan apakah makhluk ini berbahaya bagi manusia (umumnya tidak, karena perbedaan ukuran dan lingkungan). Namun, tekankan </text:span><text:span text:style-name="Strong_20_Emphasis"><text:span text:style-name="T1">kerapuhan ekosistem</text:span></text:span><text:span text:style-name="T1"> laut dalam: pertumbuhan lambat, umur </text:span><text:soft-page-break/><text:span text:style-name="T1">panjang, sensitivitas tinggi terhadap </text:span><text:span text:style-name="Strong_20_Emphasis"><text:span text:style-name="T1">perubahan suhu, polusi kimia, polusi suara, polusi cahaya, dan kerusakan habitat fisik</text:span></text:span><text:span text:style-name="T1"> akibat aktivitas manusia (penangkapan ikan laut dalam, penambangan, pembangunan). Jelaskan mengapa konservasi di area ini sangat penting." </text:span></text:p>
                  </text:list-item>
                </text:list>
              </text:list-item>
              <text:list-item>
                <text:p text:style-name="P8"><text:span text:style-name="Strong_20_Emphasis"><text:span text:style-name="T1">Prompt Isi Subbab 2.4: 'Tanah' di Bawah Air: Geologi Dasar Laut</text:span></text:span><text:span text:style-name="T1"> "Tuliskan isi mendalam untuk </text:span><text:span text:style-name="Strong_20_Emphasis"><text:span text:style-name="T1">Subbab 2.4: 'Tanah' di Bawah Air: Geologi Dasar Laut</text:span></text:span><text:span text:style-name="T1">. Fokus pada karakteristik fisik dasar laut sebagai fondasi potensial untuk struktur buatan.</text:span></text:p>
                <text:list>
                  <text:list-item>
                    <text:p text:style-name="P131"><text:span text:style-name="Strong_20_Emphasis"><text:span text:style-name="T1">Topografi Dasar Laut:</text:span></text:span><text:span text:style-name="T1"> Jelaskan </text:span><text:span text:style-name="Strong_20_Emphasis"><text:span text:style-name="T1">relief atau bentuk permukaan</text:span></text:span><text:span text:style-name="T1"> dasar samudra yang beragam: </text:span><text:span text:style-name="Strong_20_Emphasis"><text:span text:style-name="T1">lereng benua</text:span></text:span><text:span text:style-name="T1"> (continental slope), </text:span><text:span text:style-name="Strong_20_Emphasis"><text:span text:style-name="T1">dataran abisal</text:span></text:span><text:span text:style-name="T1"> (abyssal plains) yang luas, </text:span><text:span text:style-name="Strong_20_Emphasis"><text:span text:style-name="T1">palung laut</text:span></text:span><text:span text:style-name="T1"> (trenches) yang merupakan titik terdalam, </text:span><text:span text:style-name="Strong_20_Emphasis"><text:span text:style-name="T1">gunung bawah laut</text:span></text:span><text:span text:style-name="T1"> (seamounts) yang bisa setinggi gunung di darat, dan </text:span><text:span text:style-name="Strong_20_Emphasis"><text:span text:style-name="T1">punggungan tengah samudra</text:span></text:span><text:span text:style-name="T1"> (mid-ocean ridges) tempat kerak baru terbentuk. </text:span></text:p>
                  </text:list-item>
                  <text:list-item>
                    <text:p text:style-name="P131"><text:span text:style-name="Strong_20_Emphasis"><text:span text:style-name="T1">Komposisi Dasar Laut:</text:span></text:span><text:span text:style-name="T1"> Terangkan material penyusunnya: sebagian besar tertutup </text:span><text:span text:style-name="Strong_20_Emphasis"><text:span text:style-name="T1">lapisan sedimen halus</text:span></text:span><text:span text:style-name="T1"> (ooze) yang berasal dari sisa-sisa organisme laut dan debu daratan, yang ketebalannya bervariasi. Di beberapa area (lereng curam, punggungan tengah samudra), </text:span><text:span text:style-name="Strong_20_Emphasis"><text:span text:style-name="T1">batuan dasar</text:span></text:span><text:span text:style-name="T1"> (basalt) mungkin terekspos. </text:span></text:p>
                  </text:list-item>
                  <text:list-item>
                    <text:p text:style-name="P131"><text:span text:style-name="Strong_20_Emphasis"><text:span text:style-name="T1">Tantangan dan Bahaya Geologis:</text:span></text:span><text:span text:style-name="T1"> Rinci risiko yang harus dihadapi saat membangun di dasar laut: </text:span></text:p>
                    <text:list>
                      <text:list-item>
                        <text:p text:style-name="P131"><text:span text:style-name="Strong_20_Emphasis"><text:span text:style-name="T1">Ketidakstabilan Fondasi:</text:span></text:span><text:span text:style-name="T1"> Sulitnya membangun struktur berat di atas </text:span><text:span text:style-name="Strong_20_Emphasis"><text:span text:style-name="T1">sedimen lunak</text:span></text:span><text:span text:style-name="T1"> yang tidak padat. </text:span></text:p>
                      </text:list-item>
                      <text:list-item>
                        <text:p text:style-name="P131"><text:span text:style-name="Strong_20_Emphasis"><text:span text:style-name="T1">Aktivitas Tektonik:</text:span></text:span><text:span text:style-name="T1"> Risiko </text:span><text:span text:style-name="Strong_20_Emphasis"><text:span text:style-name="T1">gempa bumi bawah laut</text:span></text:span><text:span text:style-name="T1"> yang kuat, terutama di dekat batas lempeng (palung, punggungan). </text:span></text:p>
                      </text:list-item>
                      <text:list-item>
                        <text:p text:style-name="P131"><text:span text:style-name="Strong_20_Emphasis"><text:span text:style-name="T1">Aktivitas Vulkanik:</text:span></text:span><text:span text:style-name="T1"> Letusan gunung api bawah laut di </text:span><text:span text:style-name="Strong_20_Emphasis"><text:span text:style-name="T1">punggungan tengah samudra</text:span></text:span><text:span text:style-name="T1"> atau </text:span><text:span text:style-name="Strong_20_Emphasis"><text:span text:style-name="T1">hotspots</text:span></text:span><text:span text:style-name="T1">. </text:span></text:p>
                      </text:list-item>
                      <text:list-item>
                        <text:p text:style-name="P131"><text:span text:style-name="Strong_20_Emphasis"><text:span text:style-name="T1">Longsor Bawah Laut:</text:span></text:span><text:span text:style-name="T1"> Risiko </text:span><text:span text:style-name="Strong_20_Emphasis"><text:span text:style-name="T1">arus turbidit</text:span></text:span><text:span text:style-name="T1"> (aliran sedimen cepat) atau </text:span><text:span text:style-name="Strong_20_Emphasis"><text:span text:style-name="T1">longsoran lereng</text:span></text:span><text:span text:style-name="T1"> yang dipicu oleh gempa atau ketidakstabilan sedimen, yang dapat mengubur atau merusak struktur. </text:span></text:p>
                      </text:list-item>
                      <text:list-item>
                        <text:p text:style-name="P8"><text:soft-page-break/><text:span text:style-name="Strong_20_Emphasis"><text:span text:style-name="T1">Ventilasi Hidrotermal:</text:span></text:span><text:span text:style-name="T1"> Lingkungan kimia korosif dan suhu sangat tinggi di sekitar ventilasi aktif. Kaitkan semua tantangan geologis ini dengan </text:span><text:span text:style-name="Strong_20_Emphasis"><text:span text:style-name="T1">kesulitan pemilihan lokasi</text:span></text:span><text:span text:style-name="T1"> dan </text:span><text:span text:style-name="Strong_20_Emphasis"><text:span text:style-name="T1">persyaratan rekayasa</text:span></text:span><text:span text:style-name="T1"> yang ekstrem untuk fondasi kota bawah laut." </text:span></text:p>
                      </text:list-item>
                    </text:list>
                  </text:list-item>
                </text:list>
              </text:list-item>
            </text:list>
            <text:p text:style-name="P1"/>
            <text:p text:style-name="P108">Semoga prompt untuk Bab 2 ini cukup detail dan membantu Anda melanjutkan penulisan!</text:p>
          </text:section>
          <text:section text:style-name="Sect1" text:name="feedback-form-3">
            <text:p text:style-name="P231"/>
          </text:section>
        </text:section>
        <text:section text:style-name="Sect1" text:name="88ac3ec460c77090">
          <text:p text:style-name="P108"/>
          <text:section text:style-name="Sect1" text:name="user-query-content-4">
            <text:p text:style-name="P245">Bab 3 </text:p>
          </text:section>
          <text:p text:style-name="P231">Tampilkan alur berpikir</text:p>
          <text:section text:style-name="Sect2" text:name="model-response-message-contentr_88ac3ec460c77090">
            <text:p text:style-name="P231"/>
          </text:section>
          <text:section text:style-name="Sect1" text:name="feedback-form-4">
            <text:p text:style-name="P231"/>
          </text:section>
        </text:section>
        <text:section text:style-name="Sect1" text:name="2cd74194857a4285">
          <text:p text:style-name="P108"/>
          <text:section text:style-name="Sect1" text:name="user-query-content-5">
            <text:p text:style-name="P245">present it </text:p>
          </text:section>
          <text:p text:style-name="P231">Tampilkan alur berpikir</text:p>
          <text:section text:style-name="Sect2" text:name="model-response-message-contentr_2cd74194857a4285">
            <text:p text:style-name="Text_20_body"><text:span text:style-name="T1">Tentu, berikut adalah rangkaian prompt detail untuk </text:span><text:span text:style-name="Strong_20_Emphasis"><text:span text:style-name="T1">Bab 3: Merancang Keajaiban: Teknologi untuk Kota Bawah Laut</text:span></text:span><text:span text:style-name="T1">, disajikan secara terstruktur:</text:span></text:p>
            <text:p text:style-name="P1"/>
            <text:p text:style-name="Text_20_body"><text:span text:style-name="Strong_20_Emphasis"><text:span text:style-name="T1">Bab 3: Merancang Keajaiban: Teknologi untuk Kota Bawah Laut</text:span></text:span></text:p>
            <text:list xml:id="list60525295023255898" text:style-name="L15">
              <text:list-item>
                <text:p text:style-name="P9"><text:span text:style-name="Strong_20_Emphasis"><text:span text:style-name="T1">Prompt Pengantar Bab 3:</text:span></text:span><text:span text:style-name="T1"> "Tuliskan paragraf pengantar untuk </text:span><text:span text:style-name="Strong_20_Emphasis"><text:span text:style-name="T1">Bab 3: Merancang Keajaiban: Teknologi untuk Kota Bawah Laut</text:span></text:span><text:span text:style-name="T1">. Setelah di Bab 2 kita melihat betapa 'ganas'-nya lingkungan laut dalam, sekarang saatnya kita membahas bagaimana kecerdasan dan kreativitas manusia bisa mencoba menaklukkannya. Bab ini adalah tentang </text:span><text:span text:style-name="Strong_20_Emphasis"><text:span text:style-name="T1">solusi</text:span></text:span><text:span text:style-name="T1">: teknologi-teknologi canggih, baik yang sudah ada maupun yang masih dalam pengembangan, yang mungkin bisa mewujudkan mimpi kota bawah laut. Kita akan menjelajahi bagaimana para insinyur merancang </text:span><text:span text:style-name="Strong_20_Emphasis"><text:span text:style-name="T1">struktur bangunan</text:span></text:span><text:span text:style-name="T1"> yang mampu menahan tekanan luar biasa, bagaimana kita bisa </text:span><text:soft-page-break/><text:span text:style-name="T1">menciptakan </text:span><text:span text:style-name="Strong_20_Emphasis"><text:span text:style-name="T1">udara dan air bersih</text:span></text:span><text:span text:style-name="T1"> di lingkungan tertutup, dari mana </text:span><text:span text:style-name="Strong_20_Emphasis"><text:span text:style-name="T1">sumber energi</text:span></text:span><text:span text:style-name="T1"> untuk menyalakan kota berasal, bagaimana kita </text:span><text:span text:style-name="Strong_20_Emphasis"><text:span text:style-name="T1">terhubung</text:span></text:span><text:span text:style-name="T1"> dengan dunia luar, hingga peran krusial </text:span><text:span text:style-name="Strong_20_Emphasis"><text:span text:style-name="T1">robot dan kecerdasan buatan</text:span></text:span><text:span text:style-name="T1"> dalam membangun dan mengelola keajaiban rekayasa ini. Bersiaplah untuk melihat sisi optimistis dan inovatif dari tantangan ini!"</text:span></text:p>
              </text:list-item>
              <text:list-item>
                <text:p text:style-name="P9"><text:span text:style-name="Strong_20_Emphasis"><text:span text:style-name="T1">Prompt Isi Subbab 3.1: Arsitektur Anti-Tekanan: Membangun Kubah dan Struktur Kuat</text:span></text:span><text:span text:style-name="T1"> "Tuliskan isi mendalam untuk </text:span><text:span text:style-name="Strong_20_Emphasis"><text:span text:style-name="T1">Subbab 3.1: Arsitektur Anti-Tekanan: Membangun Kubah dan Struktur Kuat</text:span></text:span><text:span text:style-name="T1">. Fokus pada bagaimana kita bisa merancang bangunan yang tidak remuk oleh tekanan dahsyat.</text:span></text:p>
                <text:list>
                  <text:list-item>
                    <text:p text:style-name="P132"><text:span text:style-name="Strong_20_Emphasis"><text:span text:style-name="T1">Prinsip Desain Struktural:</text:span></text:span><text:span text:style-name="T1"> Jelaskan mengapa bentuk </text:span><text:span text:style-name="Strong_20_Emphasis"><text:span text:style-name="T1">bola (sphere)</text:span></text:span><text:span text:style-name="T1"> atau </text:span><text:span text:style-name="Strong_20_Emphasis"><text:span text:style-name="T1">silinder</text:span></text:span><text:span text:style-name="T1"> adalah bentuk geometris yang paling efisien untuk menahan tekanan eksternal yang merata, dibandingkan bentuk kotak. Gunakan diagram sederhana untuk ilustrasi. </text:span></text:p>
                  </text:list-item>
                  <text:list-item>
                    <text:p text:style-name="P132"><text:span text:style-name="Strong_20_Emphasis"><text:span text:style-name="T1">Material Super Kuat:</text:span></text:span><text:span text:style-name="T1"> Bahas kandidat material utama: </text:span></text:p>
                    <text:list>
                      <text:list-item>
                        <text:p text:style-name="P132"><text:span text:style-name="Strong_20_Emphasis"><text:span text:style-name="T1">Logam:</text:span></text:span><text:span text:style-name="T1"> Baja berkekuatan sangat tinggi (high-yield steel), paduan titanium (ringan tapi kuat dan tahan korosi). </text:span></text:p>
                      </text:list-item>
                      <text:list-item>
                        <text:p text:style-name="P132"><text:span text:style-name="Strong_20_Emphasis"><text:span text:style-name="T1">Komposit:</text:span></text:span><text:span text:style-name="T1"> Serat karbon (carbon fiber reinforced polymers - CFRP) yang sangat kuat dan ringan. </text:span></text:p>
                      </text:list-item>
                      <text:list-item>
                        <text:p text:style-name="P132"><text:span text:style-name="Strong_20_Emphasis"><text:span text:style-name="T1">Keramik &amp; Kaca Canggih:</text:span></text:span><text:span text:style-name="T1"> Potensi keramik struktural atau material transparan super kuat seperti 'aluminium oksinitrida' (ALON/'transparent aluminum') atau akrilik sangat tebal untuk jendela/kubah pandang. Sebutkan kelebihan dan kekurangan masing-masing (kekuatan, berat, biaya, ketahanan korosi). </text:span></text:p>
                      </text:list-item>
                    </text:list>
                  </text:list-item>
                  <text:list-item>
                    <text:p text:style-name="P132"><text:span text:style-name="Strong_20_Emphasis"><text:span text:style-name="T1">Tantangan Konstruksi:</text:span></text:span><text:span text:style-name="T1"> Jelaskan kesulitan membangun di kedalaman: perakitan </text:span><text:span text:style-name="Strong_20_Emphasis"><text:span text:style-name="T1">struktur modular</text:span></text:span><text:span text:style-name="T1"> yang dibuat di permukaan lalu diturunkan, potensi penggunaan </text:span><text:span text:style-name="Strong_20_Emphasis"><text:span text:style-name="T1">robot konstruksi</text:span></text:span><text:span text:style-name="T1"> bawah air, atau bahkan ide futuristik </text:span><text:span text:style-name="Strong_20_Emphasis"><text:span text:style-name="T1">pencetakan 3D (3D printing)</text:span></text:span><text:span text:style-name="T1"> menggunakan material lokal atau khusus. </text:span></text:p>
                  </text:list-item>
                  <text:list-item>
                    <text:p text:style-name="P132"><text:span text:style-name="Strong_20_Emphasis"><text:span text:style-name="T1">Inspirasi dari Alam (Biomimicry):</text:span></text:span><text:span text:style-name="T1"> Singgung bagaimana desain bisa meniru struktur alami yang tahan tekanan, seperti </text:span><text:soft-page-break/><text:span text:style-name="T1">cangkang kerang atau diatom." </text:span></text:p>
                  </text:list-item>
                </text:list>
              </text:list-item>
              <text:list-item>
                <text:p text:style-name="P9"><text:span text:style-name="Strong_20_Emphasis"><text:span text:style-name="T1">Prompt Isi Subbab 3.2: Menghirup Nafas Kehidupan: Sistem Pendukung Hayat</text:span></text:span><text:span text:style-name="T1"> "Tuliskan isi mendalam untuk </text:span><text:span text:style-name="Strong_20_Emphasis"><text:span text:style-name="T1">Subbab 3.2: Menghirup Nafas Kehidupan: Sistem Pendukung Hayat (Life Support System - LSS)</text:span></text:span><text:span text:style-name="T1">. Jelaskan bagaimana penghuni kota bawah laut bisa bernapas, minum, dan mengelola limbah di lingkungan yang benar-benar tertutup dari atmosfer bumi.</text:span></text:p>
                <text:list>
                  <text:list-item>
                    <text:p text:style-name="P132"><text:span text:style-name="Strong_20_Emphasis"><text:span text:style-name="T1">Menyediakan Oksigen (O2):</text:span></text:span><text:span text:style-name="T1"> Rinci metode utama: </text:span></text:p>
                    <text:list>
                      <text:list-item>
                        <text:p text:style-name="P132"><text:span text:style-name="Strong_20_Emphasis"><text:span text:style-name="T1">Elektrolisis Air:</text:span></text:span><text:span text:style-name="T1"> Memecah molekul air (H2O) menjadi hidrogen (H2) dan oksigen (O2) menggunakan listrik. Jelaskan sumber air dan energinya. </text:span></text:p>
                      </text:list-item>
                      <text:list-item>
                        <text:p text:style-name="P132"><text:span text:style-name="Strong_20_Emphasis"><text:span text:style-name="T1">Sumber Cadangan/Suplai:</text:span></text:span><text:span text:style-name="T1"> Oksigen cair atau padat ('oxygen candles' - natrium klorat) untuk cadangan atau suplai dari permukaan. </text:span></text:p>
                      </text:list-item>
                    </text:list>
                  </text:list-item>
                  <text:list-item>
                    <text:p text:style-name="P132"><text:span text:style-name="Strong_20_Emphasis"><text:span text:style-name="T1">Menghilangkan Karbon Dioksida (CO2):</text:span></text:span><text:span text:style-name="T1"> Jelaskan mengapa CO2 berbahaya jika menumpuk. Rinci metode pembersihan udara: </text:span></text:p>
                    <text:list>
                      <text:list-item>
                        <text:p text:style-name="P132"><text:span text:style-name="Strong_20_Emphasis"><text:span text:style-name="T1">CO2 Scrubbers:</text:span></text:span><text:span text:style-name="T1"> Penggunaan bahan kimia seperti litium hidroksida (LiOH) atau sistem amine yang bisa menyerap CO2 (jelaskan secara sederhana). </text:span></text:p>
                      </text:list-item>
                      <text:list-item>
                        <text:p text:style-name="P132"><text:span text:style-name="Strong_20_Emphasis"><text:span text:style-name="T1">Bioreaktor Alga (Potensial):</text:span></text:span><text:span text:style-name="T1"> Ide menggunakan alga untuk fotosintesis buatan, menyerap CO2 dan menghasilkan O2. </text:span></text:p>
                      </text:list-item>
                    </text:list>
                  </text:list-item>
                  <text:list-item>
                    <text:p text:style-name="P132"><text:span text:style-name="Strong_20_Emphasis"><text:span text:style-name="T1">Daur Ulang Air:</text:span></text:span><text:span text:style-name="T1"> Tekankan pentingnya mendaur ulang setiap tetes air. Jelaskan proses pemurnian </text:span><text:span text:style-name="Strong_20_Emphasis"><text:span text:style-name="T1">air limbah, urin, dan kondensasi kelembaban udara</text:span></text:span><text:span text:style-name="T1"> menjadi air minum (potable water) menggunakan teknologi filtrasi canggih (reverse osmosis), distilasi, dan treatment kimia/UV. </text:span></text:p>
                  </text:list-item>
                  <text:list-item>
                    <text:p text:style-name="P132"><text:span text:style-name="Strong_20_Emphasis"><text:span text:style-name="T1">Pengelolaan Limbah Padat:</text:span></text:span><text:span text:style-name="T1"> Bahas bagaimana sampah makanan dan sampah lainnya akan dikelola (dipadatkan, disimpan untuk diangkut ke permukaan, atau potensi teknologi konversi limbah menjadi energi). Bandingkan kompleksitas LSS ini dengan yang digunakan di </text:span><text:span text:style-name="Strong_20_Emphasis"><text:span text:style-name="T1">Stasiun Luar Angkasa Internasional (ISS)</text:span></text:span><text:span text:style-name="T1"> atau </text:span><text:span text:style-name="Strong_20_Emphasis"><text:span text:style-name="T1">kapal selam nuklir</text:span></text:span><text:span text:style-name="T1">." </text:span></text:p>
                  </text:list-item>
                </text:list>
              </text:list-item>
              <text:list-item>
                <text:p text:style-name="P9"><text:span text:style-name="Strong_20_Emphasis"><text:span text:style-name="T1">Prompt Isi Subbab 3.3: Energi dari Kedalaman: Menyalakan Kota</text:span></text:span><text:span text:style-name="T1"> </text:span><text:soft-page-break/><text:span text:style-name="T1">"Tuliskan isi mendalam untuk </text:span><text:span text:style-name="Strong_20_Emphasis"><text:span text:style-name="T1">Subbab 3.3: Energi dari Kedalaman: Menyalakan Kota</text:span></text:span><text:span text:style-name="T1">. Jelaskan bahwa kota bawah laut akan menjadi 'monster' energi yang membutuhkan pasokan listrik sangat besar dan andal 24/7 untuk semua sistemnya (LSS, penerangan, pemanasan, komputasi, dll). Jelajahi sumber-sumber energi potensial:</text:span></text:p>
                <text:list>
                  <text:list-item>
                    <text:p text:style-name="P132"><text:span text:style-name="Strong_20_Emphasis"><text:span text:style-name="T1">Energi Laut Terbarukan:</text:span></text:span><text:span text:style-name="T1"> </text:span></text:p>
                    <text:list>
                      <text:list-item>
                        <text:p text:style-name="P132"><text:span text:style-name="Strong_20_Emphasis"><text:span text:style-name="T1">OTEC (Ocean Thermal Energy Conversion):</text:span></text:span><text:span text:style-name="T1"> Jelaskan prinsip memanfaatkan </text:span><text:span text:style-name="Strong_20_Emphasis"><text:span text:style-name="T1">perbedaan suhu</text:span></text:span><text:span text:style-name="T1"> antara air permukaan yang hangat dan air dalam yang dingin untuk menghasilkan listrik. Sebutkan tantangan efisiensi dan infrastruktur besar. </text:span></text:p>
                      </text:list-item>
                      <text:list-item>
                        <text:p text:style-name="P132"><text:span text:style-name="Strong_20_Emphasis"><text:span text:style-name="T1">Turbin Arus Bawah Laut:</text:span></text:span><text:span text:style-name="T1"> Jelaskan cara kerja turbin yang diputar oleh </text:span><text:span text:style-name="Strong_20_Emphasis"><text:span text:style-name="T1">arus laut</text:span></text:span><text:span text:style-name="T1"> yang kuat dan konstan di lokasi tertentu. Sebutkan ketergantungan pada lokasi. </text:span></text:p>
                      </text:list-item>
                      <text:list-item>
                        <text:p text:style-name="P132"><text:span text:style-name="T1">(Singgung energi </text:span><text:span text:style-name="Strong_20_Emphasis"><text:span text:style-name="T1">pasang surut</text:span></text:span><text:span text:style-name="T1"> atau </text:span><text:span text:style-name="Strong_20_Emphasis"><text:span text:style-name="T1">gelombang</text:span></text:span><text:span text:style-name="T1"> jika relevan, meski mungkin lebih cocok untuk lokasi dekat pantai/permukaan). </text:span></text:p>
                      </text:list-item>
                    </text:list>
                  </text:list-item>
                  <text:list-item>
                    <text:p text:style-name="P132"><text:span text:style-name="Strong_20_Emphasis"><text:span text:style-name="T1">Energi Nuklir:</text:span></text:span><text:span text:style-name="T1"> Bahas opsi penggunaan </text:span><text:span text:style-name="Strong_20_Emphasis"><text:span text:style-name="T1">Reaktor Modular Kecil (Small Modular Reactors - SMRs)</text:span></text:span><text:span text:style-name="T1"> yang kompak dan bisa ditempatkan di dasar laut. Jelaskan keunggulannya (kepadatan energi tinggi, pasokan stabil). Namun, </text:span><text:span text:style-name="Strong_20_Emphasis"><text:span text:style-name="T1">bahas secara jujur risiko keamanan</text:span></text:span><text:span text:style-name="T1">, masalah </text:span><text:span text:style-name="Strong_20_Emphasis"><text:span text:style-name="T1">limbah nuklir</text:span></text:span><text:span text:style-name="T1">, dan tantangan </text:span><text:span text:style-name="Strong_20_Emphasis"><text:span text:style-name="T1">decommissioning</text:span></text:span><text:span text:style-name="T1"> di lingkungan laut dalam. </text:span></text:p>
                  </text:list-item>
                  <text:list-item>
                    <text:p text:style-name="P132"><text:span text:style-name="Strong_20_Emphasis"><text:span text:style-name="T1">Transmisi dari Darat:</text:span></text:span><text:span text:style-name="T1"> Jelaskan kemungkinan menyalurkan listrik dari daratan melalui </text:span><text:span text:style-name="Strong_20_Emphasis"><text:span text:style-name="T1">kabel bawah laut</text:span></text:span><text:span text:style-name="T1"> bertegangan tinggi. Sebutkan tantangan jarak, biaya pemasangan, dan risiko kerusakan kabel. </text:span><text:span text:style-name="Strong_20_Emphasis"><text:span text:style-name="T1">Analisis Pro dan Kontra:</text:span></text:span><text:span text:style-name="T1"> Bandingkan setiap opsi dari segi keandalan, biaya, dampak lingkungan, dan keamanan." </text:span></text:p>
                  </text:list-item>
                </text:list>
              </text:list-item>
              <text:list-item>
                <text:p text:style-name="P9"><text:span text:style-name="Strong_20_Emphasis"><text:span text:style-name="T1">Prompt Isi Subbab 3.4: Terhubung ke Dunia: Transportasi dan Komunikasi</text:span></text:span><text:span text:style-name="T1"> "Tuliskan isi mendalam untuk </text:span><text:span text:style-name="Strong_20_Emphasis"><text:span text:style-name="T1">Subbab 3.4: Terhubung ke Dunia: Transportasi dan Komunikasi</text:span></text:span><text:span text:style-name="T1">. Jelaskan bagaimana kota yang terisolasi di dasar laut ini akan tetap terhubung untuk urusan </text:span><text:span text:style-name="Strong_20_Emphasis"><text:span text:style-name="T1">pergerakan orang dan barang</text:span></text:span><text:span text:style-name="T1">, serta </text:span><text:span text:style-name="Strong_20_Emphasis"><text:span text:style-name="T1">pertukaran informasi</text:span></text:span><text:span text:style-name="T1">.</text:span></text:p>
                <text:list>
                  <text:list-item>
                    <text:p text:style-name="P132"><text:span text:style-name="Strong_20_Emphasis"><text:span text:style-name="T1">Transportasi Fisik:</text:span></text:span><text:span text:style-name="T1"> </text:span></text:p>
                    <text:list>
                      <text:list-item>
                        <text:p text:style-name="P132"><text:soft-page-break/><text:span text:style-name="Strong_20_Emphasis"><text:span text:style-name="T1">Kebutuhan:</text:span></text:span><text:span text:style-name="T1"> Jelaskan pentingnya transportasi untuk membawa </text:span><text:span text:style-name="Strong_20_Emphasis"><text:span text:style-name="T1">suplai rutin</text:span></text:span><text:span text:style-name="T1"> (makanan, suku cadang) dari permukaan, </text:span><text:span text:style-name="Strong_20_Emphasis"><text:span text:style-name="T1">pergantian personel</text:span></text:span><text:span text:style-name="T1">, dan mungkin </text:span><text:span text:style-name="Strong_20_Emphasis"><text:span text:style-name="T1">mobilitas antar modul</text:span></text:span><text:span text:style-name="T1"> habitat atau </text:span><text:span text:style-name="Strong_20_Emphasis"><text:span text:style-name="T1">eksplorasi</text:span></text:span><text:span text:style-name="T1"> sekitar. </text:span></text:p>
                      </text:list-item>
                      <text:list-item>
                        <text:p text:style-name="P132"><text:span text:style-name="Strong_20_Emphasis"><text:span text:style-name="T1">Kendaraan:</text:span></text:span><text:span text:style-name="T1"> Bahas jenis kendaraan yang mungkin digunakan: </text:span><text:span text:style-name="Strong_20_Emphasis"><text:span text:style-name="T1">kapal selam canggih</text:span></text:span><text:span text:style-name="T1"> (berawak untuk personel, kargo otomatis) dengan docking port khusus, serta </text:span><text:span text:style-name="Strong_20_Emphasis"><text:span text:style-name="T1">ROV (Remotely Operated Vehicle)</text:span></text:span><text:span text:style-name="T1"> dan </text:span><text:span text:style-name="Strong_20_Emphasis"><text:span text:style-name="T1">AUV (Autonomous Underwater Vehicle)</text:span></text:span><text:span text:style-name="T1"> untuk pekerjaan eksternal, inspeksi, dan riset. </text:span></text:p>
                      </text:list-item>
                      <text:list-item>
                        <text:p text:style-name="P132"><text:span text:style-name="Strong_20_Emphasis"><text:span text:style-name="T1">Konsep Futuristik:</text:span></text:span><text:span text:style-name="T1"> Singgung ide spekulatif seperti </text:span><text:span text:style-name="Strong_20_Emphasis"><text:span text:style-name="T1">terowongan bawah laut</text:span></text:span><text:span text:style-name="T1"> yang menghubungkan ke daratan atau </text:span><text:span text:style-name="Strong_20_Emphasis"><text:span text:style-name="T1">'lift' laut</text:span></text:span><text:span text:style-name="T1"> (elevator) – jelaskan tantangan teknologinya. </text:span></text:p>
                      </text:list-item>
                    </text:list>
                  </text:list-item>
                  <text:list-item>
                    <text:p text:style-name="P132"><text:span text:style-name="Strong_20_Emphasis"><text:span text:style-name="T1">Komunikasi:</text:span></text:span><text:span text:style-name="T1"> </text:span></text:p>
                    <text:list>
                      <text:list-item>
                        <text:p text:style-name="P132"><text:span text:style-name="Strong_20_Emphasis"><text:span text:style-name="T1">Tantangan:</text:span></text:span><text:span text:style-name="T1"> Jelaskan mengapa </text:span><text:span text:style-name="Strong_20_Emphasis"><text:span text:style-name="T1">gelombang radio</text:span></text:span><text:span text:style-name="T1"> (seperti yang digunakan ponsel atau WiFi) </text:span><text:span text:style-name="Strong_20_Emphasis"><text:span text:style-name="T1">tidak berfungsi baik</text:span></text:span><text:span text:style-name="T1"> di bawah air. </text:span></text:p>
                      </text:list-item>
                      <text:list-item>
                        <text:p text:style-name="P132"><text:span text:style-name="Strong_20_Emphasis"><text:span text:style-name="T1">Metode Utama:</text:span></text:span><text:span text:style-name="T1"> Rinci teknologi komunikasi bawah air: </text:span><text:span text:style-name="Strong_20_Emphasis"><text:span text:style-name="T1">Sistem Akustik (Sonar)</text:span></text:span><text:span text:style-name="T1"> untuk pengiriman data (jelaskan keterbatasan kecepatan dan bandwidth), </text:span><text:span text:style-name="Strong_20_Emphasis"><text:span text:style-name="T1">Kabel Serat Optik</text:span></text:span><text:span text:style-name="T1"> yang menghubungkan habitat ke permukaan atau antar habitat (menawarkan bandwidth tinggi tapi rentan putus), dan mungkin </text:span><text:span text:style-name="Strong_20_Emphasis"><text:span text:style-name="T1">komunikasi optik (laser biru-hijau)</text:span></text:span><text:span text:style-name="T1"> untuk jarak pendek antar kendaraan/habitat. </text:span></text:p>
                      </text:list-item>
                      <text:list-item>
                        <text:p text:style-name="P132"><text:span text:style-name="Strong_20_Emphasis"><text:span text:style-name="T1">Keterbatasan:</text:span></text:span><text:span text:style-name="T1"> Bahas isu </text:span><text:span text:style-name="Strong_20_Emphasis"><text:span text:style-name="T1">kecepatan data (bandwidth)</text:span></text:span><text:span text:style-name="T1">, </text:span><text:span text:style-name="Strong_20_Emphasis"><text:span text:style-name="T1">latensi (delay)</text:span></text:span><text:span text:style-name="T1">, dan </text:span><text:span text:style-name="Strong_20_Emphasis"><text:span text:style-name="T1">keamanan komunikasi</text:span></text:span><text:span text:style-name="T1"> bawah air." </text:span></text:p>
                      </text:list-item>
                    </text:list>
                  </text:list-item>
                </text:list>
              </text:list-item>
              <text:list-item>
                <text:p text:style-name="P9"><text:span text:style-name="Strong_20_Emphasis"><text:span text:style-name="T1">Prompt Isi Subbab 3.5: Pekerja Bawah Air: Peran Robotika dan AI</text:span></text:span><text:span text:style-name="T1"> "Tuliskan isi mendalam untuk </text:span><text:span text:style-name="Strong_20_Emphasis"><text:span text:style-name="T1">Subbab 3.5: Pekerja Bawah Air: Peran Robotika dan AI</text:span></text:span><text:span text:style-name="T1">. Tekankan bahwa lingkungan laut dalam yang berbahaya dan sulit diakses membuat </text:span><text:span text:style-name="Strong_20_Emphasis"><text:span text:style-name="T1">otomatisasi menjadi kunci</text:span></text:span><text:span text:style-name="T1">, bukan sekadar pilihan.</text:span></text:p>
                <text:list>
                  <text:list-item>
                    <text:p text:style-name="P132"><text:span text:style-name="Strong_20_Emphasis"><text:span text:style-name="T1">Mengapa Robot Sangat Penting:</text:span></text:span><text:span text:style-name="T1"> Jelaskan bahwa sebagian besar pekerjaan di luar habitat akan terlalu </text:span><text:span text:style-name="Strong_20_Emphasis"><text:span text:style-name="T1">berisiko dan sulit</text:span></text:span><text:span text:style-name="T1"> </text:span><text:soft-page-break/><text:span text:style-name="T1">dilakukan manusia secara langsung (tekanan, kegelapan, kebutuhan alat khusus). </text:span></text:p>
                  </text:list-item>
                  <text:list-item>
                    <text:p text:style-name="P132"><text:span text:style-name="Strong_20_Emphasis"><text:span text:style-name="T1">Peran Robot (Robotika):</text:span></text:span><text:span text:style-name="T1"> Rinci tugas-tugas utama yang akan diemban robot: </text:span></text:p>
                    <text:list>
                      <text:list-item>
                        <text:p text:style-name="P132"><text:span text:style-name="Strong_20_Emphasis"><text:span text:style-name="T1">Konstruksi:</text:span></text:span><text:span text:style-name="T1"> Melakukan pekerjaan berat seperti mengangkat dan memasang modul struktur, pengelasan bawah air, penyiapan fondasi. </text:span></text:p>
                      </text:list-item>
                      <text:list-item>
                        <text:p text:style-name="P132"><text:span text:style-name="Strong_20_Emphasis"><text:span text:style-name="T1">Pemeliharaan (Maintenance):</text:span></text:span><text:span text:style-name="T1"> Melakukan inspeksi rutin pada struktur luar, membersihkan biofouling, melakukan perbaikan. </text:span></text:p>
                      </text:list-item>
                      <text:list-item>
                        <text:p text:style-name="P132"><text:span text:style-name="Strong_20_Emphasis"><text:span text:style-name="T1">Eksplorasi:</text:span></text:span><text:span text:style-name="T1"> Memetakan lingkungan sekitar, mengambil sampel, memantau kondisi laut. </text:span></text:p>
                      </text:list-item>
                      <text:list-item>
                        <text:p text:style-name="P132"><text:span text:style-name="Strong_20_Emphasis"><text:span text:style-name="T1">Tugas Darurat:</text:span></text:span><text:span text:style-name="T1"> Membantu dalam situasi penyelamatan atau perbaikan mendesak. Sebutkan jenis robot yang terlibat: </text:span><text:span text:style-name="Strong_20_Emphasis"><text:span text:style-name="T1">ROV (dikendalikan dari jauh)</text:span></text:span><text:span text:style-name="T1">, </text:span><text:span text:style-name="Strong_20_Emphasis"><text:span text:style-name="T1">AUV (bergerak otonom)</text:span></text:span><text:span text:style-name="T1">, dan mungkin </text:span><text:span text:style-name="Strong_20_Emphasis"><text:span text:style-name="T1">robot-robot spesialis</text:span></text:span><text:span text:style-name="T1"> yang dirancang untuk tugas tertentu. </text:span></text:p>
                      </text:list-item>
                    </text:list>
                  </text:list-item>
                  <text:list-item>
                    <text:p text:style-name="P132"><text:span text:style-name="Strong_20_Emphasis"><text:span text:style-name="T1">Peran Kecerdasan Buatan (AI):</text:span></text:span><text:span text:style-name="T1"> Jelaskan bagaimana AI akan menjadi 'otak' operasi kota: </text:span></text:p>
                    <text:list>
                      <text:list-item>
                        <text:p text:style-name="P132"><text:span text:style-name="Strong_20_Emphasis"><text:span text:style-name="T1">Kontrol Sistem:</text:span></text:span><text:span text:style-name="T1"> Mengelola secara otomatis dan terintegrasi sistem-sistem kompleks seperti </text:span><text:span text:style-name="Strong_20_Emphasis"><text:span text:style-name="T1">pendukung kehidupan (LSS)</text:span></text:span><text:span text:style-name="T1">, </text:span><text:span text:style-name="Strong_20_Emphasis"><text:span text:style-name="T1">distribusi energi</text:span></text:span><text:span text:style-name="T1">, dan </text:span><text:span text:style-name="Strong_20_Emphasis"><text:span text:style-name="T1">keamanan</text:span></text:span><text:span text:style-name="T1">. </text:span></text:p>
                      </text:list-item>
                      <text:list-item>
                        <text:p text:style-name="P132"><text:span text:style-name="Strong_20_Emphasis"><text:span text:style-name="T1">Optimisasi:</text:span></text:span><text:span text:style-name="T1"> Menganalisis data untuk membuat operasi lebih efisien (penggunaan energi, jadwal pemeliharaan). </text:span></text:p>
                      </text:list-item>
                      <text:list-item>
                        <text:p text:style-name="P132"><text:span text:style-name="Strong_20_Emphasis"><text:span text:style-name="T1">Navigasi Otonom:</text:span></text:span><text:span text:style-name="T1"> Memandu AUV dan robot lain dalam menjalankan misi mereka. </text:span></text:p>
                      </text:list-item>
                      <text:list-item>
                        <text:p text:style-name="P9"><text:span text:style-name="Strong_20_Emphasis"><text:span text:style-name="T1">Analisis Data &amp; Pendukung Keputusan:</text:span></text:span><text:span text:style-name="T1"> Memproses data sensorik dari seluruh kota dan lingkungan untuk memberikan informasi penting kepada operator manusia. Tekankan bahwa </text:span><text:span text:style-name="Strong_20_Emphasis"><text:span text:style-name="T1">kolaborasi antara manusia, robot, dan AI</text:span></text:span><text:span text:style-name="T1"> akan menjadi inti dari operasional kota bawah laut." </text:span></text:p>
                      </text:list-item>
                    </text:list>
                  </text:list-item>
                </text:list>
              </text:list-item>
            </text:list>
            <text:p text:style-name="P1"/>
          </text:section>
          <text:section text:style-name="Sect1" text:name="feedback-form-5">
            <text:p text:style-name="P231"/>
          </text:section>
        </text:section>
        <text:section text:style-name="Sect1" text:name="fae37698e5e05dbd">
          <text:p text:style-name="P108"><text:soft-page-break/></text:p>
          <text:section text:style-name="Sect1" text:name="user-query-content-6">
            <text:p text:style-name="P245">Bab 4 </text:p>
          </text:section>
          <text:p text:style-name="P231">Tampilkan alur berpikir</text:p>
          <text:section text:style-name="Sect2" text:name="model-response-message-contentr_fae37698e5e05dbd">
            <text:p text:style-name="Text_20_body"><text:span text:style-name="T1">Oke, mari kita siapkan prompt detail untuk </text:span><text:span text:style-name="Strong_20_Emphasis"><text:span text:style-name="T1">Bab 4: Kehidupan Sehari-hari di Bawah Gelombang</text:span></text:span><text:span text:style-name="T1">.</text:span></text:p>
            <text:p text:style-name="P1"/>
            <text:p text:style-name="Text_20_body"><text:span text:style-name="Strong_20_Emphasis"><text:span text:style-name="T1">Bab 4: Kehidupan Sehari-hari di Bawah Gelombang</text:span></text:span></text:p>
            <text:list xml:id="list9207909355075833293" text:style-name="L16">
              <text:list-item>
                <text:p text:style-name="P10"><text:span text:style-name="Strong_20_Emphasis"><text:span text:style-name="T1">Prompt Pengantar Bab 4:</text:span></text:span><text:span text:style-name="T1"> "Tuliskan paragraf pengantar untuk </text:span><text:span text:style-name="Strong_20_Emphasis"><text:span text:style-name="T1">Bab 4: Kehidupan Sehari-hari di Bawah Gelombang</text:span></text:span><text:span text:style-name="T1">. Setelah kita menjelajahi lingkungan ekstrem (Bab 2) dan teknologi canggih untuk mengatasinya (Bab 3), sekarang mari kita gunakan imajinasi kita untuk membayangkan bagaimana rasanya </text:span><text:span text:style-name="Strong_20_Emphasis"><text:span text:style-name="T1">benar-benar hidup</text:span></text:span><text:span text:style-name="T1"> di sana, hari demi hari. Bab ini akan membawa kita masuk ke dalam kubah atau modul kota bawah laut dan melihat seperti apa </text:span><text:span text:style-name="Strong_20_Emphasis"><text:span text:style-name="T1">rutinitas, tantangan, dan kegembiraan</text:span></text:span><text:span text:style-name="T1"> (jika ada) para penghuninya. Bagaimana bentuk </text:span><text:span text:style-name="Strong_20_Emphasis"><text:span text:style-name="T1">'rumah'</text:span></text:span><text:span text:style-name="T1"> mereka di tengah keterbatasan ruang dan tanpa pemandangan langit? Apa yang mereka </text:span><text:span text:style-name="Strong_20_Emphasis"><text:span text:style-name="T1">makan</text:span></text:span><text:span text:style-name="T1"> dan </text:span><text:span text:style-name="Strong_20_Emphasis"><text:span text:style-name="T1">minum</text:span></text:span><text:span text:style-name="T1"> untuk bertahan hidup? Bagaimana mereka </text:span><text:span text:style-name="Strong_20_Emphasis"><text:span text:style-name="T1">bersosialisasi</text:span></text:span><text:span text:style-name="T1">, menjaga </text:span><text:span text:style-name="Strong_20_Emphasis"><text:span text:style-name="T1">kesehatan mental</text:span></text:span><text:span text:style-name="T1">, dan membangun </text:span><text:span text:style-name="Strong_20_Emphasis"><text:span text:style-name="T1">komunitas</text:span></text:span><text:span text:style-name="T1"> di lingkungan yang terisolasi dan penuh tekanan ini? Seperti apa fasilitas </text:span><text:span text:style-name="Strong_20_Emphasis"><text:span text:style-name="T1">kesehatan</text:span></text:span><text:span text:style-name="T1"> yang tersedia saat mereka sakit? Dan siapa yang akan </text:span><text:span text:style-name="Strong_20_Emphasis"><text:span text:style-name="T1">membuat aturan</text:span></text:span><text:span text:style-name="T1"> dan memastikan semuanya berjalan lancar di pemukiman paling unik di Bumi ini? Bersiaplah untuk menyelami aspek paling manusiawi dari kehidupan di bawah tekanan – secara harfiah."</text:span></text:p>
              </text:list-item>
              <text:list-item>
                <text:p text:style-name="P10"><text:span text:style-name="Strong_20_Emphasis"><text:span text:style-name="T1">Prompt Isi Subbab 4.1: Rumahku Istanaku (di Bawah Laut): Desain Interior dan Ruang Hidup</text:span></text:span><text:span text:style-name="T1"> "Tuliskan isi mendalam untuk </text:span><text:span text:style-name="Strong_20_Emphasis"><text:span text:style-name="T1">Subbab 4.1: Rumahku Istanaku (di Bawah Laut): Desain Interior dan Ruang Hidup</text:span></text:span><text:span text:style-name="T1">. Fokus pada bagaimana menciptakan ruang hidup yang layak, nyaman, dan fungsional di dalam habitat bawah laut yang pasti terbatas dan tertutup.</text:span></text:p>
                <text:list>
                  <text:list-item>
                    <text:p text:style-name="P133"><text:span text:style-name="Strong_20_Emphasis"><text:span text:style-name="T1">Tantangan Desain Utama:</text:span></text:span><text:span text:style-name="T1"> Jelaskan isu fundamental: </text:span><text:span text:style-name="Strong_20_Emphasis"><text:span text:style-name="T1">keterbatasan ruang</text:span></text:span><text:span text:style-name="T1"> per individu karena biaya dan kompleksitas pembangunan, serta potensi dampak psikologis </text:span><text:soft-page-break/><text:span text:style-name="T1">seperti </text:span><text:span text:style-name="Strong_20_Emphasis"><text:span text:style-name="T1">klaustrofobia</text:span></text:span><text:span text:style-name="T1"> dan </text:span><text:span text:style-name="Strong_20_Emphasis"><text:span text:style-name="T1">kebosanan sensorik</text:span></text:span><text:span text:style-name="T1"> akibat lingkungan buatan. Bahas masalah ketiadaan </text:span><text:span text:style-name="Strong_20_Emphasis"><text:span text:style-name="T1">jendela</text:span></text:span><text:span text:style-name="T1"> dengan pemandangan alami yang dinamis atau hanya kegelapan/air keruh. </text:span></text:p>
                  </text:list-item>
                  <text:list-item>
                    <text:p text:style-name="P133"><text:span text:style-name="Strong_20_Emphasis"><text:span text:style-name="T1">Solusi Desain Interior Inovatif:</text:span></text:span><text:span text:style-name="T1"> Rinci strategi dan teknologi untuk mengatasi tantangan: </text:span></text:p>
                    <text:list>
                      <text:list-item>
                        <text:p text:style-name="P133"><text:span text:style-name="Strong_20_Emphasis"><text:span text:style-name="T1">Optimalisasi Ruang:</text:span></text:span><text:span text:style-name="T1"> Penggunaan </text:span><text:span text:style-name="Strong_20_Emphasis"><text:span text:style-name="T1">furnitur multifungsi</text:span></text:span><text:span text:style-name="T1"> (tempat tidur lipat ke dinding, meja yang bisa diperluas/disimpan), </text:span><text:span text:style-name="Strong_20_Emphasis"><text:span text:style-name="T1">penyimpanan vertikal</text:span></text:span><text:span text:style-name="T1"> yang cerdas, dan </text:span><text:span text:style-name="Strong_20_Emphasis"><text:span text:style-name="T1">denah ruang yang fleksibel</text:span></text:span><text:span text:style-name="T1"> (ruang yang bisa diubah fungsinya). </text:span></text:p>
                      </text:list-item>
                      <text:list-item>
                        <text:p text:style-name="P133"><text:span text:style-name="Strong_20_Emphasis"><text:span text:style-name="T1">Pencahayaan &amp; Warna:</text:span></text:span><text:span text:style-name="T1"> Pentingnya sistem </text:span><text:span text:style-name="Strong_20_Emphasis"><text:span text:style-name="T1">pencahayaan buatan canggih</text:span></text:span><text:span text:style-name="T1"> yang bisa meniru </text:span><text:span text:style-name="Strong_20_Emphasis"><text:span text:style-name="T1">spektrum dan siklus siang-malam alami (circadian lighting)</text:span></text:span><text:span text:style-name="T1"> untuk mengatur jam biologis dan mood. Penggunaan </text:span><text:span text:style-name="Strong_20_Emphasis"><text:span text:style-name="T1">warna-warna cerah</text:span></text:span><text:span text:style-name="T1"> atau elemen alami (kayu, tanaman indoor – jika memungkinkan) untuk menciptakan suasana yang lebih hidup. </text:span></text:p>
                      </text:list-item>
                      <text:list-item>
                        <text:p text:style-name="P133"><text:span text:style-name="Strong_20_Emphasis"><text:span text:style-name="T1">'Jendela' ke Dunia Luar:</text:span></text:span><text:span text:style-name="T1"> Elaborasi ide </text:span><text:span text:style-name="Strong_20_Emphasis"><text:span text:style-name="T1">jendela virtual</text:span></text:span><text:span text:style-name="T1"> – </text:span><text:span text:style-name="Strong_20_Emphasis"><text:span text:style-name="T1">layar resolusi sangat tinggi</text:span></text:span><text:span text:style-name="T1"> yang menampilkan pemandangan laut </text:span><text:span text:style-name="Emphasis"><text:span text:style-name="T1">real-time</text:span></text:span><text:span text:style-name="T1"> dari kamera eksternal, siaran langsung dari lokasi indah di daratan, atau bahkan simulasi alam yang menenangkan. </text:span></text:p>
                      </text:list-item>
                      <text:list-item>
                        <text:p text:style-name="P133"><text:span text:style-name="Strong_20_Emphasis"><text:span text:style-name="T1">Keseimbangan Ruang:</text:span></text:span><text:span text:style-name="T1"> Pentingnya merancang keseimbangan antara </text:span><text:span text:style-name="Strong_20_Emphasis"><text:span text:style-name="T1">ruang pribadi</text:span></text:span><text:span text:style-name="T1"> (kamar tidur/area pribadi) yang memberikan ketenangan dan </text:span><text:span text:style-name="Strong_20_Emphasis"><text:span text:style-name="T1">area komunal</text:span></text:span><text:span text:style-name="T1"> (ruang makan, lounge) yang mendorong interaksi sosial yang sehat. Bandingkan tantangan dan solusi ini dengan pengalaman hidup di </text:span><text:span text:style-name="Strong_20_Emphasis"><text:span text:style-name="T1">Stasiun Luar Angkasa Internasional (ISS)</text:span></text:span><text:span text:style-name="T1">, </text:span><text:span text:style-name="Strong_20_Emphasis"><text:span text:style-name="T1">kapal selam</text:span></text:span><text:span text:style-name="T1">, atau tren </text:span><text:span text:style-name="Strong_20_Emphasis"><text:span text:style-name="T1">rumah mungil (tiny homes)</text:span></text:span><text:span text:style-name="T1"> di darat." </text:span></text:p>
                      </text:list-item>
                    </text:list>
                  </text:list-item>
                </text:list>
              </text:list-item>
              <text:list-item>
                <text:p text:style-name="P10"><text:span text:style-name="Strong_20_Emphasis"><text:span text:style-name="T1">Prompt Isi Subbab 4.2: Menu Hari Ini: Makanan dan Minuman</text:span></text:span><text:span text:style-name="T1"> "Tuliskan isi mendalam untuk </text:span><text:span text:style-name="Strong_20_Emphasis"><text:span text:style-name="T1">Subbab 4.2: Menu Hari Ini: Makanan dan Minuman</text:span></text:span><text:span text:style-name="T1">. Jelaskan secara rinci bagaimana kebutuhan dasar pangan dan air minum akan dipenuhi secara berkelanjutan di kota bawah laut.</text:span></text:p>
                <text:list>
                  <text:list-item>
                    <text:p text:style-name="P133"><text:soft-page-break/><text:span text:style-name="Strong_20_Emphasis"><text:span text:style-name="T1">Produksi Pangan di Tempat (On-Site):</text:span></text:span><text:span text:style-name="T1"> Jelajahi secara detail potensi </text:span><text:span text:style-name="Strong_20_Emphasis"><text:span text:style-name="T1">pertanian dalam ruangan (indoor farming)</text:span></text:span><text:span text:style-name="T1"> di dalam habitat: </text:span></text:p>
                    <text:list>
                      <text:list-item>
                        <text:p text:style-name="P133"><text:span text:style-name="Strong_20_Emphasis"><text:span text:style-name="T1">Sistem Tanpa Tanah:</text:span></text:span><text:span text:style-name="T1"> Jelaskan prinsip kerja </text:span><text:span text:style-name="Strong_20_Emphasis"><text:span text:style-name="T1">hidroponik</text:span></text:span><text:span text:style-name="T1"> (akar dalam larutan nutrisi), </text:span><text:span text:style-name="Strong_20_Emphasis"><text:span text:style-name="T1">aeroponik</text:span></text:span><text:span text:style-name="T1"> (akar disemprot kabut nutrisi), atau </text:span><text:span text:style-name="Strong_20_Emphasis"><text:span text:style-name="T1">vertikal farming</text:span></text:span><text:span text:style-name="T1"> untuk memaksimalkan ruang. Sebutkan jenis tanaman yang cocok (sayuran daun, herbal, mungkin buah-buahan kecil). </text:span></text:p>
                      </text:list-item>
                      <text:list-item>
                        <text:p text:style-name="P133"><text:span text:style-name="Strong_20_Emphasis"><text:span text:style-name="T1">Sistem Terintegrasi:</text:span></text:span><text:span text:style-name="T1"> Jelaskan konsep </text:span><text:span text:style-name="Strong_20_Emphasis"><text:span text:style-name="T1">akuaponik</text:span></text:span><text:span text:style-name="T1"> (simbiosis ikan dan tanaman) dan </text:span><text:span text:style-name="Strong_20_Emphasis"><text:span text:style-name="T1">budidaya alga/mikroalga</text:span></text:span><text:span text:style-name="T1"> (seperti spirulina) sebagai sumber protein dan nutrisi padat yang efisien. Bahas kebutuhan energi (cahaya LED khusus tumbuh), air, dan nutrisi. </text:span></text:p>
                      </text:list-item>
                    </text:list>
                  </text:list-item>
                  <text:list-item>
                    <text:p text:style-name="P133"><text:span text:style-name="Strong_20_Emphasis"><text:span text:style-name="T1">Memanfaatkan Laut Sekitar:</text:span></text:span><text:span text:style-name="T1"> Diskusikan kemungkinan </text:span><text:span text:style-name="Strong_20_Emphasis"><text:span text:style-name="T1">budidaya laut (marikultur)</text:span></text:span><text:span text:style-name="T1"> yang terkontrol dan berkelanjutan di dekat habitat untuk </text:span><text:span text:style-name="Strong_20_Emphasis"><text:span text:style-name="T1">ikan, kerang, udang, atau rumput laut</text:span></text:span><text:span text:style-name="T1">. Tekankan pentingnya dilakukan secara bertanggung jawab agar tidak merusak ekosistem sekitar. </text:span></text:p>
                  </text:list-item>
                  <text:list-item>
                    <text:p text:style-name="P133"><text:span text:style-name="Strong_20_Emphasis"><text:span text:style-name="T1">Logistik Suplai dari Permukaan:</text:span></text:span><text:span text:style-name="T1"> Analisis tingkat ketergantungan pada </text:span><text:span text:style-name="Strong_20_Emphasis"><text:span text:style-name="T1">pasokan dari daratan</text:span></text:span><text:span text:style-name="T1">. Jelaskan tantangan </text:span><text:span text:style-name="Strong_20_Emphasis"><text:span text:style-name="T1">logistik pengiriman</text:span></text:span><text:span text:style-name="T1"> (biaya mahal, jadwal, risiko keterlambatan akibat cuaca/teknis) dan perlunya </text:span><text:span text:style-name="Strong_20_Emphasis"><text:span text:style-name="T1">fasilitas penyimpanan besar</text:span></text:span><text:span text:style-name="T1"> serta teknik </text:span><text:span text:style-name="Strong_20_Emphasis"><text:span text:style-name="T1">pengawetan makanan jangka panjang</text:span></text:span><text:span text:style-name="T1"> (makanan beku, kering, vakum, atau mungkin makanan cetak 3D?). </text:span></text:p>
                  </text:list-item>
                  <text:list-item>
                    <text:p text:style-name="P133"><text:span text:style-name="Strong_20_Emphasis"><text:span text:style-name="T1">Sumber Air Minum:</text:span></text:span><text:span text:style-name="T1"> Ingatkan kembali bahwa air minum kemungkinan besar berasal dari </text:span><text:span text:style-name="Strong_20_Emphasis"><text:span text:style-name="T1">sistem daur ulang air (water recycling)</text:span></text:span><text:span text:style-name="T1"> yang sangat efisien (memurnikan semua sumber air bekas pakai) dan/atau </text:span><text:span text:style-name="Strong_20_Emphasis"><text:span text:style-name="T1">unit desalinasi</text:span></text:span><text:span text:style-name="T1"> air laut (memisahkan garam dari air), yang keduanya membutuhkan energi signifikan. </text:span></text:p>
                  </text:list-item>
                  <text:list-item>
                    <text:p text:style-name="P133"><text:span text:style-name="Strong_20_Emphasis"><text:span text:style-name="T1">Diet dan Gizi:</text:span></text:span><text:span text:style-name="T1"> Singgung tantangan dalam menyediakan </text:span><text:span text:style-name="Strong_20_Emphasis"><text:span text:style-name="T1">diet yang seimbang, bervariasi, dan menarik selera</text:span></text:span><text:span text:style-name="T1"> untuk menjaga kesehatan dan moral penghuni dalam jangka panjang." </text:span></text:p>
                  </text:list-item>
                </text:list>
              </text:list-item>
              <text:list-item>
                <text:p text:style-name="P10"><text:soft-page-break/><text:span text:style-name="Strong_20_Emphasis"><text:span text:style-name="T1">Prompt Isi Subbab 4.3: Bersosialisasi di Kedalaman: Komunitas dan Psikologi</text:span></text:span><text:span text:style-name="T1"> "Tuliskan isi mendalam untuk </text:span><text:span text:style-name="Strong_20_Emphasis"><text:span text:style-name="T1">Subbab 4.3: Bersosialisasi di Kedalaman: Komunitas dan Psikologi</text:span></text:span><text:span text:style-name="T1">. Fokus pada dampak mental, emosional, dan sosial dari gaya hidup yang unik dan ekstrem ini.</text:span></text:p>
                <text:list>
                  <text:list-item>
                    <text:p text:style-name="P133"><text:span text:style-name="Strong_20_Emphasis"><text:span text:style-name="T1">Risiko Psikologis Utama:</text:span></text:span><text:span text:style-name="T1"> Jelaskan secara detail potensi masalah kesehatan mental yang dihadapi penghuni: </text:span></text:p>
                    <text:list>
                      <text:list-item>
                        <text:p text:style-name="P133"><text:span text:style-name="Strong_20_Emphasis"><text:span text:style-name="T1">Efek Isolasi &amp; Konfinemen (ICE):</text:span></text:span><text:span text:style-name="T1"> Perasaan terputus dari dunia luar, keluarga, teman, dan alam. Sensasi terkurung (klaustrofobia), kebosanan, dan kurangnya stimulus sensorik alami. Istilah </text:span><text:span text:style-name="Strong_20_Emphasis"><text:span text:style-name="T1">'cabin fever'</text:span></text:span><text:span text:style-name="T1">. </text:span></text:p>
                      </text:list-item>
                      <text:list-item>
                        <text:p text:style-name="P133"><text:span text:style-name="Strong_20_Emphasis"><text:span text:style-name="T1">Stres &amp; Kecemasan:</text:span></text:span><text:span text:style-name="T1"> Akibat kesadaran akan </text:span><text:span text:style-name="Strong_20_Emphasis"><text:span text:style-name="T1">bahaya lingkungan</text:span></text:span><text:span text:style-name="T1"> (tekanan, kegagalan sistem), </text:span><text:span text:style-name="Strong_20_Emphasis"><text:span text:style-name="T1">ketergantungan total pada teknologi</text:span></text:span><text:span text:style-name="T1">, dan mungkin </text:span><text:span text:style-name="Strong_20_Emphasis"><text:span text:style-name="T1">jadwal kerja yang menuntut</text:span></text:span><text:span text:style-name="T1">. </text:span></text:p>
                      </text:list-item>
                      <text:list-item>
                        <text:p text:style-name="P133"><text:span text:style-name="Strong_20_Emphasis"><text:span text:style-name="T1">Potensi Depresi &amp; Konflik:</text:span></text:span><text:span text:style-name="T1"> Risiko depresi akibat kondisi hidup jangka panjang dan potensi meningkatnya </text:span><text:span text:style-name="Strong_20_Emphasis"><text:span text:style-name="T1">konflik interpersonal</text:span></text:span><text:span text:style-name="T1"> dalam kelompok kecil yang hidup berdekatan di bawah tekanan. </text:span></text:p>
                      </text:list-item>
                    </text:list>
                  </text:list-item>
                  <text:list-item>
                    <text:p text:style-name="P133"><text:span text:style-name="Strong_20_Emphasis"><text:span text:style-name="T1">Strategi Menjaga Kesehatan Mental &amp; Sosial:</text:span></text:span><text:span text:style-name="T1"> Tekankan pentingnya upaya proaktif untuk membangun komunitas yang sehat: </text:span></text:p>
                    <text:list>
                      <text:list-item>
                        <text:p text:style-name="P133"><text:span text:style-name="Strong_20_Emphasis"><text:span text:style-name="T1">Desain Lingkungan Sosial:</text:span></text:span><text:span text:style-name="T1"> Kebutuhan akan </text:span><text:span text:style-name="Strong_20_Emphasis"><text:span text:style-name="T1">ruang komunal yang dirancang baik</text:span></text:span><text:span text:style-name="T1"> (lounge, area makan bersama, pusat rekreasi) yang mendorong interaksi positif dan relaksasi. </text:span></text:p>
                      </text:list-item>
                      <text:list-item>
                        <text:p text:style-name="P133"><text:span text:style-name="Strong_20_Emphasis"><text:span text:style-name="T1">Aktivitas &amp; Rekreasi:</text:span></text:span><text:span text:style-name="T1"> Penyediaan fasilitas dan program untuk </text:span><text:span text:style-name="Strong_20_Emphasis"><text:span text:style-name="T1">olahraga, hobi, hiburan</text:span></text:span><text:span text:style-name="T1"> (bioskop, game, perpustakaan, mungkin taman indoor kecil atau ruang simulasi VR) untuk mengisi waktu luang dan mengurangi stres. </text:span></text:p>
                      </text:list-item>
                      <text:list-item>
                        <text:p text:style-name="P133"><text:span text:style-name="Strong_20_Emphasis"><text:span text:style-name="T1">Komunikasi Berkualitas:</text:span></text:span><text:span text:style-name="T1"> Pentingnya </text:span><text:span text:style-name="Strong_20_Emphasis"><text:span text:style-name="T1">koneksi digital yang andal dan pribadi</text:span></text:span><text:span text:style-name="T1"> dengan orang-orang terkasih di permukaan. </text:span></text:p>
                      </text:list-item>
                      <text:list-item>
                        <text:p text:style-name="P133"><text:span text:style-name="Strong_20_Emphasis"><text:span text:style-name="T1">Dukungan Psikologis:</text:span></text:span><text:span text:style-name="T1"> Ketersediaan </text:span><text:span text:style-name="Strong_20_Emphasis"><text:span text:style-name="T1">konseling </text:span></text:span><text:soft-page-break/><text:span text:style-name="Strong_20_Emphasis"><text:span text:style-name="T1">profesional</text:span></text:span><text:span text:style-name="T1"> atau dukungan sebaya di dalam komunitas. </text:span></text:p>
                      </text:list-item>
                    </text:list>
                  </text:list-item>
                  <text:list-item>
                    <text:p text:style-name="P133"><text:span text:style-name="Strong_20_Emphasis"><text:span text:style-name="T1">Seleksi &amp; Pelatihan Kru:</text:span></text:span><text:span text:style-name="T1"> Bahas kemungkinan perlunya </text:span><text:span text:style-name="Strong_20_Emphasis"><text:span text:style-name="T1">proses seleksi yang sangat hati-hati</text:span></text:span><text:span text:style-name="T1"> (menilai stabilitas psikologis, kemampuan kerja tim, ketahanan stres) dan </text:span><text:span text:style-name="Strong_20_Emphasis"><text:span text:style-name="T1">pelatihan ekstensif</text:span></text:span><text:span text:style-name="T1"> (mirip astronot) bagi calon penghuni untuk mempersiapkan mereka menghadapi tantangan psikososial." </text:span></text:p>
                  </text:list-item>
                </text:list>
              </text:list-item>
              <text:list-item>
                <text:p text:style-name="P10"><text:span text:style-name="Strong_20_Emphasis"><text:span text:style-name="T1">Prompt Isi Subbab 4.4: Tetap Sehat: Layanan Medis dan Kebugaran</text:span></text:span><text:span text:style-name="T1"> "Tuliskan isi mendalam untuk </text:span><text:span text:style-name="Strong_20_Emphasis"><text:span text:style-name="T1">Subbab 4.4: Tetap Sehat: Layanan Medis dan Kebugaran</text:span></text:span><text:span text:style-name="T1">. Rinci bagaimana aspek kesehatan fisik penghuni akan ditangani, termasuk pencegahan, perawatan, dan kondisi darurat.</text:span></text:p>
                <text:list>
                  <text:list-item>
                    <text:p text:style-name="P133"><text:span text:style-name="Strong_20_Emphasis"><text:span text:style-name="T1">Tantangan Kesehatan Unik:</text:span></text:span><text:span text:style-name="T1"> Elaborasi risiko kesehatan spesifik lingkungan bawah laut: </text:span></text:p>
                    <text:list>
                      <text:list-item>
                        <text:p text:style-name="P133"><text:span text:style-name="Strong_20_Emphasis"><text:span text:style-name="T1">Penyakit Terkait Tekanan:</text:span></text:span><text:span text:style-name="T1"> Risiko </text:span><text:span text:style-name="Strong_20_Emphasis"><text:span text:style-name="T1">barotrauma</text:span></text:span><text:span text:style-name="T1"> (telinga, sinus, paru-paru) saat terjadi perubahan tekanan, dan </text:span><text:span text:style-name="Strong_20_Emphasis"><text:span text:style-name="T1">penyakit dekompresi</text:span></text:span><text:span text:style-name="T1"> jika melakukan aktivitas di luar habitat (Extra-Vehicular Activity - EVA) atau saat kembali ke permukaan. </text:span></text:p>
                      </text:list-item>
                      <text:list-item>
                        <text:p text:style-name="P133"><text:span text:style-name="Strong_20_Emphasis"><text:span text:style-name="T1">Efek Fisiologis Jangka Panjang:</text:span></text:span><text:span text:style-name="T1"> Pertanyaan tentang dampak hidup permanen di </text:span><text:span text:style-name="Strong_20_Emphasis"><text:span text:style-name="T1">atmosfer buatan</text:span></text:span><text:span text:style-name="T1">, </text:span><text:span text:style-name="Strong_20_Emphasis"><text:span text:style-name="T1">tekanan lebih tinggi</text:span></text:span><text:span text:style-name="T1"> (jika habitat tidak 1 atm), dan </text:span><text:span text:style-name="Strong_20_Emphasis"><text:span text:style-name="T1">kurangnya gravitasi normal</text:span></text:span><text:span text:style-name="T1"> (jika dibandingkan dengan luar angkasa, mungkin tidak terlalu signifikan tapi perlu dipertimbangkan untuk analogi) pada tulang, otot, dan sistem tubuh lainnya. </text:span></text:p>
                      </text:list-item>
                      <text:list-item>
                        <text:p text:style-name="P133"><text:span text:style-name="Strong_20_Emphasis"><text:span text:style-name="T1">Risiko Lain:</text:span></text:span><text:span text:style-name="T1"> Potensi paparan zat kimia dari sistem internal, risiko infeksi di lingkungan tertutup. </text:span></text:p>
                      </text:list-item>
                    </text:list>
                  </text:list-item>
                  <text:list-item>
                    <text:p text:style-name="P133"><text:span text:style-name="Strong_20_Emphasis"><text:span text:style-name="T1">Layanan Medis di Tempat:</text:span></text:span><text:span text:style-name="T1"> Jelaskan kebutuhan fasilitas medis on-site: </text:span><text:span text:style-name="Strong_20_Emphasis"><text:span text:style-name="T1">klinik atau rumah sakit mini</text:span></text:span><text:span text:style-name="T1"> yang dilengkapi peralatan </text:span><text:span text:style-name="Strong_20_Emphasis"><text:span text:style-name="T1">diagnosis dasar hingga menengah</text:span></text:span><text:span text:style-name="T1"> (alat tes darah, USG, mungkin X-ray portabel), ruang </text:span><text:span text:style-name="Strong_20_Emphasis"><text:span text:style-name="T1">perawatan darurat/trauma</text:span></text:span><text:span text:style-name="T1">, kemampuan </text:span><text:span text:style-name="Strong_20_Emphasis"><text:span text:style-name="T1">bedah minor</text:span></text:span><text:span text:style-name="T1">, dan </text:span><text:span text:style-name="Strong_20_Emphasis"><text:span text:style-name="T1">farmasi</text:span></text:span><text:span text:style-name="T1"> yang lengkap. Harus ada </text:span><text:span text:style-name="Strong_20_Emphasis"><text:span text:style-name="T1">tenaga medis terlatih</text:span></text:span><text:span text:style-name="T1"> (dokter, perawat) yang tinggal di sana. </text:span></text:p>
                  </text:list-item>
                  <text:list-item>
                    <text:p text:style-name="P133"><text:soft-page-break/><text:span text:style-name="Strong_20_Emphasis"><text:span text:style-name="T1">Telemedicine sebagai Tulang Punggung:</text:span></text:span><text:span text:style-name="T1"> Tekankan peran krusial </text:span><text:span text:style-name="Strong_20_Emphasis"><text:span text:style-name="T1">konsultasi jarak jauh (telemedicine)</text:span></text:span><text:span text:style-name="T1"> dengan </text:span><text:span text:style-name="Strong_20_Emphasis"><text:span text:style-name="T1">dokter spesialis</text:span></text:span><text:span text:style-name="T1"> di rumah sakit besar di permukaan untuk diagnosis lanjutan dan panduan perawatan kompleks. </text:span></text:p>
                  </text:list-item>
                  <text:list-item>
                    <text:p text:style-name="P133"><text:span text:style-name="Strong_20_Emphasis"><text:span text:style-name="T1">Evakuasi Medis (Medevac):</text:span></text:span><text:span text:style-name="T1"> Jelaskan </text:span><text:span text:style-name="Strong_20_Emphasis"><text:span text:style-name="T1">tingkat kesulitan ekstrem</text:span></text:span><text:span text:style-name="T1"> dalam mengevakuasi pasien dalam kondisi kritis dari dasar laut. Perlu </text:span><text:span text:style-name="Strong_20_Emphasis"><text:span text:style-name="T1">kapal selam penyelamat khusus (Deep Submergence Rescue Vehicle - DSRV)</text:span></text:span><text:span text:style-name="T1">, prosedur transfer pasien yang aman, dan penanganan dekompresi yang hati-hati. Tekankan pentingnya kemampuan medis mandiri semaksimal mungkin. </text:span></text:p>
                  </text:list-item>
                  <text:list-item>
                    <text:p text:style-name="P133"><text:span text:style-name="Strong_20_Emphasis"><text:span text:style-name="T1">Pentingnya Kebugaran:</text:span></text:span><text:span text:style-name="T1"> Jelaskan mengapa </text:span><text:span text:style-name="Strong_20_Emphasis"><text:span text:style-name="T1">program kebugaran terstruktur</text:span></text:span><text:span text:style-name="T1"> dan </text:span><text:span text:style-name="Strong_20_Emphasis"><text:span text:style-name="T1">fasilitas olahraga</text:span></text:span><text:span text:style-name="T1"> (treadmill, sepeda statis, alat angkat beban) sangat penting untuk melawan </text:span><text:span text:style-name="Strong_20_Emphasis"><text:span text:style-name="T1">efek negatif gaya hidup kurang aktif</text:span></text:span><text:span text:style-name="T1">, menjaga </text:span><text:span text:style-name="Strong_20_Emphasis"><text:span text:style-name="T1">kesehatan kardiovaskular, kekuatan otot, dan kepadatan tulang</text:span></text:span><text:span text:style-name="T1">." </text:span></text:p>
                  </text:list-item>
                </text:list>
              </text:list-item>
              <text:list-item>
                <text:p text:style-name="P10"><text:span text:style-name="Strong_20_Emphasis"><text:span text:style-name="T1">Prompt Isi Subbab 4.5: Siapa yang Bertugas?: Pemerintahan dan Aturan</text:span></text:span><text:span text:style-name="T1"> "Tuliskan isi mendalam untuk </text:span><text:span text:style-name="Strong_20_Emphasis"><text:span text:style-name="T1">Subbab 4.5: Siapa yang Bertugas?: Pemerintahan dan Aturan</text:span></text:span><text:span text:style-name="T1">. Jelajahi struktur organisasi, hukum, dan tata kelola yang mungkin diterapkan di kota bawah laut.</text:span></text:p>
                <text:list>
                  <text:list-item>
                    <text:p text:style-name="P133"><text:span text:style-name="Strong_20_Emphasis"><text:span text:style-name="T1">Urgensi Struktur dan Aturan:</text:span></text:span><text:span text:style-name="T1"> Jelaskan mengapa </text:span><text:span text:style-name="Strong_20_Emphasis"><text:span text:style-name="T1">tata kelola yang jelas dan efektif</text:span></text:span><text:span text:style-name="T1"> bukan sekadar pilihan, melainkan </text:span><text:span text:style-name="Strong_20_Emphasis"><text:span text:style-name="T1">kebutuhan vital</text:span></text:span><text:span text:style-name="T1"> untuk kelangsungan hidup dan ketertiban di lingkungan yang sangat bergantung pada kerja sama dan kepatuhan terhadap prosedur keselamatan. </text:span></text:p>
                  </text:list-item>
                  <text:list-item>
                    <text:p text:style-name="P133"><text:span text:style-name="Strong_20_Emphasis"><text:span text:style-name="T1">Model-Model Potensial Pemerintahan:</text:span></text:span><text:span text:style-name="T1"> Diskusikan dan analisis kelebihan/kekurangan beberapa model: </text:span></text:p>
                    <text:list>
                      <text:list-item>
                        <text:p text:style-name="P133"><text:span text:style-name="Strong_20_Emphasis"><text:span text:style-name="T1">Model Korporat:</text:span></text:span><text:span text:style-name="T1"> Jika dibangun dan dioperasikan oleh perusahaan, mungkin diatur oleh </text:span><text:span text:style-name="Strong_20_Emphasis"><text:span text:style-name="T1">manajemen perusahaan</text:span></text:span><text:span text:style-name="T1"> dengan aturan internal yang ketat (seperti kompleks industri terpencil). </text:span></text:p>
                      </text:list-item>
                      <text:list-item>
                        <text:p text:style-name="P133"><text:span text:style-name="Strong_20_Emphasis"><text:span text:style-name="T1">Model Nasional/Militer:</text:span></text:span><text:span text:style-name="T1"> Jika merupakan proyek negara atau pangkalan militer, akan tunduk pada </text:span><text:span text:style-name="Strong_20_Emphasis"><text:span text:style-name="T1">hukum dan komando nasional</text:span></text:span><text:span text:style-name="T1"> negara tersebut. </text:span></text:p>
                      </text:list-item>
                      <text:list-item>
                        <text:p text:style-name="P133"><text:soft-page-break/><text:span text:style-name="Strong_20_Emphasis"><text:span text:style-name="T1">Model Internasional:</text:span></text:span><text:span text:style-name="T1"> Jika merupakan fasilitas riset atau koloni di perairan internasional, mungkin diatur oleh </text:span><text:span text:style-name="Strong_20_Emphasis"><text:span text:style-name="T1">perjanjian multilateral</text:span></text:span><text:span text:style-name="T1"> antar negara yang terlibat (mirip </text:span><text:span text:style-name="Strong_20_Emphasis"><text:span text:style-name="T1">Stasiun Luar Angkasa Internasional</text:span></text:span><text:span text:style-name="T1"> atau </text:span><text:span text:style-name="Strong_20_Emphasis"><text:span text:style-name="T1">Perjanjian Antartika</text:span></text:span><text:span text:style-name="T1">). </text:span></text:p>
                      </text:list-item>
                      <text:list-item>
                        <text:p text:style-name="P133"><text:span text:style-name="Strong_20_Emphasis"><text:span text:style-name="T1">Model Komunitas Otonom:</text:span></text:span><text:span text:style-name="T1"> Kemungkinan (terutama dalam jangka panjang) penghuni mengembangkan </text:span><text:span text:style-name="Strong_20_Emphasis"><text:span text:style-name="T1">sistem pemerintahan mandiri</text:span></text:span><text:span text:style-name="T1"> (dewan terpilih, dll). </text:span></text:p>
                      </text:list-item>
                    </text:list>
                  </text:list-item>
                  <text:list-item>
                    <text:p text:style-name="P133"><text:span text:style-name="Strong_20_Emphasis"><text:span text:style-name="T1">Fungsi-Fungsi Kunci Tata Kelola:</text:span></text:span><text:span text:style-name="T1"> Identifikasi tugas-tugas esensial yang harus dijalankan: </text:span><text:span text:style-name="Strong_20_Emphasis"><text:span text:style-name="T1">pembuatan peraturan</text:span></text:span><text:span text:style-name="T1"> (keselamatan, alokasi sumber daya, perilaku), </text:span><text:span text:style-name="Strong_20_Emphasis"><text:span text:style-name="T1">penegakan hukum/aturan</text:span></text:span><text:span text:style-name="T1"> internal, </text:span><text:span text:style-name="Strong_20_Emphasis"><text:span text:style-name="T1">mekanisme penyelesaian sengketa</text:span></text:span><text:span text:style-name="T1">, </text:span><text:span text:style-name="Strong_20_Emphasis"><text:span text:style-name="T1">manajemen darurat</text:span></text:span><text:span text:style-name="T1">, dan </text:span><text:span text:style-name="Strong_20_Emphasis"><text:span text:style-name="T1">hubungan eksternal</text:span></text:span><text:span text:style-name="T1"> (dengan otoritas di permukaan atau negara/organisasi sponsor). </text:span></text:p>
                  </text:list-item>
                  <text:list-item>
                    <text:p text:style-name="P133"><text:span text:style-name="Strong_20_Emphasis"><text:span text:style-name="T1">Tantangan Tata Kelola Unik:</text:span></text:span><text:span text:style-name="T1"> Bahas isu-isu kompleks: </text:span></text:p>
                    <text:list>
                      <text:list-item>
                        <text:p text:style-name="P133"><text:span text:style-name="Strong_20_Emphasis"><text:span text:style-name="T1">Masalah Yurisdiksi Hukum:</text:span></text:span><text:span text:style-name="T1"> Di perairan internasional, hukum siapa yang berlaku? </text:span></text:p>
                      </text:list-item>
                      <text:list-item>
                        <text:p text:style-name="P133"><text:span text:style-name="Strong_20_Emphasis"><text:span text:style-name="T1">Efektivitas Penegakan:</text:span></text:span><text:span text:style-name="T1"> Bagaimana menegakkan aturan secara adil di komunitas kecil dan terisolasi? </text:span></text:p>
                      </text:list-item>
                      <text:list-item>
                        <text:p text:style-name="P10"><text:span text:style-name="Strong_20_Emphasis"><text:span text:style-name="T1">Keseimbangan Otoritas vs Kebebasan:</text:span></text:span><text:span text:style-name="T1"> Menemukan titik tengah antara </text:span><text:span text:style-name="Strong_20_Emphasis"><text:span text:style-name="T1">aturan ketat demi keselamatan kolektif</text:span></text:span><text:span text:style-name="T1"> dan </text:span><text:span text:style-name="Strong_20_Emphasis"><text:span text:style-name="T1">hak serta kebebasan individu</text:span></text:span><text:span text:style-name="T1"> penghuni. Bagaimana partisipasi penghuni dalam pengambilan keputusan? Gunakan pendekatan spekulatif namun logis berdasarkan contoh tata kelola di lingkungan ekstrem lainnya." </text:span></text:p>
                      </text:list-item>
                    </text:list>
                  </text:list-item>
                </text:list>
              </text:list-item>
            </text:list>
            <text:p text:style-name="P1"/>
            <text:p text:style-name="P108">Semoga rangkaian prompt ini membantu Anda mengisi Bab 4 dengan pembahasan yang kaya dan menarik!</text:p>
          </text:section>
          <text:section text:style-name="Sect1" text:name="feedback-form-6">
            <text:p text:style-name="P231"/>
          </text:section>
        </text:section>
        <text:section text:style-name="Sect1" text:name="ea64187d2e8dbd3f">
          <text:p text:style-name="P108"/>
          <text:section text:style-name="Sect1" text:name="user-query-content-7">
            <text:p text:style-name="P245">bab 5 </text:p>
          </text:section>
          <text:p text:style-name="P231">Tampilkan alur berpikir</text:p>
          <text:section text:style-name="Sect2" text:name="model-response-message-contentr_ea64187d2e8dbd3f">
            <text:p text:style-name="Text_20_body"><text:span text:style-name="T1">Tentu, mari kita siapkan prompt detail untuk </text:span><text:span text:style-name="Strong_20_Emphasis"><text:span text:style-name="T1">Bab 5: Harga Sebuah Mimpi: </text:span></text:span><text:soft-page-break/><text:span text:style-name="Strong_20_Emphasis"><text:span text:style-name="T1">Pertimbangan Lingkungan, Sosial, dan Ekonomi</text:span></text:span><text:span text:style-name="T1">. Bab ini penting untuk memberikan perspektif kritis dan berimbang.</text:span></text:p>
            <text:p text:style-name="P1"/>
            <text:p text:style-name="Text_20_body"><text:span text:style-name="Strong_20_Emphasis"><text:span text:style-name="T1">Bab 5: Harga Sebuah Mimpi: Pertimbangan Lingkungan, Sosial, dan Ekonomi</text:span></text:span></text:p>
            <text:list xml:id="list2806202884101179344" text:style-name="L17">
              <text:list-item>
                <text:p text:style-name="P11"><text:span text:style-name="Strong_20_Emphasis"><text:span text:style-name="T1">Prompt Pengantar Bab 5:</text:span></text:span><text:span text:style-name="T1"> "Tuliskan paragraf pengantar untuk </text:span><text:span text:style-name="Strong_20_Emphasis"><text:span text:style-name="T1">Bab 5: Harga Sebuah Mimpi: Pertimbangan Lingkungan, Sosial, dan Ekonomi</text:span></text:span><text:span text:style-name="T1">. Mulailah dengan mengingatkan pembaca bahwa setelah menjelajahi aspek 'bagaimana' (teknologi, Bab 3) dan 'seperti apa rasanya' (kehidupan sehari-hari, Bab 4), kini saatnya kita bertanya 'haruskah kita?' dan 'dengan konsekuensi apa?'. Bab ini akan menjadi </text:span><text:span text:style-name="Strong_20_Emphasis"><text:span text:style-name="T1">analisis kritis</text:span></text:span><text:span text:style-name="T1"> terhadap </text:span><text:span text:style-name="Strong_20_Emphasis"><text:span text:style-name="T1">implikasi yang lebih luas</text:span></text:span><text:span text:style-name="T1"> dan seringkali kurang glamor dari ambisi membangun kota di bawah laut. Kita akan mengupas 'label harga' sesungguhnya dari mimpi ini, yang mencakup </text:span><text:span text:style-name="Strong_20_Emphasis"><text:span text:style-name="T1">dampak pada planet kita (lingkungan)</text:span></text:span><text:span text:style-name="T1">, </text:span><text:span text:style-name="Strong_20_Emphasis"><text:span text:style-name="T1">biaya finansial</text:span></text:span><text:span text:style-name="T1"> yang mencengangkan, pertanyaan mendasar tentang </text:span><text:span text:style-name="Strong_20_Emphasis"><text:span text:style-name="T1">keadilan dan etika</text:span></text:span><text:span text:style-name="T1">, serta </text:span><text:span text:style-name="Strong_20_Emphasis"><text:span text:style-name="T1">risiko keselamatan</text:span></text:span><text:span text:style-name="T1"> yang sangat nyata. Ajak pembaca untuk berpikir mendalam dan menimbang berbagai faktor ini sebelum kita mencoba menarik kesimpulan akhir tentang kelayakan mimpi kota bawah laut."</text:span></text:p>
              </text:list-item>
              <text:list-item>
                <text:p text:style-name="P11"><text:span text:style-name="Strong_20_Emphasis"><text:span text:style-name="T1">Prompt Isi Subbab 5.1: Jejak Kaki di Dasar Laut: Dampak Lingkungan</text:span></text:span><text:span text:style-name="T1"> "Tuliskan isi mendalam untuk </text:span><text:span text:style-name="Strong_20_Emphasis"><text:span text:style-name="T1">Subbab 5.1: Jejak Kaki di Dasar Laut: Dampak Lingkungan</text:span></text:span><text:span text:style-name="T1">. Fokus pada potensi kerusakan ekologis yang signifikan akibat aktivitas manusia di lingkungan laut dalam yang masih perawan.</text:span></text:p>
                <text:list>
                  <text:list-item>
                    <text:p text:style-name="P134"><text:span text:style-name="Strong_20_Emphasis"><text:span text:style-name="T1">Ekosistem yang Rapuh &amp; Belum Dipahami:</text:span></text:span><text:span text:style-name="T1"> Tekankan kembali betapa </text:span><text:span text:style-name="Strong_20_Emphasis"><text:span text:style-name="T1">sedikitnya pengetahuan kita</text:span></text:span><text:span text:style-name="T1"> tentang keanekaragaman hayati dan fungsi ekosistem laut dalam, serta betapa </text:span><text:span text:style-name="Strong_20_Emphasis"><text:span text:style-name="T1">lambatnya proses kehidupan dan pemulihan</text:span></text:span><text:span text:style-name="T1"> di sana, membuatnya sangat rentan. </text:span></text:p>
                  </text:list-item>
                  <text:list-item>
                    <text:p text:style-name="P134"><text:span text:style-name="Strong_20_Emphasis"><text:span text:style-name="T1">Rincian Potensi Dampak Negatif:</text:span></text:span><text:span text:style-name="T1"> Elaborasi berbagai bentuk gangguan: </text:span></text:p>
                    <text:list>
                      <text:list-item>
                        <text:p text:style-name="P134"><text:span text:style-name="Strong_20_Emphasis"><text:span text:style-name="T1">Kerusakan Habitat Fisik:</text:span></text:span><text:span text:style-name="T1"> Dampak langsung dari </text:span><text:span text:style-name="Strong_20_Emphasis"><text:span text:style-name="T1">konstruksi dasar laut</text:span></text:span><text:span text:style-name="T1"> (penggalian, penimbunan, </text:span><text:soft-page-break/><text:span text:style-name="T1">pemasangan fondasi), </text:span><text:span text:style-name="Strong_20_Emphasis"><text:span text:style-name="T1">peletakan kabel dan pipa</text:span></text:span><text:span text:style-name="T1">, serta </text:span><text:span text:style-name="Strong_20_Emphasis"><text:span text:style-name="T1">jangkar</text:span></text:span><text:span text:style-name="T1"> yang menghancurkan komunitas bentik (organisme dasar laut). </text:span></text:p>
                      </text:list-item>
                      <text:list-item>
                        <text:p text:style-name="P134"><text:span text:style-name="Strong_20_Emphasis"><text:span text:style-name="T1">Polusi Suara Kronis:</text:span></text:span><text:span text:style-name="T1"> Kebisingan dari </text:span><text:span text:style-name="Strong_20_Emphasis"><text:span text:style-name="T1">mesin operasional kota, aktivitas konstruksi, lalu lintas kapal selam, dan penggunaan sonar</text:span></text:span><text:span text:style-name="T1"> dapat mengganggu komunikasi, navigasi (terutama mamalia laut), perilaku mencari makan, dan reproduksi organisme laut yang sensitif terhadap suara. </text:span></text:p>
                      </text:list-item>
                      <text:list-item>
                        <text:p text:style-name="P134"><text:span text:style-name="Strong_20_Emphasis"><text:span text:style-name="T1">Polusi Cahaya Buatan:</text:span></text:span><text:span text:style-name="T1"> Cahaya dari habitat dapat </text:span><text:span text:style-name="Strong_20_Emphasis"><text:span text:style-name="T1">mengganggu organisme yang beradaptasi dengan kegelapan total</text:span></text:span><text:span text:style-name="T1">, mempengaruhi pola migrasi vertikal harian plankton dan ikan, serta interaksi predator-mangsa yang bergantung pada bioluminesensi atau ketiadaan cahaya. </text:span></text:p>
                      </text:list-item>
                      <text:list-item>
                        <text:p text:style-name="P134"><text:span text:style-name="Strong_20_Emphasis"><text:span text:style-name="T1">Polusi Kimia:</text:span></text:span><text:span text:style-name="T1"> Risiko </text:span><text:span text:style-name="Strong_20_Emphasis"><text:span text:style-name="T1">kebocoran atau pembuangan limbah</text:span></text:span><text:span text:style-name="T1"> (bahkan dari sistem LSS yang 'tertutup'), </text:span><text:span text:style-name="Strong_20_Emphasis"><text:span text:style-name="T1">lepasan bahan kimia</text:span></text:span><text:span text:style-name="T1"> dari struktur (misal, cat anti-fouling), atau </text:span><text:span text:style-name="Strong_20_Emphasis"><text:span text:style-name="T1">tumpahan</text:span></text:span><text:span text:style-name="T1"> dari kendaraan/aktivitas industri terkait (jika ada penambangan). </text:span></text:p>
                      </text:list-item>
                      <text:list-item>
                        <text:p text:style-name="P134"><text:span text:style-name="Strong_20_Emphasis"><text:span text:style-name="T1">Polusi Termal:</text:span></text:span><text:span text:style-name="T1"> Pembuangan </text:span><text:span text:style-name="Strong_20_Emphasis"><text:span text:style-name="T1">air hangat</text:span></text:span><text:span text:style-name="T1"> dari sistem pendingin atau pembangkit energi dapat mengubah suhu lokal dan mempengaruhi organisme yang terbiasa dengan suhu dingin stabil. </text:span></text:p>
                      </text:list-item>
                    </text:list>
                  </text:list-item>
                  <text:list-item>
                    <text:p text:style-name="P134"><text:span text:style-name="Strong_20_Emphasis"><text:span text:style-name="T1">Pentingnya Pendekatan Berkelanjutan:</text:span></text:span><text:span text:style-name="T1"> Jelaskan keharusan melakukan </text:span><text:span text:style-name="Strong_20_Emphasis"><text:span text:style-name="T1">Analisis Mengenai Dampak Lingkungan (AMDAL)</text:span></text:span><text:span text:style-name="T1"> yang sangat komprehensif dan independen </text:span><text:span text:style-name="Emphasis"><text:span text:style-name="T1">sebelum</text:span></text:span><text:span text:style-name="T1"> proyek semacam ini dipertimbangkan. Tekankan perlunya </text:span><text:span text:style-name="Strong_20_Emphasis"><text:span text:style-name="T1">teknologi minimal dampak</text:span></text:span><text:span text:style-name="T1">, strategi </text:span><text:span text:style-name="Strong_20_Emphasis"><text:span text:style-name="T1">mitigasi aktif</text:span></text:span><text:span text:style-name="T1"> (misal, peredaman suara, pengelolaan limbah ketat), penetapan </text:span><text:span text:style-name="Strong_20_Emphasis"><text:span text:style-name="T1">kawasan konservasi</text:span></text:span><text:span text:style-name="T1"> di sekitar, dan komitmen kuat pada </text:span><text:span text:style-name="Strong_20_Emphasis"><text:span text:style-name="T1">prinsip kehati-hatian (precautionary principle)</text:span></text:span><text:span text:style-name="T1">." </text:span></text:p>
                  </text:list-item>
                </text:list>
              </text:list-item>
              <text:list-item>
                <text:p text:style-name="P11"><text:span text:style-name="Strong_20_Emphasis"><text:span text:style-name="T1">Prompt Isi Subbab 5.2: Biaya Fantastis: Siapa yang Akan Membayar?</text:span></text:span><text:span text:style-name="T1"> "Tuliskan isi mendalam untuk </text:span><text:span text:style-name="Strong_20_Emphasis"><text:span text:style-name="T1">Subbab 5.2: Biaya Fantastis: Siapa yang Akan Membayar?</text:span></text:span><text:span text:style-name="T1">. Fokus pada aspek finansial yang kemungkinan besar menjadi salah satu penghalang </text:span><text:soft-page-break/><text:span text:style-name="T1">utama.</text:span></text:p>
                <text:list>
                  <text:list-item>
                    <text:p text:style-name="P134"><text:span text:style-name="Strong_20_Emphasis"><text:span text:style-name="T1">Menggambarkan Skala Biaya:</text:span></text:span><text:span text:style-name="T1"> Berikan gambaran tentang </text:span><text:span text:style-name="Strong_20_Emphasis"><text:span text:style-name="T1">tingginya biaya</text:span></text:span><text:span text:style-name="T1"> yang terlibat di setiap komponen: </text:span><text:span text:style-name="Strong_20_Emphasis"><text:span text:style-name="T1">riset dan pengembangan (R&amp;D)</text:span></text:span><text:span text:style-name="T1"> teknologi material, LSS, energi; </text:span><text:span text:style-name="Strong_20_Emphasis"><text:span text:style-name="T1">biaya material</text:span></text:span><text:span text:style-name="T1"> eksotis; </text:span><text:span text:style-name="Strong_20_Emphasis"><text:span text:style-name="T1">konstruksi</text:span></text:span><text:span text:style-name="T1"> robotik di lingkungan ekstrem; </text:span><text:span text:style-name="Strong_20_Emphasis"><text:span text:style-name="T1">operasional dan pemeliharaan</text:span></text:span><text:span text:style-name="T1"> jangka panjang yang kompleks; </text:span><text:span text:style-name="Strong_20_Emphasis"><text:span text:style-name="T1">logistik</text:span></text:span><text:span text:style-name="T1"> suplai dan transportasi. Sebutkan bahwa angka pastinya sulit diprediksi tapi kemungkinan mencapai </text:span><text:span text:style-name="Strong_20_Emphasis"><text:span text:style-name="T1">triliunan dolar</text:span></text:span><text:span text:style-name="T1">. </text:span></text:p>
                  </text:list-item>
                  <text:list-item>
                    <text:p text:style-name="P134"><text:span text:style-name="Strong_20_Emphasis"><text:span text:style-name="T1">Perbandingan yang Membuka Mata:</text:span></text:span><text:span text:style-name="T1"> Bandingkan estimasi biaya (jika ada konsep yang pernah membuat perkiraan kasar) dengan </text:span><text:span text:style-name="Strong_20_Emphasis"><text:span text:style-name="T1">proyek-proyek rekayasa termahal dalam sejarah</text:span></text:span><text:span text:style-name="T1">: Stasiun Luar Angkasa Internasional (ISS - sekitar $150 miliar+), program Apollo, atau proyek infrastruktur raksasa di darat. Tekankan bahwa kota bawah laut kemungkinan akan </text:span><text:span text:style-name="Strong_20_Emphasis"><text:span text:style-name="T1">jauh lebih mahal</text:span></text:span><text:span text:style-name="T1">. </text:span></text:p>
                  </text:list-item>
                  <text:list-item>
                    <text:p text:style-name="P134"><text:span text:style-name="Strong_20_Emphasis"><text:span text:style-name="T1">Menelisik Sumber Pendanaan:</text:span></text:span><text:span text:style-name="T1"> Diskusikan secara realistis siapa yang mungkin mampu dan bersedia mendanai proyek sebesar ini: </text:span></text:p>
                    <text:list>
                      <text:list-item>
                        <text:p text:style-name="P134"><text:span text:style-name="Strong_20_Emphasis"><text:span text:style-name="T1">Investasi Pemerintah Masif:</text:span></text:span><text:span text:style-name="T1"> Menggunakan </text:span><text:span text:style-name="Strong_20_Emphasis"><text:span text:style-name="T1">anggaran negara (uang pajak)</text:span></text:span><text:span text:style-name="T1"> dalam skala besar, mungkin didorong oleh gengsi nasional, tujuan strategis (militer/sumber daya), atau visi ilmiah jangka panjang. </text:span></text:p>
                      </text:list-item>
                      <text:list-item>
                        <text:p text:style-name="P134"><text:span text:style-name="Strong_20_Emphasis"><text:span text:style-name="T1">Kapital Swasta Murni:</text:span></text:span><text:span text:style-name="T1"> Didanai oleh </text:span><text:span text:style-name="Strong_20_Emphasis"><text:span text:style-name="T1">perusahaan teknologi raksasa</text:span></text:span><text:span text:style-name="T1"> atau </text:span><text:span text:style-name="Strong_20_Emphasis"><text:span text:style-name="T1">individu super kaya</text:span></text:span><text:span text:style-name="T1"> dengan ambisi besar (seperti eksplorasi luar angkasa swasta saat ini). Pertanyakan motif dan akuntabilitasnya. </text:span></text:p>
                      </text:list-item>
                      <text:list-item>
                        <text:p text:style-name="P134"><text:span text:style-name="Strong_20_Emphasis"><text:span text:style-name="T1">Kerja Sama Internasional:</text:span></text:span><text:span text:style-name="T1"> Pembentukan </text:span><text:span text:style-name="Strong_20_Emphasis"><text:span text:style-name="T1">konsorsium antar negara</text:span></text:span><text:span text:style-name="T1"> untuk berbagi biaya dan risiko (seperti CERN atau ITER), namun membutuhkan kemauan politik global yang kuat. </text:span></text:p>
                      </text:list-item>
                    </text:list>
                  </text:list-item>
                  <text:list-item>
                    <text:p text:style-name="P134"><text:span text:style-name="Strong_20_Emphasis"><text:span text:style-name="T1">Pertanyaan Kelayakan Ekonomi:</text:span></text:span><text:span text:style-name="T1"> Ajukan pertanyaan fundamental: Apakah ada </text:span><text:span text:style-name="Strong_20_Emphasis"><text:span text:style-name="T1">model bisnis</text:span></text:span><text:span text:style-name="T1"> yang masuk akal? Apakah </text:span><text:span text:style-name="Strong_20_Emphasis"><text:span text:style-name="T1">potensi keuntungan</text:span></text:span><text:span text:style-name="T1"> (dari penambangan, pariwisata ekstrem, paten teknologi) sepadan dengan </text:span><text:span text:style-name="Strong_20_Emphasis"><text:span text:style-name="T1">investasi dan </text:span></text:span><text:soft-page-break/><text:span text:style-name="Strong_20_Emphasis"><text:span text:style-name="T1">risiko</text:span></text:span><text:span text:style-name="T1"> yang luar biasa besar? Ataukah ini harus dilihat murni sebagai </text:span><text:span text:style-name="Strong_20_Emphasis"><text:span text:style-name="T1">proyek sains dan eksplorasi</text:span></text:span><text:span text:style-name="T1"> yang tidak mengejar profit? Pertanyakan </text:span><text:span text:style-name="Strong_20_Emphasis"><text:span text:style-name="T1">keberlanjutan finansial</text:span></text:span><text:span text:style-name="T1"> jangka panjang: siapa yang akan membayar biaya operasional terus-menerus?" </text:span></text:p>
                  </text:list-item>
                </text:list>
              </text:list-item>
              <text:list-item>
                <text:p text:style-name="P11"><text:span text:style-name="Strong_20_Emphasis"><text:span text:style-name="T1">Prompt Isi Subbab 5.3: Untuk Siapa Kota Ini?: Pertanyaan Etika dan Keadilan</text:span></text:span><text:span text:style-name="T1"> "Tuliskan isi mendalam untuk </text:span><text:span text:style-name="Strong_20_Emphasis"><text:span text:style-name="T1">Subbab 5.3: Untuk Siapa Kota Ini?: Pertanyaan Etika dan Keadilan</text:span></text:span><text:span text:style-name="T1">. Selami dimensi moral, hukum, dan isu keadilan sosial yang kompleks.</text:span></text:p>
                <text:list>
                  <text:list-item>
                    <text:p text:style-name="P134"><text:span text:style-name="Strong_20_Emphasis"><text:span text:style-name="T1">Masalah Keadilan Akses &amp; Ekuitas:</text:span></text:span><text:span text:style-name="T1"> Dengan biaya yang pasti sangat tinggi untuk 'tiket' masuk atau tinggal, pertanyakan secara tajam: Apakah kota bawah laut ini hanya akan menjadi </text:span><text:span text:style-name="Strong_20_Emphasis"><text:span text:style-name="T1">'gated community' super mewah</text:span></text:span><text:span text:style-name="T1"> bagi segelintir elit global? Bagaimana ini akan mempengaruhi </text:span><text:span text:style-name="Strong_20_Emphasis"><text:span text:style-name="T1">kesenjangan sosial</text:span></text:span><text:span text:style-name="T1"> di Bumi? Adakah cara untuk memastikan </text:span><text:span text:style-name="Strong_20_Emphasis"><text:span text:style-name="T1">akses yang lebih demokratis</text:span></text:span><text:span text:style-name="T1">, atau haruskah kita menerima eksklusivitas ini? </text:span></text:p>
                  </text:list-item>
                  <text:list-item>
                    <text:p text:style-name="P134"><text:span text:style-name="Strong_20_Emphasis"><text:span text:style-name="T1">Hukum Laut &amp; Kedaulatan:</text:span></text:span><text:span text:style-name="T1"> Bahas isu hukum internasional: Siapa yang memiliki </text:span><text:span text:style-name="Strong_20_Emphasis"><text:span text:style-name="T1">hak untuk membangun dan mengklaim</text:span></text:span><text:span text:style-name="T1"> di </text:span><text:span text:style-name="Strong_20_Emphasis"><text:span text:style-name="T1">dasar laut internasional ('The Area')</text:span></text:span><text:span text:style-name="T1"> yang ditetapkan UNCLOS sebagai </text:span><text:span text:style-name="Strong_20_Emphasis"><text:span text:style-name="T1">Warisan Bersama Umat Manusia (Common Heritage of Mankind)</text:span></text:span><text:span text:style-name="T1">? Bagaimana mekanisme pembagian keuntungan (jika ada) yang adil? Bagaimana jika dibangun di </text:span><text:span text:style-name="Strong_20_Emphasis"><text:span text:style-name="T1">Zona Ekonomi Eksklusif (ZEE)</text:span></text:span><text:span text:style-name="T1"> suatu negara – apakah negara lain punya suara? </text:span></text:p>
                  </text:list-item>
                  <text:list-item>
                    <text:p text:style-name="P134"><text:span text:style-name="Strong_20_Emphasis"><text:span text:style-name="T1">Etika Terhadap Lingkungan Non-Manusia:</text:span></text:span><text:span text:style-name="T1"> Pertanyakan </text:span><text:span text:style-name="Strong_20_Emphasis"><text:span text:style-name="T1">hak moral manusia</text:span></text:span><text:span text:style-name="T1"> untuk secara fundamental mengubah atau berpotensi menghancurkan </text:span><text:span text:style-name="Strong_20_Emphasis"><text:span text:style-name="T1">ekosistem unik laut dalam</text:span></text:span><text:span text:style-name="T1">. Apakah kita bertindak sebagai </text:span><text:span text:style-name="Strong_20_Emphasis"><text:span text:style-name="T1">penjaga (steward)</text:span></text:span><text:span text:style-name="T1"> atau </text:span><text:span text:style-name="Strong_20_Emphasis"><text:span text:style-name="T1">penakluk (conqueror)</text:span></text:span><text:span text:style-name="T1"> planet ini? Haruskah </text:span><text:span text:style-name="Strong_20_Emphasis"><text:span text:style-name="T1">nilai intrinsik ekosistem</text:span></text:span><text:span text:style-name="T1"> itu sendiri (hak untuk ada tanpa diganggu) dipertimbangkan? </text:span></text:p>
                  </text:list-item>
                  <text:list-item>
                    <text:p text:style-name="P134"><text:span text:style-name="Strong_20_Emphasis"><text:span text:style-name="T1">Justifikasi Moral &amp; Prioritas Global:</text:span></text:span><text:span text:style-name="T1"> Dalam konteks </text:span><text:span text:style-name="Strong_20_Emphasis"><text:span text:style-name="T1">masalah-masalah mendesak di daratan</text:span></text:span><text:span text:style-name="T1"> (kemiskinan ekstrem, kelaparan, akses air bersih, perubahan iklim, pandemi), diskusikan apakah </text:span><text:span text:style-name="Strong_20_Emphasis"><text:span text:style-name="T1">pengalokasian sumber daya finansial, intelektual, dan material</text:span></text:span><text:span text:style-name="T1"> yang begitu besar untuk proyek seperti kota bawah laut dapat </text:span><text:span text:style-name="Strong_20_Emphasis"><text:span text:style-name="T1">dibenarkan secara etis</text:span></text:span><text:span text:style-name="T1">. </text:span><text:soft-page-break/><text:span text:style-name="T1">Bagaimana kita menyeimbangkan </text:span><text:span text:style-name="Strong_20_Emphasis"><text:span text:style-name="T1">dorongan manusia untuk eksplorasi dan kemajuan teknologi</text:span></text:span><text:span text:style-name="T1"> dengan </text:span><text:span text:style-name="Strong_20_Emphasis"><text:span text:style-name="T1">tanggung jawab kita terhadap kesejahteraan sesama manusia dan planet saat ini</text:span></text:span><text:span text:style-name="T1">? </text:span></text:p>
                  </text:list-item>
                  <text:list-item>
                    <text:p text:style-name="P134"><text:span text:style-name="Strong_20_Emphasis"><text:span text:style-name="T1">Potensi Dampak Sosial Lain:</text:span></text:span><text:span text:style-name="T1"> Spekulasikan tentang kemungkinan munculnya </text:span><text:span text:style-name="Strong_20_Emphasis"><text:span text:style-name="T1">budaya atau bahkan fisiologi yang berbeda</text:span></text:span><text:span text:style-name="T1"> pada penghuni bawah laut dalam jangka sangat panjang, dan bagaimana interaksi mereka dengan penduduk permukaan." </text:span></text:p>
                  </text:list-item>
                </text:list>
              </text:list-item>
              <text:list-item>
                <text:p text:style-name="P11"><text:span text:style-name="Strong_20_Emphasis"><text:span text:style-name="T1">Prompt Isi Subbab 5.4: Antisipasi Bencana: Keamanan dan Risiko</text:span></text:span><text:span text:style-name="T1"> "Tuliskan isi mendalam untuk </text:span><text:span text:style-name="Strong_20_Emphasis"><text:span text:style-name="T1">Subbab 5.4: Antisipasi Bencana: Keamanan dan Risiko</text:span></text:span><text:span text:style-name="T1">. Fokus pada bahaya inheren dan potensi skenario kegagalan katastrofik.</text:span></text:p>
                <text:list>
                  <text:list-item>
                    <text:p text:style-name="P134"><text:span text:style-name="Strong_20_Emphasis"><text:span text:style-name="T1">Inventarisasi Risiko Katastrofik:</text:span></text:span><text:span text:style-name="T1"> Rinci berbagai jenis ancaman yang bisa berakibat fatal: </text:span></text:p>
                    <text:list>
                      <text:list-item>
                        <text:p text:style-name="P134"><text:span text:style-name="Strong_20_Emphasis"><text:span text:style-name="T1">Kegagalan Struktur Akibat Tekanan:</text:span></text:span><text:span text:style-name="T1"> Risiko </text:span><text:span text:style-name="Strong_20_Emphasis"><text:span text:style-name="T1">implosion</text:span></text:span><text:span text:style-name="T1"> (kehancuran total dalam sepersekian detik) karena cacat material, kelelahan logam, kerusakan akibat tabrakan, atau perhitungan desain yang salah. </text:span></text:p>
                      </text:list-item>
                      <text:list-item>
                        <text:p text:style-name="P134"><text:span text:style-name="Strong_20_Emphasis"><text:span text:style-name="T1">Kebakaran Tak Terkendali:</text:span></text:span><text:span text:style-name="T1"> Bahaya api di </text:span><text:span text:style-name="Strong_20_Emphasis"><text:span text:style-name="T1">lingkungan tertutup dengan atmosfer buatan (mungkin kaya oksigen)</text:span></text:span><text:span text:style-name="T1">, penyebaran cepat, asap beracun yang mematikan, dan sulitnya pemadaman. </text:span></text:p>
                      </text:list-item>
                      <text:list-item>
                        <text:p text:style-name="P134"><text:span text:style-name="Strong_20_Emphasis"><text:span text:style-name="T1">Kegagalan Total Sistem Pendukung Kehidupan (LSS):</text:span></text:span><text:span text:style-name="T1"> Kehilangan </text:span><text:span text:style-name="Strong_20_Emphasis"><text:span text:style-name="T1">sumber oksigen</text:span></text:span><text:span text:style-name="T1">, kegagalan sistem </text:span><text:span text:style-name="Strong_20_Emphasis"><text:span text:style-name="T1">pembuangan CO2</text:span></text:span><text:span text:style-name="T1"> (menyebabkan hiperkapnia), kontaminasi </text:span><text:span text:style-name="Strong_20_Emphasis"><text:span text:style-name="T1">udara atau air</text:span></text:span><text:span text:style-name="T1">. </text:span></text:p>
                      </text:list-item>
                      <text:list-item>
                        <text:p text:style-name="P134"><text:span text:style-name="Strong_20_Emphasis"><text:span text:style-name="T1">Kegagalan Pasokan Listrik Jangka Panjang:</text:span></text:span><text:span text:style-name="T1"> Padamnya semua sistem vital. </text:span></text:p>
                      </text:list-item>
                      <text:list-item>
                        <text:p text:style-name="P134"><text:span text:style-name="Strong_20_Emphasis"><text:span text:style-name="T1">Kebocoran Besar &amp; Banjir:</text:span></text:span><text:span text:style-name="T1"> Masuknya air laut secara masif ke dalam habitat. </text:span></text:p>
                      </text:list-item>
                      <text:list-item>
                        <text:p text:style-name="P134"><text:span text:style-name="Strong_20_Emphasis"><text:span text:style-name="T1">Bencana Alam Eksternal:</text:span></text:span><text:span text:style-name="T1"> Dampak langsung atau tidak langsung dari </text:span><text:span text:style-name="Strong_20_Emphasis"><text:span text:style-name="T1">gempa bumi bawah laut</text:span></text:span><text:span text:style-name="T1"> yang kuat, </text:span><text:span text:style-name="Strong_20_Emphasis"><text:span text:style-name="T1">tsunami</text:span></text:span><text:span text:style-name="T1"> (terutama pada koneksi/struktur dekat permukaan), atau </text:span><text:span text:style-name="Strong_20_Emphasis"><text:span text:style-name="T1">arus turbidit/longsoran sedimen</text:span></text:span><text:span text:style-name="T1"> </text:span><text:soft-page-break/><text:span text:style-name="T1">masif yang dipicu seismik. </text:span></text:p>
                      </text:list-item>
                      <text:list-item>
                        <text:p text:style-name="P134"><text:span text:style-name="Strong_20_Emphasis"><text:span text:style-name="T1">Kesalahan Operasional Manusia:</text:span></text:span><text:span text:style-name="T1"> Kelalaian dalam prosedur, salah penilaian dalam situasi darurat. </text:span></text:p>
                      </text:list-item>
                      <text:list-item>
                        <text:p text:style-name="P134"><text:span text:style-name="Strong_20_Emphasis"><text:span text:style-name="T1">Ancaman Eksternal:</text:span></text:span><text:span text:style-name="T1"> Potensi </text:span><text:span text:style-name="Strong_20_Emphasis"><text:span text:style-name="T1">sabotase</text:span></text:span><text:span text:style-name="T1"> atau bahkan </text:span><text:span text:style-name="Strong_20_Emphasis"><text:span text:style-name="T1">tindakan militer</text:span></text:span><text:span text:style-name="T1"> di masa depan. </text:span></text:p>
                      </text:list-item>
                    </text:list>
                  </text:list-item>
                  <text:list-item>
                    <text:p text:style-name="P134"><text:span text:style-name="Strong_20_Emphasis"><text:span text:style-name="T1">Tantangan Evakuasi &amp; Penyelamatan Ekstrem:</text:span></text:span><text:span text:style-name="T1"> Jelaskan mengapa </text:span><text:span text:style-name="Strong_20_Emphasis"><text:span text:style-name="T1">menyelamatkan diri atau diselamatkan</text:span></text:span><text:span text:style-name="T1"> dari habitat laut dalam adalah tugas yang </text:span><text:span text:style-name="Strong_20_Emphasis"><text:span text:style-name="T1">sangat sulit dan berbahaya</text:span></text:span><text:span text:style-name="T1">: keterbatasan </text:span><text:span text:style-name="Strong_20_Emphasis"><text:span text:style-name="T1">kendaraan penyelamat</text:span></text:span><text:span text:style-name="T1"> yang mampu mencapai kedalaman tersebut, </text:span><text:span text:style-name="Strong_20_Emphasis"><text:span text:style-name="T1">waktu respons</text:span></text:span><text:span text:style-name="T1"> yang lama, </text:span><text:span text:style-name="Strong_20_Emphasis"><text:span text:style-name="T1">bahaya dekompresi</text:span></text:span><text:span text:style-name="T1"> saat naik ke permukaan, kapasitas evakuasi yang terbatas. </text:span></text:p>
                  </text:list-item>
                  <text:list-item>
                    <text:p text:style-name="P134"><text:span text:style-name="Strong_20_Emphasis"><text:span text:style-name="T1">Filosofi Keamanan 'Defense-in-Depth':</text:span></text:span><text:span text:style-name="T1"> Tekankan bahwa satu-satunya cara untuk meminimalkan risiko adalah melalui pendekatan keamanan berlapis: </text:span></text:p>
                    <text:list>
                      <text:list-item>
                        <text:p text:style-name="P134"><text:span text:style-name="Strong_20_Emphasis"><text:span text:style-name="T1">Desain yang Sangat Kokoh (Robust Design):</text:span></text:span><text:span text:style-name="T1"> Menggunakan </text:span><text:span text:style-name="Strong_20_Emphasis"><text:span text:style-name="T1">faktor keamanan (safety factor)</text:span></text:span><text:span text:style-name="T1"> yang sangat tinggi dalam desain struktur dan material. </text:span></text:p>
                      </text:list-item>
                      <text:list-item>
                        <text:p text:style-name="P134"><text:span text:style-name="Strong_20_Emphasis"><text:span text:style-name="T1">Redundansi Sistem Kritis:</text:span></text:span><text:span text:style-name="T1"> Memiliki </text:span><text:span text:style-name="Strong_20_Emphasis"><text:span text:style-name="T1">sistem cadangan (backup)</text:span></text:span><text:span text:style-name="T1"> untuk semua komponen vital (LSS, energi, komunikasi, kontrol). </text:span></text:p>
                      </text:list-item>
                      <text:list-item>
                        <text:p text:style-name="P134"><text:span text:style-name="Strong_20_Emphasis"><text:span text:style-name="T1">Protokol Keselamatan Super Ketat:</text:span></text:span><text:span text:style-name="T1"> Prosedur operasi dan pemeliharaan yang sangat disiplin, pelatihan kru yang intensif, simulasi darurat rutin. </text:span></text:p>
                      </text:list-item>
                      <text:list-item>
                        <text:p text:style-name="P134"><text:span text:style-name="Strong_20_Emphasis"><text:span text:style-name="T1">Sistem Deteksi &amp; Peringatan Dini:</text:span></text:span><text:span text:style-name="T1"> Sensor untuk mendeteksi kebakaran, kebocoran, perubahan atmosfer, aktivitas seismik. </text:span></text:p>
                      </text:list-item>
                      <text:list-item>
                        <text:p text:style-name="P11"><text:span text:style-name="Strong_20_Emphasis"><text:span text:style-name="T1">Rencana Tanggap Darurat &amp; Evakuasi:</text:span></text:span><text:span text:style-name="T1"> Prosedur yang jelas untuk setiap skenario bencana, ketersediaan </text:span><text:span text:style-name="Strong_20_Emphasis"><text:span text:style-name="T1">tempat perlindungan darurat (safe haven)</text:span></text:span><text:span text:style-name="T1"> di dalam habitat, dan rencana evakuasi yang paling realistis (meski sulit). Gunakan analogi dari industri berisiko tinggi lainnya (penerbangan, nuklir, eksplorasi luar angkasa)." </text:span></text:p>
                      </text:list-item>
                    </text:list>
                  </text:list-item>
                </text:list>
              </text:list-item>
            </text:list>
            <text:p text:style-name="P1"/>
            <text:p text:style-name="P108"><text:soft-page-break/>Prompt untuk Bab 5 ini dirancang untuk mendorong analisis yang mendalam tentang aspek-aspek kritis non-teknis dari proyek kota bawah laut.</text:p>
          </text:section>
          <text:section text:style-name="Sect1" text:name="feedback-form-7">
            <text:p text:style-name="P231"/>
          </text:section>
        </text:section>
        <text:section text:style-name="Sect1" text:name="c45306ccb08abb7a">
          <text:p text:style-name="P108"/>
          <text:section text:style-name="Sect1" text:name="user-query-content-8">
            <text:p text:style-name="P245">bab 6 </text:p>
          </text:section>
          <text:p text:style-name="P231">Tampilkan alur berpikir</text:p>
          <text:section text:style-name="Sect2" text:name="model-response-message-contentr_c45306ccb08abb7a">
            <text:p text:style-name="P108">Baik, mari kita siapkan prompt detail untuk Bab 6, bab penutup buku Anda.</text:p>
            <text:p text:style-name="P1"/>
            <text:p text:style-name="Text_20_body"><text:span text:style-name="Strong_20_Emphasis"><text:span text:style-name="T1">Bab 6: Masa Depan di Bawah Laut: Nyata atau Tetap Fantasi?</text:span></text:span></text:p>
            <text:list xml:id="list5797073950268062176" text:style-name="L18">
              <text:list-item>
                <text:p text:style-name="P12"><text:span text:style-name="Strong_20_Emphasis"><text:span text:style-name="T1">Prompt Pengantar Bab 6:</text:span></text:span><text:span text:style-name="T1"> "Tuliskan paragraf pengantar untuk </text:span><text:span text:style-name="Strong_20_Emphasis"><text:span text:style-name="T1">Bab 6: Masa Depan di Bawah Laut: Nyata atau Tetap Fantasi?</text:span></text:span><text:span text:style-name="T1">. Mulailah dengan merangkum secara singkat perjalanan pembaca melalui bab-bab sebelumnya: dari </text:span><text:span text:style-name="Strong_20_Emphasis"><text:span text:style-name="T1">terpesona oleh mimpi dan fiksi</text:span></text:span><text:span text:style-name="T1"> (Bab 1), memahami </text:span><text:span text:style-name="Strong_20_Emphasis"><text:span text:style-name="T1">kerasnya realitas lingkungan</text:span></text:span><text:span text:style-name="T1"> (Bab 2), mengagumi </text:span><text:span text:style-name="Strong_20_Emphasis"><text:span text:style-name="T1">kecerdasan solusi teknologi</text:span></text:span><text:span text:style-name="T1"> (Bab 3), membayangkan </text:span><text:span text:style-name="Strong_20_Emphasis"><text:span text:style-name="T1">kehidupan sehari-hari</text:span></text:span><text:span text:style-name="T1"> di bawah sana (Bab 4), hingga </text:span><text:span text:style-name="Strong_20_Emphasis"><text:span text:style-name="T1">menimbang konsekuensi serius</text:span></text:span><text:span text:style-name="T1"> (Bab 5). Sampaikan bahwa kini, di bab penutup ini, kita akan mencoba </text:span><text:span text:style-name="Strong_20_Emphasis"><text:span text:style-name="T1">mensintesis semua informasi</text:span></text:span><text:span text:style-name="T1"> tersebut untuk kembali ke pertanyaan sentral yang menjadi judul buku: Apakah visi kota di bawah laut itu sesuatu yang </text:span><text:span text:style-name="Strong_20_Emphasis"><text:span text:style-name="T1">berpotensi menjadi nyata</text:span></text:span><text:span text:style-name="T1">, ataukah ia akan </text:span><text:span text:style-name="Strong_20_Emphasis"><text:span text:style-name="T1">selamanya terkunci dalam ranah fantasi?</text:span></text:span><text:span text:style-name="T1"> Jelaskan bahwa bab ini akan melihat </text:span><text:span text:style-name="Strong_20_Emphasis"><text:span text:style-name="T1">upaya nyata</text:span></text:span><text:span text:style-name="T1"> yang sudah dilakukan, </text:span><text:span text:style-name="Strong_20_Emphasis"><text:span text:style-name="T1">tantangan riset</text:span></text:span><text:span text:style-name="T1"> yang tersisa, mencoba memberikan </text:span><text:span text:style-name="Strong_20_Emphasis"><text:span text:style-name="T1">kesimpulan yang berimbang</text:span></text:span><text:span text:style-name="T1">, dan diakhiri dengan </text:span><text:span text:style-name="Strong_20_Emphasis"><text:span text:style-name="T1">pesan untuk generasi pembaca</text:span></text:span><text:span text:style-name="T1">. Ajak pembaca untuk bersama-sama merenungkan masa depan eksplorasi laut dalam."</text:span></text:p>
              </text:list-item>
              <text:list-item>
                <text:p text:style-name="P12"><text:span text:style-name="Strong_20_Emphasis"><text:span text:style-name="T1">Prompt Isi Subbab 6.1: Langkah Pertama: Habitat Bawah Air yang Sudah Ada</text:span></text:span><text:span text:style-name="T1"> "Tuliskan isi mendalam untuk </text:span><text:span text:style-name="Strong_20_Emphasis"><text:span text:style-name="T1">Subbab 6.1: Langkah Pertama: Habitat Bawah Air yang Sudah Ada</text:span></text:span><text:span text:style-name="T1">. Tunjukkan bukti konkret bahwa manusia </text:span><text:span text:style-name="Emphasis"><text:span text:style-name="T1">telah</text:span></text:span><text:span text:style-name="T1"> berhasil hidup di bawah air untuk periode waktu tertentu, meskipun dalam skala kecil.</text:span></text:p>
                <text:list>
                  <text:list-item>
                    <text:p text:style-name="P135"><text:span text:style-name="Strong_20_Emphasis"><text:span text:style-name="T1">Fokus pada Contoh Terbaik: Aquarius Reef Base:</text:span></text:span><text:span text:style-name="T1"> Berikan </text:span><text:soft-page-break/><text:span text:style-name="T1">deskripsi detail tentang </text:span><text:span text:style-name="Strong_20_Emphasis"><text:span text:style-name="T1">Aquarius</text:span></text:span><text:span text:style-name="T1">, sebagai laboratorium bawah air paling terkenal dan (cek status terbaru per April 2025) mungkin satu-satunya yang masih beroperasi secara reguler: </text:span></text:p>
                    <text:list>
                      <text:list-item>
                        <text:p text:style-name="P135"><text:span text:style-name="Strong_20_Emphasis"><text:span text:style-name="T1">Lokasi, Kedalaman, Ukuran:</text:span></text:span><text:span text:style-name="T1"> Sebutkan lokasinya di Florida, kedalamannya (sekitar 19m), dan ukurannya yang setara bus sekolah. </text:span></text:p>
                      </text:list-item>
                      <text:list-item>
                        <text:p text:style-name="P135"><text:span text:style-name="Strong_20_Emphasis"><text:span text:style-name="T1">Tujuan Operasi:</text:span></text:span><text:span text:style-name="T1"> Jelaskan fungsi utamanya untuk </text:span><text:span text:style-name="Strong_20_Emphasis"><text:span text:style-name="T1">riset biologi kelautan</text:span></text:span><text:span text:style-name="T1"> (studi terumbu karang) dan program </text:span><text:span text:style-name="Strong_20_Emphasis"><text:span text:style-name="T1">NEEMO NASA</text:span></text:span><text:span text:style-name="T1"> (simulasi misi luar angkasa untuk melatih astronot dalam kondisi isolasi dan kerja tim). </text:span></text:p>
                      </text:list-item>
                      <text:list-item>
                        <text:p text:style-name="P135"><text:span text:style-name="Strong_20_Emphasis"><text:span text:style-name="T1">Konsep 'Saturation Diving':</text:span></text:span><text:span text:style-name="T1"> Jelaskan secara sederhana apa itu </text:span><text:span text:style-name="Strong_20_Emphasis"><text:span text:style-name="T1">penyelaman saturasi</text:span></text:span><text:span text:style-name="T1">, mengapa ini memungkinkan aquanaut tinggal berminggu-minggu di bawah air, dan bagaimana proses dekompresi panjang di akhir misi dilakukan. </text:span></text:p>
                      </text:list-item>
                      <text:list-item>
                        <text:p text:style-name="P135"><text:span text:style-name="Strong_20_Emphasis"><text:span text:style-name="T1">Kehidupan di Dalam:</text:span></text:span><text:span text:style-name="T1"> Gambarkan sedikit tentang fasilitas internal (bunk beds, dapur kecil, lab) dan tantangan sehari-hari (kelembaban tinggi, ruang sempit, komunikasi terbatas). </text:span></text:p>
                      </text:list-item>
                    </text:list>
                  </text:list-item>
                  <text:list-item>
                    <text:p text:style-name="P135"><text:span text:style-name="Strong_20_Emphasis"><text:span text:style-name="T1">Pionir Sejarah (Singkat):</text:span></text:span><text:span text:style-name="T1"> Sebutkan secara ringkas eksperimen awal yang penting seperti proyek </text:span><text:span text:style-name="Strong_20_Emphasis"><text:span text:style-name="T1">Conshelf</text:span></text:span><text:span text:style-name="T1"> yang dipimpin oleh </text:span><text:span text:style-name="Strong_20_Emphasis"><text:span text:style-name="T1">Jacques Cousteau</text:span></text:span><text:span text:style-name="T1"> pada tahun 1960-an, yang membuktikan kelayakan konsep habitat bawah air. </text:span></text:p>
                  </text:list-item>
                  <text:list-item>
                    <text:p text:style-name="P135"><text:span text:style-name="Strong_20_Emphasis"><text:span text:style-name="T1">Pelajaran Berharga &amp; Skala:</text:span></text:span><text:span text:style-name="T1"> Tekankan bahwa meskipun habitat ini </text:span><text:span text:style-name="Strong_20_Emphasis"><text:span text:style-name="T1">jauh dari skala 'kota'</text:span></text:span><text:span text:style-name="T1">, pengalaman operasionalnya memberikan </text:span><text:span text:style-name="Strong_20_Emphasis"><text:span text:style-name="T1">data tak ternilai</text:span></text:span><text:span text:style-name="T1"> mengenai: teknik konstruksi, keandalan sistem pendukung kehidupan (LSS), logistik suplai, dampak psikologis isolasi, dan prosedur keselamatan. Anggap ini sebagai </text:span><text:span text:style-name="Strong_20_Emphasis"><text:span text:style-name="T1">eksperimen skala laboratorium</text:span></text:span><text:span text:style-name="T1"> untuk mimpi yang jauh lebih besar." </text:span></text:p>
                  </text:list-item>
                </text:list>
              </text:list-item>
              <text:list-item>
                <text:p text:style-name="P12"><text:span text:style-name="Strong_20_Emphasis"><text:span text:style-name="T1">Prompt Isi Subbab 6.2: Peta Jalan Menuju Koloni: Riset dan Pengembangan</text:span></text:span><text:span text:style-name="T1"> "Tuliskan isi mendalam untuk </text:span><text:span text:style-name="Strong_20_Emphasis"><text:span text:style-name="T1">Subbab 6.2: Peta Jalan Menuju Koloni: Riset dan Pengembangan</text:span></text:span><text:span text:style-name="T1">. Identifikasi </text:span><text:span text:style-name="Strong_20_Emphasis"><text:span text:style-name="T1">kesenjangan teknologi dan pengetahuan</text:span></text:span><text:span text:style-name="T1"> utama yang masih harus dijembatani sebelum kota bawah laut skala besar bisa dianggap </text:span><text:soft-page-break/><text:span text:style-name="T1">serius.</text:span></text:p>
                <text:list>
                  <text:list-item>
                    <text:p text:style-name="P135"><text:span text:style-name="Strong_20_Emphasis"><text:span text:style-name="T1">Hambatan Teknologi &amp; Ilmiah Utama:</text:span></text:span><text:span text:style-name="T1"> Berdasarkan pembahasan di bab-bab sebelumnya, rangkum area R&amp;D paling kritis yang membutuhkan </text:span><text:span text:style-name="Strong_20_Emphasis"><text:span text:style-name="T1">terobosan besar</text:span></text:span><text:span text:style-name="T1">: </text:span></text:p>
                    <text:list>
                      <text:list-item>
                        <text:p text:style-name="P135"><text:span text:style-name="Strong_20_Emphasis"><text:span text:style-name="T1">Ilmu Material:</text:span></text:span><text:span text:style-name="T1"> Pengembangan material baru yang </text:span><text:span text:style-name="Strong_20_Emphasis"><text:span text:style-name="T1">sangat kuat namun ringan, tahan korosi jangka panjang, mungkin transparan, dan idealnya lebih terjangkau</text:span></text:span><text:span text:style-name="T1">. </text:span></text:p>
                      </text:list-item>
                      <text:list-item>
                        <text:p text:style-name="P135"><text:span text:style-name="Strong_20_Emphasis"><text:span text:style-name="T1">Sistem Pendukung Kehidupan (LSS):</text:span></text:span><text:span text:style-name="T1"> Mencapai </text:span><text:span text:style-name="Strong_20_Emphasis"><text:span text:style-name="T1">sistem loop tertutup (regeneratif penuh)</text:span></text:span><text:span text:style-name="T1"> yang benar-benar andal untuk udara dan air selama bertahun-tahun tanpa suplai dari luar. </text:span></text:p>
                      </text:list-item>
                      <text:list-item>
                        <text:p text:style-name="P135"><text:span text:style-name="Strong_20_Emphasis"><text:span text:style-name="T1">Energi Laut Dalam Berkelanjutan:</text:span></text:span><text:span text:style-name="T1"> Membuat </text:span><text:span text:style-name="Strong_20_Emphasis"><text:span text:style-name="T1">OTEC, turbin arus, atau sumber energi laut lainnya</text:span></text:span><text:span text:style-name="T1"> menjadi efisien secara komersial dan dapat diandalkan, atau mengembangkan </text:span><text:span text:style-name="Strong_20_Emphasis"><text:span text:style-name="T1">reaktor nuklir mini (SMR)</text:span></text:span><text:span text:style-name="T1"> yang terbukti sangat aman untuk aplikasi bawah laut. </text:span></text:p>
                      </text:list-item>
                      <text:list-item>
                        <text:p text:style-name="P135"><text:span text:style-name="Strong_20_Emphasis"><text:span text:style-name="T1">Robotika &amp; Konstruksi Otonom:</text:span></text:span><text:span text:style-name="T1"> Menciptakan </text:span><text:span text:style-name="Strong_20_Emphasis"><text:span text:style-name="T1">robot yang lebih cerdas, tangguh, dan mampu melakukan tugas konstruksi dan pemeliharaan kompleks</text:span></text:span><text:span text:style-name="T1"> di kedalaman tanpa intervensi manusia langsung. </text:span></text:p>
                      </text:list-item>
                      <text:list-item>
                        <text:p text:style-name="P135"><text:span text:style-name="Strong_20_Emphasis"><text:span text:style-name="T1">Adaptasi Manusia Jangka Panjang:</text:span></text:span><text:span text:style-name="T1"> Studi mendalam tentang </text:span><text:span text:style-name="Strong_20_Emphasis"><text:span text:style-name="T1">efek fisiologis dan psikologis</text:span></text:span><text:span text:style-name="T1"> hidup permanen di lingkungan buatan bertekanan (meski 1 atm) dan terisolasi. </text:span></text:p>
                      </text:list-item>
                      <text:list-item>
                        <text:p text:style-name="P135"><text:span text:style-name="Strong_20_Emphasis"><text:span text:style-name="T1">Pemahaman &amp; Konservasi Ekosistem:</text:span></text:span><text:span text:style-name="T1"> Riset ekologi laut dalam yang jauh lebih ekstensif untuk </text:span><text:span text:style-name="Strong_20_Emphasis"><text:span text:style-name="T1">memahami dampak potensial dan cara meminimalkannya</text:span></text:span><text:span text:style-name="T1">. </text:span></text:p>
                      </text:list-item>
                    </text:list>
                  </text:list-item>
                  <text:list-item>
                    <text:p text:style-name="P135"><text:span text:style-name="Strong_20_Emphasis"><text:span text:style-name="T1">Potensi Tahapan Evolusi:</text:span></text:span><text:span text:style-name="T1"> Spekulasikan tentang </text:span><text:span text:style-name="Strong_20_Emphasis"><text:span text:style-name="T1">langkah-langkah logis</text:span></text:span><text:span text:style-name="T1"> menuju koloni (jika memang dikejar): Mungkin dimulai dari </text:span><text:span text:style-name="Strong_20_Emphasis"><text:span text:style-name="T1">habitat riset permanen</text:span></text:span><text:span text:style-name="T1"> yang lebih besar -&gt; </text:span><text:span text:style-name="Strong_20_Emphasis"><text:span text:style-name="T1">modul percontohan (pilot module)</text:span></text:span><text:span text:style-name="T1"> untuk satu fungsi (misal, energi atau pertanian) -&gt; </text:span><text:span text:style-name="Strong_20_Emphasis"><text:span text:style-name="T1">koloni awal</text:span></text:span><text:span text:style-name="T1"> yang terdiri dari beberapa modul terhubung -&gt; </text:span><text:span text:style-name="Strong_20_Emphasis"><text:span text:style-name="T1">pengembangan modular</text:span></text:span><text:span text:style-name="T1"> lebih lanjut. </text:span></text:p>
                  </text:list-item>
                  <text:list-item>
                    <text:p text:style-name="P135"><text:soft-page-break/><text:span text:style-name="Strong_20_Emphasis"><text:span text:style-name="T1">Konsep Masa Depan (Jika Ada):</text:span></text:span><text:span text:style-name="T1"> Sebutkan secara singkat </text:span><text:span text:style-name="Strong_20_Emphasis"><text:span text:style-name="T1">konsep-konsep visioner</text:span></text:span><text:span text:style-name="T1"> yang pernah diajukan, seperti </text:span><text:span text:style-name="Strong_20_Emphasis"><text:span text:style-name="T1">Ocean Spiral</text:span></text:span><text:span text:style-name="T1"> dari Shimizu Corporation (jelaskan idenya: struktur spiral dari permukaan ke dasar laut dengan bola habitat) atau proposal lain, sebagai ilustrasi imajinasi arsitektur dan rekayasa saat ini." </text:span></text:p>
                  </text:list-item>
                </text:list>
              </text:list-item>
              <text:list-item>
                <text:p text:style-name="P12"><text:span text:style-name="Strong_20_Emphasis"><text:span text:style-name="T1">Prompt Isi Subbab 6.3: Vonis Akhir: Menimbang Potensi dan Tantangan</text:span></text:span><text:span text:style-name="T1"> "Tuliskan isi mendalam untuk </text:span><text:span text:style-name="Strong_20_Emphasis"><text:span text:style-name="T1">Subbab 6.3: Vonis Akhir: Menimbang Potensi dan Tantangan</text:span></text:span><text:span text:style-name="T1">. Sajikan </text:span><text:span text:style-name="Strong_20_Emphasis"><text:span text:style-name="T1">kesimpulan yang berimbang dan nuanced</text:span></text:span><text:span text:style-name="T1"> atas pertanyaan sentral buku ('Nyata atau Fantasi?'), berdasarkan sintesis seluruh argumen.</text:span></text:p>
                <text:list>
                  <text:list-item>
                    <text:p text:style-name="P135"><text:span text:style-name="Strong_20_Emphasis"><text:span text:style-name="T1">Sisi Cerah (Potensi &amp; Daya Tarik):</text:span></text:span><text:span text:style-name="T1"> Ringkas kembali </text:span><text:span text:style-name="Strong_20_Emphasis"><text:span text:style-name="T1">argumen-argumen utama yang mendukung</text:span></text:span><text:span text:style-name="T1"> gagasan ini: dorongan eksplorasi manusia, potensi </text:span><text:span text:style-name="Strong_20_Emphasis"><text:span text:style-name="T1">sumber daya</text:span></text:span><text:span text:style-name="T1"> baru (energi, mineral), solusi potensial untuk </text:span><text:span text:style-name="Strong_20_Emphasis"><text:span text:style-name="T1">keterbatasan ruang</text:span></text:span><text:span text:style-name="T1"> di darat, peluang </text:span><text:span text:style-name="Strong_20_Emphasis"><text:span text:style-name="T1">penemuan ilmiah</text:span></text:span><text:span text:style-name="T1"> yang luar biasa, dan fungsinya sebagai </text:span><text:span text:style-name="Strong_20_Emphasis"><text:span text:style-name="T1">katalisator kemajuan teknologi</text:span></text:span><text:span text:style-name="T1">. </text:span></text:p>
                  </text:list-item>
                  <text:list-item>
                    <text:p text:style-name="P135"><text:span text:style-name="Strong_20_Emphasis"><text:span text:style-name="T1">Sisi Gelap (Rintangan &amp; Risiko):</text:span></text:span><text:span text:style-name="T1"> Ringkas kembali </text:span><text:span text:style-name="Strong_20_Emphasis"><text:span text:style-name="T1">hambatan-hambatan fundamental</text:span></text:span><text:span text:style-name="T1"> yang membuatnya sangat sulit: </text:span><text:span text:style-name="Strong_20_Emphasis"><text:span text:style-name="T1">lingkungan fisik</text:span></text:span><text:span text:style-name="T1"> yang ekstrem dan mematikan, </text:span><text:span text:style-name="Strong_20_Emphasis"><text:span text:style-name="T1">biaya finansial</text:span></text:span><text:span text:style-name="T1"> yang mungkin tak terjangkau, </text:span><text:span text:style-name="Strong_20_Emphasis"><text:span text:style-name="T1">risiko kerusakan lingkungan</text:span></text:span><text:span text:style-name="T1"> yang tidak dapat diabaikan pada ekosistem yang rapuh, </text:span><text:span text:style-name="Strong_20_Emphasis"><text:span text:style-name="T1">dilema etika dan keadilan sosial</text:span></text:span><text:span text:style-name="T1"> yang pelik, serta </text:span><text:span text:style-name="Strong_20_Emphasis"><text:span text:style-name="T1">bahaya keselamatan katastrofik</text:span></text:span><text:span text:style-name="T1"> yang inheren. </text:span></text:p>
                  </text:list-item>
                  <text:list-item>
                    <text:p text:style-name="P135"><text:span text:style-name="Strong_20_Emphasis"><text:span text:style-name="T1">Kesimpulan Berimbang (Nuanced Verdict):</text:span></text:span><text:span text:style-name="T1"> Hindari jawaban 'ya' atau 'tidak' yang simplistis. Sampaikan penilaian bahwa: </text:span></text:p>
                    <text:list>
                      <text:list-item>
                        <text:p text:style-name="P135"><text:span text:style-name="Strong_20_Emphasis"><text:span text:style-name="T1">Secara Teknologi:</text:span></text:span><text:span text:style-name="T1"> Mungkin </text:span><text:span text:style-name="Strong_20_Emphasis"><text:span text:style-name="T1">bisa dicapai</text:span></text:span><text:span text:style-name="T1"> dalam </text:span><text:span text:style-name="Strong_20_Emphasis"><text:span text:style-name="T1">jangka waktu sangat panjang (abad mendatang?)</text:span></text:span><text:span text:style-name="T1"> dengan asumsi adanya terobosan besar dan investasi berkelanjutan. Banyak tantangan bersifat rekayasa yang </text:span><text:span text:style-name="Emphasis"><text:span text:style-name="T1">secara teoritis</text:span></text:span><text:span text:style-name="T1"> bisa dipecahkan. </text:span></text:p>
                      </text:list-item>
                      <text:list-item>
                        <text:p text:style-name="P135"><text:span text:style-name="Strong_20_Emphasis"><text:span text:style-name="T1">Secara Praktis, Ekonomis, Etis, Lingkungan:</text:span></text:span><text:span text:style-name="T1"> Rintangannya </text:span><text:span text:style-name="Strong_20_Emphasis"><text:span text:style-name="T1">sangat besar</text:span></text:span><text:span text:style-name="T1"> dan mungkin </text:span><text:span text:style-name="Strong_20_Emphasis"><text:span text:style-name="T1">tidak dapat diatasi atau tidak diinginkan</text:span></text:span><text:span text:style-name="T1">. Biaya, risiko lingkungan, dan pertanyaan etis mungkin akan selalu membuat </text:span><text:soft-page-break/><text:span text:style-name="T1">proyek ini </text:span><text:span text:style-name="Strong_20_Emphasis"><text:span text:style-name="T1">tidak layak atau tidak bertanggung jawab</text:span></text:span><text:span text:style-name="T1"> untuk diwujudkan dalam skala besar, bahkan jika teknologinya sudah ada. </text:span></text:p>
                      </text:list-item>
                    </text:list>
                  </text:list-item>
                  <text:list-item>
                    <text:p text:style-name="P135"><text:span text:style-name="Strong_20_Emphasis"><text:span text:style-name="T1">Perspektif Realistis:</text:span></text:span><text:span text:style-name="T1"> Mungkin lebih realistis untuk fokus pada </text:span><text:span text:style-name="Strong_20_Emphasis"><text:span text:style-name="T1">eksplorasi laut dalam menggunakan teknologi robotik canggih</text:span></text:span><text:span text:style-name="T1"> dan </text:span><text:span text:style-name="Strong_20_Emphasis"><text:span text:style-name="T1">habitat sementara skala kecil</text:span></text:span><text:span text:style-name="T1"> untuk tujuan ilmiah, daripada kolonisasi permanen skala besar oleh manusia. Tekankan bahwa </text:span><text:span text:style-name="Strong_20_Emphasis"><text:span text:style-name="T1">kompleksitasnya sangat tinggi</text:span></text:span><text:span text:style-name="T1"> dan banyak faktor yang tidak pasti." </text:span></text:p>
                  </text:list-item>
                </text:list>
              </text:list-item>
              <text:list-item>
                <text:p text:style-name="P12"><text:span text:style-name="Strong_20_Emphasis"><text:span text:style-name="T1">Prompt Isi Subbab 6.4: Kamu adalah Masa Depan: Peran Generasi Muda</text:span></text:span><text:span text:style-name="T1"> "Tuliskan isi mendalam untuk </text:span><text:span text:style-name="Strong_20_Emphasis"><text:span text:style-name="T1">Subbab 6.4: Kamu adalah Masa Depan: Peran Generasi Muda</text:span></text:span><text:span text:style-name="T1">. Akhiri buku dengan pesan penutup yang </text:span><text:span text:style-name="Strong_20_Emphasis"><text:span text:style-name="T1">menginspirasi, memberdayakan, dan relevan</text:span></text:span><text:span text:style-name="T1"> bagi pembaca remaja.</text:span></text:p>
                <text:list>
                  <text:list-item>
                    <text:p text:style-name="P135"><text:span text:style-name="Strong_20_Emphasis"><text:span text:style-name="T1">Menyerahkan Tongkat Estafet:</text:span></text:span><text:span text:style-name="T1"> Sapa pembaca secara langsung ('Kamu', 'Kalian', 'Generasi kalian'). Sampaikan bahwa </text:span><text:span text:style-name="Strong_20_Emphasis"><text:span text:style-name="T1">masa depan eksplorasi Bumi (termasuk lautan) dan bahkan luar angkasa</text:span></text:span><text:span text:style-name="T1"> ada di pundak mereka. Pertanyaan-pertanyaan sulit dan tantangan besar yang dibahas dalam buku ini akan menjadi </text:span><text:span text:style-name="Strong_20_Emphasis"><text:span text:style-name="T1">warisan</text:span></text:span><text:span text:style-name="T1"> yang harus mereka hadapi dan cari solusinya. </text:span></text:p>
                  </text:list-item>
                  <text:list-item>
                    <text:p text:style-name="P135"><text:span text:style-name="Strong_20_Emphasis"><text:span text:style-name="T1">Panggilan untuk Belajar &amp; Berinovasi:</text:span></text:span><text:span text:style-name="T1"> Dorong minat mereka pada </text:span><text:span text:style-name="Strong_20_Emphasis"><text:span text:style-name="T1">sains, teknologi, rekayasa, dan matematika (STEM)</text:span></text:span><text:span text:style-name="T1"> sebagai kunci untuk memahami dunia dan menciptakan masa depan. Tekankan pentingnya </text:span><text:span text:style-name="Strong_20_Emphasis"><text:span text:style-name="T1">rasa ingin tahu, berpikir kritis, kreativitas</text:span></text:span><text:span text:style-name="T1">, dan </text:span><text:span text:style-name="Strong_20_Emphasis"><text:span text:style-name="T1">kemampuan memecahkan masalah</text:span></text:span><text:span text:style-name="T1">. </text:span></text:p>
                  </text:list-item>
                  <text:list-item>
                    <text:p text:style-name="P135"><text:span text:style-name="Strong_20_Emphasis"><text:span text:style-name="T1">Kekuatan Ide dan Pertanyaan:</text:span></text:span><text:span text:style-name="T1"> Ingatkan bahwa setiap lompatan besar dimulai dari </text:span><text:span text:style-name="Strong_20_Emphasis"><text:span text:style-name="T1">imajinasi dan pertanyaan berani ('What if...?')</text:span></text:span><text:span text:style-name="T1">. Ajak mereka untuk tidak takut bermimpi besar, namun juga </text:span><text:span text:style-name="Strong_20_Emphasis"><text:span text:style-name="T1">bertanggung jawab</text:span></text:span><text:span text:style-name="T1"> dalam mempertimbangkan konsekuensi dari ide-ide tersebut. </text:span></text:p>
                  </text:list-item>
                  <text:list-item>
                    <text:p text:style-name="P135"><text:span text:style-name="Strong_20_Emphasis"><text:span text:style-name="T1">Menjadi Penjaga Lautan:</text:span></text:span><text:span text:style-name="T1"> Terlepas dari nasib kota bawah laut, tekankan </text:span><text:span text:style-name="Strong_20_Emphasis"><text:span text:style-name="T1">pentingnya menjaga kesehatan lautan kita sekarang juga</text:span></text:span><text:span text:style-name="T1">. Pengetahuan tentang keajaiban dan kerapuhan laut dalam seharusnya menumbuhkan </text:span><text:span text:style-name="Strong_20_Emphasis"><text:span text:style-name="T1">rasa cinta dan tanggung jawab</text:span></text:span><text:span text:style-name="T1"> untuk melindunginya dari ancaman </text:span><text:soft-page-break/><text:span text:style-name="T1">nyata seperti polusi plastik, penangkapan ikan berlebih, dan perubahan iklim. </text:span></text:p>
                  </text:list-item>
                  <text:list-item>
                    <text:p text:style-name="P12"><text:span text:style-name="Strong_20_Emphasis"><text:span text:style-name="T1">Penutup yang Memotivasi:</text:span></text:span><text:span text:style-name="T1"> Akhiri dengan nada </text:span><text:span text:style-name="Strong_20_Emphasis"><text:span text:style-name="T1">optimistis</text:span></text:span><text:span text:style-name="T1"> tentang potensi generasi muda untuk membuat perbedaan. Sampaikan bahwa </text:span><text:span text:style-name="Strong_20_Emphasis"><text:span text:style-name="T1">masa depan terbuka lebar</text:span></text:span><text:span text:style-name="T1">, dan </text:span><text:span text:style-name="Strong_20_Emphasis"><text:span text:style-name="T1">ide, semangat, serta tindakan merekalah</text:span></text:span><text:span text:style-name="T1"> yang akan menentukan arahnya, termasuk bagaimana kita akan berinteraksi dengan samudra di masa depan. Mungkin saja, salah satu dari mereka kelak akan menjadi bagian dari babak baru eksplorasi laut dalam, dengan cara apa pun bentuknya." </text:span></text:p>
                  </text:list-item>
                </text:list>
              </text:list-item>
            </text:list>
            <text:p text:style-name="P1"/>
            <text:p text:style-name="P108">Semoga rangkaian prompt ini membantu Anda menyusun bab penutup yang kuat dan berkesan untuk buku Anda!</text:p>
          </text:section>
          <text:section text:style-name="Sect1" text:name="feedback-form-8">
            <text:p text:style-name="P231"/>
          </text:section>
        </text:section>
        <text:section text:style-name="Sect1" text:name="78757886b0907cf4">
          <text:p text:style-name="P108"/>
          <text:section text:style-name="Sect1" text:name="user-query-content-9">
            <text:p text:style-name="P245">Pada Penutup , Tambahkan prompt pada subbab mendapatkan isinya </text:p>
          </text:section>
          <text:p text:style-name="P231">Tampilkan alur berpikir</text:p>
          <text:section text:style-name="Sect2" text:name="model-response-message-contentr_78757886b0907cf4">
            <text:p text:style-name="Text_20_body"><text:span text:style-name="T1">Tentu, mari kita buatkan prompt untuk bagian </text:span><text:span text:style-name="Strong_20_Emphasis"><text:span text:style-name="T1">Penutup</text:span></text:span><text:span text:style-name="T1"> buku Anda. Mengingat "Penutup" biasanya berfungsi sebagai epilog atau kata penutup singkat setelah bab terakhir, prompt ini akan fokus pada perangkuman kesan akhir dan pesan penutup.</text:span></text:p>
            <text:p text:style-name="P1"/>
            <text:p text:style-name="Text_20_body"><text:span text:style-name="Strong_20_Emphasis"><text:span text:style-name="T1">Penutup: Menatap Cakrawala Biru</text:span></text:span></text:p>
            <text:list xml:id="list6048027935050594042" text:style-name="L19">
              <text:list-item>
                <text:p text:style-name="P13"><text:span text:style-name="Strong_20_Emphasis"><text:span text:style-name="T1">Prompt untuk Isi Penutup:</text:span></text:span><text:span text:style-name="T1"> "Tuliskan isi untuk bagian </text:span><text:span text:style-name="Strong_20_Emphasis"><text:span text:style-name="T1">Penutup: Menatap Cakrawala Biru</text:span></text:span><text:span text:style-name="T1">. Bagian ini berfungsi sebagai epilog singkat untuk seluruh buku. Mulailah dengan merefleksikan perjalanan eksplorasi ide kota bawah laut yang telah dilalui pembaca dari awal hingga akhir buku. Rangkum </text:span><text:span text:style-name="Strong_20_Emphasis"><text:span text:style-name="T1">kesan utama</text:span></text:span><text:span text:style-name="T1"> yang ingin ditinggalkan: kekaguman pada imajinasi manusia, kesadaran akan tantangan alam yang luar biasa, apresiasi terhadap potensi teknologi, dan perenungan tentang tanggung jawab kita. Ingatkan kembali secara ringkas </text:span><text:span text:style-name="Strong_20_Emphasis"><text:span text:style-name="T1">kompleksitas pertanyaan 'Nyata atau Fantasi?'</text:span></text:span><text:span text:style-name="T1"> tanpa perlu mengulang detail argumen dari Bab 6, mungkin dengan </text:span><text:soft-page-break/><text:span text:style-name="T1">menekankan bahwa jawabannya mungkin kurang penting dibandingkan proses bertanya dan belajar itu sendiri. Hubungkan dengan judul 'Menatap Cakrawala Biru': sampaikan bahwa meskipun masa depan kota bawah laut belum pasti, </text:span><text:span text:style-name="Strong_20_Emphasis"><text:span text:style-name="T1">samudra luas di depan kita ('cakrawala biru')</text:span></text:span><text:span text:style-name="T1"> tetap menyimpan misteri, keindahan, dan potensi tak terbatas yang menunggu untuk dijelajahi dan dipahami lebih lanjut (baik melalui robot maupun eksplorasi manusia yang bertanggung jawab). Akhiri dengan </text:span><text:span text:style-name="Strong_20_Emphasis"><text:span text:style-name="T1">kalimat penutup yang membangkitkan rasa ingin tahu yang berkelanjutan, kekaguman pada lautan, dan mungkin secercah harapan</text:span></text:span><text:span text:style-name="T1"> untuk masa depan hubungan manusia dengan dunia bawah air. Gunakan gaya bahasa yang sedikit </text:span><text:span text:style-name="Strong_20_Emphasis"><text:span text:style-name="T1">reflektif, puitis, dan membangkitkan semangat</text:span></text:span><text:span text:style-name="T1">, sebagai penutup yang mengesankan." </text:span></text:p>
              </text:list-item>
            </text:list>
            <text:p text:style-name="P1"/>
            <text:p text:style-name="P108">Prompt ini bertujuan untuk menghasilkan teks penutup yang merangkum esensi buku dan meninggalkan kesan akhir yang mendalam bagi pembaca remaja Anda.</text:p>
          </text:section>
          <text:section text:style-name="Sect1" text:name="feedback-form-9">
            <text:p text:style-name="P231"/>
          </text:section>
        </text:section>
        <text:section text:style-name="Sect1" text:name="517decec7ef7a972">
          <text:p text:style-name="P108"/>
          <text:section text:style-name="Sect1" text:name="user-query-content-10">
            <text:p text:style-name="P245">Jawablah setiap prompt yang telah anda buat secara bertahap satu persatu dan jangan pindah prompt kecuali saya memerintahkan "YAX". Jawaban Anda harus konsisten dengan Gaya Bahasa Sesuai yang telah Anda sarankan sebelumnya </text:p>
            <text:p text:style-name="P245">Catatan : </text:p>
            <text:p text:style-name="P245">- Tambahkan tips sesuai yang telah anda sarankan sebelumnya ) yang relevan dengan jawaban (opsional) </text:p>
            <text:p text:style-name="P245">- Tambahkan prompt pembuatan gambar ilustrasi yang relevan dengan jawaban ( opsional ) </text:p>
          </text:section>
          <text:p text:style-name="P231">Tampilkan alur berpikir</text:p>
          <text:section text:style-name="Sect2" text:name="model-response-message-contentr_517decec7ef7a972">
            <text:p text:style-name="P108">Oke, siap! Mari kita mulai dari prompt pertama. Saya akan menjawab satu per satu dan menunggu perintah "YAX" dari Anda untuk melanjutkan ke prompt berikutnya.</text:p>
            <text:p text:style-name="Text_20_body"><text:span text:style-name="Strong_20_Emphasis"><text:span text:style-name="T1">Jawaban untuk Prompt Pengantar Bab 1:</text:span></text:span></text:p>
            <text:p text:style-name="Text_20_body"><text:soft-page-break/><text:span text:style-name="Strong_20_Emphasis"><text:span text:style-name="T1">(Teks Pengantar Bab 1: Mimpi di Kedalaman Biru: Imajinasi dan Inspirasi)</text:span></text:span></text:p>
            <text:p text:style-name="P108">Hei, Sobat Laut Dalam! Pernah nggak sih kamu menatap birunya lautan dan bertanya-tanya, apa ya yang ada di dasarnya? Lautan itu kan menutupi lebih dari 70% planet kita, tapi anehnya, kita justru lebih tahu banyak tentang permukaan Bulan daripada dasar samudra kita sendiri! Keren sekaligus bikin penasaran, kan?</text:p>
            <text:p text:style-name="Text_20_body"><text:span text:style-name="T1">Nah, di bab pertama ini, kita bakal mulai petualangan seru kita. Kita nggak langsung ngomongin rumus fisika atau desain kapal selam super canggih (sabar, itu nanti ada gilirannya!). Kita mulai dari tempat paling asyik: </text:span><text:span text:style-name="Strong_20_Emphasis"><text:span text:style-name="T1">imajinasi</text:span></text:span><text:span text:style-name="T1">! Kita bakal intip gimana sih ide gila tentang kota di bawah laut itu bisa muncul, dari legenda kuno sampai film dan game keren yang mungkin sering kamu mainkan.</text:span></text:p>
            <text:p text:style-name="Text_20_body"><text:span text:style-name="T1">Terus, kita juga bakal cari tahu, emangnya </text:span><text:span text:style-name="Emphasis"><text:span text:style-name="T1">penting</text:span></text:span><text:span text:style-name="T1"> banget ya mikirin dasar laut yang gelap dan dingin itu? Apa sih untungnya buat kita? Setelah itu, baru deh kita siap-siap hadapi pertanyaan paling besar yang bakal jadi 'bos' di buku ini: </text:span><text:span text:style-name="Strong_20_Emphasis"><text:span text:style-name="T1">Mungkinkah semua mimpi dan imajinasi tentang kota bawah laut itu... benar-benar bisa jadi kenyataan?</text:span></text:span></text:p>
            <text:p text:style-name="P108">Siap untuk menyelam ke dunia penuh keajaiban dan pertanyaan? Yuk, kita mulai petualangan di kedalaman biru ini!</text:p>
            <text:p text:style-name="P1"/>
            <text:p text:style-name="Text_20_body"><text:span text:style-name="Strong_20_Emphasis"><text:span text:style-name="T1">(Tips Tambahan - Opsional):</text:span></text:span></text:p>
            <text:list xml:id="list843991362453893817" text:style-name="L20">
              <text:list-item>
                <text:p text:style-name="P136"><text:span text:style-name="Strong_20_Emphasis"><text:span text:style-name="T1">Visual Pembuka:</text:span></text:span><text:span text:style-name="T1"> Untuk bagian ini di buku, gunakan gambar </text:span><text:span text:style-name="Emphasis"><text:span text:style-name="T1">full-page</text:span></text:span><text:span text:style-name="T1"> atau </text:span><text:span text:style-name="Emphasis"><text:span text:style-name="T1">double-page spread</text:span></text:span><text:span text:style-name="T1"> yang dramatis di awal bab. Bisa berupa ilustrasi pemandangan bawah laut yang misterius dan indah, atau siluet manusia menatap ke kedalaman laut, untuk langsung menarik perhatian pembaca. </text:span></text:p>
              </text:list-item>
              <text:list-item>
                <text:p text:style-name="P14"><text:span text:style-name="Strong_20_Emphasis"><text:span text:style-name="T1">Aktivitas Cepat:</text:span></text:span><text:span text:style-name="T1"> Sisipkan </text:span><text:span text:style-name="Emphasis"><text:span text:style-name="T1">box</text:span></text:span><text:span text:style-name="T1"> kecil bertuliskan "Coba Bayangkan!" yang meminta pembaca menutup mata sejenak dan membayangkan bagaimana rasanya berada ribuan meter di bawah permukaan laut. </text:span></text:p>
              </text:list-item>
            </text:list>
            <text:p text:style-name="Text_20_body"><text:span text:style-name="Strong_20_Emphasis"><text:span text:style-name="T1">(Prompt Gambar Ilustrasi - Opsional):</text:span></text:span><text:span text:style-name="T1"> </text:span><text:span text:style-name="Source_20_Text"><text:span text:style-name="T1">Prompt: Sebuah ilustrasi digital yang dramatis dan sinematik, menampilkan pemandangan bawah laut dari sudut pandang sedikit di bawah permukaan. Sinar matahari menembus air </text:span></text:span><text:soft-page-break/><text:span text:style-name="Source_20_Text"><text:span text:style-name="T1">biru tua di bagian atas, menerangi siluet seorang remaja yang sedang melihat ke bawah, ke arah jurang laut dalam yang gelap dan misterius di bawahnya. Di kejauhan dalam kegelapan itu, samar-samar terlihat cahaya atau bentuk geometris aneh yang menyiratkan adanya sesuatu yang tak terduga. Gaya visual modern, sedikit misterius, dengan fokus pada kontras terang dan gelap. Aspect ratio 16:9.</text:span></text:span></text:p>
            <text:p text:style-name="P1"/>
            <text:p text:style-name="P108">Silakan berikan perintah "YAX" jika Anda ingin saya melanjutkan ke prompt berikutnya (Prompt Isi Subbab 1.1).</text:p>
          </text:section>
          <text:section text:style-name="Sect1" text:name="feedback-form-10">
            <text:p text:style-name="P231"/>
          </text:section>
        </text:section>
        <text:section text:style-name="Sect1" text:name="0219fe1742c11534">
          <text:p text:style-name="P108"/>
          <text:section text:style-name="Sect1" text:name="user-query-content-11">
            <text:p text:style-name="P245">yax </text:p>
          </text:section>
          <text:p text:style-name="P231">Tampilkan alur berpikir</text:p>
          <text:section text:style-name="Sect2" text:name="model-response-message-contentr_0219fe1742c11534">
            <text:p text:style-name="P108">Oke, kita lanjutkan!</text:p>
            <text:p text:style-name="Text_20_body"><text:span text:style-name="Strong_20_Emphasis"><text:span text:style-name="T1">Jawaban untuk Prompt Isi Subbab 1.1:</text:span></text:span></text:p>
            <text:p text:style-name="Text_20_body"><text:span text:style-name="Strong_20_Emphasis"><text:span text:style-name="T1">(Teks Isi Subbab 1.1: Atlantis hingga Bioshock: Kota Bawah Laut dalam Mitos dan Fiksi Populer)</text:span></text:span></text:p>
            <text:p text:style-name="Text_20_body"><text:span text:style-name="T1">Kalau ngomongin kota bawah laut, pasti banyak yang langsung kepikiran </text:span><text:span text:style-name="Strong_20_Emphasis"><text:span text:style-name="T1">Atlantis</text:span></text:span><text:span text:style-name="T1">, kan? Legenda tentang peradaban super canggih yang tiba-tiba lenyap ditelan samudra ini udah ada sejak zaman filsuf Yunani Kuno, Plato, ribuan tahun lalu! Bayangin aja, sebuah pulau dengan teknologi maju, arsitektur megah, tapi akhirnya tenggelam dan jadi misteri abadi. Nggak heran kalau Atlantis jadi 'nenek moyang'-nya semua cerita kota bawah laut. Daya tariknya itu lho: misteri, kemewahan yang hilang, dan harapan kalau mungkin... suatu hari nanti kita bisa menemukannya.</text:span></text:p>
            <text:p text:style-name="Text_20_body"><text:span text:style-name="T1">Tapi imajinasi manusia nggak berhenti di situ. Coba deh tengok novel klasik </text:span><text:span text:style-name="Strong_20_Emphasis"><text:span text:style-name="T1">"20.000 Leagues Under the Sea"</text:span></text:span><text:span text:style-name="T1"> karya </text:span><text:span text:style-name="Strong_20_Emphasis"><text:span text:style-name="T1">Jules Verne</text:span></text:span><text:span text:style-name="T1">. Kapal selam super canggih bernama </text:span><text:span text:style-name="Strong_20_Emphasis"><text:span text:style-name="T1">Nautilus</text:span></text:span><text:span text:style-name="T1">, yang dipimpin Kapten Nemo, itu udah kayak 'kota' bergerak di bawah laut! Punya perpustakaan, ruang makan mewah, jendela raksasa buat liatin pemandangan bawah laut yang bikin melongo. Nautilus nunjukin gimana teknologi (versi fiksi abad ke-19, tentunya) bisa bikin manusia menjelajahi dan bahkan </text:span><text:span text:style-name="Emphasis"><text:span text:style-name="T1">tinggal</text:span></text:span><text:span text:style-name="T1"> dengan nyaman di kedalaman samudra yang asing. Petualangannya itu lho, seru banget!</text:span></text:p>
            <text:p text:style-name="Text_20_body"><text:soft-page-break/><text:span text:style-name="T1">Lompat ke era modern, lihat deh film </text:span><text:span text:style-name="Strong_20_Emphasis"><text:span text:style-name="T1">Aquaman</text:span></text:span><text:span text:style-name="T1">. Visual </text:span><text:span text:style-name="Strong_20_Emphasis"><text:span text:style-name="T1">kerajaan Atlantis</text:span></text:span><text:span text:style-name="T1"> di film itu bener-bener gila! Kota megah dengan bangunan menjulang tinggi, kendaraan bawah air super cepat, teknologi yang jauh melampaui kita di daratan, lengkap dengan segala intrik politik dan pertempuran bawah airnya. Film ini memvisualisasikan mimpi kota bawah laut dengan sangat spektakuler, meskipun teknologinya jelas masih fantasi, tapi bikin kita mikir, "Wow, keren banget kalau beneran ada!"</text:span></text:p>
            <text:p text:style-name="Text_20_body"><text:span text:style-name="T1">Tapi, nggak semua cerita kota bawah laut itu indah dan utopis. Kenal game </text:span><text:span text:style-name="Strong_20_Emphasis"><text:span text:style-name="T1">Bioshock</text:span></text:span><text:span text:style-name="T1">? Kota </text:span><text:span text:style-name="Strong_20_Emphasis"><text:span text:style-name="T1">Rapture</text:span></text:span><text:span text:style-name="T1"> di game ini adalah contoh </text:span><text:span text:style-name="Strong_20_Emphasis"><text:span text:style-name="T1">distopia</text:span></text:span><text:span text:style-name="T1"> bawah laut. Dibangun sebagai surga rahasia bagi para pemikir hebat, eh malah berakhir jadi kota hancur yang penuh monster dan kegilaan akibat eksperimen sosial dan genetik yang salah arah. Rapture, dengan arsitektur </text:span><text:span text:style-name="Emphasis"><text:span text:style-name="T1">art deco</text:span></text:span><text:span text:style-name="T1">-nya yang unik tapi menyeramkan, ngingetin kita kalau teknologi secanggih apapun bisa jadi bencana kalau nggak diiringi kebijaksanaan dan etika. Ini sisi gelap dari mimpi kota bawah laut.</text:span></text:p>
            <text:p text:style-name="Text_20_body"><text:span text:style-name="T1">Jadi, kenapa sih cerita-cerita ini—dari Atlantis yang misterius, Nautilus yang penuh petualangan, Atlantis Aquaman yang megah, sampai Rapture yang kelam—begitu memikat kita? Mungkin karena ada gabungan unsur </text:span><text:span text:style-name="Strong_20_Emphasis"><text:span text:style-name="T1">petualangan ke tempat asing</text:span></text:span><text:span text:style-name="T1">, </text:span><text:span text:style-name="Strong_20_Emphasis"><text:span text:style-name="T1">misteri yang belum terpecahkan</text:span></text:span><text:span text:style-name="T1">, daya tarik </text:span><text:span text:style-name="Strong_20_Emphasis"><text:span text:style-name="T1">teknologi super canggih</text:span></text:span><text:span text:style-name="T1">, ide tentang </text:span><text:span text:style-name="Strong_20_Emphasis"><text:span text:style-name="T1">utopia (dunia sempurna)</text:span></text:span><text:span text:style-name="T1"> atau justru </text:span><text:span text:style-name="Strong_20_Emphasis"><text:span text:style-name="T1">distopia (dunia kacau)</text:span></text:span><text:span text:style-name="T1">, dan mungkin juga harapan untuk </text:span><text:span text:style-name="Strong_20_Emphasis"><text:span text:style-name="T1">menemukan dunia baru</text:span></text:span><text:span text:style-name="T1"> saat dunia kita terasa makin sempit.</text:span></text:p>
            <text:p text:style-name="Text_20_body"><text:span text:style-name="T1">Imajinasi liar inilah, yang diwakili oleh mitos, buku, film, dan game, yang seringkali jadi pemicu pertanyaan iseng tapi penting di benak para ilmuwan dan insinyur: </text:span><text:span text:style-name="Strong_20_Emphasis"><text:span text:style-name="T1">"Hmm, keren sih di cerita... tapi kalau </text:span></text:span><text:span text:style-name="Strong_20_Emphasis"><text:span text:style-name="Emphasis"><text:span text:style-name="T1">beneran</text:span></text:span></text:span><text:span text:style-name="Strong_20_Emphasis"><text:span text:style-name="T1"> dicoba, bisa nggak ya?"</text:span></text:span><text:span text:style-name="T1"> Pertanyaan inilah yang jadi tiket kita buat menyelam lebih dalam di bab-bab berikutnya!</text:span></text:p>
            <text:p text:style-name="P1"/>
            <text:p text:style-name="Text_20_body"><text:span text:style-name="Strong_20_Emphasis"><text:span text:style-name="T1">(Tips Tambahan - Opsional):</text:span></text:span></text:p>
            <text:list xml:id="list5751110359602703800" text:style-name="L21">
              <text:list-item>
                <text:p text:style-name="P137"><text:span text:style-name="Strong_20_Emphasis"><text:span text:style-name="T1">Perbandingan Fiksi vs Realita:</text:span></text:span><text:span text:style-name="T1"> Di sela-sela membahas contoh fiksi, selipkan </text:span><text:span text:style-name="Emphasis"><text:span text:style-name="T1">box</text:span></text:span><text:span text:style-name="T1"> "Fakta Kilat" yang secara singkat membandingkan satu aspek teknologi fiksi (misal: cara bernapas di Atlantis Aquaman) dengan tantangan nyata atau teknologi riil yang ada saat ini (misal: kebutuhan oksigen manusia). </text:span></text:p>
              </text:list-item>
              <text:list-item>
                <text:p text:style-name="P15"><text:soft-page-break/><text:span text:style-name="Strong_20_Emphasis"><text:span text:style-name="T1">Diskusi Kelas/Kelompok:</text:span></text:span><text:span text:style-name="T1"> Jika buku ini digunakan dalam konteks belajar, subbab ini cocok untuk memantik diskusi: "Kota bawah laut fiksi mana yang paling kamu sukai? Mengapa? Apa tantangan terbesar yang dihadapi para penghuninya di cerita itu?" </text:span></text:p>
              </text:list-item>
            </text:list>
            <text:p text:style-name="Text_20_body"><text:span text:style-name="Strong_20_Emphasis"><text:span text:style-name="T1">(Prompt Gambar Ilustrasi - Opsional):</text:span></text:span><text:span text:style-name="T1"> </text:span><text:span text:style-name="Source_20_Text"><text:span text:style-name="T1">Prompt: Sebuah ilustrasi kolase digital yang menampilkan empat panel. Panel 1: reruntuhan kuil Yunani kuno di bawah air dengan cahaya redup (representasi Atlantis mitos). Panel 2: interior kapal selam Nautilus dengan jendela besar memperlihatkan cumi-cumi raksasa di luar (gaya steampunk/Victorian). Panel 3: pemandangan kota bawah laut yang futuristik dan bercahaya terang dengan bangunan tinggi dan kendaraan melaju cepat (gaya film Aquaman). Panel 4: koridor kota bawah laut yang rusak, gelap, dengan arsitektur art deco dan bayangan menyeramkan (gaya Bioshock). Gaya visual tiap panel mencerminkan sumbernya, namun disatukan dalam layout yang harmonis. Aspect ratio 16:9.</text:span></text:span></text:p>
            <text:p text:style-name="P1"/>
            <text:p text:style-name="P108">Silakan berikan perintah "YAX" jika Anda ingin saya melanjutkan ke prompt berikutnya (Prompt Isi Subbab 1.2).</text:p>
          </text:section>
          <text:section text:style-name="Sect1" text:name="feedback-form-11">
            <text:p text:style-name="P231"/>
          </text:section>
        </text:section>
        <text:section text:style-name="Sect1" text:name="25519eae1c9c5ec0">
          <text:p text:style-name="P108"/>
          <text:section text:style-name="Sect1" text:name="user-query-content-12">
            <text:p text:style-name="P245">yax </text:p>
          </text:section>
          <text:p text:style-name="P231">Tampilkan alur berpikir</text:p>
          <text:section text:style-name="Sect2" text:name="model-response-message-contentr_25519eae1c9c5ec0">
            <text:p text:style-name="P108">Sip, kita lanjut lagi!</text:p>
            <text:p text:style-name="Text_20_body"><text:span text:style-name="Strong_20_Emphasis"><text:span text:style-name="T1">Jawaban untuk Prompt Isi Subbab 1.2:</text:span></text:span></text:p>
            <text:p text:style-name="Text_20_body"><text:span text:style-name="Strong_20_Emphasis"><text:span text:style-name="T1">(Teks Isi Subbab 1.2: Mengapa Kita Harus Memikirkan Laut Dalam?)</text:span></text:span></text:p>
            <text:p text:style-name="P108">Oke, mungkin kamu mikir, "Ngapain sih repot-repot mikirin dasar laut yang gelap, dingin, dan jauh banget di sana? Urusan di darat aja udah banyak!" Eits, tunggu dulu! Ternyata, laut dalam yang misterius itu justru menyimpan banyak hal penting buat masa depan kita, termasuk kamu. Kenapa? Yuk, kita bongkar alasannya!</text:p>
            <text:p text:style-name="Text_20_body"><text:span text:style-name="Strong_20_Emphasis"><text:span text:style-name="T1">1. Gudang Harta Karun Masa Depan? (Sumber Daya)</text:span></text:span><text:span text:style-name="T1"> Dasar laut itu ternyata bukan cuma lumpur dan batu, lho. Para ilmuwan percaya di sana </text:span><text:soft-page-break/><text:span text:style-name="T1">tersimpan </text:span><text:span text:style-name="Strong_20_Emphasis"><text:span text:style-name="T1">sumber daya mineral</text:span></text:span><text:span text:style-name="T1"> yang melimpah, yang makin langka di daratan. Bayangin aja, logam-logam penting buat bikin </text:span><text:span text:style-name="Emphasis"><text:span text:style-name="T1">smartphone</text:span></text:span><text:span text:style-name="T1">, baterai mobil listrik, atau komponen komputer canggih kamu (seperti nikel, kobalt, tembaga) mungkin banyak 'teronggok' di dasar samudra dalam bentuk </text:span><text:span text:style-name="Strong_20_Emphasis"><text:span text:style-name="T1">nodul mangan</text:span></text:span><text:span text:style-name="T1"> (bongkahan metal seukuran kentang!). Selain itu, ada potensi </text:span><text:span text:style-name="Strong_20_Emphasis"><text:span text:style-name="T1">energi bersih</text:span></text:span><text:span text:style-name="T1"> yang luar biasa besar! Misalnya, teknologi </text:span><text:span text:style-name="Strong_20_Emphasis"><text:span text:style-name="T1">OTEC (Ocean Thermal Energy Conversion)</text:span></text:span><text:span text:style-name="T1"> yang mencoba memanfaatkan perbedaan suhu air laut permukaan yang hangat (kayak di Indonesia!) dan air laut dalam yang dingin untuk membangkitkan listrik. Atau </text:span><text:span text:style-name="Strong_20_Emphasis"><text:span text:style-name="T1">turbin bawah air</text:span></text:span><text:span text:style-name="T1"> yang bisa memanfaatkan arus laut kuat buat muter generator. Belum lagi </text:span><text:span text:style-name="Strong_20_Emphasis"><text:span text:style-name="T1">'harta karun' biologi</text:span></text:span><text:span text:style-name="T1">: organisme laut dalam yang hidup di kondisi ekstrem mungkin punya senyawa unik yang bisa jadi bahan </text:span><text:span text:style-name="Strong_20_Emphasis"><text:span text:style-name="T1">obat-obatan baru</text:span></text:span><text:span text:style-name="T1"> buat penyakit-penyakit yang belum ada obatnya. Keren, kan?</text:span></text:p>
            <text:p text:style-name="Text_20_body"><text:span text:style-name="Strong_20_Emphasis"><text:span text:style-name="T1">2. Bumi Makin Sesak, Lautan Jadi Solusi? (Ruang Hidup)</text:span></text:span><text:span text:style-name="T1"> Lihat deh sekelilingmu. Kota makin padat, lahan makin mahal dan terbatas. Sementara itu, populasi dunia terus bertambah. Nah, para visioner (orang-orang yang mikirnya jauh ke depan) mulai melirik laut sebagai </text:span><text:span text:style-name="Strong_20_Emphasis"><text:span text:style-name="T1">ruang alternatif</text:span></text:span><text:span text:style-name="T1"> di masa depan. Memang sih, kedengarannya masih kayak fiksi ilmiah banget. Tapi dengan tantangan di daratan yang makin banyak (belum lagi isu perubahan iklim dan naiknya permukaan laut), ide untuk 'pindah' atau setidaknya membangun fasilitas penting di bawah laut mulai dianggap sebagai salah satu kemungkinan jangka panjang. Siapa tahu, kan?</text:span></text:p>
            <text:p text:style-name="Text_20_body"><text:span text:style-name="Strong_20_Emphasis"><text:span text:style-name="T1">3. Misteri Terbesar di Planet Sendiri (Eksplorasi Ilmiah)</text:span></text:span><text:span text:style-name="T1"> Ini fakta gila: kita udah berhasil mengirim robot ke Mars dan memotret galaksi yang jaraknya jutaan tahun cahaya, tapi </text:span><text:span text:style-name="Strong_20_Emphasis"><text:span text:style-name="T1">lebih dari 80% lautan di Bumi kita sendiri belum pernah dijelajahi atau dipetakan!</text:span></text:span><text:span text:style-name="T1"> Gila, kan? Laut dalam adalah </text:span><text:span text:style-name="Emphasis"><text:span text:style-name="T1">frontier</text:span></text:span><text:span text:style-name="T1"> (batas penjelajahan) terakhir di planet kita. Masih banyak banget </text:span><text:span text:style-name="Strong_20_Emphasis"><text:span text:style-name="T1">spesies makhluk hidup aneh</text:span></text:span><text:span text:style-name="T1"> yang belum pernah kita lihat, </text:span><text:span text:style-name="Strong_20_Emphasis"><text:span text:style-name="T1">proses geologi</text:span></text:span><text:span text:style-name="T1"> dasar laut (kayak gunung meletus bawah air!) yang belum kita pahami sepenuhnya, dan peran vital laut dalam </text:span><text:span text:style-name="Strong_20_Emphasis"><text:span text:style-name="T1">mengatur iklim global</text:span></text:span><text:span text:style-name="T1"> kita (laut menyerap banyak banget karbon dioksida dan panas). Mempelajari laut dalam itu sama aja kayak mempelajari 'mesin' planet kita sendiri. Pengetahuan ini penting banget buat masa depan Bumi. Apalagi buat negara kepulauan kayak Indonesia yang dikelilingi lautan luas, memahami laut adalah kunci!</text:span></text:p>
            <text:p text:style-name="P108"><text:soft-page-break/>Jadi, mikirin laut dalam itu bukan cuma soal mimpi atau fantasi. Ini soal sumber daya masa depan, potensi ruang hidup baru, dan kunci buat memahami planet kita sendiri. Topik ini relevan banget buat generasi kamu yang akan 'mewarisi' Bumi ini.</text:p>
            <text:p text:style-name="P1"/>
            <text:p text:style-name="Text_20_body"><text:span text:style-name="Strong_20_Emphasis"><text:span text:style-name="T1">(Tips Tambahan - Opsional):</text:span></text:span></text:p>
            <text:list xml:id="list6183876684935212798" text:style-name="L22">
              <text:list-item>
                <text:p text:style-name="P138"><text:span text:style-name="Strong_20_Emphasis"><text:span text:style-name="T1">Infografis Sumber Daya:</text:span></text:span><text:span text:style-name="T1"> Buat infografis menarik yang menunjukkan peta potensi sumber daya mineral di dasar laut global (tentu dengan catatan bahwa ini masih eksplorasi) atau diagram sederhana cara kerja OTEC/turbin arus laut. </text:span></text:p>
              </text:list-item>
              <text:list-item>
                <text:p text:style-name="P16"><text:span text:style-name="Strong_20_Emphasis"><text:span text:style-name="T1">Fakta Mengejutkan:</text:span></text:span><text:span text:style-name="T1"> Selipkan </text:span><text:span text:style-name="Emphasis"><text:span text:style-name="T1">box</text:span></text:span><text:span text:style-name="T1"> "Tahukah Kamu?" berisi fakta mengejutkan, misalnya: "Diperkirakan ada lebih banyak artefak sejarah (kapal karam, dll) di dasar laut daripada di semua museum di dunia!" atau perbandingan luas area laut yang belum terpetakan dengan luas benua. </text:span></text:p>
              </text:list-item>
            </text:list>
            <text:p text:style-name="Text_20_body"><text:span text:style-name="Strong_20_Emphasis"><text:span text:style-name="T1">(Prompt Gambar Ilustrasi - Opsional):</text:span></text:span><text:span text:style-name="T1"> </text:span><text:span text:style-name="Source_20_Text"><text:span text:style-name="T1">Prompt: Ilustrasi digital dengan gaya semi-realistis yang cerah, menampilkan tiga panel bersebelahan. Panel 1: Tangan robot bawah air sedang mengambil nodul mangan dari dasar laut yang gelap, di sekitarnya ada beberapa ikan aneh. Panel 2: Diagram sederhana skema pembangkit listrik OTEC, menunjukkan pipa besar mengambil air dingin dari kedalaman dan air hangat dari permukaan. Panel 3: Kapal selam penelitian kecil dengan lampu sorot menerangi dinding palung laut yang terjal, memperlihatkan bentuk kehidupan laut dalam yang unik dan belum dikenal. Beri judul tiap panel: "Harta Karun Mineral?", "Energi Bersih dari Laut?", "Misteri yang Belum Terungkap". Aspect ratio 16:9.</text:span></text:span></text:p>
            <text:p text:style-name="P1"/>
            <text:p text:style-name="P108">Silakan berikan perintah "YAX" jika Anda ingin saya melanjutkan ke prompt berikutnya (Prompt Isi Subbab 1.3).</text:p>
          </text:section>
          <text:section text:style-name="Sect1" text:name="feedback-form-12">
            <text:p text:style-name="P231"/>
          </text:section>
        </text:section>
        <text:section text:style-name="Sect1" text:name="8acb79e66c8ce377">
          <text:p text:style-name="P108"/>
          <text:section text:style-name="Sect1" text:name="user-query-content-13">
            <text:p text:style-name="P245">yax </text:p>
          </text:section>
          <text:p text:style-name="P231">Tampilkan alur berpikir</text:p>
          <text:section text:style-name="Sect2" text:name="model-response-message-contentr_8acb79e66c8ce377">
            <text:p text:style-name="P108"><text:soft-page-break/>Oke, kita gas lagi!</text:p>
            <text:p text:style-name="Text_20_body"><text:span text:style-name="Strong_20_Emphasis"><text:span text:style-name="T1">Jawaban untuk Prompt Isi Subbab 1.3:</text:span></text:span></text:p>
            <text:p text:style-name="Text_20_body"><text:span text:style-name="Strong_20_Emphasis"><text:span text:style-name="T1">(Teks Isi Subbab 1.3: Pertanyaan Kunci: Mungkinkah Ini Benar-Benar Terjadi?)</text:span></text:span></text:p>
            <text:p text:style-name="Text_20_body"><text:span text:style-name="T1">Setelah dengerin soal harta karun, energi bersih, sampai kemungkinan 'ngekos' di bawah laut, pasti kamu makin semangat kan? Kedengarannya keren banget, kayak di film-film fiksi ilmiah favoritmu. Tapi... tunggu dulu! Di saat yang sama, mungkin ada suara kecil di kepalamu yang bisik-bisik, "Iya sih keren, tapi... emangnya </text:span><text:span text:style-name="Emphasis"><text:span text:style-name="T1">beneran</text:span></text:span><text:span text:style-name="T1"> bisa? Kayaknya mustahil banget deh!"</text:span></text:p>
            <text:p text:style-name="Text_20_body"><text:span text:style-name="T1">Nah, suara kecil itu ada benernya juga. Ide membangun kota di bawah laut itu memang ambisius </text:span><text:span text:style-name="Emphasis"><text:span text:style-name="T1">banget</text:span></text:span><text:span text:style-name="T1">. Super ambisius! Kenapa? Karena rintangan yang menghadang itu bukan main-main, Sobat. Ini bukan cuma soal bikin bangunan biasa terus dicemplungin ke air. Coba deh pikirin beberapa 'monster' tantangan ini:</text:span></text:p>
            <text:list xml:id="list8057965179327484417" text:style-name="L23">
              <text:list-item>
                <text:p text:style-name="P139"><text:span text:style-name="Strong_20_Emphasis"><text:span text:style-name="T1">Tekanan Maut:</text:span></text:span><text:span text:style-name="T1"> Di dasar laut, tekanan airnya bisa ribuan kali lipat dibanding di darat! Bayangin aja, setiap meter persegi dinding habitatmu harus nahan beban setara </text:span><text:span text:style-name="Strong_20_Emphasis"><text:span text:style-name="T1">ditumpuk puluhan gajah</text:span></text:span><text:span text:style-name="T1">! Gimana caranya bikin bangunan yang nggak remuk seketika? </text:span></text:p>
              </text:list-item>
              <text:list-item>
                <text:p text:style-name="P139"><text:span text:style-name="Strong_20_Emphasis"><text:span text:style-name="T1">Logistik Udara &amp; Air:</text:span></text:span><text:span text:style-name="T1"> Kita butuh oksigen buat napas dan harus buang karbon dioksida. Gimana caranya nyediain udara segar terus-menerus dan nge-filter udara kotor di tempat yang jauh dari atmosfer? Belum lagi soal air minum. </text:span></text:p>
              </text:list-item>
              <text:list-item>
                <text:p text:style-name="P139"><text:span text:style-name="Strong_20_Emphasis"><text:span text:style-name="T1">Energi Raksasa:</text:span></text:span><text:span text:style-name="T1"> Kota butuh listrik super banyak buat lampu, pemanas, sistem pendukung kehidupan, komputer, semuanya! Dapat dari mana energi segitu besar di dasar laut yang gelap? </text:span></text:p>
              </text:list-item>
              <text:list-item>
                <text:p text:style-name="P139"><text:span text:style-name="Strong_20_Emphasis"><text:span text:style-name="T1">Material Super &amp; Konstruksi Ekstrem:</text:span></text:span><text:span text:style-name="T1"> Butuh material bangunan macam apa yang tahan banting sama tekanan dan air laut yang korosif? Terus, gimana cara bangunnya di kedalaman ribuan meter yang gelap dan dingin? Nggak mungkin kan pakai tukang biasa? </text:span></text:p>
              </text:list-item>
              <text:list-item>
                <text:p text:style-name="P17"><text:span text:style-name="Strong_20_Emphasis"><text:span text:style-name="T1">Dampak Lingkungan:</text:span></text:span><text:span text:style-name="T1"> Membangun sesuatu sebesar kota di ekosistem laut dalam yang rapuh dan belum kita pahami sepenuhnya, apa nggak bakal merusak? </text:span></text:p>
              </text:list-item>
            </text:list>
            <text:p text:style-name="P108">Lihat kan? Rintangannya segede gunung (bawah laut!).</text:p>
            <text:p text:style-name="Text_20_body"><text:soft-page-break/><text:span text:style-name="T1">Makanya, pertanyaan kunci yang bakal jadi 'misi utama' buku ini adalah: Dengan semua inspirasi keren dan alasan penting yang udah kita bahas, tapi juga dengan seabrek rintangan raksasa ini, </text:span><text:span text:style-name="Strong_20_Emphasis"><text:span text:style-name="T1">apakah kota di bawah laut itu pada akhirnya NYATA atau hanya akan tetap jadi FANTASI?</text:span></text:span></text:p>
            <text:p text:style-name="P108">Nah, untuk mencoba menjawab pertanyaan besar itu, kita nggak bisa asal tebak. Kita harus bedah satu per satu masalahnya. Kita perlu lihat lebih dekat kondisi lingkungan 'alien' di dasar laut, teknologi apa aja yang mungkin bisa jadi solusinya, gimana nanti kehidupan di dalamnya, berapa biayanya, apa risikonya, dan banyak lagi.</text:p>
            <text:p text:style-name="P108">Petualangan kita baru benar-benar dimulai! Di bab selanjutnya, kita bakal langsung hadapi 'monster' pertama: kondisi lingkungan laut dalam yang super ekstrem. Siap? Yuk, menyelam lebih dalam!</text:p>
            <text:p text:style-name="P1"/>
            <text:p text:style-name="Text_20_body"><text:span text:style-name="Strong_20_Emphasis"><text:span text:style-name="T1">(Tips Tambahan - Opsional):</text:span></text:span></text:p>
            <text:list xml:id="list4705035544854672710" text:style-name="L24">
              <text:list-item>
                <text:p text:style-name="P140"><text:span text:style-name="Strong_20_Emphasis"><text:span text:style-name="T1">Visualisasi Tantangan:</text:span></text:span><text:span text:style-name="T1"> Gunakan ikon-ikon sederhana atau diagram mini di samping setiap poin tantangan (misal: ikon gajah untuk tekanan, ikon baterai kosong untuk energi, ikon robot untuk konstruksi) untuk memecah teks dan membuatnya lebih visual. </text:span></text:p>
              </text:list-item>
              <text:list-item>
                <text:p text:style-name="P18"><text:span text:style-name="Strong_20_Emphasis"><text:span text:style-name="T1">Polling Mini:</text:span></text:span><text:span text:style-name="T1"> Sisipkan pertanyaan singkat di akhir subbab: "Menurutmu sekarang, tantangan mana yang paling SULIT diatasi? Tekanan, Energi, Biaya, atau yang lain?" Ini bisa memancing keterlibatan pembaca. </text:span></text:p>
              </text:list-item>
            </text:list>
            <text:p text:style-name="Text_20_body"><text:span text:style-name="Strong_20_Emphasis"><text:span text:style-name="T1">(Prompt Gambar Ilustrasi - Opsional):</text:span></text:span><text:span text:style-name="T1"> </text:span><text:span text:style-name="Source_20_Text"><text:span text:style-name="T1">Prompt: Ilustrasi konsep dengan gaya kartun semi-realistis yang sedikit dramatis. Menampilkan siluet sebuah kubah kota bawah laut yang futuristik di dasar laut gelap. Di sekeliling kubah itu, muncul visualisasi tantangan-tantangan utama dalam bentuk 'monster' atau ikon besar yang mengancam: gelombang tekanan raksasa yang mencoba meremukkan kubah, kabel listrik putus dengan percikan api, tanda tanya besar melayang di atas tumpukan koin emas (biaya), dan tentakel makhluk laut dalam yang mencoba 'mencengkeram' kubah (lingkungan/ekosistem). Di atas segalanya, tulisan besar "NYATA atau FANTASI?". Aspect ratio 16:9.</text:span></text:span></text:p>
            <text:p text:style-name="P1"/>
            <text:p text:style-name="P108"><text:soft-page-break/>Silakan berikan perintah "YAX" jika Anda ingin saya melanjutkan ke prompt berikutnya (Prompt Pengantar Bab 2).</text:p>
          </text:section>
          <text:section text:style-name="Sect1" text:name="feedback-form-13">
            <text:p text:style-name="P231"/>
          </text:section>
        </text:section>
        <text:section text:style-name="Sect1" text:name="157b481945438cd3">
          <text:p text:style-name="P108"/>
          <text:section text:style-name="Sect1" text:name="user-query-content-14">
            <text:p text:style-name="P245">yax </text:p>
          </text:section>
          <text:p text:style-name="P231">Tampilkan alur berpikir</text:p>
          <text:section text:style-name="Sect2" text:name="model-response-message-contentr_157b481945438cd3">
            <text:p text:style-name="P108">Oke, siap menyelam ke bab berikutnya!</text:p>
            <text:p text:style-name="Text_20_body"><text:span text:style-name="Strong_20_Emphasis"><text:span text:style-name="T1">Jawaban untuk Prompt Pengantar Bab 2:</text:span></text:span></text:p>
            <text:p text:style-name="Text_20_body"><text:span text:style-name="Strong_20_Emphasis"><text:span text:style-name="T1">(Teks Pengantar Bab 2: Selamat Datang di Dunia Asing: Tantangan Lingkungan Laut Dalam)</text:span></text:span></text:p>
            <text:p text:style-name="Text_20_body"><text:span text:style-name="T1">Nah, setelah di Bab 1 kita asyik berimajinasi dan bertanya-tanya soal 'kenapa' dan 'mungkinkah', sekarang saatnya kita hadapi kenyataan yang sesungguhnya. Kalau kamu pikir dasar laut itu cuma kayak kolam renang raksasa yang dalamnya kebangetan, wah... kamu salah besar! Selamat datang di salah satu tempat paling </text:span><text:span text:style-name="Strong_20_Emphasis"><text:span text:style-name="T1">ekstrem</text:span></text:span><text:span text:style-name="T1">, paling </text:span><text:span text:style-name="Strong_20_Emphasis"><text:span text:style-name="T1">asing</text:span></text:span><text:span text:style-name="T1">, dan paling </text:span><text:span text:style-name="Strong_20_Emphasis"><text:span text:style-name="T1">nggak ramah buat manusia</text:span></text:span><text:span text:style-name="T1"> di seluruh planet Bumi. Serius, ini bukan main-main! Lingkungan di sini bisa lebih 'ganas' daripada puncak gunung tertinggi atau gurun terpanas sekalipun.</text:span></text:p>
            <text:p text:style-name="P108">Di bab ini, kita bakal jadi 'turis' dadakan ke dunia asing ini. Kita akan menyelami langsung 'medan perang' yang harus ditaklukkan kalau manusia nekat mau bikin rumah di sana. Kita bakal kenalan sama:</text:p>
            <text:list xml:id="list6646072935113216348" text:style-name="L25">
              <text:list-item>
                <text:p text:style-name="P141"><text:span text:style-name="Strong_20_Emphasis"><text:span text:style-name="T1">Tekanan air dahsyat</text:span></text:span><text:span text:style-name="T1"> yang bisa meremukkan kapal selam baja kayak kaleng kerupuk. </text:span></text:p>
              </text:list-item>
              <text:list-item>
                <text:p text:style-name="P141"><text:span text:style-name="Strong_20_Emphasis"><text:span text:style-name="T1">Kegelapan abadi</text:span></text:span><text:span text:style-name="T1"> yang bikin siang dan malam nggak ada bedanya. </text:span></text:p>
              </text:list-item>
              <text:list-item>
                <text:p text:style-name="P141"><text:span text:style-name="Strong_20_Emphasis"><text:span text:style-name="T1">Suhu dingin membekukan</text:span></text:span><text:span text:style-name="T1"> yang bikin air pun hampir jadi es. </text:span></text:p>
              </text:list-item>
              <text:list-item>
                <text:p text:style-name="P141"><text:span text:style-name="Strong_20_Emphasis"><text:span text:style-name="T1">Makhluk-makhluk aneh bin ajaib</text:span></text:span><text:span text:style-name="T1"> yang bentuknya kayak keluar dari mimpi buruk (tapi keren!). </text:span></text:p>
              </text:list-item>
              <text:list-item>
                <text:p text:style-name="P19"><text:span text:style-name="T1">Dan </text:span><text:span text:style-name="Strong_20_Emphasis"><text:span text:style-name="T1">'tanah' dasar laut</text:span></text:span><text:span text:style-name="T1"> itu sendiri yang ternyata penuh misteri dan bahaya geologis. </text:span></text:p>
              </text:list-item>
            </text:list>
            <text:p text:style-name="P108">Anggap aja kita lagi mau bangun rumah di planet lain, tapi planet ini adanya di Bumi kita sendiri, tersembunyi di bawah jutaan ton air. Bab ini bakal nunjukin betapa berbedanya dunia bawah laut itu, dan seberapa besar tantangan alam yang harus dihadapi oleh para ilmuwan dan insinyur. <text:soft-page-break/>Siapkan jaket tebal imajinasimu, karena kita akan masuk ke dunia yang gelap, dingin, dan penuh tekanan!</text:p>
            <text:p text:style-name="P1"/>
            <text:p text:style-name="Text_20_body"><text:span text:style-name="Strong_20_Emphasis"><text:span text:style-name="T1">(Tips Tambahan - Opsional):</text:span></text:span></text:p>
            <text:list xml:id="list5517242368389984400" text:style-name="L26">
              <text:list-item>
                <text:p text:style-name="P142"><text:span text:style-name="Strong_20_Emphasis"><text:span text:style-name="T1">Visual Kontras:</text:span></text:span><text:span text:style-name="T1"> Gunakan gambar pembuka bab yang menunjukkan kontras tajam antara dunia permukaan yang cerah dan familiar (misal: pantai tropis Indonesia yang indah) dengan dunia bawah laut yang gelap, misterius, dan mungkin sedikit 'menyeramkan' (misal: siluet kapal selam penelitian kecil di tengah kegelapan total dengan makhluk aneh samar-samar terlihat). </text:span></text:p>
              </text:list-item>
              <text:list-item>
                <text:p text:style-name="P20"><text:span text:style-name="Strong_20_Emphasis"><text:span text:style-name="T1">Analogi Luar Angkasa:</text:span></text:span><text:span text:style-name="T1"> Tekankan perbandingan antara tantangan hidup di laut dalam dengan tantangan hidup di luar angkasa (kebutuhan LSS, perlindungan dari lingkungan hostile, isolasi) untuk memberikan skala kesulitan kepada pembaca. </text:span></text:p>
              </text:list-item>
            </text:list>
            <text:p text:style-name="Text_20_body"><text:span text:style-name="Strong_20_Emphasis"><text:span text:style-name="T1">(Prompt Gambar Ilustrasi - Opsional):</text:span></text:span><text:span text:style-name="T1"> </text:span><text:span text:style-name="Source_20_Text"><text:span text:style-name="T1">Prompt: Ilustrasi digital bergaya split-screen atau perbandingan side-by-side. Sisi kiri: Pemandangan pantai tropis yang cerah di Indonesia dengan pasir putih, pohon kelapa, dan laut biru jernih di permukaan. Sisi kanan: Pemandangan dasar laut dalam yang gelap dan berbatu, diterangi hanya oleh lampu sorot sebuah kapal selam penelitian kecil, di sekitarnya ada beberapa makhluk bioluminesen aneh dan siluet gunung bawah laut di kejauhan. Ada garis pemisah tegas di tengah yang menunjukkan permukaan laut. Beri teks overlay tipis: "Dua Dunia di Planet yang Sama". Gaya visual semi-realistis. Aspect ratio 16:9.</text:span></text:span></text:p>
            <text:p text:style-name="P1"/>
            <text:p text:style-name="P108">Silakan berikan perintah "YAX" jika Anda ingin saya melanjutkan ke prompt berikutnya (Prompt Isi Subbab 2.1).</text:p>
          </text:section>
          <text:section text:style-name="Sect1" text:name="feedback-form-14">
            <text:p text:style-name="P231"/>
          </text:section>
        </text:section>
        <text:section text:style-name="Sect1" text:name="05532c51d651f5c6">
          <text:p text:style-name="P108"/>
          <text:section text:style-name="Sect1" text:name="user-query-content-15">
            <text:p text:style-name="P245">yax </text:p>
          </text:section>
          <text:p text:style-name="P231">Tampilkan alur berpikir</text:p>
          <text:section text:style-name="Sect2" text:name="model-response-message-contentr_05532c51d651f5c6">
            <text:p text:style-name="P108">Oke, mari kita hadapi 'monster' pertama: tekanan!</text:p>
            <text:p text:style-name="Text_20_body"><text:span text:style-name="Strong_20_Emphasis"><text:span text:style-name="T1">Jawaban untuk Prompt Isi Subbab 2.1:</text:span></text:span></text:p>
            <text:p text:style-name="Text_20_body"><text:soft-page-break/><text:span text:style-name="Strong_20_Emphasis"><text:span text:style-name="T1">(Teks Isi Subbab 2.1: Tekanan Dahsyat: Bisakah Tubuh Kita Bertahan?)</text:span></text:span></text:p>
            <text:p text:style-name="Text_20_body"><text:span text:style-name="T1">Pernah nyelam di kolam renang terus telingamu terasa agak sakit pas di bagian dalam? Nah, itu baru secuil efek dari </text:span><text:span text:style-name="Strong_20_Emphasis"><text:span text:style-name="T1">tekanan hidrostatik</text:span></text:span><text:span text:style-name="T1"> – alias tekanan yang disebabkan oleh berat air di atasmu. Makin dalam kamu menyelam, makin banyak air di atasmu, makin berat bebannya, dan makin besar tekanannya. Simpelnya gitu.</text:span></text:p>
            <text:p text:style-name="Text_20_body"><text:span text:style-name="T1">Aturannya gampang diingat: setiap turun </text:span><text:span text:style-name="Strong_20_Emphasis"><text:span text:style-name="T1">10 meter</text:span></text:span><text:span text:style-name="T1"> ke bawah laut, tekanannya nambah sekitar </text:span><text:span text:style-name="Strong_20_Emphasis"><text:span text:style-name="T1">1 atmosfer (atm)</text:span></text:span><text:span text:style-name="T1">. Tekanan 1 atm itu kira-kira tekanan udara normal yang kita rasakan sehari-hari di daratan. Jadi, kalau kamu nyelam 10 meter, total tekanannya jadi 2 atm (1 atm dari udara + 1 atm dari air). Kalau 100 meter? Ya sekitar 11 atm!</text:span></text:p>
            <text:p text:style-name="P108">Sekarang, bayangin kalau kita ke laut dalam:</text:p>
            <text:list xml:id="list4248323245876110101" text:style-name="L27">
              <text:list-item>
                <text:p text:style-name="P143"><text:span text:style-name="T1">Di kedalaman </text:span><text:span text:style-name="Strong_20_Emphasis"><text:span text:style-name="T1">1.000 meter (1 km)</text:span></text:span><text:span text:style-name="T1">, tekanannya sekitar </text:span><text:span text:style-name="Strong_20_Emphasis"><text:span text:style-name="T1">101 atm</text:span></text:span><text:span text:style-name="T1">! Itu sama kayak ada beban </text:span><text:span text:style-name="Strong_20_Emphasis"><text:span text:style-name="T1">100 kilogram</text:span></text:span><text:span text:style-name="T1"> menekan setiap sentimeter persegi tubuhmu! </text:span></text:p>
              </text:list-item>
              <text:list-item>
                <text:p text:style-name="P143"><text:span text:style-name="T1">Di kedalaman rata-rata laut (</text:span><text:span text:style-name="Strong_20_Emphasis"><text:span text:style-name="T1">sekitar 4.000 meter</text:span></text:span><text:span text:style-name="T1">), tekanannya bisa </text:span><text:span text:style-name="Strong_20_Emphasis"><text:span text:style-name="T1">400 atm</text:span></text:span><text:span text:style-name="T1">! </text:span></text:p>
              </text:list-item>
              <text:list-item>
                <text:p text:style-name="P21"><text:span text:style-name="T1">Dan di titik terdalam Bumi, </text:span><text:span text:style-name="Strong_20_Emphasis"><text:span text:style-name="T1">Palung Mariana (hampir 11.000 meter)</text:span></text:span><text:span text:style-name="T1">, tekanannya mencapai </text:span><text:span text:style-name="Strong_20_Emphasis"><text:span text:style-name="T1">lebih dari 1.100 atm</text:span></text:span><text:span text:style-name="T1">! Itu setara dengan berat </text:span><text:span text:style-name="Strong_20_Emphasis"><text:span text:style-name="T1">50 pesawat jumbo jet</text:span></text:span><text:span text:style-name="T1"> ditumpukkan di atas badanmu! Gila banget kan tekanannya? </text:span></text:p>
              </text:list-item>
            </text:list>
            <text:p text:style-name="Text_20_body"><text:span text:style-name="Strong_20_Emphasis"><text:span text:style-name="T1">Terus, kenapa tekanan ini bahaya banget buat manusia?</text:span></text:span><text:span text:style-name="T1"> Masalah utamanya ada di </text:span><text:span text:style-name="Strong_20_Emphasis"><text:span text:style-name="T1">rongga udara</text:span></text:span><text:span text:style-name="T1"> dalam tubuh kita: paru-paru, telinga tengah, sinus. Tekanan luar yang super kuat itu bakal langsung </text:span><text:span text:style-name="Strong_20_Emphasis"><text:span text:style-name="T1">meremukkan</text:span></text:span><text:span text:style-name="T1"> rongga-rongga ini. Paru-paru kita bakal kolaps seketika. Selain itu, tekanan tinggi juga bikin gas (terutama nitrogen dari udara yang kita hirup kalau pakai tabung selam biasa) jadi </text:span><text:span text:style-name="Strong_20_Emphasis"><text:span text:style-name="T1">larut lebih banyak</text:span></text:span><text:span text:style-name="T1"> dalam darah dan jaringan tubuh. Efeknya bisa bikin kita 'mabuk' di kedalaman (narkosis nitrogen), dan yang lebih bahaya, kalau kita naik ke permukaan terlalu cepat, gas yang larut itu bakal membentuk </text:span><text:span text:style-name="Strong_20_Emphasis"><text:span text:style-name="T1">gelembung-gelembung</text:span></text:span><text:span text:style-name="T1"> di dalam tubuh (kayak pas buka botol soda!). Kondisi ini namanya </text:span><text:span text:style-name="Strong_20_Emphasis"><text:span text:style-name="T1">penyakit dekompresi</text:span></text:span><text:span text:style-name="T1"> atau 'the bends', dan ini bisa fatal banget, menyebabkan kelumpuhan atau bahkan kematian.</text:span></text:p>
            <text:p text:style-name="Text_20_body"><text:span text:style-name="Strong_20_Emphasis"><text:span text:style-name="T1">"Kok ikan laut dalam nggak gepeng?"</text:span></text:span><text:span text:style-name="T1"> kamu mungkin bertanya. </text:span><text:soft-page-break/><text:span text:style-name="T1">Jawabannya keren: tubuh mereka </text:span><text:span text:style-name="Strong_20_Emphasis"><text:span text:style-name="T1">nggak punya rongga udara</text:span></text:span><text:span text:style-name="T1"> kayak paru-paru atau kantung renang (kalaupun punya, isinya bukan udara). Tubuh mereka sebagian besar terdiri dari air, yang sulit banget untuk dimampatkan (dikompres). Ditambah lagi, sel dan jaringan tubuh mereka punya adaptasi khusus buat berfungsi normal di bawah tekanan super tinggi. Mereka 'santuy' aja hidup di sana!</text:span></text:p>
            <text:p text:style-name="Text_20_body"><text:span text:style-name="T1">Nah, karena tubuh manusia nggak bisa beradaptasi kayak ikan laut dalam, satu-satunya cara buat kita bertahan di sana adalah dengan menciptakan </text:span><text:span text:style-name="Strong_20_Emphasis"><text:span text:style-name="T1">'gelembung' pelindung super kuat</text:span></text:span><text:span text:style-name="T1"> yang bisa menahan tekanan dahsyat dari luar. Inilah tantangan rekayasa nomor satu buat membangun habitat atau kota bawah laut: menciptakan struktur yang nggak bakal remuk kayak kaleng kerupuk dihantam tekanan samudra!</text:span></text:p>
            <text:p text:style-name="P1"/>
            <text:p text:style-name="Text_20_body"><text:span text:style-name="Strong_20_Emphasis"><text:span text:style-name="T1">(Tips Tambahan - Opsional):</text:span></text:span></text:p>
            <text:list xml:id="list8466203876974099145" text:style-name="L28">
              <text:list-item>
                <text:p text:style-name="P144"><text:span text:style-name="Strong_20_Emphasis"><text:span text:style-name="T1">Demo Sederhana:</text:span></text:span><text:span text:style-name="T1"> Sisipkan </text:span><text:span text:style-name="Emphasis"><text:span text:style-name="T1">box</text:span></text:span><text:span text:style-name="T1"> "Coba Sendiri!" yang menyarankan percobaan sederhana menggunakan botol plastik kosong tertutup yang dimasukkan ke dalam ember berisi air lalu ditekan ke bawah untuk menunjukkan efek tekanan (botol akan sedikit penyok/terkompres). </text:span></text:p>
              </text:list-item>
              <text:list-item>
                <text:p text:style-name="P22"><text:span text:style-name="Strong_20_Emphasis"><text:span text:style-name="T1">Visualisasi Tekanan:</text:span></text:span><text:span text:style-name="T1"> Gunakan diagram yang menunjukkan lapisan-lapisan air menumpuk di atas objek di dasar laut, dengan panah-panah yang menunjukkan arah tekanan dari segala sisi. </text:span></text:p>
              </text:list-item>
            </text:list>
            <text:p text:style-name="Text_20_body"><text:span text:style-name="Strong_20_Emphasis"><text:span text:style-name="T1">(Prompt Gambar Ilustrasi - Opsional):</text:span></text:span><text:span text:style-name="T1"> </text:span><text:span text:style-name="Source_20_Text"><text:span text:style-name="T1">Prompt: Ilustrasi infografis dengan gaya kartun edukatif. Di sisi kiri, gambar seorang penyelam di kedalaman 10m dengan label "2 atm". Di tengah, gambar kapal selam kecil di kedalaman 1000m dengan label "101 atm" dan ikon tumpukan mobil di atasnya untuk analogi berat. Di sisi kanan, gambar dasar Palung Mariana (~11000m) dengan label "&gt;1100 atm" dan ikon tumpukan puluhan pesawat jumbo jet di atasnya. Di bagian bawah, ada perbandingan singkat: gambar paru-paru manusia dengan panah tekanan masuk yang besar (menyebabkan kolaps), dan gambar ikan laut dalam tanpa rongga udara dengan panah tekanan yang seimbang. Judul besar: "Tekanan Laut Dalam: Pembunuh Tak Terlihat?".</text:span></text:span></text:p>
            <text:p text:style-name="P1"/>
            <text:p text:style-name="P108"><text:soft-page-break/>Silakan berikan perintah "YAX" jika Anda ingin saya melanjutkan ke prompt berikutnya (Prompt Isi Subbab 2.2).</text:p>
          </text:section>
          <text:section text:style-name="Sect1" text:name="feedback-form-15">
            <text:p text:style-name="P231"/>
          </text:section>
        </text:section>
        <text:section text:style-name="Sect1" text:name="f997a108fad4f5b3">
          <text:p text:style-name="P108"/>
          <text:section text:style-name="Sect1" text:name="user-query-content-16">
            <text:p text:style-name="P245">yax </text:p>
          </text:section>
          <text:p text:style-name="P231">Tampilkan alur berpikir</text:p>
          <text:section text:style-name="Sect2" text:name="model-response-message-contentr_f997a108fad4f5b3">
            <text:p text:style-name="P108">Sip, kita masuk ke tantangan berikutnya: gelap dan dingin!</text:p>
            <text:p text:style-name="Text_20_body"><text:span text:style-name="Strong_20_Emphasis"><text:span text:style-name="T1">Jawaban untuk Prompt Isi Subbab 2.2:</text:span></text:span></text:p>
            <text:p text:style-name="Text_20_body"><text:span text:style-name="Strong_20_Emphasis"><text:span text:style-name="T1">(Teks Isi Subbab 2.2: Kegelapan Abadi dan Suhu Dingin Membeku)</text:span></text:span></text:p>
            <text:p text:style-name="Text_20_body"><text:span text:style-name="T1">Selain tekanan yang gila-gilaan, ada dua hal lagi yang bikin laut dalam itu beda banget sama dunia kita: </text:span><text:span text:style-name="Strong_20_Emphasis"><text:span text:style-name="T1">gelapnya minta ampun</text:span></text:span><text:span text:style-name="T1"> dan </text:span><text:span text:style-name="Strong_20_Emphasis"><text:span text:style-name="T1">dinginnya bukan main!</text:span></text:span></text:p>
            <text:p text:style-name="Text_20_body"><text:span text:style-name="Strong_20_Emphasis"><text:span text:style-name="T1">Gelap Pekat Tanpa Akhir</text:span></text:span><text:span text:style-name="T1"> Kamu tahu kan, kalau di darat, siang hari terang benderang karena sinar matahari? Nah, lupakan itu kalau kamu mau ke laut dalam. Air laut itu ternyata 'rakus' menyerap cahaya. Sinar matahari cuma bisa menembus beberapa ratus meter aja ke bawah permukaan. Para ilmuwan membagi lautan berdasarkan cahaya jadi tiga zona utama:</text:span></text:p>
            <text:list xml:id="list8149248229320215567" text:style-name="L29">
              <text:list-item>
                <text:p text:style-name="P145"><text:span text:style-name="Strong_20_Emphasis"><text:span text:style-name="T1">Zona Eufotik (Zona Sinar Matahari):</text:span></text:span><text:span text:style-name="T1"> Ini lapisan paling atas (kira-kira sampai 200 meter). Cahaya matahari masih cukup terang buat tumbuhan laut kayak fitoplankton melakukan fotosintesis (proses bikin makanan pakai cahaya). Area ini paling 'hidup'. </text:span></text:p>
              </text:list-item>
              <text:list-item>
                <text:p text:style-name="P145"><text:span text:style-name="Strong_20_Emphasis"><text:span text:style-name="T1">Zona Disfotik (Zona Remang-remang atau 'Twilight Zone'):</text:span></text:span><text:span text:style-name="T1"> Di bawah zona eufotik (kira-kira 200 sampai 1.000 meter). Cahaya matahari udah mulai redup banget, kayak senja atau subuh yang nggak pernah berakhir. Udah nggak cukup buat fotosintesis, tapi mata kita (atau mata makhluk laut dalam) mungkin masih bisa nangkap sedikit sisa cahaya. Suasananya mulai misterius di sini. </text:span></text:p>
              </text:list-item>
              <text:list-item>
                <text:p text:style-name="P23"><text:span text:style-name="Strong_20_Emphasis"><text:span text:style-name="T1">Zona Afotik (Zona Tanpa Cahaya):</text:span></text:span><text:span text:style-name="T1"> Ini dia bagian terbesar dari lautan (di bawah 1.000 meter sampai dasar terdalam). Di sini, cahaya matahari </text:span><text:span text:style-name="Strong_20_Emphasis"><text:span text:style-name="T1">sama sekali nggak bisa tembus</text:span></text:span><text:span text:style-name="T1">. Gelapnya itu gelap total, gelap abadi, lebih pekat dari malam paling gelap tanpa bulan dan bintang sekalipun! Bayangin hidup selamanya tanpa pernah lihat cahaya matahari. </text:span></text:p>
              </text:list-item>
            </text:list>
            <text:p text:style-name="Text_20_body"><text:soft-page-break/><text:span text:style-name="Strong_20_Emphasis"><text:span text:style-name="T1">Dingin yang Konsisten (dan Membekukan!)</text:span></text:span><text:span text:style-name="T1"> Udah gelap, dingin pula! Di bawah lapisan permukaan yang mungkin masih hangat karena matahari, suhu air laut terjun bebas. Di sebagian besar laut dalam (zona afotik), suhunya stabil banget, tapi cuma sekitar </text:span><text:span text:style-name="Strong_20_Emphasis"><text:span text:style-name="T1">2 sampai 4 derajat Celcius</text:span></text:span><text:span text:style-name="T1">. Itu hampir titik beku air! Lebih dingin dari bagian dalam kulkasmu di rumah! Brrr...</text:span></text:p>
            <text:p text:style-name="Text_20_body"><text:span text:style-name="Strong_20_Emphasis"><text:span text:style-name="T1">Terus, Apa Masalahnya?</text:span></text:span><text:span text:style-name="T1"> Gelap total dan dingin membeku ini bawa banyak konsekuensi buat kehidupan (termasuk kalau manusia mau tinggal di sana):</text:span></text:p>
            <text:list xml:id="list1784033896650506158" text:style-name="L30">
              <text:list-item>
                <text:p text:style-name="P146"><text:span text:style-name="Strong_20_Emphasis"><text:span text:style-name="T1">Penglihatan:</text:span></text:span><text:span text:style-name="T1"> Ya jelas, tanpa cahaya alami, kita butuh </text:span><text:span text:style-name="Strong_20_Emphasis"><text:span text:style-name="T1">lampu buatan super terang dan non-stop</text:span></text:span><text:span text:style-name="T1"> buat bisa lihat. Bayangin tagihan listriknya! </text:span></text:p>
              </text:list-item>
              <text:list-item>
                <text:p text:style-name="P146"><text:span text:style-name="Strong_20_Emphasis"><text:span text:style-name="T1">Energi &amp; Makanan:</text:span></text:span><text:span text:style-name="T1"> Karena nggak ada cahaya buat </text:span><text:span text:style-name="Strong_20_Emphasis"><text:span text:style-name="T1">fotosintesis</text:span></text:span><text:span text:style-name="T1">, nggak ada tumbuhan sebagai dasar rantai makanan kayak di darat. Organisme di sana harus cari cara lain buat dapat makanan (nanti kita bahas di subbab berikutnya!). Energi juga nggak bisa didapat dari matahari langsung. </text:span></text:p>
              </text:list-item>
              <text:list-item>
                <text:p text:style-name="P24"><text:span text:style-name="Strong_20_Emphasis"><text:span text:style-name="T1">Suhu Tubuh &amp; Habitat:</text:span></text:span><text:span text:style-name="T1"> Manusia nggak bisa hidup di suhu sedingin itu. Jadi, habitat bawah laut harus punya </text:span><text:span text:style-name="Strong_20_Emphasis"><text:span text:style-name="T1">sistem pemanas</text:span></text:span><text:span text:style-name="T1"> yang terus bekerja dan </text:span><text:span text:style-name="Strong_20_Emphasis"><text:span text:style-name="T1">lapisan insulasi (penahan panas)</text:span></text:span><text:span text:style-name="T1"> super tebal dan canggih biar penghuninya nggak beku kedinginan dan energi pemanasnya nggak boros kebuang ke laut dingin di luar. </text:span></text:p>
              </text:list-item>
            </text:list>
            <text:p text:style-name="Text_20_body"><text:span text:style-name="Strong_20_Emphasis"><text:span text:style-name="T1">Satu-satunya Cahaya Alami: Bioluminesensi</text:span></text:span><text:span text:style-name="T1"> Meskipun gelap total, bukan berarti nggak ada cahaya sama sekali di laut dalam. Ada fenomena keren namanya </text:span><text:span text:style-name="Strong_20_Emphasis"><text:span text:style-name="T1">bioluminesensi</text:span></text:span><text:span text:style-name="T1">. Beberapa makhluk laut dalam (ikan, cumi-cumi, bakteri) bisa </text:span><text:span text:style-name="Strong_20_Emphasis"><text:span text:style-name="T1">menghasilkan cahayanya sendiri</text:span></text:span><text:span text:style-name="T1"> dari reaksi kimia di tubuhnya! Cahaya ini mereka pakai buat macam-macam: cari mangsa, menakuti predator, atau bahkan 'gombalin' pasangan. Keren banget kan? Kayak lampu disko alami di tengah kegelapan abadi!</text:span></text:p>
            <text:p text:style-name="P108">Jadi, selain tekanan, kegelapan pekat dan suhu dingin ini jadi tantangan besar berikutnya yang harus dipecahkan oleh teknologi kalau kita mau menjelajahi atau bahkan tinggal di dunia asing ini.</text:p>
            <text:p text:style-name="P1"/>
            <text:p text:style-name="Text_20_body"><text:span text:style-name="Strong_20_Emphasis"><text:span text:style-name="T1">(Tips Tambahan - Opsional):</text:span></text:span></text:p>
            <text:list xml:id="list8863608353766658191" text:style-name="L31">
              <text:list-item>
                <text:p text:style-name="P147"><text:soft-page-break/><text:span text:style-name="Strong_20_Emphasis"><text:span text:style-name="T1">Skala Kedalaman:</text:span></text:span><text:span text:style-name="T1"> Buat diagram visual yang menunjukkan tiga zona cahaya laut (Eufotik, Disfotik, Afotik) dengan ilustrasi jenis kehidupan khas di tiap zona dan penanda kedalamannya. Ini membantu pembaca membayangkan skala kedalaman dan perubahan kondisi. </text:span></text:p>
              </text:list-item>
              <text:list-item>
                <text:p text:style-name="P25"><text:span text:style-name="Strong_20_Emphasis"><text:span text:style-name="T1">Suhu Banding:</text:span></text:span><text:span text:style-name="T1"> Selain kulkas, bandingkan suhu laut dalam dengan suhu freezer atau suhu musim dingin di negara empat musim untuk memberikan gambaran lebih jelas tentang tingkat dinginnya. </text:span></text:p>
              </text:list-item>
            </text:list>
            <text:p text:style-name="Text_20_body"><text:span text:style-name="Strong_20_Emphasis"><text:span text:style-name="T1">(Prompt Gambar Ilustrasi - Opsional):</text:span></text:span><text:span text:style-name="T1"> </text:span><text:span text:style-name="Source_20_Text"><text:span text:style-name="T1">Prompt: Ilustrasi digital vertikal yang menunjukkan penampang laut dari permukaan hingga dasar yang dalam. Bagian atas (0-200m): Zona Eufotik, terang benderang, banyak plankton dan ikan kecil berwarna-warni. Bagian tengah (200-1000m): Zona Disfotik, cahaya biru redup temaram, siluet ikan yang lebih besar dan aneh, cahaya matahari makin pudar. Bagian bawah (1000m+): Zona Afotik, gelap total, hanya diterangi oleh beberapa makhluk bioluminesen yang berpendar (misal: anglerfish dengan umpannya, beberapa titik cahaya kecil), dan lampu sorot kapal selam kecil di dasar. Beri label untuk setiap zona dan contoh suhu (misal: Permukaan 28°C, 1000m 4°C). Gaya visual atmosferik dan sedikit misterius di bagian bawah. Aspect ratio 9:16.</text:span></text:span></text:p>
            <text:p text:style-name="P1"/>
            <text:p text:style-name="P108">Silakan berikan perintah "YAX" jika Anda ingin saya melanjutkan ke prompt berikutnya (Prompt Isi Subbab 2.3).</text:p>
          </text:section>
          <text:section text:style-name="Sect1" text:name="feedback-form-16">
            <text:p text:style-name="P231"/>
          </text:section>
        </text:section>
        <text:section text:style-name="Sect1" text:name="2baafa4ac9872562">
          <text:p text:style-name="P108"/>
          <text:section text:style-name="Sect1" text:name="user-query-content-17">
            <text:p text:style-name="P245">yax </text:p>
          </text:section>
          <text:p text:style-name="P231">Tampilkan alur berpikir</text:p>
          <text:section text:style-name="Sect2" text:name="model-response-message-contentr_2baafa4ac9872562">
            <text:p text:style-name="P108">Oke, mari kita kenalan sama 'warga asli' laut dalam!</text:p>
            <text:p text:style-name="Text_20_body"><text:span text:style-name="Strong_20_Emphasis"><text:span text:style-name="T1">Jawaban untuk Prompt Isi Subbab 2.3:</text:span></text:span></text:p>
            <text:p text:style-name="Text_20_body"><text:span text:style-name="Strong_20_Emphasis"><text:span text:style-name="T1">(Teks Isi Subbab 2.3: Bertemu Penghuni Asli: Ekosistem Laut Dalam)</text:span></text:span></text:p>
            <text:p text:style-name="P108">Siap buat ketemu makhluk-makhluk paling aneh sekaligus paling keren di planet ini? Lupakan alien di film, 'alien' paling nyata justru ada di laut dalam kita sendiri! Hidup di kondisi super ekstrem (tekanan gila, gelap total, dingin membeku, makanan langka) bikin mereka berevolusi jadi bentuk-bentuk yang... yah, unik banget!</text:p>
            <text:p text:style-name="P108"><text:soft-page-break/>Coba deh kenalan sama beberapa 'selebritis' laut dalam ini:</text:p>
            <text:list xml:id="list1364300501519683717" text:style-name="L32">
              <text:list-item>
                <text:p text:style-name="P148"><text:span text:style-name="Strong_20_Emphasis"><text:span text:style-name="T1">Ikan Sungut Ganda (Anglerfish):</text:span></text:span><text:span text:style-name="T1"> Ini ikonik banget! Si betina punya 'alat pancing' bercahaya di kepalanya buat narik mangsa di kegelapan. Uniknya lagi, pejantannya ukurannya super kecil dan bakal 'nempel' permanen ke betina seumur hidupnya. Aneh tapi nyata! </text:span></text:p>
              </text:list-item>
              <text:list-item>
                <text:p text:style-name="P148"><text:span text:style-name="Strong_20_Emphasis"><text:span text:style-name="T1">Ikan Naga Laut Dalam (Viperfish):</text:span></text:span><text:span text:style-name="T1"> Giginya panjang dan melengkung keluar, saking panjangnya sampai nggak muat di mulutnya! Dia pakai gigi seremnya itu buat nusuk mangsa. </text:span></text:p>
              </text:list-item>
              <text:list-item>
                <text:p text:style-name="P148"><text:span text:style-name="Strong_20_Emphasis"><text:span text:style-name="T1">Belut Pelikan (Gulper Eel):</text:span></text:span><text:span text:style-name="T1"> Mulutnya bisa membuka super lebar kayak kantong pelikan, bikin dia bisa nelan mangsa yang ukurannya lebih besar dari badannya sendiri! Efisien banget buat lingkungan yang jarang makanan. </text:span></text:p>
              </text:list-item>
              <text:list-item>
                <text:p text:style-name="P148"><text:span text:style-name="Strong_20_Emphasis"><text:span text:style-name="T1">Cumi-cumi Vampir (Vampire Squid):</text:span></text:span><text:span text:style-name="T1"> Namanya serem, tapi dia nggak ngisap darah kok. Kalau terancam, dia bisa balikkin 'jubah' berselaputnya yang penuh duri lunak buat ngelindungin diri, plus nyemburin lendir bercahaya. Keren! </text:span></text:p>
              </text:list-item>
              <text:list-item>
                <text:p text:style-name="P148"><text:span text:style-name="Strong_20_Emphasis"><text:span text:style-name="T1">Gurita Dumbo (Dumbo Octopus):</text:span></text:span><text:span text:style-name="T1"> Nah, kalau yang ini imut! Dia punya sirip mirip telinga gajah di kepalanya yang dipakai buat 'terbang' anggun di dalam air. Kontras banget sama penghuni lain yang kelihatan seram. </text:span></text:p>
              </text:list-item>
              <text:list-item>
                <text:p text:style-name="P26"><text:span text:style-name="Strong_20_Emphasis"><text:span text:style-name="T1">Cacing Tabung Raksasa (Giant Tube Worms):</text:span></text:span><text:span text:style-name="T1"> Mereka ini hidup bergerombol di sekitar </text:span><text:span text:style-name="Strong_20_Emphasis"><text:span text:style-name="T1">ventilasi hidrotermal</text:span></text:span><text:span text:style-name="T1"> (sumber air panas kaya kimia di dasar laut). Uniknya, mereka nggak punya mulut atau sistem pencernaan! Mereka hidup bersimbiosis dengan bakteri di dalam tubuhnya yang bisa bikin makanan dari bahan kimia beracun (prosesnya namanya </text:span><text:span text:style-name="Strong_20_Emphasis"><text:span text:style-name="T1">kemosintesis</text:span></text:span><text:span text:style-name="T1">). </text:span></text:p>
              </text:list-item>
            </text:list>
            <text:p text:style-name="Text_20_body"><text:span text:style-name="Strong_20_Emphasis"><text:span text:style-name="T1">"Terus, mereka makan apa di tempat sesulit itu?"</text:span></text:span><text:span text:style-name="T1"> Karena nggak ada tumbuhan, makanan utama di laut dalam itu kebanyakan 'sampah' dari atas! Namanya </text:span><text:span text:style-name="Strong_20_Emphasis"><text:span text:style-name="T1">'salju laut' (marine snow)</text:span></text:span><text:span text:style-name="T1">. Ini adalah hujan terus-menerus partikel organik kecil (sisa plankton mati, kotoran ikan dari lapisan atas, debu) yang turun perlahan dari permukaan. Buat kita sih kayak debu, tapi buat makhluk laut dalam, ini sumber makanan utama. Selain itu, ada juga ekosistem unik di sekitar ventilasi hidrotermal atau rembesan metana, di mana bakteri melakukan </text:span><text:span text:style-name="Strong_20_Emphasis"><text:span text:style-name="T1">kemosintesis</text:span></text:span><text:span text:style-name="T1"> – bikin makanan pakai energi kimia, </text:span><text:soft-page-break/><text:span text:style-name="T1">bukan cahaya matahari! Ini penemuan penting banget, membuktikan kalau kehidupan bisa ada tanpa matahari sama sekali!</text:span></text:p>
            <text:p text:style-name="Text_20_body"><text:span text:style-name="Strong_20_Emphasis"><text:span text:style-name="T1">"Apa mereka berbahaya buat manusia?"</text:span></text:span><text:span text:style-name="T1"> Secara umum, sih, </text:span><text:span text:style-name="Strong_20_Emphasis"><text:span text:style-name="T1">nggak</text:span></text:span><text:span text:style-name="T1">. Kebanyakan ukurannya kecil atau nggak agresif. Lagian, kita nggak bakal ketemu mereka langsung tanpa kapal selam atau robot, kan? Ancaman terbesar justru datang dari </text:span><text:span text:style-name="Strong_20_Emphasis"><text:span text:style-name="T1">kita ke mereka</text:span></text:span><text:span text:style-name="T1">.</text:span></text:p>
            <text:p text:style-name="Text_20_body"><text:span text:style-name="Strong_20_Emphasis"><text:span text:style-name="T1">Ekosistem Super Rapuh</text:span></text:span><text:span text:style-name="T1"> Ini poin penting banget. Makhluk laut dalam itu hidupnya 'santai': metabolismenya lambat, tumbuhnya lama banget (ada ikan yang bisa hidup ratusan tahun!), dan nggak cepat berkembang biak. Mereka udah beradaptasi jutaan tahun sama kondisi yang stabil (gelap, dingin, tenang). Makanya, mereka </text:span><text:span text:style-name="Strong_20_Emphasis"><text:span text:style-name="T1">super sensitif</text:span></text:span><text:span text:style-name="T1"> sama perubahan sekecil apapun:</text:span></text:p>
            <text:list xml:id="list3516345011089535156" text:style-name="L33">
              <text:list-item>
                <text:p text:style-name="P149"><text:span text:style-name="Strong_20_Emphasis"><text:span text:style-name="T1">Polusi kimia:</text:span></text:span><text:span text:style-name="T1"> Bisa meracuni mereka. </text:span></text:p>
              </text:list-item>
              <text:list-item>
                <text:p text:style-name="P149"><text:span text:style-name="Strong_20_Emphasis"><text:span text:style-name="T1">Polusi suara:</text:span></text:span><text:span text:style-name="T1"> Bisa bikin mereka stres dan ganggu komunikasi/navigasi. </text:span></text:p>
              </text:list-item>
              <text:list-item>
                <text:p text:style-name="P149"><text:span text:style-name="Strong_20_Emphasis"><text:span text:style-name="T1">Polusi cahaya:</text:span></text:span><text:span text:style-name="T1"> Bisa mengacaukan pola hidup mereka. </text:span></text:p>
              </text:list-item>
              <text:list-item>
                <text:p text:style-name="P149"><text:span text:style-name="Strong_20_Emphasis"><text:span text:style-name="T1">Perubahan suhu:</text:span></text:span><text:span text:style-name="T1"> Bisa mematikan buat yang terbiasa suhu stabil. </text:span></text:p>
              </text:list-item>
              <text:list-item>
                <text:p text:style-name="P27"><text:span text:style-name="Strong_20_Emphasis"><text:span text:style-name="T1">Kerusakan fisik habitat:</text:span></text:span><text:span text:style-name="T1"> Pembangunan atau penambangan bisa menghancurkan rumah mereka selamanya. </text:span></text:p>
              </text:list-item>
            </text:list>
            <text:p text:style-name="P108">Jadi, kalau kita mau membangun sesuatu di 'halaman belakang' mereka, kita harus super hati-hati. Merusak ekosistem laut dalam bisa berarti kehilangan keanekaragaman hayati yang unik dan mungkin kunci jawaban buat banyak misteri alam, selamanya.</text:p>
            <text:p text:style-name="P1"/>
            <text:p text:style-name="Text_20_body"><text:span text:style-name="Strong_20_Emphasis"><text:span text:style-name="T1">(Tips Tambahan - Opsional):</text:span></text:span></text:p>
            <text:list xml:id="list4968893319801165684" text:style-name="L34">
              <text:list-item>
                <text:p text:style-name="P150"><text:span text:style-name="Strong_20_Emphasis"><text:span text:style-name="T1">Galeri Makhluk Aneh:</text:span></text:span><text:span text:style-name="T1"> Sediakan beberapa halaman khusus berisi ilustrasi atau foto (jika ada) berkualitas tinggi dari berbagai makhluk laut dalam yang paling menarik, lengkap dengan nama dan fakta unik singkatnya. Ini akan sangat visual dan menarik bagi remaja. </text:span></text:p>
              </text:list-item>
              <text:list-item>
                <text:p text:style-name="P28"><text:span text:style-name="Strong_20_Emphasis"><text:span text:style-name="T1">Video Pendek:</text:span></text:span><text:span text:style-name="T1"> Jika memungkinkan dalam versi digital, tautkan ke video pendek dari ekspedisi laut dalam (misal: dari NOAA Okeanos Explorer atau MBARI) yang menunjukkan makhluk-makhluk ini di habitat aslinya. </text:span></text:p>
              </text:list-item>
            </text:list>
            <text:p text:style-name="Text_20_body"><text:soft-page-break/><text:span text:style-name="Strong_20_Emphasis"><text:span text:style-name="T1">(Prompt Gambar Ilustrasi - Opsional):</text:span></text:span><text:span text:style-name="T1"> </text:span><text:span text:style-name="Source_20_Text"><text:span text:style-name="T1">Prompt: Ilustrasi digital detail yang menampilkan berbagai macam makhluk laut dalam yang ikonik di habitatnya yang gelap. Di tengah, seekor Anglerfish betina dengan umpan bercahaya sedang menarik perhatian ikan kecil. Di sekitarnya, ada Viperfish dengan gigi menyeringai, Gurita Dumbo yang 'terbang', Cumi-cumi Vampir dalam posisi defensif, dan di latar belakang dekat ventilasi hidrotermal terlihat Cacing Tabung Raksasa. Partikel 'marine snow' terlihat turun perlahan dari atas. Palet warna dominan gelap (biru tua, hitam) dengan kontras dari cahaya bioluminesen dan mungkin cahaya redup dari ventilasi. Gaya visual semi-realistis namun tetap mempertahankan keanehan bentuk makhluknya. Aspect ratio 16:9.</text:span></text:span></text:p>
            <text:p text:style-name="P1"/>
            <text:p text:style-name="P108">Silakan berikan perintah "YAX" jika Anda ingin saya melanjutkan ke prompt berikutnya (Prompt Isi Subbab 2.4).</text:p>
          </text:section>
          <text:section text:style-name="Sect1" text:name="feedback-form-17">
            <text:p text:style-name="P231"/>
          </text:section>
        </text:section>
        <text:section text:style-name="Sect1" text:name="cd86137b13058e25">
          <text:p text:style-name="P108"/>
          <text:section text:style-name="Sect1" text:name="user-query-content-18">
            <text:p text:style-name="P245">yax </text:p>
          </text:section>
          <text:p text:style-name="P231">Tampilkan alur berpikir</text:p>
          <text:section text:style-name="Sect2" text:name="model-response-message-contentr_cd86137b13058e25">
            <text:p text:style-name="P108">Baiklah, mari kita periksa 'lapangan' tempat kita mau bangun kota impian ini!</text:p>
            <text:p text:style-name="Text_20_body"><text:span text:style-name="Strong_20_Emphasis"><text:span text:style-name="T1">Jawaban untuk Prompt Isi Subbab 2.4:</text:span></text:span></text:p>
            <text:p text:style-name="Text_20_body"><text:span text:style-name="Strong_20_Emphasis"><text:span text:style-name="T1">(Teks Isi Subbab 2.4: 'Tanah' di Bawah Air: Geologi Dasar Laut)</text:span></text:span></text:p>
            <text:p text:style-name="P108">Kalau kamu bayangin dasar laut itu datar kayak lapangan bola, hmm... kamu perlu update imajinasimu! 'Tanah' di bawah air itu ternyata punya pemandangan yang nggak kalah dramatis (bahkan lebih!) dibanding daratan. Ada gunung, ada lembah, ada dataran luas, tapi semuanya punya tantangan tersendiri kalau kita mau bangun sesuatu di atasnya.</text:p>
            <text:p text:style-name="P108">Yuk, kenalan sama beberapa fitur utama geologi dasar laut:</text:p>
            <text:list xml:id="list5131027967210631800" text:style-name="L35">
              <text:list-item>
                <text:p text:style-name="P151"><text:span text:style-name="Strong_20_Emphasis"><text:span text:style-name="T1">Palung Laut (Trenches):</text:span></text:span><text:span text:style-name="T1"> Ini adalah bagian terdalam dari lautan, kayak jurang super raksasa. Bayangin aja Grand Canyon, tapi jauh lebih dalam dan letaknya di bawah air! Di dekat Indonesia, ada </text:span><text:span text:style-name="Strong_20_Emphasis"><text:span text:style-name="T1">Palung Jawa (atau Palung Sunda)</text:span></text:span><text:span text:style-name="T1"> yang dalamnya lebih dari 7.000 </text:span><text:soft-page-break/><text:span text:style-name="T1">meter! Tempat ini terbentuk karena pertemuan lempeng tektonik bumi. </text:span></text:p>
              </text:list-item>
              <text:list-item>
                <text:p text:style-name="P151"><text:span text:style-name="Strong_20_Emphasis"><text:span text:style-name="T1">Dataran Abisal (Abyssal Plains):</text:span></text:span><text:span text:style-name="T1"> Ini adalah hamparan dasar laut yang super luas dan cenderung datar, terletak di kedalaman sekitar 3.000 sampai 6.000 meter. Kedengarannya sih cocok buat bangun kota, ya? Eits, tapi permukaannya itu biasanya ditutupi </text:span><text:span text:style-name="Strong_20_Emphasis"><text:span text:style-name="T1">lapisan sedimen (lumpur) super tebal</text:span></text:span><text:span text:style-name="T1"> hasil endapan jutaan tahun. Ngebangun fondasi di atas 'bubur' tebal ini jelas tantangan besar! </text:span></text:p>
              </text:list-item>
              <text:list-item>
                <text:p text:style-name="P151"><text:span text:style-name="Strong_20_Emphasis"><text:span text:style-name="T1">Gunung Laut (Seamounts):</text:span></text:span><text:span text:style-name="T1"> Ini adalah gunung-gunung yang menjulang dari dasar laut, kebanyakan adalah gunung api bawah laut (aktif maupun nggak). Tingginya bisa ribuan meter, bahkan ada yang puncaknya hampir mencapai permukaan laut atau jadi pulau (kayak Anak Krakatau dulu awalnya seamount). Indonesia sebagai negara vulkanis punya banyak banget gunung laut di perairannya. </text:span></text:p>
              </text:list-item>
              <text:list-item>
                <text:p text:style-name="P29"><text:span text:style-name="Strong_20_Emphasis"><text:span text:style-name="T1">Punggungan Tengah Samudra (Mid-Ocean Ridges):</text:span></text:span><text:span text:style-name="T1"> Ini adalah 'rantai' pegunungan bawah laut terpanjang di dunia, membentang puluhan ribu kilometer di tengah samudra-samudra besar (seperti di Atlantik atau Pasifik). Di sinilah lempeng-lempeng tektonik bumi saling menjauh dan magma dari dalam bumi naik membentuk kerak samudra baru. Jadi, area ini </text:span><text:span text:style-name="Strong_20_Emphasis"><text:span text:style-name="T1">aktif secara vulkanik dan sering terjadi gempa</text:span></text:span><text:span text:style-name="T1">. </text:span></text:p>
              </text:list-item>
            </text:list>
            <text:p text:style-name="Text_20_body"><text:span text:style-name="Strong_20_Emphasis"><text:span text:style-name="T1">Terus, apa tantangan geologisnya buat bangun kota bawah laut?</text:span></text:span></text:p>
            <text:list xml:id="list8513802185478774762" text:style-name="L36">
              <text:list-item>
                <text:p text:style-name="P152"><text:span text:style-name="Strong_20_Emphasis"><text:span text:style-name="T1">Fondasi Nggak Stabil:</text:span></text:span><text:span text:style-name="T1"> Seperti disebut tadi, bangun di atas </text:span><text:span text:style-name="Strong_20_Emphasis"><text:span text:style-name="T1">sedimen lunak</text:span></text:span><text:span text:style-name="T1"> itu susah banget. Struktur berat bisa amblas atau nggak stabil. Kalaupun mau bangun di atas </text:span><text:span text:style-name="Strong_20_Emphasis"><text:span text:style-name="T1">batuan dasar</text:span></text:span><text:span text:style-name="T1">, nggak semua tempat punya batuan dasar yang terekspos dan cocok. </text:span></text:p>
              </text:list-item>
              <text:list-item>
                <text:p text:style-name="P152"><text:span text:style-name="Strong_20_Emphasis"><text:span text:style-name="T1">Gempa Bumi Bawah Laut:</text:span></text:span><text:span text:style-name="T1"> Ini risiko serius, apalagi buat negara kayak </text:span><text:span text:style-name="Strong_20_Emphasis"><text:span text:style-name="T1">Indonesia yang terletak di Cincin Api (Ring of Fire)</text:span></text:span><text:span text:style-name="T1">, tempat pertemuan banyak lempeng tektonik aktif. Gempa kuat di dasar laut bisa merusak struktur bangunan bawah laut secara langsung. </text:span></text:p>
              </text:list-item>
              <text:list-item>
                <text:p text:style-name="P152"><text:span text:style-name="Strong_20_Emphasis"><text:span text:style-name="T1">Aktivitas Vulkanik:</text:span></text:span><text:span text:style-name="T1"> Membangun di dekat gunung api bawah laut yang aktif atau punggungan tengah samudra jelas cari penyakit. Letusan bawah laut bisa berbahaya. </text:span></text:p>
              </text:list-item>
              <text:list-item>
                <text:p text:style-name="P30"><text:span text:style-name="Strong_20_Emphasis"><text:span text:style-name="T1">Longsor Bawah Laut (Arus Turbidit):</text:span></text:span><text:span text:style-name="T1"> Lereng-lereng curam di bawah laut (misalnya di tepi benua atau sekitar gunung laut) itu </text:span><text:soft-page-break/><text:span text:style-name="T1">rawan longsor, apalagi kalau dipicu gempa. Longsoran ini bisa bergerak dengan kecepatan tinggi membawa campuran air dan sedimen (</text:span><text:span text:style-name="Strong_20_Emphasis"><text:span text:style-name="T1">arus turbidit</text:span></text:span><text:span text:style-name="T1">) yang punya kekuatan dahsyat buat menyapu atau bahkan mengubur apa aja yang ada di jalurnya, termasuk bangunan! </text:span></text:p>
              </text:list-item>
            </text:list>
            <text:p text:style-name="P108">Jadi, memilih lokasi yang 'aman' secara geologis di dasar laut itu super rumit. Perlu survei dasar laut yang detail banget buat nemuin tempat yang relatif stabil, jauh dari patahan aktif atau gunung api, dan punya kondisi dasar laut yang memungkinkan buat dibangun fondasi super kuat. Salah pilih lokasi, bisa fatal akibatnya!</text:p>
            <text:p text:style-name="P1"/>
            <text:p text:style-name="Text_20_body"><text:span text:style-name="Strong_20_Emphasis"><text:span text:style-name="T1">(Tips Tambahan - Opsional):</text:span></text:span></text:p>
            <text:list xml:id="list2450638773235123113" text:style-name="L37">
              <text:list-item>
                <text:p text:style-name="P153"><text:span text:style-name="Strong_20_Emphasis"><text:span text:style-name="T1">Peta Geologi Interaktif:</text:span></text:span><text:span text:style-name="T1"> Jika dalam format digital, tautkan ke peta interaktif dasar laut global yang menunjukkan fitur-fitur utama seperti palung, punggungan tengah samudra, dan seamounts. Atau buat peta sederhana yang menyorot fitur geologi penting di sekitar Indonesia. </text:span></text:p>
              </text:list-item>
              <text:list-item>
                <text:p text:style-name="P31"><text:span text:style-name="Strong_20_Emphasis"><text:span text:style-name="T1">Analogi Longsor:</text:span></text:span><text:span text:style-name="T1"> Bandingkan arus turbidit dengan longsoran salju (avalanche) di darat untuk memberikan gambaran tentang kecepatan dan daya hancurnya. </text:span></text:p>
              </text:list-item>
            </text:list>
            <text:p text:style-name="Text_20_body"><text:span text:style-name="Strong_20_Emphasis"><text:span text:style-name="T1">(Prompt Gambar Ilustrasi - Opsional):</text:span></text:span><text:span text:style-name="T1"> </text:span><text:span text:style-name="Source_20_Text"><text:span text:style-name="T1">Prompt: Ilustrasi infografis yang menunjukkan penampang skematik dasar laut dengan berbagai fitur geologi diberi label: Palung Laut (Trench), Lereng Benua (Continental Slope), Dataran Abisal (Abyssal Plain) dengan lapisan sedimen tebal, Gunung Laut (Seamount), dan Punggungan Tengah Samudra (Mid-Ocean Ridge) dengan aktivitas vulkanik. Di beberapa lokasi, tambahkan ikon bahaya: ikon retakan gempa di dekat palung, ikon ledakan kecil di punggungan tengah samudra, dan ikon panah besar menunjukkan arah longsor bawah laut (turbidity current) dari lereng benua menuju dataran abisal. Beri judul: "Peta Bahaya Geologi Dasar Laut". Gaya visual jelas dan informatif. Aspect ratio 16:9.</text:span></text:span></text:p>
            <text:p text:style-name="P1"/>
            <text:p text:style-name="P108">Silakan berikan perintah "YAX" jika Anda ingin saya melanjutkan ke prompt <text:soft-page-break/>berikutnya (Prompt Pengantar Bab 3).</text:p>
          </text:section>
          <text:section text:style-name="Sect1" text:name="feedback-form-18">
            <text:p text:style-name="P231"/>
          </text:section>
        </text:section>
        <text:section text:style-name="Sect1" text:name="5b963a6bfbfdad21">
          <text:p text:style-name="P108"/>
          <text:section text:style-name="Sect1" text:name="user-query-content-19">
            <text:p text:style-name="P245">yax </text:p>
          </text:section>
          <text:p text:style-name="P231">Tampilkan alur berpikir</text:p>
          <text:section text:style-name="Sect2" text:name="model-response-message-contentr_5b963a6bfbfdad21">
            <text:p text:style-name="P108">Sip, kita tinggalkan sejenak dunia 'seram' di Bab 2, dan sekarang kita masuk ke dunia para penemu dan insinyur!</text:p>
            <text:p text:style-name="Text_20_body"><text:span text:style-name="Strong_20_Emphasis"><text:span text:style-name="T1">Jawaban untuk Prompt Pengantar Bab 3:</text:span></text:span></text:p>
            <text:p text:style-name="Text_20_body"><text:span text:style-name="Strong_20_Emphasis"><text:span text:style-name="T1">(Teks Pengantar Bab 3: Merancang Keajaiban: Teknologi untuk Kota Bawah Laut)</text:span></text:span></text:p>
            <text:p text:style-name="P108">Oke, setelah kita dibikin merinding sama tekanan dahsyat, gelap total, dingin membeku, dan 'medan perang' geologi di dasar laut dalam Bab 2, mungkin kamu jadi makin pesimis, "Ya udahlah, nggak mungkin banget bikin kota di sana!"</text:p>
            <text:p text:style-name="Text_20_body"><text:span text:style-name="T1">Eits, jangan nyerah dulu! Justru di sinilah bagian paling kerennya: melihat bagaimana </text:span><text:span text:style-name="Strong_20_Emphasis"><text:span text:style-name="T1">kecerdasan, kreativitas, dan ke-kepo-an manusia</text:span></text:span><text:span text:style-name="T1"> mencoba menjawab tantangan-tantangan alam yang paling ekstrem sekalipun. Bab ini adalah tentang </text:span><text:span text:style-name="Strong_20_Emphasis"><text:span text:style-name="T1">SOLUSI</text:span></text:span><text:span text:style-name="T1">! Kita bakal ngintip dunia para insinyur, ilmuwan, dan desainer yang otaknya penuh ide-ide brilian (dan kadang sedikit gila!) untuk menaklukkan laut dalam.</text:span></text:p>
            <text:p text:style-name="P108">Di bab ini, kita akan menjelajahi:</text:p>
            <text:list xml:id="list6833417172383772907" text:style-name="L38">
              <text:list-item>
                <text:p text:style-name="P154"><text:span text:style-name="Strong_20_Emphasis"><text:span text:style-name="T1">Arsitektur Anti-Remuk:</text:span></text:span><text:span text:style-name="T1"> Gimana caranya merancang </text:span><text:span text:style-name="Strong_20_Emphasis"><text:span text:style-name="T1">bangunan super kuat</text:span></text:span><text:span text:style-name="T1"> yang bisa nahan tekanan setara puluhan gajah tanpa penyok sedikit pun? Material apa yang dipakai? </text:span></text:p>
              </text:list-item>
              <text:list-item>
                <text:p text:style-name="P154"><text:span text:style-name="Strong_20_Emphasis"><text:span text:style-name="T1">Pabrik Udara &amp; Air Pribadi:</text:span></text:span><text:span text:style-name="T1"> Dari mana datangnya </text:span><text:span text:style-name="Strong_20_Emphasis"><text:span text:style-name="T1">oksigen</text:span></text:span><text:span text:style-name="T1"> buat napas dan </text:span><text:span text:style-name="Strong_20_Emphasis"><text:span text:style-name="T1">air minum</text:span></text:span><text:span text:style-name="T1"> bersih di tempat yang tertutup rapat? Gimana ngurusin udara kotor dan limbah? </text:span></text:p>
              </text:list-item>
              <text:list-item>
                <text:p text:style-name="P154"><text:span text:style-name="Strong_20_Emphasis"><text:span text:style-name="T1">Sumber Energi dari Kegelapan:</text:span></text:span><text:span text:style-name="T1"> Dapat dari mana </text:span><text:span text:style-name="Strong_20_Emphasis"><text:span text:style-name="T1">listrik</text:span></text:span><text:span text:style-name="T1"> buat nerangin kota, manasin ruangan, dan jalanin semua mesin canggih kalau nggak ada matahari atau colokan PLN? </text:span></text:p>
              </text:list-item>
              <text:list-item>
                <text:p text:style-name="P154"><text:span text:style-name="Strong_20_Emphasis"><text:span text:style-name="T1">Jalan Tol &amp; Sinyal Bawah Laut:</text:span></text:span><text:span text:style-name="T1"> Gimana caranya </text:span><text:span text:style-name="Strong_20_Emphasis"><text:span text:style-name="T1">pergi-pulang</text:span></text:span><text:span text:style-name="T1"> dari kota bawah laut ke permukaan? Terus, gimana caranya </text:span><text:span text:style-name="Strong_20_Emphasis"><text:span text:style-name="T1">nelpon, internetan, atau kirim pesan</text:span></text:span><text:span text:style-name="T1"> dari dasar samudra? </text:span></text:p>
              </text:list-item>
              <text:list-item>
                <text:p text:style-name="P32"><text:soft-page-break/><text:span text:style-name="Strong_20_Emphasis"><text:span text:style-name="T1">Pasukan Robot Pekerja Keras:</text:span></text:span><text:span text:style-name="T1"> Siapa yang bakal </text:span><text:span text:style-name="Strong_20_Emphasis"><text:span text:style-name="T1">bangun dan ngerawat</text:span></text:span><text:span text:style-name="T1"> semua fasilitas canggih ini di lingkungan berbahaya? Kenalan sama para </text:span><text:span text:style-name="Strong_20_Emphasis"><text:span text:style-name="T1">robot pekerja</text:span></text:span><text:span text:style-name="T1"> dan 'otak' </text:span><text:span text:style-name="Strong_20_Emphasis"><text:span text:style-name="T1">kecerdasan buatan (AI)</text:span></text:span><text:span text:style-name="T1"> yang mungkin jadi kunci operasinya! </text:span></text:p>
              </text:list-item>
            </text:list>
            <text:p text:style-name="P108">Bab ini bakal nunjukkin sisi paling optimistis dan inovatif dari mimpi kota bawah laut. Kita akan lihat gimana prinsip sains dan keajaiban rekayasa (engineering) mungkin bisa mengubah hal yang tadinya cuma ada di film fiksi ilmiah jadi sesuatu yang... yah, setidaknya bisa dibayangkan caranya. Siap buat takjub sama ide-ide canggih manusia? Yuk, kita mulai!</text:p>
            <text:p text:style-name="P1"/>
            <text:p text:style-name="Text_20_body"><text:span text:style-name="Strong_20_Emphasis"><text:span text:style-name="T1">(Tips Tambahan - Opsional):</text:span></text:span></text:p>
            <text:list xml:id="list5461018081289406776" text:style-name="L39">
              <text:list-item>
                <text:p text:style-name="P155"><text:span text:style-name="Strong_20_Emphasis"><text:span text:style-name="T1">Fokus pada Inovasi:</text:span></text:span><text:span text:style-name="T1"> Tekankan bahwa banyak teknologi yang dibahas mungkin masih dalam tahap riset atau konsep, tapi potensinya bisa berdampak luas, bahkan untuk aplikasi di darat (misal: teknologi daur ulang air, material baru, energi terbarukan). </text:span></text:p>
              </text:list-item>
              <text:list-item>
                <text:p text:style-name="P33"><text:span text:style-name="Strong_20_Emphasis"><text:span text:style-name="T1">Profil Singkat Inovator:</text:span></text:span><text:span text:style-name="T1"> Jika memungkinkan, sisipkan profil singkat (1-2 paragraf) tentang ilmuwan atau insinyur nyata yang bekerja di bidang terkait (misal: ahli robotika bawah air, peneliti material canggih, pionir energi laut) untuk menambah sentuhan manusiawi dan inspirasi karir. </text:span></text:p>
              </text:list-item>
            </text:list>
            <text:p text:style-name="Text_20_body"><text:span text:style-name="Strong_20_Emphasis"><text:span text:style-name="T1">(Prompt Gambar Ilustrasi - Opsional):</text:span></text:span><text:span text:style-name="T1"> </text:span><text:span text:style-name="Source_20_Text"><text:span text:style-name="T1">Prompt: Ilustrasi konsep dengan gaya futuristik dan optimis. Menampilkan sebuah kubah kota bawah laut transparan parsial dari luar, memperlihatkan aktivitas di dalamnya (orang berjalan, taman kecil indoor). Di sekeliling kubah, ada visualisasi berbagai teknologi yang bekerja: robot konstruksi sedang memperbaiki bagian luar kubah, turbin arus laut berputar menghasilkan energi, kapal selam kecil merapat di docking port, dan sinar komunikasi data terhubung ke satelit atau buoy di permukaan. Palet warna cenderung cerah (cahaya dari dalam kubah kontras dengan biru tua laut) dan desain teknologi terlihat canggih dan bersih. Judul overlay: "Rekayasa Melawan Alam?". Aspect ratio 16:9.</text:span></text:span></text:p>
            <text:p text:style-name="P1"/>
            <text:p text:style-name="P108">Silakan berikan perintah "YAX" jika Anda ingin saya melanjutkan ke prompt berikutnya (Prompt Isi Subbab 3.1).</text:p>
          </text:section>
          <text:section text:style-name="Sect1" text:name="feedback-form-19">
            <text:p text:style-name="P231"><text:soft-page-break/></text:p>
          </text:section>
        </text:section>
        <text:section text:style-name="Sect1" text:name="06ee7132e66ac538">
          <text:p text:style-name="P108"/>
          <text:section text:style-name="Sect1" text:name="user-query-content-20">
            <text:p text:style-name="P245">yax </text:p>
          </text:section>
          <text:p text:style-name="P231">Tampilkan alur berpikir</text:p>
          <text:section text:style-name="Sect2" text:name="model-response-message-contentr_06ee7132e66ac538">
            <text:p text:style-name="P108">Oke, mari kita mulai merancang 'rumah' super kuat kita!</text:p>
            <text:p text:style-name="Text_20_body"><text:span text:style-name="Strong_20_Emphasis"><text:span text:style-name="T1">Jawaban untuk Prompt Isi Subbab 3.1:</text:span></text:span></text:p>
            <text:p text:style-name="Text_20_body"><text:span text:style-name="Strong_20_Emphasis"><text:span text:style-name="T1">(Teks Isi Subbab 3.1: Arsitektur Anti-Tekanan: Membangun Kubah dan Struktur Kuat)</text:span></text:span></text:p>
            <text:p text:style-name="Text_20_body"><text:span text:style-name="T1">Ingat kan tekanan dahsyat yang kita bahas di Bab 2? Nah, tantangan pertama buat para arsitek dan insinyur adalah: gimana caranya bikin bangunan yang nggak gepeng kayak kerupuk di bawah tekanan sebesar itu? Jawabannya ada di dua hal utama: </text:span><text:span text:style-name="Strong_20_Emphasis"><text:span text:style-name="T1">bentuk</text:span></text:span><text:span text:style-name="T1"> dan </text:span><text:span text:style-name="Strong_20_Emphasis"><text:span text:style-name="T1">bahan</text:span></text:span><text:span text:style-name="T1">.</text:span></text:p>
            <text:p text:style-name="Text_20_body"><text:span text:style-name="Strong_20_Emphasis"><text:span text:style-name="T1">Bentuk Adalah Kunci! (Kenapa Bola dan Silinder?)</text:span></text:span><text:span text:style-name="T1"> Kalau kamu perhatikan kapal selam atau bahkan tabung gas elpiji di rumah, bentuknya pasti melengkung, kan? Bukan kotak kayak rumah kita di darat. Kenapa? Karena bentuk </text:span><text:span text:style-name="Strong_20_Emphasis"><text:span text:style-name="T1">bola (sphere)</text:span></text:span><text:span text:style-name="T1"> atau </text:span><text:span text:style-name="Strong_20_Emphasis"><text:span text:style-name="T1">silinder (tabung)</text:span></text:span><text:span text:style-name="T1"> itu jagoan banget dalam </text:span><text:span text:style-name="Strong_20_Emphasis"><text:span text:style-name="T1">menyebarkan tekanan secara merata</text:span></text:span><text:span text:style-name="T1"> ke seluruh permukaannya. Tekanan dari luar nggak fokus menekan satu titik lemah, tapi dibagi rata. Coba deh remas telur ayam mentah di tanganmu (tapi jangan keras-keras nanti pecah!). Susah kan? Itu karena bentuk melengkungnya membagi tekanan dari tanganmu. Sebaliknya, kalau bentuknya kotak, tekanan akan paling besar di bagian tengah sisi datar atau di sudut-sudutnya, bikin dia lebih gampang penyok atau patah. Jadi, kemungkinan besar, kota bawah laut atau habitatnya bakal terdiri dari banyak </text:span><text:span text:style-name="Strong_20_Emphasis"><text:span text:style-name="T1">kubah (dome)</text:span></text:span><text:span text:style-name="T1"> atau </text:span><text:span text:style-name="Strong_20_Emphasis"><text:span text:style-name="T1">modul berbentuk silinder</text:span></text:span><text:span text:style-name="T1"> yang saling terhubung.</text:span></text:p>
            <text:p text:style-name="Text_20_body"><text:span text:style-name="Strong_20_Emphasis"><text:span text:style-name="T1">(Tips Tambahan - Sisipan Diagram):</text:span></text:span><text:span text:style-name="T1"> Di buku, bisa disisipkan diagram sederhana yang menunjukkan panah-panah tekanan menekan bentuk kotak (terlihat ada titik lemah) dibandingkan menekan bentuk bola/silinder (panah tersebar merata).</text:span></text:p>
            <text:p text:style-name="Text_20_body"><text:span text:style-name="Strong_20_Emphasis"><text:span text:style-name="T1">Material Super Canggih (Bukan Sembarang Besi!)</text:span></text:span><text:span text:style-name="T1"> Bentuk aja nggak cukup kalau bahannya lembek. Kita butuh material super kuat! Apa aja kandidatnya?</text:span></text:p>
            <text:list xml:id="list2694831688813452437" text:style-name="L40">
              <text:list-item>
                <text:p text:style-name="P156"><text:span text:style-name="Strong_20_Emphasis"><text:span text:style-name="T1">Baja &amp; Titanium Kelas Berat:</text:span></text:span><text:span text:style-name="T1"> Bukan baja biasa buat pagar rumah, </text:span><text:soft-page-break/><text:span text:style-name="T1">ya! Ini </text:span><text:span text:style-name="Strong_20_Emphasis"><text:span text:style-name="T1">baja berkekuatan sangat tinggi (high-yield steel)</text:span></text:span><text:span text:style-name="T1"> atau </text:span><text:span text:style-name="Strong_20_Emphasis"><text:span text:style-name="T1">paduan titanium</text:span></text:span><text:span text:style-name="T1"> (logam kuat, ringan, dan tahan karat yang dipakai di pesawat terbang atau implan medis). Masalahnya: super berat (terutama baja) dan harganya mahal banget! </text:span></text:p>
              </text:list-item>
              <text:list-item>
                <text:p text:style-name="P156"><text:span text:style-name="Strong_20_Emphasis"><text:span text:style-name="T1">Komposit Serat Karbon (Carbon Fiber):</text:span></text:span><text:span text:style-name="T1"> Kenal bahan ini? Dipakai di mobil balap F1, sepeda super ringan, atau pesawat modern. Bahannya </text:span><text:span text:style-name="Strong_20_Emphasis"><text:span text:style-name="T1">super kuat tapi juga super ringan</text:span></text:span><text:span text:style-name="T1">. Bayangin serat karbon ini dibikin jadi dinding super tebal. Tantangannya: harganya masih mahal dan perlu teknik pembuatan khusus. </text:span></text:p>
              </text:list-item>
              <text:list-item>
                <text:p text:style-name="P156"><text:span text:style-name="Strong_20_Emphasis"><text:span text:style-name="T1">Keramik Canggih:</text:span></text:span><text:span text:style-name="T1"> Ada jenis keramik tertentu yang sangat keras dan tahan tekanan, tapi biasanya rapuh (gampang pecah kalau terbentur). Riset terus berjalan untuk bikin keramik yang lebih tangguh. </text:span></text:p>
              </text:list-item>
              <text:list-item>
                <text:p text:style-name="P34"><text:span text:style-name="Strong_20_Emphasis"><text:span text:style-name="T1">Jendela ke Dunia Luar (Transparan tapi Kuat):</text:span></text:span><text:span text:style-name="T1"> Gimana caranya bikin jendela biar nggak suntuk tapi tetap aman? Pakai </text:span><text:span text:style-name="Strong_20_Emphasis"><text:span text:style-name="T1">akrilik super tebal</text:span></text:span><text:span text:style-name="T1"> (kayak di akuarium raksasa SeaWorld gitu, tapi jauh lebih tebal lagi!) atau material futuristik kayak </text:span><text:span text:style-name="Strong_20_Emphasis"><text:span text:style-name="T1">ALON (Aluminum Oxynitride)</text:span></text:span><text:span text:style-name="T1"> yang sering disebut </text:span><text:span text:style-name="Strong_20_Emphasis"><text:span text:style-name="T1">'aluminium transparan'</text:span></text:span><text:span text:style-name="T1"> – bening kayak kaca tapi kuatnya minta ampun! Tentu saja, harganya juga fantastis! </text:span></text:p>
              </text:list-item>
            </text:list>
            <text:p text:style-name="Text_20_body"><text:span text:style-name="T1">Memilih bahan itu kayak main </text:span><text:span text:style-name="Emphasis"><text:span text:style-name="T1">game strategy</text:span></text:span><text:span text:style-name="T1">: harus seimbangin antara </text:span><text:span text:style-name="Strong_20_Emphasis"><text:span text:style-name="T1">kekuatan</text:span></text:span><text:span text:style-name="T1">, </text:span><text:span text:style-name="Strong_20_Emphasis"><text:span text:style-name="T1">berat</text:span></text:span><text:span text:style-name="T1"> (makin berat makin susah dibawa dan dirakit), </text:span><text:span text:style-name="Strong_20_Emphasis"><text:span text:style-name="T1">ketahanan terhadap air laut</text:span></text:span><text:span text:style-name="T1"> (korosi), dan tentu saja... </text:span><text:span text:style-name="Strong_20_Emphasis"><text:span text:style-name="T1">biaya</text:span></text:span><text:span text:style-name="T1">!</text:span></text:p>
            <text:p text:style-name="Text_20_body"><text:span text:style-name="Strong_20_Emphasis"><text:span text:style-name="T1">Bangunnya Gimana? (Konstruksi Ekstrem)</text:span></text:span><text:span text:style-name="T1"> Ngebangun rumah di darat aja udah ribet, apalagi di dasar laut! Gimana caranya? Kemungkinan besar nggak pakai tukang bawa palu nyelam ke sana. Metodenya mungkin:</text:span></text:p>
            <text:list xml:id="list3905769459075741380" text:style-name="L41">
              <text:list-item>
                <text:p text:style-name="P157"><text:span text:style-name="Strong_20_Emphasis"><text:span text:style-name="T1">Konstruksi Modular:</text:span></text:span><text:span text:style-name="T1"> Bagian-bagian bangunan (modul) </text:span><text:span text:style-name="Strong_20_Emphasis"><text:span text:style-name="T1">dibuat di pabrik di daratan</text:span></text:span><text:span text:style-name="T1">, terus </text:span><text:span text:style-name="Strong_20_Emphasis"><text:span text:style-name="T1">diangkut pakai kapal khusus</text:span></text:span><text:span text:style-name="T1"> dan </text:span><text:span text:style-name="Strong_20_Emphasis"><text:span text:style-name="T1">diturunkan ke dasar laut</text:span></text:span><text:span text:style-name="T1"> pakai kabel atau kendaraan selam. Di bawah sana, </text:span><text:span text:style-name="Strong_20_Emphasis"><text:span text:style-name="T1">robot-robot pekerja</text:span></text:span><text:span text:style-name="T1"> yang akan </text:span><text:span text:style-name="Strong_20_Emphasis"><text:span text:style-name="T1">merakit</text:span></text:span><text:span text:style-name="T1"> modul-modul ini jadi satu kesatuan. </text:span></text:p>
              </text:list-item>
              <text:list-item>
                <text:p text:style-name="P35"><text:span text:style-name="Strong_20_Emphasis"><text:span text:style-name="T1">Pencetakan 3D Bawah Air (Masa Depan):</text:span></text:span><text:span text:style-name="T1"> Ide yang lebih futuristik lagi adalah pakai </text:span><text:span text:style-name="Strong_20_Emphasis"><text:span text:style-name="T1">printer 3D raksasa</text:span></text:span><text:span text:style-name="T1"> yang bisa 'mencetak' struktur langsung di dasar laut menggunakan material khusus (mungkin sejenis beton cepat kering atau bahan komposit). Ini masih jauh, tapi menarik buat dibayangkan! </text:span></text:p>
              </text:list-item>
            </text:list>
            <text:p text:style-name="Text_20_body"><text:soft-page-break/><text:span text:style-name="Strong_20_Emphasis"><text:span text:style-name="T1">Belajar dari Alam (Biomimikri)</text:span></text:span><text:span text:style-name="T1"> Para insinyur juga suka 'nyontek' ide dari alam, lho! Namanya </text:span><text:span text:style-name="Strong_20_Emphasis"><text:span text:style-name="T1">biomimikri</text:span></text:span><text:span text:style-name="T1">. Mereka mempelajari gimana </text:span><text:span text:style-name="Strong_20_Emphasis"><text:span text:style-name="T1">cangkang kerang, rumah keong, atau bahkan struktur mikroskopis diatom (alga bersel satu)</text:span></text:span><text:span text:style-name="T1"> bisa tahan tekanan air yang kuat dengan desain yang efisien. Siapa tahu, desain kota bawah laut masa depan terinspirasi dari bentuk kerang raksasa!</text:span></text:p>
            <text:p text:style-name="P108">Jadi, merancang arsitektur anti-tekanan itu gabungan antara fisika bentuk, ilmu material canggih, dan teknik konstruksi robotik yang rumit. Ini adalah salah satu puzzle terbesar yang harus dipecahkan!</text:p>
            <text:p text:style-name="P1"/>
            <text:p text:style-name="Text_20_body"><text:span text:style-name="Strong_20_Emphasis"><text:span text:style-name="T1">(Prompt Gambar Ilustrasi - Opsional):</text:span></text:span><text:span text:style-name="T1"> </text:span><text:span text:style-name="Source_20_Text"><text:span text:style-name="T1">Prompt: Ilustrasi infografis menunjukkan perbandingan material. Ada beberapa balok material diberi label: Baja Kekuatan Tinggi (terlihat berat dan sedikit berkarat), Titanium (terlihat ringan dan mengkilap), Komposit Serat Karbon (terlihat ringan dengan pola serat karbon), Akrilik Tebal (terlihat transparan tebal), ALON (terlihat transparan tipis tapi ada aura 'kuat'). Di bawah tiap balok, ada ikon +/- untuk menunjukkan kelebihan/kekurangan utama (misal: ikon dolar, ikon beban/berat, ikon perisai/kekuatan, ikon tetesan air/korosi). Di bagian lain, ada ilustrasi kecil robot bawah air sedang merakit dua modul berbentuk silinder. Judul: "Material Super untuk Rumah Super Kuat". Gaya visual modern dan informatif.</text:span></text:span></text:p>
            <text:p text:style-name="P1"/>
            <text:p text:style-name="P108">Silakan berikan perintah "YAX" jika Anda ingin saya melanjutkan ke prompt berikutnya (Prompt Isi Subbab 3.2).</text:p>
          </text:section>
          <text:section text:style-name="Sect1" text:name="feedback-form-20">
            <text:p text:style-name="P231"/>
          </text:section>
        </text:section>
        <text:section text:style-name="Sect1" text:name="f4ea05c76667e66a">
          <text:p text:style-name="P108"/>
          <text:section text:style-name="Sect1" text:name="user-query-content-21">
            <text:p text:style-name="P245">next </text:p>
          </text:section>
          <text:p text:style-name="P231">Tampilkan alur berpikir</text:p>
          <text:section text:style-name="Sect2" text:name="model-response-message-contentr_f4ea05c76667e66a">
            <text:p text:style-name="P108">Oke, mari kita bahas cara biar bisa napas dan minum di dasar laut!</text:p>
            <text:p text:style-name="Text_20_body"><text:span text:style-name="Strong_20_Emphasis"><text:span text:style-name="T1">Jawaban untuk Prompt Isi Subbab 3.2:</text:span></text:span></text:p>
            <text:p text:style-name="Text_20_body"><text:span text:style-name="Strong_20_Emphasis"><text:span text:style-name="T1">(Teks Isi Subbab 3.2: Menghirup Nafas Kehidupan: Sistem Pendukung Hayat)</text:span></text:span></text:p>
            <text:p text:style-name="Text_20_body"><text:soft-page-break/><text:span text:style-name="T1">Punya bangunan super kuat itu percuma kalau di dalamnya kita nggak bisa napas atau nggak ada air minum, kan? Nah, di sinilah peran </text:span><text:span text:style-name="Strong_20_Emphasis"><text:span text:style-name="T1">Sistem Pendukung Kehidupan</text:span></text:span><text:span text:style-name="T1"> atau </text:span><text:span text:style-name="Strong_20_Emphasis"><text:span text:style-name="T1">Life Support System (LSS)</text:span></text:span><text:span text:style-name="T1"> jadi super penting. LSS ini ibaratnya 'mesin' yang menciptakan dan menjaga lingkungan buatan di dalam habitat bawah laut tetap layak huni buat manusia. Karena kita nggak bisa seenaknya buka jendela buat cari angin segar atau ambil air dari keran PDAM, LSS harus bisa menyediakan semua kebutuhan dasar kita secara mandiri, seringkali dalam </text:span><text:span text:style-name="Strong_20_Emphasis"><text:span text:style-name="T1">sistem lingkaran tertutup (closed-loop)</text:span></text:span><text:span text:style-name="T1"> – artinya, semua didaur ulang sebisa mungkin! Mirip kayak di pesawat luar angkasa gitu, deh.</text:span></text:p>
            <text:p text:style-name="P108">Apa aja sih tugas utama LSS ini?</text:p>
            <text:p text:style-name="Text_20_body"><text:span text:style-name="Strong_20_Emphasis"><text:span text:style-name="T1">1. Menyediakan Oksigen (O2) – Sumber Napas Kita</text:span></text:span><text:span text:style-name="T1"> Tanpa oksigen, kita cuma bisa bertahan beberapa menit. Jadi, LSS harus terus menerus menghasilkan O2. Caranya gimana?</text:span></text:p>
            <text:list xml:id="list416338673835299505" text:style-name="L42">
              <text:list-item>
                <text:p text:style-name="P158"><text:span text:style-name="Strong_20_Emphasis"><text:span text:style-name="T1">Elektrolisis Air:</text:span></text:span><text:span text:style-name="T1"> Ini metode paling umum di kapal selam atau stasiun luar angkasa. Mesin khusus (elektroliser) pakai </text:span><text:span text:style-name="Strong_20_Emphasis"><text:span text:style-name="T1">listrik</text:span></text:span><text:span text:style-name="T1"> buat </text:span><text:span text:style-name="Strong_20_Emphasis"><text:span text:style-name="T1">memecah molekul air (H2O)</text:span></text:span><text:span text:style-name="T1"> jadi gas hidrogen (H2) dan gas oksigen (O2). Oksigennya dialirkan ke udara habitat, hidrogennya bisa dibuang atau dipakai lagi. Tentu ini butuh pasokan air dan energi listrik yang stabil. </text:span></text:p>
              </text:list-item>
              <text:list-item>
                <text:p text:style-name="P36"><text:span text:style-name="Strong_20_Emphasis"><text:span text:style-name="T1">Sumber Cadangan:</text:span></text:span><text:span text:style-name="T1"> Buat jaga-jaga kalau sistem utama rusak, biasanya ada cadangan. Bisa berupa </text:span><text:span text:style-name="Strong_20_Emphasis"><text:span text:style-name="T1">tabung oksigen</text:span></text:span><text:span text:style-name="T1"> bertekanan tinggi (kayak tabung selam tapi lebih besar), atau </text:span><text:span text:style-name="Strong_20_Emphasis"><text:span text:style-name="T1">'lilin' oksigen</text:span></text:span><text:span text:style-name="T1"> (oxygen candles) – bahan kimia padat (biasanya natrium klorat) yang kalau dibakar akan melepaskan oksigen. Ini biasanya cuma buat darurat. </text:span></text:p>
              </text:list-item>
            </text:list>
            <text:p text:style-name="Text_20_body"><text:span text:style-name="Strong_20_Emphasis"><text:span text:style-name="T1">2. Membuang Karbon Dioksida (CO2) – 'Sampah' Pernapasan</text:span></text:span><text:span text:style-name="T1"> Setiap kali kita bernapas, kita mengeluarkan karbon dioksida (CO2). Kalau kadar CO2 di udara terlalu tinggi, bisa bikin pusing, sesak napas, bahkan keracunan dan pingsan! Jadi, LSS harus terus menerus 'menyapu' CO2 dari udara. Caranya:</text:span></text:p>
            <text:list xml:id="list4246137985346417433" text:style-name="L43">
              <text:list-item>
                <text:p text:style-name="P159"><text:span text:style-name="Strong_20_Emphasis"><text:span text:style-name="T1">CO2 Scrubbers:</text:span></text:span><text:span text:style-name="T1"> Udara dilewatkan ke filter khusus yang berisi bahan kimia penyerap CO2, misalnya </text:span><text:span text:style-name="Strong_20_Emphasis"><text:span text:style-name="T1">litium hidroksida (LiOH)</text:span></text:span><text:span text:style-name="T1"> atau larutan </text:span><text:span text:style-name="Strong_20_Emphasis"><text:span text:style-name="T1">amine</text:span></text:span><text:span text:style-name="T1">. Bahan kimia ini akan 'menangkap' CO2. Filter ini perlu diganti </text:span><text:soft-page-break/><text:span text:style-name="T1">atau diregenerasi secara berkala. </text:span></text:p>
              </text:list-item>
              <text:list-item>
                <text:p text:style-name="P37"><text:span text:style-name="Strong_20_Emphasis"><text:span text:style-name="T1">Bioreaktor Alga (Masa Depan?):</text:span></text:span><text:span text:style-name="T1"> Ide keren lainnya adalah memelihara </text:span><text:span text:style-name="Strong_20_Emphasis"><text:span text:style-name="T1">alga</text:span></text:span><text:span text:style-name="T1"> dalam tangki-tangki khusus (bioreaktor). Alga ini bisa melakukan fotosintesis pakai cahaya buatan, menyerap CO2 dari udara, dan menghasilkan O2! Jadi, bisa bantu dua tugas sekaligus! Ini masih banyak diteliti. </text:span></text:p>
              </text:list-item>
            </text:list>
            <text:p text:style-name="Text_20_body"><text:span text:style-name="Strong_20_Emphasis"><text:span text:style-name="T1">3. Daur Ulang Air – Setiap Tetes Berharga!</text:span></text:span><text:span text:style-name="T1"> Di lingkungan tertutup, air itu super berharga. Nggak bisa boros! LSS harus bisa mendaur ulang </text:span><text:span text:style-name="Strong_20_Emphasis"><text:span text:style-name="T1">semua</text:span></text:span><text:span text:style-name="T1"> sumber air: air bekas mandi/cuci (greywater), </text:span><text:span text:style-name="Strong_20_Emphasis"><text:span text:style-name="T1">kondensasi kelembaban</text:span></text:span><text:span text:style-name="T1"> dari udara (termasuk keringat kita!), dan bahkan... ya, </text:span><text:span text:style-name="Strong_20_Emphasis"><text:span text:style-name="T1">air seni (urin)</text:span></text:span><text:span text:style-name="T1">! Air kotor ini akan diproses melalui serangkaian </text:span><text:span text:style-name="Strong_20_Emphasis"><text:span text:style-name="T1">filter super canggih (kayak reverse osmosis)</text:span></text:span><text:span text:style-name="T1">, proses </text:span><text:span text:style-name="Strong_20_Emphasis"><text:span text:style-name="T1">distilasi (penguapan dan pengembunan)</text:span></text:span><text:span text:style-name="T1">, dan </text:span><text:span text:style-name="Strong_20_Emphasis"><text:span text:style-name="T1">disterilkan</text:span></text:span><text:span text:style-name="T1"> pakai bahan kimia atau sinar UV sampai jadi </text:span><text:span text:style-name="Strong_20_Emphasis"><text:span text:style-name="T1">air minum</text:span></text:span><text:span text:style-name="T1"> yang aman lagi. Yap, konsepnya 'toilet-to-tap', tapi dengan teknologi super canggih biar hasilnya bersih banget!</text:span></text:p>
            <text:p text:style-name="Text_20_body"><text:span text:style-name="Strong_20_Emphasis"><text:span text:style-name="T1">4. Mengurus Sampah Lainnya</text:span></text:span><text:span text:style-name="T1"> Sampah padat (sisa makanan, kemasan, dll) juga harus diurus. Biasanya akan </text:span><text:span text:style-name="Strong_20_Emphasis"><text:span text:style-name="T1">dipadatkan (dikompres)</text:span></text:span><text:span text:style-name="T1"> biar nggak makan tempat, terus </text:span><text:span text:style-name="Strong_20_Emphasis"><text:span text:style-name="T1">disimpan</text:span></text:span><text:span text:style-name="T1"> dalam wadah khusus untuk nanti diangkut ke permukaan pas ada jadwal suplai. Mungkin di masa depan ada teknologi buat mengubah sampah jadi energi atau pupuk di tempat.</text:span></text:p>
            <text:p text:style-name="Text_20_body"><text:span text:style-name="Strong_20_Emphasis"><text:span text:style-name="T1">Mirip di Luar Angkasa &amp; Kapal Selam</text:span></text:span><text:span text:style-name="T1"> Teknologi LSS canggih ini sebenernya udah dipakai kok di </text:span><text:span text:style-name="Strong_20_Emphasis"><text:span text:style-name="T1">Stasiun Luar Angkasa Internasional (ISS)</text:span></text:span><text:span text:style-name="T1"> dan </text:span><text:span text:style-name="Strong_20_Emphasis"><text:span text:style-name="T1">kapal selam nuklir</text:span></text:span><text:span text:style-name="T1"> yang bisa berbulan-bulan menyelam tanpa ke permukaan. Tantangannya untuk kota bawah laut adalah membuat sistem ini </text:span><text:span text:style-name="Strong_20_Emphasis"><text:span text:style-name="T1">lebih besar, lebih efisien, super andal</text:span></text:span><text:span text:style-name="T1"> untuk jangka waktu sangat panjang (bertahun-tahun!), dan bisa mendukung lebih banyak orang. Menjaga keseimbangan udara, air, dan suhu di dalam 'akuarium raksasa' ini butuh sistem kontrol komputer yang canggih dan pemantauan non-stop!</text:span></text:p>
            <text:p text:style-name="P1"/>
            <text:p text:style-name="Text_20_body"><text:span text:style-name="Strong_20_Emphasis"><text:span text:style-name="T1">(Tips Tambahan - Opsional):</text:span></text:span></text:p>
            <text:list xml:id="list6831526023909480396" text:style-name="L44">
              <text:list-item>
                <text:p text:style-name="P160"><text:span text:style-name="Strong_20_Emphasis"><text:span text:style-name="T1">Studi Kasus LSS:</text:span></text:span><text:span text:style-name="T1"> Jelaskan secara singkat bagaimana LSS bekerja di ISS sebagai contoh nyata sistem closed-loop yang sudah operasional. Tekankan tingkat daur ulang air di ISS yang mencapai lebih dari 90%. </text:span></text:p>
              </text:list-item>
              <text:list-item>
                <text:p text:style-name="P38"><text:soft-page-break/><text:span text:style-name="Strong_20_Emphasis"><text:span text:style-name="T1">Interaktivitas:</text:span></text:span><text:span text:style-name="T1"> Buat diagram alir sederhana yang menunjukkan proses daur ulang udara (O2 masuk, CO2 keluar, CO2 diserap, O2 dihasilkan lagi) dan daur ulang air (sumber air kotor -&gt; proses pemurnian -&gt; air bersih). </text:span></text:p>
              </text:list-item>
            </text:list>
            <text:p text:style-name="Text_20_body"><text:span text:style-name="Strong_20_Emphasis"><text:span text:style-name="T1">(Prompt Gambar Ilustrasi - Opsional):</text:span></text:span><text:span text:style-name="T1"> </text:span><text:span text:style-name="Source_20_Text"><text:span text:style-name="T1">Prompt: Ilustrasi infografis bergaya skematik modern. Menampilkan potongan interior habitat bawah laut. Terlihat diagram alir sederhana: 1. Seorang astronaut/penghuni bernapas (menghirup O2, mengeluarkan CO2). 2. Udara dihisap ke 'CO2 Scrubber' (kotak dengan filter). 3. Udara bersih dengan O2 keluar dari 'Oxygen Generator' (kotak dengan simbol petir memecah H2O). 4. Diagram alir terpisah menunjukkan air dari toilet dan wastafel masuk ke 'Water Processor' (serangkaian filter dan tangki), lalu keluar sebagai air bersih ke keran minum. Di sudut lain, ada 'Waste Compactor' mengubah sampah menjadi blok padat. Beri label yang jelas pada tiap komponen LSS. Judul: "Mesin Kehidupan Bawah Laut: Daur Ulang Segalanya!".</text:span></text:span></text:p>
            <text:p text:style-name="P1"/>
            <text:p text:style-name="P108">Silakan berikan perintah "YAX" atau "next" jika Anda ingin saya melanjutkan ke prompt berikutnya (Prompt Isi Subbab 3.3).</text:p>
          </text:section>
          <text:section text:style-name="Sect1" text:name="feedback-form-21">
            <text:p text:style-name="P231"/>
          </text:section>
        </text:section>
        <text:section text:style-name="Sect1" text:name="556c7853b8fec89f">
          <text:p text:style-name="P108"/>
          <text:section text:style-name="Sect1" text:name="user-query-content-22">
            <text:p text:style-name="P245">next </text:p>
          </text:section>
          <text:p text:style-name="P231">Tampilkan alur berpikir</text:p>
          <text:section text:style-name="Sect2" text:name="model-response-message-contentr_556c7853b8fec89f">
            <text:p text:style-name="P108">Oke, saatnya cari tahu gimana caranya 'ngecas' kota bawah laut kita!</text:p>
            <text:p text:style-name="Text_20_body"><text:span text:style-name="Strong_20_Emphasis"><text:span text:style-name="T1">Jawaban untuk Prompt Isi Subbab 3.3:</text:span></text:span></text:p>
            <text:p text:style-name="Text_20_body"><text:span text:style-name="Strong_20_Emphasis"><text:span text:style-name="T1">(Teks Isi Subbab 3.3: Energi dari Kedalaman: Menyalakan Kota)</text:span></text:span></text:p>
            <text:p text:style-name="P108">Bayangin deh, kota bawah laut itu butuh listrik buanyak banget! Non-stop, 24 jam sehari, 7 hari seminggu. Buat apa aja? Ya buat semua yang udah kita bahas: jalanin Sistem Pendukung Kehidupan (LSS) yang vital itu, nyalain semua lampu di tengah kegelapan abadi, manasin ruangan biar nggak beku, jalanin komputer, robot, kendaraan, wah pokoknya semua! Kebutuhan energinya mungkin setara sama satu kota kecil atau pabrik besar di daratan. Terus, dapat dari mana listrik sebanyak itu di dasar laut yang jauh dari mana-mana? Ini dia beberapa idenya:</text:p>
            <text:p text:style-name="Text_20_body"><text:soft-page-break/><text:span text:style-name="Strong_20_Emphasis"><text:span text:style-name="T1">1. Memanen Energi Langsung dari Laut (Energi Terbarukan Laut)</text:span></text:span><text:span text:style-name="T1"> Laut itu sendiri sebenarnya nyimpen energi yang luar biasa besar! Gimana cara 'manen'-nya?</text:span></text:p>
            <text:list xml:id="list9054258451042845264" text:style-name="L45">
              <text:list-item>
                <text:p text:style-name="P161"><text:span text:style-name="Strong_20_Emphasis"><text:span text:style-name="T1">OTEC (Ocean Thermal Energy Conversion):</text:span></text:span><text:span text:style-name="T1"> Ide keren ini memanfaatkan </text:span><text:span text:style-name="Strong_20_Emphasis"><text:span text:style-name="T1">perbedaan suhu</text:span></text:span><text:span text:style-name="T1"> antara </text:span><text:span text:style-name="Strong_20_Emphasis"><text:span text:style-name="T1">air laut permukaan yang hangat</text:span></text:span><text:span text:style-name="T1"> (kayak di perairan tropis Indonesia) dan </text:span><text:span text:style-name="Strong_20_Emphasis"><text:span text:style-name="T1">air laut dalam yang super dingin</text:span></text:span><text:span text:style-name="T1">. Perbedaan suhu ini dipakai buat menggerakkan mesin turbin khusus yang menghasilkan listrik. Kedengarannya oke, tapi tantangannya besar: butuh pipa raksasa buat ngambil air dingin dari kedalaman, efisiensinya masih perlu ditingkatkan, dan biayanya mahal. </text:span></text:p>
              </text:list-item>
              <text:list-item>
                <text:p text:style-name="P161"><text:span text:style-name="Strong_20_Emphasis"><text:span text:style-name="T1">Turbin Arus Bawah Laut:</text:span></text:span><text:span text:style-name="T1"> Ini kayak </text:span><text:span text:style-name="Strong_20_Emphasis"><text:span text:style-name="T1">'kincir angin' tapi di bawah air</text:span></text:span><text:span text:style-name="T1">. Turbin-turbin besar dipasang di dasar laut di tempat-tempat yang punya </text:span><text:span text:style-name="Strong_20_Emphasis"><text:span text:style-name="T1">arus laut kuat dan stabil</text:span></text:span><text:span text:style-name="T1"> (beberapa selat di Indonesia terkenal punya arus kuat, lho!). Arus ini akan muter baling-baling turbin dan menghasilkan listrik. Kelemahannya, kita harus nemuin lokasi dengan arus yang pas dan pemasangannya juga rumit. </text:span></text:p>
              </text:list-item>
              <text:list-item>
                <text:p text:style-name="P39"><text:span text:style-name="Strong_20_Emphasis"><text:span text:style-name="T1">Energi Gelombang &amp; Pasang Surut:</text:span></text:span><text:span text:style-name="T1"> Ini juga sumber energi laut, tapi biasanya lebih cocok dipasang di </text:span><text:span text:style-name="Strong_20_Emphasis"><text:span text:style-name="T1">dekat pantai atau permukaan</text:span></text:span><text:span text:style-name="T1">. Jadi, mungkin kurang relevan buat kota yang letaknya di laut dalam banget. </text:span></text:p>
              </text:list-item>
            </text:list>
            <text:p text:style-name="Text_20_body"><text:span text:style-name="Strong_20_Emphasis"><text:span text:style-name="T1">2. Pembangkit Listrik Tenaga Nuklir (Versi Mini)</text:span></text:span><text:span text:style-name="T1"> Ini opsi yang sering muncul kalau butuh energi besar dan stabil di tempat terpencil: </text:span><text:span text:style-name="Strong_20_Emphasis"><text:span text:style-name="T1">nuklir</text:span></text:span><text:span text:style-name="T1">. Tapi bukan reaktor raksasa kayak di darat. Yang dibicarakan biasanya adalah </text:span><text:span text:style-name="Strong_20_Emphasis"><text:span text:style-name="T1">Reaktor Modular Kecil (Small Modular Reactors - SMRs)</text:span></text:span><text:span text:style-name="T1">. Ukurannya lebih kompak, bisa dibuat di pabrik lalu dibawa ke lokasi. Keunggulannya jelas: </text:span><text:span text:style-name="Strong_20_Emphasis"><text:span text:style-name="T1">energinya gede banget</text:span></text:span><text:span text:style-name="T1"> dari bahan bakar yang sedikit dan bisa nyala terus bertahun-tahun. Tapi... nah, ini 'tapi'-nya besar: * </text:span><text:span text:style-name="Strong_20_Emphasis"><text:span text:style-name="T1">Keamanan:</text:span></text:span><text:span text:style-name="T1"> Risiko kecelakaan nuklir, sekecil apapun, kalau terjadi di bawah laut bisa jadi bencana lingkungan yang luar biasa. Kebocoran radiasi bakal susah banget ditangani. * </text:span><text:span text:style-name="Strong_20_Emphasis"><text:span text:style-name="T1">Limbah Radioaktif:</text:span></text:span><text:span text:style-name="T1"> Buang limbah nuklir yang berbahaya itu udah jadi masalah besar di darat, apalagi kalau harus ngurusinnya di dasar laut? Mau disimpan di mana? * </text:span><text:span text:style-name="Strong_20_Emphasis"><text:span text:style-name="T1">Keamanan (Lagi):</text:span></text:span><text:span text:style-name="T1"> Melindungi reaktor dari ancaman (misal: sabotase) di lokasi terpencil juga jadi tantangan.</text:span></text:p>
            <text:p text:style-name="Text_20_body"><text:span text:style-name="Strong_20_Emphasis"><text:span text:style-name="T1">3. 'Nyalurin' Listrik dari Darat (Kabel Bawah Laut)</text:span></text:span><text:span text:style-name="T1"> Opsi lain adalah nggak </text:span><text:soft-page-break/><text:span text:style-name="T1">bikin pembangkit listrik di tempat, tapi </text:span><text:span text:style-name="Strong_20_Emphasis"><text:span text:style-name="T1">narik kabel listrik bawah laut</text:span></text:span><text:span text:style-name="T1"> dari daratan, mirip kabel internet bawah laut tapi ini buat listrik tegangan tinggi. Kedengarannya lebih simpel? Nggak juga: * </text:span><text:span text:style-name="Strong_20_Emphasis"><text:span text:style-name="T1">Jarak &amp; Biaya:</text:span></text:span><text:span text:style-name="T1"> Makin jauh jaraknya, makin mahal biaya kabel dan pemasangannya, plus ada energi yang hilang di perjalanan. * </text:span><text:span text:style-name="Strong_20_Emphasis"><text:span text:style-name="T1">Pemasangan Sulit:</text:span></text:span><text:span text:style-name="T1"> Masang kabel di dasar laut yang nggak rata dan dalam itu super sulit dan mahal. * </text:span><text:span text:style-name="Strong_20_Emphasis"><text:span text:style-name="T1">Risiko Kerusakan:</text:span></text:span><text:span text:style-name="T1"> Kabel ini rentan rusak kena jangkar kapal, aktivitas penangkapan ikan, atau bahkan </text:span><text:span text:style-name="Strong_20_Emphasis"><text:span text:style-name="T1">gempa bumi bawah laut</text:span></text:span><text:span text:style-name="T1"> dan longsoran (ingat, Indonesia di Cincin Api!). Kalau kabel putus, kota bawah laut bisa langsung </text:span><text:span text:style-name="Emphasis"><text:span text:style-name="T1">black out</text:span></text:span><text:span text:style-name="T1">!</text:span></text:p>
            <text:p text:style-name="Text_20_body"><text:span text:style-name="Strong_20_Emphasis"><text:span text:style-name="T1">Jadi, Mana yang Terbaik?</text:span></text:span><text:span text:style-name="T1"> Jujur, belum ada jawaban yang sempurna. Masing-masing punya </text:span><text:span text:style-name="Strong_20_Emphasis"><text:span text:style-name="T1">plus minus</text:span></text:span><text:span text:style-name="T1">:</text:span></text:p>
            <text:list xml:id="list7975199188305394818" text:style-name="L46">
              <text:list-item>
                <text:p text:style-name="P162"><text:span text:style-name="Strong_20_Emphasis"><text:span text:style-name="T1">Energi Laut Terbarukan:</text:span></text:span><text:span text:style-name="T1"> Ramah lingkungan, tapi teknologinya masih berkembang, mungkin kurang stabil atau belum cukup kuat buat satu kota. </text:span></text:p>
              </text:list-item>
              <text:list-item>
                <text:p text:style-name="P162"><text:span text:style-name="Strong_20_Emphasis"><text:span text:style-name="T1">Nuklir (SMR):</text:span></text:span><text:span text:style-name="T1"> Energinya besar dan stabil, tapi risiko keselamatan dan masalah limbahnya serius banget. </text:span></text:p>
              </text:list-item>
              <text:list-item>
                <text:p text:style-name="P40"><text:span text:style-name="Strong_20_Emphasis"><text:span text:style-name="T1">Kabel dari Darat:</text:span></text:span><text:span text:style-name="T1"> Relatif lebih 'terbukti', tapi mahal, berisiko putus, dan tetap butuh sumber listrik besar di darat. </text:span></text:p>
              </text:list-item>
            </text:list>
            <text:p text:style-name="Text_20_body"><text:span text:style-name="T1">Kemungkinan besar, solusi energinya nanti adalah </text:span><text:span text:style-name="Strong_20_Emphasis"><text:span text:style-name="T1">kombinasi</text:span></text:span><text:span text:style-name="T1"> dari beberapa sumber, plus sistem penyimpanan energi (kayak baterai raksasa) biar pasokan listriknya super andal. Mencari sumber energi yang aman, andal, dan berkelanjutan adalah salah satu 'PR' terbesar buat mewujudkan kota bawah laut.</text:span></text:p>
            <text:p text:style-name="P1"/>
            <text:p text:style-name="Text_20_body"><text:span text:style-name="Strong_20_Emphasis"><text:span text:style-name="T1">(Tips Tambahan - Opsional):</text:span></text:span></text:p>
            <text:list xml:id="list9048012804571139697" text:style-name="L47">
              <text:list-item>
                <text:p text:style-name="P163"><text:span text:style-name="Strong_20_Emphasis"><text:span text:style-name="T1">Studi Kasus Energi Laut:</text:span></text:span><text:span text:style-name="T1"> Cari contoh nyata proyek percontohan energi arus laut atau OTEC yang sedang berjalan di dunia (meskipun mungkin skalanya masih kecil) untuk menunjukkan bahwa teknologi ini sedang dikembangkan. </text:span></text:p>
              </text:list-item>
              <text:list-item>
                <text:p text:style-name="P41"><text:span text:style-name="Strong_20_Emphasis"><text:span text:style-name="T1">Debat Pro-Kontra Nuklir:</text:span></text:span><text:span text:style-name="T1"> Sisipkan </text:span><text:span text:style-name="Emphasis"><text:span text:style-name="T1">box</text:span></text:span><text:span text:style-name="T1"> "Sudut Pandang" yang menyajikan argumen pro dan kontra penggunaan SMR bawah laut secara ringkas dan netral untuk merangsang pemikiran kritis pembaca. </text:span></text:p>
              </text:list-item>
            </text:list>
            <text:p text:style-name="Text_20_body"><text:soft-page-break/><text:span text:style-name="Strong_20_Emphasis"><text:span text:style-name="T1">(Prompt Gambar Ilustrasi - Opsional):</text:span></text:span><text:span text:style-name="T1"> </text:span><text:span text:style-name="Source_20_Text"><text:span text:style-name="T1">Prompt: Ilustrasi infografis perbandingan 3 sumber energi utama untuk kota bawah laut. Gambar 1: Skema OTEC dengan pipa panjang ke dasar laut dan turbin. Gambar 2: Beberapa turbin arus laut di dasar laut dengan arus mengalir. Gambar 3: Skema Reaktor Modular Kecil (SMR) kompak di dasar laut. Gambar 4: Kabel bawah laut tebal membentang dari daratan ke kota bawah laut. Di bawah tiap gambar, beri ikon singkat untuk Pro (misal: ikon daun untuk terbarukan, ikon petir besar untuk nuklir) dan Kontra (misal: ikon dolar mahal, ikon tanda bahaya radiasi, ikon kabel putus). Judul: "Sumber Tenaga untuk Kota di Kegelapan?". Gaya visual modern dan jelas.</text:span></text:span></text:p>
            <text:p text:style-name="P1"/>
            <text:p text:style-name="P108">Silakan berikan perintah "YAX" atau "next" jika Anda ingin saya melanjutkan ke prompt berikutnya (Prompt Isi Subbab 3.4).</text:p>
          </text:section>
          <text:section text:style-name="Sect1" text:name="feedback-form-22">
            <text:p text:style-name="P231"/>
          </text:section>
        </text:section>
        <text:section text:style-name="Sect1" text:name="318ec954ed7e1ac5">
          <text:p text:style-name="P108"/>
          <text:section text:style-name="Sect1" text:name="user-query-content-23">
            <text:p text:style-name="P245">yax </text:p>
          </text:section>
          <text:p text:style-name="P231">Tampilkan alur berpikir</text:p>
          <text:section text:style-name="Sect2" text:name="model-response-message-contentr_318ec954ed7e1ac5">
            <text:p text:style-name="P108">Oke, kita cari cara buat 'mudik' dan 'internetan' dari dasar laut!</text:p>
            <text:p text:style-name="Text_20_body"><text:span text:style-name="Strong_20_Emphasis"><text:span text:style-name="T1">Jawaban untuk Prompt Isi Subbab 3.4:</text:span></text:span></text:p>
            <text:p text:style-name="Text_20_body"><text:span text:style-name="Strong_20_Emphasis"><text:span text:style-name="T1">(Teks Isi Subbab 3.4: Terhubung ke Dunia: Transportasi dan Komunikasi)</text:span></text:span></text:p>
            <text:p text:style-name="Text_20_body"><text:span text:style-name="T1">Tinggal di tempat sekeren (dan se-ekstrem!) kota bawah laut itu pasti butuh koneksi sama dunia luar, kan? Gimana caranya ngirim pasokan makanan, suku cadang, atau ganti kru yang udah selesai tugas? Terus, gimana caranya biar bisa tetap </text:span><text:span text:style-name="Emphasis"><text:span text:style-name="T1">update</text:span></text:span><text:span text:style-name="T1"> status teman di medsos, </text:span><text:span text:style-name="Emphasis"><text:span text:style-name="T1">video call</text:span></text:span><text:span text:style-name="T1"> sama keluarga, atau sekadar kirim email kerjaan? Nah, ini dia tantangan transportasi dan komunikasi bawah laut!</text:span></text:p>
            <text:p text:style-name="Text_20_body"><text:span text:style-name="Strong_20_Emphasis"><text:span text:style-name="T1">Naik Apa ke Dasar Laut? (Transportasi Fisik)</text:span></text:span><text:span text:style-name="T1"> Buat ngangkut orang dan barang, jelas kita nggak bisa pakai mobil atau pesawat biasa. 'Kendaraan umum' atau 'truk logistik' buat ke kota bawah laut ya harus khusus:</text:span></text:p>
            <text:list xml:id="list8263055300410253213" text:style-name="L48">
              <text:list-item>
                <text:p text:style-name="P164"><text:span text:style-name="Strong_20_Emphasis"><text:span text:style-name="T1">Kapal Selam Canggih:</text:span></text:span><text:span text:style-name="T1"> Ini pilihan paling logis. Bayangin aja </text:span><text:span text:style-name="Strong_20_Emphasis"><text:span text:style-name="T1">kapal selam (submarine)</text:span></text:span><text:span text:style-name="T1"> generasi baru yang dirancang khusus buat bisa </text:span><text:soft-page-break/><text:span text:style-name="Strong_20_Emphasis"><text:span text:style-name="T1">merapat (docking)</text:span></text:span><text:span text:style-name="T1"> dengan aman ke habitat bawah laut. Ada yang ukurannya besar buat ngangkut kargo dan suplai, ada juga yang lebih kecil dan cepat buat transportasi personel. Mungkin desainnya lebih futuristik dari kapal selam yang ada sekarang. </text:span></text:p>
              </text:list-item>
              <text:list-item>
                <text:p text:style-name="P164"><text:span text:style-name="Strong_20_Emphasis"><text:span text:style-name="T1">Robot Pembantu (ROV &amp; AUV):</text:span></text:span><text:span text:style-name="T1"> Buat kerjaan di luar habitat (inspeksi, riset kecil, mindahin barang nggak terlalu besar), akan banyak dipakai </text:span><text:span text:style-name="Strong_20_Emphasis"><text:span text:style-name="T1">ROV (Remotely Operated Vehicle)</text:span></text:span><text:span text:style-name="T1"> – robot bawah air yang dikendaliin pakai remot dari dalam habitat atau kapal di permukaan – dan </text:span><text:span text:style-name="Strong_20_Emphasis"><text:span text:style-name="T1">AUV (Autonomous Underwater Vehicle)</text:span></text:span><text:span text:style-name="T1"> – robot bawah air pintar yang bisa bergerak dan kerja sendiri sesuai program. Kita bakal bahas lebih banyak soal robot ini nanti. </text:span></text:p>
              </text:list-item>
              <text:list-item>
                <text:p text:style-name="P42"><text:span text:style-name="Strong_20_Emphasis"><text:span text:style-name="T1">Ide Super Futuristik (Masih Jauh!):</text:span></text:span><text:span text:style-name="T1"> Ada juga ide-ide yang lebih 'gila' kayak bikin </text:span><text:span text:style-name="Strong_20_Emphasis"><text:span text:style-name="T1">terowongan bawah laut</text:span></text:span><text:span text:style-name="T1"> langsung dari daratan (kayak terowongan kereta bawah tanah tapi jauh lebih dalam dan rumit!) atau semacam </text:span><text:span text:style-name="Strong_20_Emphasis"><text:span text:style-name="T1">'lift' laut</text:span></text:span><text:span text:style-name="T1"> raksasa yang bisa naik turun bawa orang atau barang. Tapi ini tantangan rekayasanya masih luar biasa besar dan biayanya pasti selangit! </text:span></text:p>
              </text:list-item>
            </text:list>
            <text:p text:style-name="Text_20_body"><text:span text:style-name="Strong_20_Emphasis"><text:span text:style-name="T1">'Sinyal' dari Kedalaman (Komunikasi)</text:span></text:span><text:span text:style-name="T1"> Nah, ini bagian yang </text:span><text:span text:style-name="Emphasis"><text:span text:style-name="T1">tricky</text:span></text:span><text:span text:style-name="T1">. Kamu pasti tahu kan, sinyal HP, WiFi, atau radio FM itu pakai </text:span><text:span text:style-name="Strong_20_Emphasis"><text:span text:style-name="T1">gelombang radio</text:span></text:span><text:span text:style-name="T1">. Masalahnya, air laut itu </text:span><text:span text:style-name="Strong_20_Emphasis"><text:span text:style-name="T1">payah banget</text:span></text:span><text:span text:style-name="T1"> dalam meneruskan gelombang radio – energinya cepat banget diserap air. Jadi, lupakan deh pakai HP atau WiFi biasa buat komunikasi dari dasar laut ke permukaan. Terus gimana dong? Ada beberapa cara, tapi masing-masing punya plus minus:</text:span></text:p>
            <text:list xml:id="list8487908836650675148" text:style-name="L49">
              <text:list-item>
                <text:p text:style-name="P165"><text:span text:style-name="Strong_20_Emphasis"><text:span text:style-name="T1">Ngobrol Pakai Suara (Akustik/Sonar):</text:span></text:span><text:span text:style-name="T1"> Ini cara paling umum buat komunikasi nirkabel bawah air. Sinyal dikirim pakai </text:span><text:span text:style-name="Strong_20_Emphasis"><text:span text:style-name="T1">gelombang suara</text:span></text:span><text:span text:style-name="T1">, mirip kayak lumba-lumba atau paus berkomunikasi. </text:span><text:span text:style-name="Strong_20_Emphasis"><text:span text:style-name="T1">Kelebihannya:</text:span></text:span><text:span text:style-name="T1"> bisa nirkabel. </text:span><text:span text:style-name="Strong_20_Emphasis"><text:span text:style-name="T1">Kelemahannya:</text:span></text:span><text:span text:style-name="T1"> </text:span><text:span text:style-name="Strong_20_Emphasis"><text:span text:style-name="T1">Lambaat banget!</text:span></text:span><text:span text:style-name="T1"> Kecepatan suara di air jauh lebih lambat dari kecepatan cahaya (yang dipakai gelombang radio/serat optik). Jadi, kecepatan transfer datanya rendah (mirip koneksi internet zaman </text:span><text:span text:style-name="Emphasis"><text:span text:style-name="T1">baheula</text:span></text:span><text:span text:style-name="T1">!), nggak cocok buat </text:span><text:span text:style-name="Emphasis"><text:span text:style-name="T1">video call</text:span></text:span><text:span text:style-name="T1"> atau </text:span><text:span text:style-name="Emphasis"><text:span text:style-name="T1">streaming</text:span></text:span><text:span text:style-name="T1">. Kualitasnya juga bisa keganggu sama suara lain di laut. </text:span></text:p>
              </text:list-item>
              <text:list-item>
                <text:p text:style-name="P165"><text:span text:style-name="Strong_20_Emphasis"><text:span text:style-name="T1">Pakai Kabel (Serat Optik):</text:span></text:span><text:span text:style-name="T1"> Solusi paling cepat dan andal buat internetan kencang ya pakai </text:span><text:span text:style-name="Strong_20_Emphasis"><text:span text:style-name="T1">kabel serat optik</text:span></text:span><text:span text:style-name="T1"> yang ditarik dari daratan atau </text:span><text:span text:style-name="Emphasis"><text:span text:style-name="T1">buoy</text:span></text:span><text:span text:style-name="T1"> (pelampung) khusus di permukaan sampai ke </text:span><text:soft-page-break/><text:span text:style-name="T1">habitat. </text:span><text:span text:style-name="Strong_20_Emphasis"><text:span text:style-name="T1">Kelebihannya:</text:span></text:span><text:span text:style-name="T1"> </text:span><text:span text:style-name="Strong_20_Emphasis"><text:span text:style-name="T1">Kecepatan super tinggi</text:span></text:span><text:span text:style-name="T1">, bandwidth besar, bisa buat semua kebutuhan komunikasi modern. </text:span><text:span text:style-name="Strong_20_Emphasis"><text:span text:style-name="T1">Kelemahannya:</text:span></text:span><text:span text:style-name="T1"> </text:span><text:span text:style-name="Strong_20_Emphasis"><text:span text:style-name="T1">Mahal dan rumit</text:span></text:span><text:span text:style-name="T1"> masangnya di dasar laut. Dan yang paling penting, kabel ini </text:span><text:span text:style-name="Strong_20_Emphasis"><text:span text:style-name="T1">rawan putus!</text:span></text:span><text:span text:style-name="T1"> Bisa kena jangkar kapal, aktivitas penangkapan ikan, atau – ini risiko besar di </text:span><text:span text:style-name="Strong_20_Emphasis"><text:span text:style-name="T1">Indonesia</text:span></text:span><text:span text:style-name="T1"> yang ada di Cincin Api – bisa rusak atau putus total karena </text:span><text:span text:style-name="Strong_20_Emphasis"><text:span text:style-name="T1">gempa bumi bawah laut</text:span></text:span><text:span text:style-name="T1"> atau longsoran. Kalau kabel utama putus, komunikasi bisa lumpuh. </text:span></text:p>
              </text:list-item>
              <text:list-item>
                <text:p text:style-name="P43"><text:span text:style-name="Strong_20_Emphasis"><text:span text:style-name="T1">Cahaya &amp; Frekuensi Rendah (Opsi Lain):</text:span></text:span><text:span text:style-name="T1"> Ada juga teknologi lain yang diteliti, kayak pakai </text:span><text:span text:style-name="Strong_20_Emphasis"><text:span text:style-name="T1">sinar laser biru-hijau</text:span></text:span><text:span text:style-name="T1"> (warna ini paling bisa tembus air) buat komunikasi jarak pendek antar kendaraan/habitat, atau pakai </text:span><text:span text:style-name="Strong_20_Emphasis"><text:span text:style-name="T1">gelombang radio frekuensi sangat rendah (Very Low Frequency - VLF)</text:span></text:span><text:span text:style-name="T1"> yang bisa sedikit menembus air tapi butuh antena raksasa dan kecepatannya juga rendah. </text:span></text:p>
              </text:list-item>
            </text:list>
            <text:p text:style-name="Text_20_body"><text:span text:style-name="T1">Jadi, komunikasi dari dan ke kota bawah laut itu nggak segampang di darat. Kemungkinan besar akan pakai </text:span><text:span text:style-name="Strong_20_Emphasis"><text:span text:style-name="T1">kombinasi</text:span></text:span><text:span text:style-name="T1"> berbagai teknologi – kabel serat optik sebagai jalur utama, plus sistem akustik atau lainnya sebagai cadangan. Menjamin 'jembatan' informasi yang andal ini krusial banget!</text:span></text:p>
            <text:p text:style-name="P1"/>
            <text:p text:style-name="Text_20_body"><text:span text:style-name="Strong_20_Emphasis"><text:span text:style-name="T1">(Tips Tambahan - Opsional):</text:span></text:span></text:p>
            <text:list xml:id="list4868049314424231199" text:style-name="L50">
              <text:list-item>
                <text:p text:style-name="P166"><text:span text:style-name="Strong_20_Emphasis"><text:span text:style-name="T1">Visualisasi Komunikasi:</text:span></text:span><text:span text:style-name="T1"> Buat diagram yang menunjukkan berbagai metode komunikasi: kapal selam mengirim sinyal akustik ke habitat, kabel serat optik membentang dari daratan ke habitat, dan mungkin laser antar dua kendaraan bawah air. Beri label kecepatan data relatif (misal: Lambat, Cepat, Sangat Cepat). </text:span></text:p>
              </text:list-item>
              <text:list-item>
                <text:p text:style-name="P44"><text:span text:style-name="Strong_20_Emphasis"><text:span text:style-name="T1">Studi Kasus Kabel Laut:</text:span></text:span><text:span text:style-name="T1"> Ceritakan secara singkat tentang jaringan kabel serat optik bawah laut yang sudah ada saat ini untuk internet global, dan sebutkan beberapa insiden nyata di mana kabel ini putus (misal: karena gempa atau jangkar kapal) untuk menekankan kerentanannya. </text:span></text:p>
              </text:list-item>
            </text:list>
            <text:p text:style-name="Text_20_body"><text:span text:style-name="Strong_20_Emphasis"><text:span text:style-name="T1">(Prompt Gambar Ilustrasi - Opsional):</text:span></text:span><text:span text:style-name="T1"> </text:span><text:span text:style-name="Source_20_Text"><text:span text:style-name="T1">Prompt: Ilustrasi skematik yang menunjukkan sebuah habitat kota bawah laut. Dari habitat tersebut, terlihat beberapa jalur koneksi: 1. Sebuah kapal selam canggih sedang merapat di docking port. 2. Sebuah kabel serat optik tebal membentang dari habitat </text:span></text:span><text:soft-page-break/><text:span text:style-name="Source_20_Text"><text:span text:style-name="T1">menuju permukaan laut/daratan (beri ikon sinyal WiFi/internet cepat di ujung kabel). 3. Habitat memancarkan gelombang suara (ikon gelombang melingkar) ke ROV di dekatnya (beri ikon sinyal telepon/data lambat). 4. Dua AUV berkomunikasi dengan sinar laser biru-hijau (garis lurus tipis). Beri label pada tiap moda transportasi dan komunikasi. Judul: "Tetap Terhubung dari Dasar Laut". Gaya visual bersih dan informatif.</text:span></text:span></text:p>
            <text:p text:style-name="P1"/>
            <text:p text:style-name="P108">Silakan berikan perintah "YAX" atau "next" jika Anda ingin saya melanjutkan ke prompt berikutnya (Prompt Isi Subbab 3.5).</text:p>
          </text:section>
          <text:section text:style-name="Sect1" text:name="feedback-form-23">
            <text:p text:style-name="P231"/>
          </text:section>
        </text:section>
        <text:section text:style-name="Sect1" text:name="ffc26bbb7365f5c1">
          <text:p text:style-name="P108"/>
          <text:section text:style-name="Sect1" text:name="user-query-content-24">
            <text:p text:style-name="P245">yax </text:p>
          </text:section>
          <text:p text:style-name="P231">Tampilkan alur berpikir</text:p>
          <text:section text:style-name="Sect2" text:name="model-response-message-contentr_ffc26bbb7365f5c1">
            <text:p text:style-name="P108">Baiklah, mari kita kenalan sama para 'pekerja' super tangguh yang bakal jadi tulang punggung kota bawah laut kita!</text:p>
            <text:p text:style-name="Text_20_body"><text:span text:style-name="Strong_20_Emphasis"><text:span text:style-name="T1">Jawaban untuk Prompt Isi Subbab 3.5:</text:span></text:span></text:p>
            <text:p text:style-name="Text_20_body"><text:span text:style-name="Strong_20_Emphasis"><text:span text:style-name="T1">(Teks Isi Subbab 3.5: Pekerja Bawah Air: Peran Robotika dan AI)</text:span></text:span></text:p>
            <text:p text:style-name="P108">Oke, kita udah punya desain bangunan kuat, sistem pendukung kehidupan, sumber energi, sampai cara komunikasi. Tapi, siapa yang bakal ngerjain semua tugas berat di luar habitat yang dingin, gelap, dan bertekanan tinggi itu? Nggak mungkin kan kita suruh manusia bolak-balik keluar pakai baju selam super tebal buat ngelas pipa atau ngecek baut? Terlalu berbahaya dan nggak efisien!</text:p>
            <text:p text:style-name="Text_20_body"><text:span text:style-name="T1">Di sinilah </text:span><text:span text:style-name="Strong_20_Emphasis"><text:span text:style-name="T1">robotika</text:span></text:span><text:span text:style-name="T1"> dan </text:span><text:span text:style-name="Strong_20_Emphasis"><text:span text:style-name="T1">kecerdasan buatan (Artificial Intelligence - AI)</text:span></text:span><text:span text:style-name="T1"> tampil sebagai pahlawan! Mereka bukan lagi sekadar alat bantu, tapi jadi </text:span><text:span text:style-name="Strong_20_Emphasis"><text:span text:style-name="T1">komponen wajib</text:span></text:span><text:span text:style-name="T1"> buat bikin kota bawah laut bisa berfungsi. Kenapa? Ya karena lingkungan di luar itu terlalu ekstrem buat manusia bekerja dalam waktu lama.</text:span></text:p>
            <text:p text:style-name="Text_20_body"><text:span text:style-name="Strong_20_Emphasis"><text:span text:style-name="T1">Pasukan Robot Pekerja Keras</text:span></text:span><text:span text:style-name="T1"> Bayangin aja ada 'pasukan' robot khusus yang siap sedia 24/7 buat ngerjain berbagai tugas:</text:span></text:p>
            <text:list xml:id="list2970961784368690337" text:style-name="L51">
              <text:list-item>
                <text:p text:style-name="P167"><text:span text:style-name="Strong_20_Emphasis"><text:span text:style-name="T1">Kuli Bangunan Super:</text:span></text:span><text:span text:style-name="T1"> Robot-robot kuat (mungkin bentuknya kayak lengan raksasa atau kendaraan konstruksi bawah air) yang tugasnya </text:span><text:soft-page-break/><text:span text:style-name="Strong_20_Emphasis"><text:span text:style-name="T1">mengangkat dan memasang</text:span></text:span><text:span text:style-name="T1"> modul bangunan, </text:span><text:span text:style-name="Strong_20_Emphasis"><text:span text:style-name="T1">mengelas</text:span></text:span><text:span text:style-name="T1"> struktur, atau </text:span><text:span text:style-name="Strong_20_Emphasis"><text:span text:style-name="T1">menyiapkan fondasi</text:span></text:span><text:span text:style-name="T1"> di dasar laut. </text:span></text:p>
              </text:list-item>
              <text:list-item>
                <text:p text:style-name="P167"><text:span text:style-name="Strong_20_Emphasis"><text:span text:style-name="T1">Petugas Kebersihan &amp; Teknisi Andal:</text:span></text:span><text:span text:style-name="T1"> Robot yang lebih kecil dan lincah, dilengkapi kamera dan sensor, buat </text:span><text:span text:style-name="Strong_20_Emphasis"><text:span text:style-name="T1">inspeksi rutin</text:span></text:span><text:span text:style-name="T1"> kondisi luar habitat (cari retakan, korosi, dll.), </text:span><text:span text:style-name="Strong_20_Emphasis"><text:span text:style-name="T1">membersihkan 'lumut'</text:span></text:span><text:span text:style-name="T1"> atau organisme laut yang nempel (biofouling), dan melakukan </text:span><text:span text:style-name="Strong_20_Emphasis"><text:span text:style-name="T1">perbaikan kecil</text:span></text:span><text:span text:style-name="T1"> sebelum masalah jadi besar. </text:span></text:p>
              </text:list-item>
              <text:list-item>
                <text:p text:style-name="P167"><text:span text:style-name="Strong_20_Emphasis"><text:span text:style-name="T1">Penjelajah Pemberani:</text:span></text:span><text:span text:style-name="T1"> Robot AUV (Autonomous Underwater Vehicle) pintar yang bisa </text:span><text:span text:style-name="Strong_20_Emphasis"><text:span text:style-name="T1">memetakan dasar laut</text:span></text:span><text:span text:style-name="T1"> di sekitar kota, </text:span><text:span text:style-name="Strong_20_Emphasis"><text:span text:style-name="T1">mengambil sampel</text:span></text:span><text:span text:style-name="T1"> tanah, air, atau bahkan organisme laut buat diteliti, dan </text:span><text:span text:style-name="Strong_20_Emphasis"><text:span text:style-name="T1">memantau kondisi lingkungan</text:span></text:span><text:span text:style-name="T1">. </text:span></text:p>
              </text:list-item>
              <text:list-item>
                <text:p text:style-name="P45"><text:span text:style-name="Strong_20_Emphasis"><text:span text:style-name="T1">Tim Penyelamat Cepat:</text:span></text:span><text:span text:style-name="T1"> Robot yang dirancang khusus buat </text:span><text:span text:style-name="Strong_20_Emphasis"><text:span text:style-name="T1">tanggap darurat</text:span></text:span><text:span text:style-name="T1">, misalnya bantu nutup kebocoran, mindahin puing kalau ada kerusakan, atau bahkan bantu proses evakuasi jika diperlukan. </text:span></text:p>
              </text:list-item>
            </text:list>
            <text:p text:style-name="Text_20_body"><text:span text:style-name="T1">Jenis robotnya pun macam-macam. Ada </text:span><text:span text:style-name="Strong_20_Emphasis"><text:span text:style-name="T1">ROV (Remotely Operated Vehicle)</text:span></text:span><text:span text:style-name="T1"> yang dikendalikan pakai 'joystick' oleh operator manusia dari dalam habitat atau kapal permukaan. Ada juga </text:span><text:span text:style-name="Strong_20_Emphasis"><text:span text:style-name="T1">AUV (Autonomous Underwater Vehicle)</text:span></text:span><text:span text:style-name="T1"> yang lebih canggih karena bisa bergerak dan menjalankan misinya </text:span><text:span text:style-name="Strong_20_Emphasis"><text:span text:style-name="T1">sendiri</text:span></text:span><text:span text:style-name="T1"> berdasarkan program dan sensornya, berkat bantuan AI!</text:span></text:p>
            <text:p text:style-name="Text_20_body"><text:span text:style-name="Strong_20_Emphasis"><text:span text:style-name="T1">AI: 'Otak' Cerdas di Balik Operasi Kota</text:span></text:span><text:span text:style-name="T1"> Kalau robot itu 'otot'-nya, maka </text:span><text:span text:style-name="Strong_20_Emphasis"><text:span text:style-name="T1">AI (Kecerdasan Buatan)</text:span></text:span><text:span text:style-name="T1"> adalah 'otak'-nya. AI bakal berperan penting banget dalam mengelola kompleksitas kota bawah laut:</text:span></text:p>
            <text:list xml:id="list4733317385583329570" text:style-name="L52">
              <text:list-item>
                <text:p text:style-name="P168"><text:span text:style-name="Strong_20_Emphasis"><text:span text:style-name="T1">Manajer Kota Otomatis:</text:span></text:span><text:span text:style-name="T1"> AI bisa </text:span><text:span text:style-name="Strong_20_Emphasis"><text:span text:style-name="T1">mengontrol dan mengintegrasikan</text:span></text:span><text:span text:style-name="T1"> semua sistem vital kota secara otomatis – mulai dari menjaga kualitas udara dan air di LSS, mengatur distribusi energi biar efisien, sampai memonitor sistem keamanan. </text:span></text:p>
              </text:list-item>
              <text:list-item>
                <text:p text:style-name="P168"><text:span text:style-name="Strong_20_Emphasis"><text:span text:style-name="T1">Ahli Optimisasi:</text:span></text:span><text:span text:style-name="T1"> AI bisa terus menerus </text:span><text:span text:style-name="Strong_20_Emphasis"><text:span text:style-name="T1">menganalisis data</text:span></text:span><text:span text:style-name="T1"> dari ribuan sensor buat cari cara </text:span><text:span text:style-name="Strong_20_Emphasis"><text:span text:style-name="T1">paling efisien</text:span></text:span><text:span text:style-name="T1"> dalam menjalankan kota, misalnya kapan waktu terbaik buat regenerasi filter udara, atau gimana cara menghemat energi paling maksimal. </text:span></text:p>
              </text:list-item>
              <text:list-item>
                <text:p text:style-name="P168"><text:span text:style-name="Strong_20_Emphasis"><text:span text:style-name="T1">Pilot &amp; Navigator Andal:</text:span></text:span><text:span text:style-name="T1"> AI jadi 'sopir' buat AUV dan robot otonom lainnya, bantu mereka </text:span><text:span text:style-name="Strong_20_Emphasis"><text:span text:style-name="T1">bergerak sendiri</text:span></text:span><text:span text:style-name="T1"> dengan aman di lingkungan bawah laut yang kompleks, menghindari rintangan, dan sampai ke tujuan misi. </text:span></text:p>
              </text:list-item>
              <text:list-item>
                <text:p text:style-name="P168"><text:soft-page-break/><text:span text:style-name="Strong_20_Emphasis"><text:span text:style-name="T1">Analis Data Super Cepat:</text:span></text:span><text:span text:style-name="T1"> AI bisa </text:span><text:span text:style-name="Strong_20_Emphasis"><text:span text:style-name="T1">mengolah data</text:span></text:span><text:span text:style-name="T1"> dalam jumlah masif dari kondisi lingkungan, status peralatan, kesehatan penghuni, dll., lalu menyajikannya dalam bentuk </text:span><text:span text:style-name="Strong_20_Emphasis"><text:span text:style-name="T1">informasi yang mudah dipahami</text:span></text:span><text:span text:style-name="T1"> buat operator manusia. </text:span></text:p>
              </text:list-item>
              <text:list-item>
                <text:p text:style-name="P46"><text:span text:style-name="Strong_20_Emphasis"><text:span text:style-name="T1">Asisten Pengambil Keputusan:</text:span></text:span><text:span text:style-name="T1"> AI bisa ngasih </text:span><text:span text:style-name="Strong_20_Emphasis"><text:span text:style-name="T1">peringatan dini</text:span></text:span><text:span text:style-name="T1"> kalau ada potensi masalah (misal: sensor mendeteksi getaran aneh, AI bisa prediksi potensi kerusakan) dan bahkan ngasih </text:span><text:span text:style-name="Strong_20_Emphasis"><text:span text:style-name="T1">rekomendasi tindakan</text:span></text:span><text:span text:style-name="T1"> terbaik ke manusia. </text:span></text:p>
              </text:list-item>
            </text:list>
            <text:p text:style-name="Text_20_body"><text:span text:style-name="Strong_20_Emphasis"><text:span text:style-name="T1">Kerja Sama Tim: Manusia + Robot + AI</text:span></text:span><text:span text:style-name="T1"> Penting buat diingat, ini bukan berarti manusia jadi nggak ada kerjaan, ya! Justru, kota bawah laut bakal jadi contoh keren dari </text:span><text:span text:style-name="Strong_20_Emphasis"><text:span text:style-name="T1">kolaborasi tim antara manusia, robot, dan AI</text:span></text:span><text:span text:style-name="T1">. Manusia tetap jadi </text:span><text:span text:style-name="Strong_20_Emphasis"><text:span text:style-name="T1">pengawas utama</text:span></text:span><text:span text:style-name="T1">, </text:span><text:span text:style-name="Strong_20_Emphasis"><text:span text:style-name="T1">pengambil keputusan akhir</text:span></text:span><text:span text:style-name="T1"> (terutama yang menyangkut etika atau situasi tak terduga), dan melakukan tugas-tugas yang butuh </text:span><text:span text:style-name="Strong_20_Emphasis"><text:span text:style-name="T1">kreativitas, empati, atau penanganan super kompleks</text:span></text:span><text:span text:style-name="T1">. Robot ngerjain tugas yang berbahaya, berat, atau berulang. AI bantu mengelola kompleksitas dan memberikan 'kecerdasan' pada sistem. Keren kan, kerja sama tim masa depan!</text:span></text:p>
            <text:p text:style-name="P1"/>
            <text:p text:style-name="Text_20_body"><text:span text:style-name="Strong_20_Emphasis"><text:span text:style-name="T1">(Tips Tambahan - Opsional):</text:span></text:span></text:p>
            <text:list xml:id="list3459173691167214859" text:style-name="L53">
              <text:list-item>
                <text:p text:style-name="P169"><text:span text:style-name="Strong_20_Emphasis"><text:span text:style-name="T1">Contoh Robot Nyata:</text:span></text:span><text:span text:style-name="T1"> Tampilkan foto atau video singkat robot bawah air nyata yang canggih (seperti ROV Hercules/Argus milik Ocean Exploration Trust, atau AUV canggih lainnya) untuk menunjukkan bahwa teknologi ini terus berkembang pesat. </text:span></text:p>
              </text:list-item>
              <text:list-item>
                <text:p text:style-name="P47"><text:span text:style-name="Strong_20_Emphasis"><text:span text:style-name="T1">Etika AI:</text:span></text:span><text:span text:style-name="T1"> Sisipkan </text:span><text:span text:style-name="Emphasis"><text:span text:style-name="T1">box</text:span></text:span><text:span text:style-name="T1"> diskusi singkat tentang pertanyaan etis seputar AI: "Seberapa besar keputusan yang boleh diserahkan ke AI di lingkungan berisiko tinggi seperti ini? Di mana batasnya?" </text:span></text:p>
              </text:list-item>
            </text:list>
            <text:p text:style-name="Text_20_body"><text:span text:style-name="Strong_20_Emphasis"><text:span text:style-name="T1">(Prompt Gambar Ilustrasi - Opsional):</text:span></text:span><text:span text:style-name="T1"> </text:span><text:span text:style-name="Source_20_Text"><text:span text:style-name="T1">Prompt: Ilustrasi digital yang dinamis menampilkan beberapa robot bawah air bekerja di sekitar habitat/kota bawah laut. Satu robot lengan besar sedang memasang panel di dinding habitat. Satu ROV kecil dengan kamera sedang melakukan inspeksi. Satu AUV berbentuk torpedo sedang meluncur untuk misi eksplorasi. Di latar belakang, di dalam habitat transparan parsial, terlihat seorang manusia sedang mengawasi layar monitor besar yang menampilkan data dan status robot (menunjukkan kolaborasi). Garis-garis </text:span></text:span><text:soft-page-break/><text:span text:style-name="Source_20_Text"><text:span text:style-name="T1">digital tipis menghubungkan robot-robot ke AI pusat (digambarkan sebagai 'otak' digital bercahaya di dalam habitat). Judul: "Tim Impian Bawah Laut: Manusia, Robot &amp; AI". Gaya visual futuristik dan teknologi.</text:span></text:span></text:p>
            <text:p text:style-name="P1"/>
            <text:p text:style-name="P108">Silakan berikan perintah "YAX" atau "next" jika Anda ingin saya melanjutkan ke prompt berikutnya (Prompt Pengantar Bab 4).</text:p>
          </text:section>
          <text:section text:style-name="Sect1" text:name="feedback-form-24">
            <text:p text:style-name="P231"/>
          </text:section>
        </text:section>
        <text:section text:style-name="Sect1" text:name="de93fe8e977c48a6">
          <text:p text:style-name="P108"/>
          <text:section text:style-name="Sect1" text:name="user-query-content-25">
            <text:p text:style-name="P245">yax </text:p>
          </text:section>
          <text:p text:style-name="P231">Tampilkan alur berpikir</text:p>
          <text:section text:style-name="Sect2" text:name="model-response-message-contentr_de93fe8e977c48a6">
            <text:p text:style-name="P108">Oke, siap! Sekarang kita geser fokus dari mesin dan robot ke manusianya. Gimana sih rasanya jadi 'anak bawah laut'?</text:p>
            <text:p text:style-name="Text_20_body"><text:span text:style-name="Strong_20_Emphasis"><text:span text:style-name="T1">Jawaban untuk Prompt Pengantar Bab 4:</text:span></text:span></text:p>
            <text:p text:style-name="Text_20_body"><text:span text:style-name="Strong_20_Emphasis"><text:span text:style-name="T1">(Teks Pengantar Bab 4: Kehidupan Sehari-hari di Bawah Gelombang)</text:span></text:span></text:p>
            <text:p text:style-name="Text_20_body"><text:span text:style-name="T1">Kita udah ngintip betapa rumitnya tantangan lingkungan di dasar laut (Bab 2) dan gimana canggihnya teknologi yang mungkin bisa ngatasin itu semua (Bab 3). Keren sih, tapi teknologi secanggih apapun, ujung-ujungnya kan manusianya juga yang bakal tinggal di sana. Pertanyaannya sekarang: </text:span><text:span text:style-name="Strong_20_Emphasis"><text:span text:style-name="T1">Gimana rasanya jadi penghuni kota bawah laut?</text:span></text:span><text:span text:style-name="T1"> Seperti apa ya kehidupan sehari-hari mereka?</text:span></text:p>
            <text:p text:style-name="Text_20_body"><text:span text:style-name="T1">Nah, di Bab 4 ini, kita bakal coba masuk lebih dalam ke 'rumah' bawah laut itu dan ngebayangin gimana rasanya benar-benar </text:span><text:span text:style-name="Strong_20_Emphasis"><text:span text:style-name="T1">hidup</text:span></text:span><text:span text:style-name="T1"> di sana, 24 jam sehari, 7 hari seminggu. Lupakan sejenak soal tekanan atau robot, sekarang kita fokus ke </text:span><text:span text:style-name="Strong_20_Emphasis"><text:span text:style-name="T1">aspek manusianya</text:span></text:span><text:span text:style-name="T1">:</text:span></text:p>
            <text:list xml:id="list5264807905467798273" text:style-name="L54">
              <text:list-item>
                <text:p text:style-name="P170"><text:span text:style-name="Strong_20_Emphasis"><text:span text:style-name="T1">Rumahku, Istanaku (Versi Mini?):</text:span></text:span><text:span text:style-name="T1"> Gimana sih bentuk kamar atau apartemen mereka? Apa beneran sempit kayak kamar kos? Gimana caranya biar betah tinggal di tempat terbatas tanpa jendela ke alam bebas? </text:span></text:p>
              </text:list-item>
              <text:list-item>
                <text:p text:style-name="P170"><text:span text:style-name="Strong_20_Emphasis"><text:span text:style-name="T1">Menu Hari Ini:</text:span></text:span><text:span text:style-name="T1"> Makan apa ya mereka tiap hari? Apakah nanam sayur sendiri di 'kebun' dalam ruangan, 'mancing' di laut sekitar, atau semua makanan dikirim pakai 'kapal selam logistik'? Air minumnya gimana? </text:span></text:p>
              </text:list-item>
              <text:list-item>
                <text:p text:style-name="P170"><text:soft-page-break/><text:span text:style-name="Strong_20_Emphasis"><text:span text:style-name="T1">Biar Nggak Gabut &amp; Tetap Waras:</text:span></text:span><text:span text:style-name="T1"> Tinggal di tempat terisolasi gitu, gimana cara mereka </text:span><text:span text:style-name="Strong_20_Emphasis"><text:span text:style-name="T1">bersosialisasi</text:span></text:span><text:span text:style-name="T1">? Ketemu teman di mana? Kalau lagi </text:span><text:span text:style-name="Emphasis"><text:span text:style-name="T1">bete</text:span></text:span><text:span text:style-name="T1"> atau stres, ngapain? Apa nggak takut kesepian atau malah sering berantem? </text:span></text:p>
              </text:list-item>
              <text:list-item>
                <text:p text:style-name="P170"><text:span text:style-name="Strong_20_Emphasis"><text:span text:style-name="T1">Jaga Kesehatan Badan &amp; Pikiran:</text:span></text:span><text:span text:style-name="T1"> Kalau ada yang sakit atau kecelakaan, ada dokter atau rumah sakit nggak di sana? Terus, gimana caranya biar tetap bugar dan sehat kalau nggak bisa lari pagi di luar? </text:span></text:p>
              </text:list-item>
              <text:list-item>
                <text:p text:style-name="P48"><text:span text:style-name="Strong_20_Emphasis"><text:span text:style-name="T1">Aturan Main &amp; 'Pak RT' Bawah Laut:</text:span></text:span><text:span text:style-name="T1"> Siapa yang bikin peraturan di kota unik ini? Gimana caranya biar kehidupan komunitasnya tertib dan adil? Siapa yang jadi 'ketua'-nya? </text:span></text:p>
              </text:list-item>
            </text:list>
            <text:p text:style-name="P108">Bab ini bakal ajak kamu berimajinasi jadi salah satu penghuni kota futuristik ini, merasakan langsung gimana rasanya menjalani rutinitas harian, menghadapi tantangan sosial dan psikologis, sambil mencoba membangun kehidupan normal... di bawah tekanan (baik secara harfiah maupun kiasan!). Siap buat lihat sisi manusiawi dari kehidupan bawah gelombang?</text:p>
            <text:p text:style-name="P1"/>
            <text:p text:style-name="Text_20_body"><text:span text:style-name="Strong_20_Emphasis"><text:span text:style-name="T1">(Tips Tambahan - Opsional):</text:span></text:span></text:p>
            <text:list xml:id="list4920516585253014961" text:style-name="L55">
              <text:list-item>
                <text:p text:style-name="P171"><text:span text:style-name="Strong_20_Emphasis"><text:span text:style-name="T1">"Sehari dalam Kehidupan..."</text:span></text:span><text:span text:style-name="T1">: Pertimbangkan untuk membuat satu bagian atau </text:span><text:span text:style-name="Emphasis"><text:span text:style-name="T1">box</text:span></text:span><text:span text:style-name="T1"> khusus yang menceritakan narasi singkat "Sehari dalam Kehidupan Seorang Penghuni Kota Bawah Laut" (misalnya, seorang remaja, ilmuwan, atau teknisi) untuk membuat pengalaman hidup di sana terasa lebih nyata dan relatable. </text:span></text:p>
              </text:list-item>
              <text:list-item>
                <text:p text:style-name="P49"><text:span text:style-name="Strong_20_Emphasis"><text:span text:style-name="T1">Survei Imajinatif:</text:span></text:span><text:span text:style-name="T1"> Ajak pembaca berpartisipasi dengan pertanyaan seperti: "Kalau kamu tinggal di kota bawah laut, fasilitas apa yang paling kamu inginkan ada di sana?" </text:span></text:p>
              </text:list-item>
            </text:list>
            <text:p text:style-name="Text_20_body"><text:span text:style-name="Strong_20_Emphasis"><text:span text:style-name="T1">(Prompt Gambar Ilustrasi - Opsional):</text:span></text:span><text:span text:style-name="T1"> </text:span><text:span text:style-name="Source_20_Text"><text:span text:style-name="T1">Prompt: Ilustrasi digital dengan gaya ceria dan humanis. Menampilkan potongan melintang beberapa level di dalam sebuah modul habitat bawah laut. Terlihat berbagai aktivitas sehari-hari: satu orang sedang merawat tanaman di kebun hidroponik vertikal, beberapa orang sedang makan bersama di kafetaria dengan 'jendela virtual' menampilkan pemandangan terumbu karang, satu orang sedang berolahraga di treadmill, dan dua remaja sedang duduk santai di area komunal sambil melihat tablet. Desain interior terlihat modern, </text:span></text:span><text:soft-page-break/><text:span text:style-name="Source_20_Text"><text:span text:style-name="T1">fungsional, tapi tetap nyaman. Judul: "Kehidupan Normal di Tempat Tak Biasa?". Aspect ratio 16:9.</text:span></text:span></text:p>
            <text:p text:style-name="P1"/>
            <text:p text:style-name="P108">Silakan berikan perintah "YAX" atau "next" jika Anda ingin saya melanjutkan ke prompt berikutnya (Prompt Isi Subbab 4.1).</text:p>
          </text:section>
          <text:section text:style-name="Sect1" text:name="feedback-form-25">
            <text:p text:style-name="P231"/>
          </text:section>
        </text:section>
        <text:section text:style-name="Sect1" text:name="2e14c9d8342cdac6">
          <text:p text:style-name="P108"/>
          <text:section text:style-name="Sect1" text:name="user-query-content-26">
            <text:p text:style-name="P245">yax </text:p>
          </text:section>
          <text:p text:style-name="P231">Tampilkan alur berpikir</text:p>
          <text:section text:style-name="Sect2" text:name="model-response-message-contentr_2e14c9d8342cdac6">
            <text:p text:style-name="P108">Oke, mari kita intip 'kamar' atau 'apartemen' di kota bawah laut!</text:p>
            <text:p text:style-name="Text_20_body"><text:span text:style-name="Strong_20_Emphasis"><text:span text:style-name="T1">Jawaban untuk Prompt Isi Subbab 4.1:</text:span></text:span></text:p>
            <text:p text:style-name="Text_20_body"><text:span text:style-name="Strong_20_Emphasis"><text:span text:style-name="T1">(Teks Isi Subbab 4.1: Rumahku Istanaku (di Bawah Laut): Desain Interior dan Ruang Hidup)</text:span></text:span></text:p>
            <text:p text:style-name="Text_20_body"><text:span text:style-name="T1">Kalau kamu bayangin apartemen mewah nan luas dengan pemandangan laut biru dari jendela raksasa... hmm, mungkin perlu sedikit koreksi imajinasinya! Ingat kan, membangun setiap meter kubik ruang di bawah tekanan ekstrem itu super mahal dan rumit. Jadi, kemungkinan besar, </text:span><text:span text:style-name="Strong_20_Emphasis"><text:span text:style-name="T1">ruang hidup pribadi</text:span></text:span><text:span text:style-name="T1"> di kota bawah laut bakal </text:span><text:span text:style-name="Strong_20_Emphasis"><text:span text:style-name="T1">nggak terlalu besar</text:span></text:span><text:span text:style-name="T1">. Mirip-mirip kayak kabin kapal pesiar, kamar di stasiun luar angkasa, atau mungkin apartemen studio super efisien di kota besar. Tantangannya adalah: gimana caranya bikin ruang sempit ini tetap nyaman, fungsional, dan nggak bikin penghuninya stres atau merasa terpenjara (klaustrofobia)?</text:span></text:p>
            <text:p text:style-name="P108">Nah, di sinilah para desainer interior harus putar otak! Ini beberapa trik dan teknologi yang mungkin dipakai:</text:p>
            <text:list xml:id="list2974310327034481218" text:style-name="L56">
              <text:list-item>
                <text:p text:style-name="P172"><text:span text:style-name="Strong_20_Emphasis"><text:span text:style-name="T1">Furnitur 'Transformer' (Multifungsi):</text:span></text:span><text:span text:style-name="T1"> Lupakan kasur </text:span><text:span text:style-name="Emphasis"><text:span text:style-name="T1">king size</text:span></text:span><text:span text:style-name="T1"> atau sofa L raksasa. Furnitur di sini harus pintar! Bayangin </text:span><text:span text:style-name="Strong_20_Emphasis"><text:span text:style-name="T1">tempat tidur yang bisa dilipat</text:span></text:span><text:span text:style-name="T1"> ke dinding pas siang hari (kayak </text:span><text:span text:style-name="Emphasis"><text:span text:style-name="T1">Murphy bed</text:span></text:span><text:span text:style-name="T1">), </text:span><text:span text:style-name="Strong_20_Emphasis"><text:span text:style-name="T1">meja makan yang bisa digeser</text:span></text:span><text:span text:style-name="T1"> atau dilipat jadi meja kerja, kursi yang bisa ditumpuk, dan </text:span><text:span text:style-name="Strong_20_Emphasis"><text:span text:style-name="T1">ruang penyimpanan tersembunyi</text:span></text:span><text:span text:style-name="T1"> di mana-mana (di bawah lantai, di dalam dinding). Mirip konsep </text:span><text:span text:style-name="Strong_20_Emphasis"><text:span text:style-name="T1">rumah mungil (tiny homes)</text:span></text:span><text:span text:style-name="T1"> atau apartemen super kompak di kota-kota padat kayak Jakarta atau Tokyo, tapi ini versi bawah laut! </text:span></text:p>
              </text:list-item>
              <text:list-item>
                <text:p text:style-name="P172"><text:soft-page-break/><text:span text:style-name="Strong_20_Emphasis"><text:span text:style-name="T1">Manfaatin Tiap Jengkal:</text:span></text:span><text:span text:style-name="T1"> Dinding nggak cuma buat pajang poster. Bisa jadi tempat </text:span><text:span text:style-name="Strong_20_Emphasis"><text:span text:style-name="T1">lemari tanam, rak buku, atau bahkan 'kebun' vertikal mini</text:span></text:span><text:span text:style-name="T1"> (kalau sistem pencahayaan tanamannya memungkinkan). Lantai mungkin punya kompartemen rahasia. Pokoknya, nggak ada ruang yang sia-sia. </text:span></text:p>
              </text:list-item>
              <text:list-item>
                <text:p text:style-name="P172"><text:span text:style-name="Strong_20_Emphasis"><text:span text:style-name="T1">Sulap Cahaya &amp; Warna:</text:span></text:span><text:span text:style-name="T1"> Karena nggak ada sinar matahari alami, </text:span><text:span text:style-name="Strong_20_Emphasis"><text:span text:style-name="T1">pencahayaan buatan</text:span></text:span><text:span text:style-name="T1"> jadi super penting! Bukan cuma lampu biasa, tapi </text:span><text:span text:style-name="Strong_20_Emphasis"><text:span text:style-name="T1">sistem pencahayaan cerdas (smart lighting)</text:span></text:span><text:span text:style-name="T1"> yang bisa diatur tingkat terangnya, warna cahayanya, dan bahkan </text:span><text:span text:style-name="Strong_20_Emphasis"><text:span text:style-name="T1">meniru siklus alami matahari</text:span></text:span><text:span text:style-name="T1"> (terang kebiruan di 'pagi' hari, hangat kekuningan di 'sore' hari). Ini penting banget buat bantu ngatur jam biologis (ritme sirkadian) penghuni biar nggak gampang capek atau susah tidur. </text:span><text:span text:style-name="Strong_20_Emphasis"><text:span text:style-name="T1">Warna-warna cerah</text:span></text:span><text:span text:style-name="T1"> di dinding dan furnitur, plus penggunaan </text:span><text:span text:style-name="Strong_20_Emphasis"><text:span text:style-name="T1">cermin</text:span></text:span><text:span text:style-name="T1">, juga bisa bantu bikin ruangan terasa lebih lega dan nggak sumpek. </text:span></text:p>
              </text:list-item>
              <text:list-item>
                <text:p text:style-name="P172"><text:span text:style-name="Strong_20_Emphasis"><text:span text:style-name="T1">Jendela ke Dunia Lain (Jendela Virtual):</text:span></text:span><text:span text:style-name="T1"> Ini dia solusi buat ngobatin kangen pemandangan! Karena jendela asli mungkin kecil, tebal banget, atau cuma menghadap air gelap, bakal banyak dipakai </text:span><text:span text:style-name="Strong_20_Emphasis"><text:span text:style-name="T1">layar digital resolusi super tinggi</text:span></text:span><text:span text:style-name="T1"> yang berfungsi kayak jendela. Layar ini bisa nampilin </text:span><text:span text:style-name="Strong_20_Emphasis"><text:span text:style-name="T1">tayangan </text:span></text:span><text:span text:style-name="Strong_20_Emphasis"><text:span text:style-name="Emphasis"><text:span text:style-name="T1">real-time</text:span></text:span></text:span><text:span text:style-name="Strong_20_Emphasis"><text:span text:style-name="T1"> dari kamera di luar habitat</text:span></text:span><text:span text:style-name="T1"> (lihat ikan atau robot lewat!), </text:span><text:span text:style-name="Strong_20_Emphasis"><text:span text:style-name="T1">siaran langsung pemandangan indah</text:span></text:span><text:span text:style-name="T1"> dari berbagai tempat di Bumi, atau bahkan </text:span><text:span text:style-name="Strong_20_Emphasis"><text:span text:style-name="T1">pemandangan alam simulasi</text:span></text:span><text:span text:style-name="T1"> yang bisa dipilih sesuai </text:span><text:span text:style-name="Emphasis"><text:span text:style-name="T1">mood</text:span></text:span><text:span text:style-name="T1">. Keren kan? Bisa 'liburan' virtual tanpa keluar kamar! </text:span></text:p>
              </text:list-item>
              <text:list-item>
                <text:p text:style-name="P50"><text:span text:style-name="Strong_20_Emphasis"><text:span text:style-name="T1">Privasi vs. Komunitas:</text:span></text:span><text:span text:style-name="T1"> Meskipun ruang pribadi mungkin kecil, penting banget buat tetap ada </text:span><text:span text:style-name="Strong_20_Emphasis"><text:span text:style-name="T1">area privat</text:span></text:span><text:span text:style-name="T1"> di mana orang bisa menyendiri. Tapi di saat yang sama, harus ada juga </text:span><text:span text:style-name="Strong_20_Emphasis"><text:span text:style-name="T1">ruang komunal (bersama)</text:span></text:span><text:span text:style-name="T1"> yang dirancang nyaman dan menarik (kayak lounge, ruang rekreasi, taman indoor kecil) buat tempat ngumpul, ngobrol, dan bersosialisasi biar nggak kesepian. </text:span></text:p>
              </text:list-item>
            </text:list>
            <text:p text:style-name="Text_20_body"><text:span text:style-name="T1">Desain interior di kota bawah laut itu tantangannya mirip banget sama di </text:span><text:span text:style-name="Strong_20_Emphasis"><text:span text:style-name="T1">Stasiun Luar Angkasa Internasional (ISS)</text:span></text:span><text:span text:style-name="T1">: gimana caranya bikin manusia betah, sehat secara mental, dan tetap produktif dalam lingkungan buatan yang sempit, terisolasi, dan berisiko tinggi. Ini bukan cuma soal estetika, tapi soal psikologi dan kenyamanan hidup!</text:span></text:p>
            <text:p text:style-name="P1"/>
            <text:p text:style-name="Text_20_body"><text:soft-page-break/><text:span text:style-name="Strong_20_Emphasis"><text:span text:style-name="T1">(Tips Tambahan - Opsional):</text:span></text:span></text:p>
            <text:list xml:id="list7330194652809906607" text:style-name="L57">
              <text:list-item>
                <text:p text:style-name="P173"><text:span text:style-name="Strong_20_Emphasis"><text:span text:style-name="T1">Tur Virtual:</text:span></text:span><text:span text:style-name="T1"> Jika dalam format digital, buat simulasi 3D sederhana atau galeri gambar yang memungkinkan pembaca 'berjalan-jalan' di dalam contoh desain kamar atau ruang komunal bawah laut. </text:span></text:p>
              </text:list-item>
              <text:list-item>
                <text:p text:style-name="P51"><text:span text:style-name="Strong_20_Emphasis"><text:span text:style-name="T1">Kustomisasi:</text:span></text:span><text:span text:style-name="T1"> Tekankan ide bahwa meskipun ruang terbatas, mungkin ada elemen personalisasi yang diizinkan (misal: memilih tampilan jendela virtual, menata barang pribadi) untuk memberikan rasa 'memiliki' pada penghuni. </text:span></text:p>
              </text:list-item>
            </text:list>
            <text:p text:style-name="Text_20_body"><text:span text:style-name="Strong_20_Emphasis"><text:span text:style-name="T1">(Prompt Gambar Ilustrasi - Opsional):</text:span></text:span><text:span text:style-name="T1"> </text:span><text:span text:style-name="Source_20_Text"><text:span text:style-name="T1">Prompt: Ilustrasi potongan melintang sebuah unit tempat tinggal pribadi (kamar/studio kecil) di habitat bawah laut. Menampilkan furnitur multifungsi: tempat tidur terlipat di dinding, meja kecil yang juga berfungsi sebagai meja kerja. Ada layar besar di dinding yang berfungsi sebagai 'jendela virtual', menampilkan pemandangan terumbu karang berwarna-warni. Pencahayaan ruangan terlihat cerah dan nyaman. Terlihat ada rak penyimpanan vertikal yang efisien. Seorang remaja sedang duduk di kursi membaca tablet. Gaya visual modern, bersih, fungsional, dan sedikit futuristik, menekankan kenyamanan dalam ruang terbatas. Aspect ratio 16:9.</text:span></text:span></text:p>
            <text:p text:style-name="P1"/>
            <text:p text:style-name="P108">Silakan berikan perintah "YAX" atau "next" jika Anda ingin saya melanjutkan ke prompt berikutnya (Prompt Isi Subbab 4.2).</text:p>
          </text:section>
          <text:section text:style-name="Sect1" text:name="feedback-form-26">
            <text:p text:style-name="P231"/>
          </text:section>
        </text:section>
        <text:section text:style-name="Sect1" text:name="a81fda8dd8611f55">
          <text:p text:style-name="P108"/>
          <text:section text:style-name="Sect1" text:name="user-query-content-27">
            <text:p text:style-name="P245">yax </text:p>
          </text:section>
          <text:p text:style-name="P231">Tampilkan alur berpikir</text:p>
          <text:section text:style-name="Sect2" text:name="model-response-message-contentr_a81fda8dd8611f55">
            <text:p text:style-name="P108">Oke, perut mulai keroncongan di dasar laut! Mari kita lihat dapurnya.</text:p>
            <text:p text:style-name="Text_20_body"><text:span text:style-name="Strong_20_Emphasis"><text:span text:style-name="T1">Jawaban untuk Prompt Isi Subbab 4.2:</text:span></text:span></text:p>
            <text:p text:style-name="Text_20_body"><text:span text:style-name="Strong_20_Emphasis"><text:span text:style-name="T1">(Teks Isi Subbab 4.2: Menu Hari Ini: Makanan dan Minuman)</text:span></text:span></text:p>
            <text:p text:style-name="Text_20_body"><text:span text:style-name="T1">Punya 'rumah' bawah laut yang keren udah, tapi kalau nggak ada makanan dan minuman, ya sama aja bohong, kan? Pertanyaan berikutnya: para penghuni kota bawah laut ini </text:span><text:span text:style-name="Strong_20_Emphasis"><text:span text:style-name="T1">makan apa tiap hari?</text:span></text:span><text:span text:style-name="T1"> Dan minumnya dari mana? Ini tantangan serius, karena kita nggak bisa seenaknya pesan </text:span><text:soft-page-break/><text:span text:style-name="T1">GoFood atau mampir ke warung terdekat!</text:span></text:p>
            <text:p text:style-name="Text_20_body"><text:span text:style-name="Strong_20_Emphasis"><text:span text:style-name="T1">Nanam Sendiri di 'Kebun' Indoor? (Produksi Pangan Lokal)</text:span></text:span><text:span text:style-name="T1"> Salah satu solusi paling keren (dan mungkin paling penting buat kemandirian) adalah </text:span><text:span text:style-name="Strong_20_Emphasis"><text:span text:style-name="T1">menanam makanan sendiri di dalam habitat!</text:span></text:span><text:span text:style-name="T1"> Gimana caranya tanpa tanah dan sinar matahari? Pakai teknologi pertanian modern:</text:span></text:p>
            <text:list xml:id="list812952042698215256" text:style-name="L58">
              <text:list-item>
                <text:p text:style-name="P174"><text:span text:style-name="Strong_20_Emphasis"><text:span text:style-name="T1">Hidroponik &amp; Aeroponik:</text:span></text:span><text:span text:style-name="T1"> Ini teknik menanam </text:span><text:span text:style-name="Strong_20_Emphasis"><text:span text:style-name="T1">tanpa tanah</text:span></text:span><text:span text:style-name="T1">. Kalau hidroponik, akar tanaman direndam atau dialiri </text:span><text:span text:style-name="Strong_20_Emphasis"><text:span text:style-name="T1">air yang udah dicampur nutrisi</text:span></text:span><text:span text:style-name="T1">. Kalau aeroponik, akarnya digantung di udara terus </text:span><text:span text:style-name="Strong_20_Emphasis"><text:span text:style-name="T1">disemprot kabut nutrisi</text:span></text:span><text:span text:style-name="T1">. Cocok banget buat nanem </text:span><text:span text:style-name="Strong_20_Emphasis"><text:span text:style-name="T1">sayuran daun</text:span></text:span><text:span text:style-name="T1"> (selada, kangkung, bayam), </text:span><text:span text:style-name="Strong_20_Emphasis"><text:span text:style-name="T1">herbal</text:span></text:span><text:span text:style-name="T1">, mungkin juga </text:span><text:span text:style-name="Strong_20_Emphasis"><text:span text:style-name="T1">stroberi</text:span></text:span><text:span text:style-name="T1"> atau </text:span><text:span text:style-name="Strong_20_Emphasis"><text:span text:style-name="T1">tomat ceri</text:span></text:span><text:span text:style-name="T1">! Butuh </text:span><text:span text:style-name="Strong_20_Emphasis"><text:span text:style-name="T1">lampu tumbuh (grow lights)</text:span></text:span><text:span text:style-name="T1"> khusus pengganti matahari, yang pastinya makan energi. </text:span></text:p>
              </text:list-item>
              <text:list-item>
                <text:p text:style-name="P174"><text:span text:style-name="Strong_20_Emphasis"><text:span text:style-name="T1">Akuaponik:</text:span></text:span><text:span text:style-name="T1"> Ini sistem simbiosis mutualisme yang cerdas! Kita </text:span><text:span text:style-name="Strong_20_Emphasis"><text:span text:style-name="T1">pelihara ikan</text:span></text:span><text:span text:style-name="T1"> di dalam tangki (misalnya ikan nila atau lele), nah </text:span><text:span text:style-name="Strong_20_Emphasis"><text:span text:style-name="T1">kotoran ikan</text:span></text:span><text:span text:style-name="T1"> ini jadi pupuk alami buat </text:span><text:span text:style-name="Strong_20_Emphasis"><text:span text:style-name="T1">tanaman hidroponik</text:span></text:span><text:span text:style-name="T1">. Tanaman menyerap nutrisi dari kotoran ikan, sekaligus membersihkan air buat ikannya. Jadi, bisa panen </text:span><text:span text:style-name="Strong_20_Emphasis"><text:span text:style-name="T1">ikan (protein!)</text:span></text:span><text:span text:style-name="T1"> sekaligus </text:span><text:span text:style-name="Strong_20_Emphasis"><text:span text:style-name="T1">sayuran</text:span></text:span><text:span text:style-name="T1">! </text:span></text:p>
              </text:list-item>
              <text:list-item>
                <text:p text:style-name="P52"><text:span text:style-name="Strong_20_Emphasis"><text:span text:style-name="T1">Budidaya 'Superfood' Alga:</text:span></text:span><text:span text:style-name="T1"> </text:span><text:span text:style-name="Strong_20_Emphasis"><text:span text:style-name="T1">Alga</text:span></text:span><text:span text:style-name="T1"> kayak </text:span><text:span text:style-name="Strong_20_Emphasis"><text:span text:style-name="T1">Spirulina</text:span></text:span><text:span text:style-name="T1"> atau </text:span><text:span text:style-name="Strong_20_Emphasis"><text:span text:style-name="T1">Chlorella</text:span></text:span><text:span text:style-name="T1"> itu kaya banget protein, vitamin, dan mineral. Nanamnya juga relatif gampang dan nggak butuh banyak tempat di dalam bioreaktor khusus. Bisa jadi suplemen penting atau bahkan bahan dasar makanan olahan. </text:span></text:p>
              </text:list-item>
            </text:list>
            <text:p text:style-name="Text_20_body"><text:span text:style-name="Strong_20_Emphasis"><text:span text:style-name="T1">'Beternak' atau 'Berkebun' di Laut Sekitar? (Marikultur)</text:span></text:span><text:span text:style-name="T1"> Selain di dalam habitat, mungkin juga bisa memanfaatkan area laut di sekitar kota buat </text:span><text:span text:style-name="Strong_20_Emphasis"><text:span text:style-name="T1">budidaya laut (marikultur)</text:span></text:span><text:span text:style-name="T1">. Misalnya, bikin </text:span><text:span text:style-name="Strong_20_Emphasis"><text:span text:style-name="T1">keramba jaring apung</text:span></text:span><text:span text:style-name="T1"> (versi bawah laut tentunya) buat pelihara ikan konsumsi, atau </text:span><text:span text:style-name="Strong_20_Emphasis"><text:span text:style-name="T1">budidaya kerang, tiram, atau rumput laut</text:span></text:span><text:span text:style-name="T1"> di struktur khusus. Tapi ini harus dilakukan dengan </text:span><text:span text:style-name="Strong_20_Emphasis"><text:span text:style-name="T1">sangat hati-hati dan berkelanjutan</text:span></text:span><text:span text:style-name="T1">, biar nggak merusak ekosistem liar di sekitarnya.</text:span></text:p>
            <text:p text:style-name="Text_20_body"><text:span text:style-name="Strong_20_Emphasis"><text:span text:style-name="T1">Kiriman dari 'Kampung Halaman' (Suplai dari Permukaan)</text:span></text:span><text:span text:style-name="T1"> Sejujurnya, kayaknya bakal susah banget buat 100% mandiri soal makanan, apalagi buat variasi menu. Jadi, kemungkinan besar masih akan ada </text:span><text:span text:style-name="Strong_20_Emphasis"><text:span text:style-name="T1">ketergantungan pada pasokan makanan dari daratan</text:span></text:span><text:span text:style-name="T1"> yang dikirim </text:span><text:soft-page-break/><text:span text:style-name="T1">secara berkala pakai </text:span><text:span text:style-name="Strong_20_Emphasis"><text:span text:style-name="T1">kapal selam kargo</text:span></text:span><text:span text:style-name="T1">. Tantangannya?</text:span></text:p>
            <text:list xml:id="list2422478768788919018" text:style-name="L59">
              <text:list-item>
                <text:p text:style-name="P175"><text:span text:style-name="Strong_20_Emphasis"><text:span text:style-name="T1">Biaya Kirim Super Mahal:</text:span></text:span><text:span text:style-name="T1"> Ongkos transportasinya pasti nggak murah. </text:span></text:p>
              </text:list-item>
              <text:list-item>
                <text:p text:style-name="P175"><text:span text:style-name="Strong_20_Emphasis"><text:span text:style-name="T1">Jadwal Terbatas:</text:span></text:span><text:span text:style-name="T1"> Nggak bisa tiap hari ada kiriman. </text:span></text:p>
              </text:list-item>
              <text:list-item>
                <text:p text:style-name="P53"><text:span text:style-name="Strong_20_Emphasis"><text:span text:style-name="T1">Penyimpanan:</text:span></text:span><text:span text:style-name="T1"> Butuh gudang penyimpanan besar, termasuk </text:span><text:span text:style-name="Strong_20_Emphasis"><text:span text:style-name="T1">ruang pendingin dan pembeku</text:span></text:span><text:span text:style-name="T1"> yang makan energi, buat nyimpen stok makanan. Konsekuensinya? Mungkin </text:span><text:span text:style-name="Strong_20_Emphasis"><text:span text:style-name="T1">makanan segar</text:span></text:span><text:span text:style-name="T1"> (daging segar, buah-buahan eksotis dari darat) bakal jadi </text:span><text:span text:style-name="Strong_20_Emphasis"><text:span text:style-name="T1">barang mewah</text:span></text:span><text:span text:style-name="T1">. Sehari-hari mungkin lebih banyak makan </text:span><text:span text:style-name="Strong_20_Emphasis"><text:span text:style-name="T1">makanan olahan, beku, kering, atau kalengan</text:span></text:span><text:span text:style-name="T1"> yang awet. Atau mungkin... di masa depan ada teknologi </text:span><text:span text:style-name="Strong_20_Emphasis"><text:span text:style-name="T1">cetak makanan 3D (3D food printing)</text:span></text:span><text:span text:style-name="T1"> yang bisa bikin berbagai bentuk dan rasa makanan dari bahan dasar bubuk nutrisi? Who knows! </text:span></text:p>
              </text:list-item>
            </text:list>
            <text:p text:style-name="Text_20_body"><text:span text:style-name="Strong_20_Emphasis"><text:span text:style-name="T1">Minum Apa? (Sumber Air Minum)</text:span></text:span><text:span text:style-name="T1"> Kalau air minum, seperti yang udah disinggung di Bab 3, sumber utamanya kemungkinan besar dari </text:span><text:span text:style-name="Strong_20_Emphasis"><text:span text:style-name="T1">hasil daur ulang super canggih</text:span></text:span><text:span text:style-name="T1"> (ingat, 'toilet-to-tap'!) atau </text:span><text:span text:style-name="Strong_20_Emphasis"><text:span text:style-name="T1">proses desalinasi</text:span></text:span><text:span text:style-name="T1"> (mengubah air laut jadi air tawar) yang dilakukan di dalam habitat. Keduanya butuh energi, tapi daur ulang biasanya lebih hemat energi daripada desalinasi.</text:span></text:p>
            <text:p text:style-name="Text_20_body"><text:span text:style-name="Strong_20_Emphasis"><text:span text:style-name="T1">Tantangan Variasi &amp; Gizi</text:span></text:span><text:span text:style-name="T1"> Menyediakan makanan yang nggak cuma </text:span><text:span text:style-name="Strong_20_Emphasis"><text:span text:style-name="T1">cukup kalori</text:span></text:span><text:span text:style-name="T1"> tapi juga </text:span><text:span text:style-name="Strong_20_Emphasis"><text:span text:style-name="T1">bergizi seimbang, bervariasi, dan enak</text:span></text:span><text:span text:style-name="T1"> buat ratusan atau ribuan orang di tempat terisolasi itu tantangan logistik dan kuliner tersendiri! Mungkin perlu ada ahli gizi dan 'koki' khusus yang kreatif mengolah bahan makanan yang terbatas. Semangat para penghuni juga bisa dipengaruhi oleh kualitas makanan mereka, lho!</text:span></text:p>
            <text:p text:style-name="P1"/>
            <text:p text:style-name="Text_20_body"><text:span text:style-name="Strong_20_Emphasis"><text:span text:style-name="T1">(Tips Tambahan - Opsional):</text:span></text:span></text:p>
            <text:list xml:id="list237314942796915809" text:style-name="L60">
              <text:list-item>
                <text:p text:style-name="P176"><text:span text:style-name="Strong_20_Emphasis"><text:span text:style-name="T1">Resep Masa Depan:</text:span></text:span><text:span text:style-name="T1"> Buat </text:span><text:span text:style-name="Emphasis"><text:span text:style-name="T1">box</text:span></text:span><text:span text:style-name="T1"> "Menu Hari Ini?" yang berisi contoh menu makanan sehari-hari yang mungkin disajikan di kota bawah laut, mengkombinasikan hasil panen lokal (sayuran hidroponik, ikan akuaponik) dengan bahan awetan dari darat. </text:span></text:p>
              </text:list-item>
              <text:list-item>
                <text:p text:style-name="P54"><text:span text:style-name="Strong_20_Emphasis"><text:span text:style-name="T1">Teknologi Pertanian Vertikal:</text:span></text:span><text:span text:style-name="T1"> Tampilkan gambar atau penjelasan tentang konsep </text:span><text:span text:style-name="Emphasis"><text:span text:style-name="T1">vertical farming</text:span></text:span><text:span text:style-name="T1"> yang efisien tempat dan bisa jadi solusi di lingkungan terbatas. </text:span></text:p>
              </text:list-item>
            </text:list>
            <text:p text:style-name="Text_20_body"><text:soft-page-break/><text:span text:style-name="Strong_20_Emphasis"><text:span text:style-name="T1">(Prompt Gambar Ilustrasi - Opsional):</text:span></text:span><text:span text:style-name="T1"> </text:span><text:span text:style-name="Source_20_Text"><text:span text:style-name="T1">Prompt: Ilustrasi interior sebuah area 'pertanian' di dalam habitat bawah laut. Menampilkan rak-rak hidroponik vertikal yang terang disinari lampu tumbuh LED ungu/putih, penuh dengan selada dan herbal hijau segar. Di sebelahnya, ada tangki akuaponik transparan berisi ikan dan tanaman yang tumbuh di atasnya. Terlihat seorang penghuni sedang memanen sayuran. Di latar belakang, ada area dapur/kafeteria kecil. Gaya visual bersih, modern, dan menunjukkan suasana produktif. Judul: "Panen Segar di Dasar Laut". Aspect ratio 16:9.</text:span></text:span></text:p>
            <text:p text:style-name="P1"/>
            <text:p text:style-name="P108">Silakan berikan perintah "YAX" atau "next" jika Anda ingin saya melanjutkan ke prompt berikutnya (Prompt Isi Subbab 4.3).</text:p>
          </text:section>
          <text:section text:style-name="Sect1" text:name="feedback-form-27">
            <text:p text:style-name="P231"/>
          </text:section>
        </text:section>
        <text:section text:style-name="Sect1" text:name="151b235f415be3c7">
          <text:p text:style-name="P108"/>
          <text:section text:style-name="Sect1" text:name="user-query-content-28">
            <text:p text:style-name="P245">yax </text:p>
          </text:section>
          <text:p text:style-name="P231">Tampilkan alur berpikir</text:p>
          <text:section text:style-name="Sect2" text:name="model-response-message-contentr_151b235f415be3c7">
            <text:p text:style-name="P108">Oke, mari kita bahas gimana caranya biar nggak 'gila' sendirian di dasar laut!</text:p>
            <text:p text:style-name="Text_20_body"><text:span text:style-name="Strong_20_Emphasis"><text:span text:style-name="T1">Jawaban untuk Prompt Isi Subbab 4.3:</text:span></text:span></text:p>
            <text:p text:style-name="Text_20_body"><text:span text:style-name="Strong_20_Emphasis"><text:span text:style-name="T1">(Teks Isi Subbab 4.3: Bersosialisasi di Kedalaman: Komunitas dan Psikologi)</text:span></text:span></text:p>
            <text:p text:style-name="Text_20_body"><text:span text:style-name="T1">Manusia itu kan makhluk sosial, ya kan? Kita butuh teman ngobrol, butuh kumpul-kumpul, butuh ngerasa jadi bagian dari sesuatu. Nah, gimana jadinya kalau kita harus tinggal berbulan-bulan atau bahkan bertahun-tahun di tempat sempit, jauh dari keluarga, teman-teman di 'dunia atas', nggak bisa lihat matahari terbit atau ngerasain angin sepoi-sepoi? Pasti berat banget! Ini tantangan </text:span><text:span text:style-name="Strong_20_Emphasis"><text:span text:style-name="T1">psikologis dan sosial</text:span></text:span><text:span text:style-name="T1"> yang nggak kalah penting dari tantangan teknologi.</text:span></text:p>
            <text:p text:style-name="Text_20_body"><text:span text:style-name="Strong_20_Emphasis"><text:span text:style-name="T1">'Monster' dalam Pikiran: Tantangan Psikologis</text:span></text:span><text:span text:style-name="T1"> Hidup di kota bawah laut itu bisa memicu berbagai 'monster' dalam pikiran:</text:span></text:p>
            <text:list xml:id="list6552119662686925053" text:style-name="L61">
              <text:list-item>
                <text:p text:style-name="P177"><text:span text:style-name="Strong_20_Emphasis"><text:span text:style-name="T1">Isolasi &amp; Kangen Rumah:</text:span></text:span><text:span text:style-name="T1"> Rasa terputus dari kehidupan normal di permukaan bisa bikin </text:span><text:span text:style-name="Strong_20_Emphasis"><text:span text:style-name="T1">kesepian</text:span></text:span><text:span text:style-name="T1"> dan </text:span><text:span text:style-name="Strong_20_Emphasis"><text:span text:style-name="T1">kangen berat</text:span></text:span><text:span text:style-name="T1"> sama orang-orang tersayang, makanan favorit, atau sekadar jalan-jalan di taman. </text:span></text:p>
              </text:list-item>
              <text:list-item>
                <text:p text:style-name="P177"><text:soft-page-break/><text:span text:style-name="Strong_20_Emphasis"><text:span text:style-name="T1">Efek Terkurung (Konfinemen):</text:span></text:span><text:span text:style-name="T1"> Tinggal lama di ruang terbatas dan lingkungan serba buatan (meskipun canggih) bisa bikin orang kena </text:span><text:span text:style-name="Strong_20_Emphasis"><text:span text:style-name="T1">'cabin fever'</text:span></text:span><text:span text:style-name="T1">. Gejalanya? Gampang </text:span><text:span text:style-name="Strong_20_Emphasis"><text:span text:style-name="T1">bosan (gabut!)</text:span></text:span><text:span text:style-name="T1">, </text:span><text:span text:style-name="Strong_20_Emphasis"><text:span text:style-name="T1">gelisah</text:span></text:span><text:span text:style-name="T1">, </text:span><text:span text:style-name="Strong_20_Emphasis"><text:span text:style-name="T1">mudah tersinggung (bete!)</text:span></text:span><text:span text:style-name="T1">, atau bahkan kehilangan motivasi. </text:span></text:p>
              </text:list-item>
              <text:list-item>
                <text:p text:style-name="P177"><text:span text:style-name="Strong_20_Emphasis"><text:span text:style-name="T1">Stres &amp; Kecemasan Kronis:</text:span></text:span><text:span text:style-name="T1"> Sadar kalau keselamatan kita bergantung penuh pada teknologi yang sempurna dan ada jutaan ton air di atas kepala, itu bisa bikin </text:span><text:span text:style-name="Strong_20_Emphasis"><text:span text:style-name="T1">stres dan cemas</text:span></text:span><text:span text:style-name="T1"> terus-menerus, meskipun kita berusaha nggak mikirin. </text:span></text:p>
              </text:list-item>
              <text:list-item>
                <text:p text:style-name="P55"><text:span text:style-name="Strong_20_Emphasis"><text:span text:style-name="T1">Kurang Stimulus Alami:</text:span></text:span><text:span text:style-name="T1"> Nggak adanya pemandangan alam yang berubah, suara alam, atau bahkan cuaca, bisa bikin hidup terasa monoton dan mungkin mempengaruhi </text:span><text:span text:style-name="Emphasis"><text:span text:style-name="T1">mood</text:span></text:span><text:span text:style-name="T1">. </text:span></text:p>
              </text:list-item>
            </text:list>
            <text:p text:style-name="Text_20_body"><text:span text:style-name="Strong_20_Emphasis"><text:span text:style-name="T1">Obatnya? Komunitas, Koneksi, dan Hiburan!</text:span></text:span><text:span text:style-name="T1"> Biar para penghuni tetap 'waras' dan bahagia, komunitas dan fasilitas pendukungnya harus dirancang dengan super baik:</text:span></text:p>
            <text:list xml:id="list5317383705615922326" text:style-name="L62">
              <text:list-item>
                <text:p text:style-name="P178"><text:span text:style-name="Strong_20_Emphasis"><text:span text:style-name="T1">Ruang Ngumpul yang Asyik:</text:span></text:span><text:span text:style-name="T1"> Perlu banget ada </text:span><text:span text:style-name="Strong_20_Emphasis"><text:span text:style-name="T1">area komunal</text:span></text:span><text:span text:style-name="T1"> yang nyaman dan menarik buat tempat </text:span><text:span text:style-name="Strong_20_Emphasis"><text:span text:style-name="T1">ngobrol santai, kerja kelompok, atau sekadar 'nongkrong'</text:span></text:span><text:span text:style-name="T1">. Misalnya, </text:span><text:span text:style-name="Emphasis"><text:span text:style-name="T1">lounge</text:span></text:span><text:span text:style-name="T1"> dengan sofa empuk, kafetaria yang jadi tempat makan bareng, mungkin 'taman' indoor kecil dengan tanaman hidroponik buat suasana adem, atau ruang rekreasi. </text:span></text:p>
              </text:list-item>
              <text:list-item>
                <text:p text:style-name="P178"><text:span text:style-name="Strong_20_Emphasis"><text:span text:style-name="T1">Aktivitas Bareng:</text:span></text:span><text:span text:style-name="T1"> Biar nggak individualis, perlu ada </text:span><text:span text:style-name="Strong_20_Emphasis"><text:span text:style-name="T1">kegiatan bersama</text:span></text:span><text:span text:style-name="T1"> yang rutin. Bisa klub hobi (musik, buku, game), nonton film bareng di bioskop mini, ngerayain ulang tahun atau hari besar, atau kompetisi olahraga antar tim. </text:span></text:p>
              </text:list-item>
              <text:list-item>
                <text:p text:style-name="P178"><text:span text:style-name="Strong_20_Emphasis"><text:span text:style-name="T1">Jembatan ke Dunia Luar:</text:span></text:span><text:span text:style-name="T1"> </text:span><text:span text:style-name="Strong_20_Emphasis"><text:span text:style-name="T1">Komunikasi berkualitas tinggi dan lancar</text:span></text:span><text:span text:style-name="T1"> dengan keluarga dan teman di darat itu </text:span><text:span text:style-name="Strong_20_Emphasis"><text:span text:style-name="T1">wajib hukumnya!</text:span></text:span><text:span text:style-name="T1"> Bisa </text:span><text:span text:style-name="Emphasis"><text:span text:style-name="T1">video call</text:span></text:span><text:span text:style-name="T1"> rutin, kirim pesan, atau </text:span><text:span text:style-name="Emphasis"><text:span text:style-name="T1">update</text:span></text:span><text:span text:style-name="T1"> media sosial (kalau koneksi internetnya kencang!). Ini penting banget buat 'obat kangen' dan merasa tetap jadi bagian dari dunia 'normal'. </text:span></text:p>
              </text:list-item>
              <text:list-item>
                <text:p text:style-name="P56"><text:span text:style-name="Strong_20_Emphasis"><text:span text:style-name="T1">Hiburan Biar Nggak Jenuh:</text:span></text:span><text:span text:style-name="T1"> Selain aktivitas sosial, hiburan pribadi juga penting. Perlu ada akses ke </text:span><text:span text:style-name="Strong_20_Emphasis"><text:span text:style-name="T1">film, musik, buku (digital/fisik), game (mungkin VR - Virtual Reality bakal populer banget buat 'jalan-jalan' virtual ke mana aja!)</text:span></text:span><text:span text:style-name="T1">, atau sarana buat menyalurkan kreativitas (seni, menulis, dll). </text:span></text:p>
              </text:list-item>
            </text:list>
            <text:p text:style-name="Text_20_body"><text:span text:style-name="Strong_20_Emphasis"><text:span text:style-name="T1">Potensi Gesekan &amp; Pentingnya Seleksi</text:span></text:span><text:span text:style-name="T1"> Tinggal bareng orang yang sama </text:span><text:soft-page-break/><text:span text:style-name="T1">terus-menerus di tempat sempit itu pasti ada aja </text:span><text:span text:style-name="Strong_20_Emphasis"><text:span text:style-name="T1">gesekannya</text:span></text:span><text:span text:style-name="T1">. Beda pendapat, salah paham, atau sekadar bete sama kebiasaan teman sekamar itu wajar. Makanya, perlu ada </text:span><text:span text:style-name="Strong_20_Emphasis"><text:span text:style-name="T1">mekanisme buat nyelesaiin konflik</text:span></text:span><text:span text:style-name="T1"> secara damai dan mungkin </text:span><text:span text:style-name="Strong_20_Emphasis"><text:span text:style-name="T1">aturan main sosial</text:span></text:span><text:span text:style-name="T1"> yang disepakati bersama.</text:span></text:p>
            <text:p text:style-name="Text_20_body"><text:span text:style-name="T1">Karena tantangan psikologisnya berat, kemungkinan besar nggak semua orang cocok tinggal di kota bawah laut. Mirip kayak </text:span><text:span text:style-name="Strong_20_Emphasis"><text:span text:style-name="T1">astronot</text:span></text:span><text:span text:style-name="T1">, calon penghuni mungkin harus lolos </text:span><text:span text:style-name="Strong_20_Emphasis"><text:span text:style-name="T1">seleksi psikologis yang ketat</text:span></text:span><text:span text:style-name="T1"> buat mastiin mereka punya </text:span><text:span text:style-name="Strong_20_Emphasis"><text:span text:style-name="T1">ketahanan mental, kemampuan adaptasi, dan kemampuan kerja sama tim</text:span></text:span><text:span text:style-name="T1"> yang bagus. Mereka juga perlu </text:span><text:span text:style-name="Strong_20_Emphasis"><text:span text:style-name="T1">dapat pelatihan khusus</text:span></text:span><text:span text:style-name="T1"> tentang cara mengatasi stres, konflik, dan tantangan hidup di lingkungan isolasi ekstrem.</text:span></text:p>
            <text:p text:style-name="P108">Intinya, membangun komunitas yang sehat dan suportif, serta menjaga kesehatan mental tiap individu, sama pentingnya dengan menjaga mesin LSS tetap berjalan!</text:p>
            <text:p text:style-name="P1"/>
            <text:p text:style-name="Text_20_body"><text:span text:style-name="Strong_20_Emphasis"><text:span text:style-name="T1">(Tips Tambahan - Opsional):</text:span></text:span></text:p>
            <text:list xml:id="list6347563258512728175" text:style-name="L63">
              <text:list-item>
                <text:p text:style-name="P179"><text:span text:style-name="Strong_20_Emphasis"><text:span text:style-name="T1">Psikologi Lingkungan:</text:span></text:span><text:span text:style-name="T1"> Jelaskan sedikit tentang konsep psikologi lingkungan – bagaimana desain fisik suatu tempat (warna, cahaya, tata ruang) bisa mempengaruhi mood dan perilaku penghuninya. Kaitkan dengan desain interior di Subbab 4.1. </text:span></text:p>
              </text:list-item>
              <text:list-item>
                <text:p text:style-name="P57"><text:span text:style-name="Strong_20_Emphasis"><text:span text:style-name="T1">Pengalaman Isolasi Nyata:</text:span></text:span><text:span text:style-name="T1"> Ceritakan secara singkat pengalaman nyata dari orang-orang yang pernah hidup dalam isolasi ekstrem (peneliti di Antartika, kru kapal selam, astronot di ISS) dan bagaimana mereka mengatasinya. </text:span></text:p>
              </text:list-item>
            </text:list>
            <text:p text:style-name="Text_20_body"><text:span text:style-name="Strong_20_Emphasis"><text:span text:style-name="T1">(Prompt Gambar Ilustrasi - Opsional):</text:span></text:span><text:span text:style-name="T1"> </text:span><text:span text:style-name="Source_20_Text"><text:span text:style-name="T1">Prompt: Ilustrasi digital yang hangat dan humanis. Menampilkan sebuah area komunal di dalam habitat bawah laut. Beberapa orang dari berbagai usia dan latar belakang terlihat berinteraksi: ada yang ngobrol santai di sofa, ada yang bermain game papan di meja, ada yang melakukan video call dengan senyum lebar di depan layar besar yang menunjukkan wajah keluarga di daratan. Desain ruangan terlihat nyaman dengan pencahayaan hangat dan beberapa tanaman indoor. Di salah satu dinding, ada 'jendela virtual' menampilkan pemandangan hutan tropis yang hijau. Judul: "Menjaga Kehangatan di Kedalaman". Aspect ratio 16:9.</text:span></text:span></text:p>
            <text:p text:style-name="P1"><text:soft-page-break/></text:p>
            <text:p text:style-name="P108">Silakan berikan perintah "YAX" atau "next" jika Anda ingin saya melanjutkan ke prompt berikutnya (Prompt Isi Subbab 4.4).</text:p>
          </text:section>
          <text:section text:style-name="Sect1" text:name="feedback-form-28">
            <text:p text:style-name="P231"/>
          </text:section>
        </text:section>
        <text:section text:style-name="Sect1" text:name="64276860c0a6d08a">
          <text:p text:style-name="P108"/>
          <text:section text:style-name="Sect1" text:name="user-query-content-29">
            <text:p text:style-name="P245">yax </text:p>
          </text:section>
          <text:p text:style-name="P231">Tampilkan alur berpikir</text:p>
          <text:section text:style-name="Sect2" text:name="model-response-message-contentr_64276860c0a6d08a">
            <text:p text:style-name="P108">Oke, sekarang kita bahas soal kesehatan. Gimana caranya tetap fit dan kalau sakit ada obatnya nggak di dasar laut?</text:p>
            <text:p text:style-name="Text_20_body"><text:span text:style-name="Strong_20_Emphasis"><text:span text:style-name="T1">Jawaban untuk Prompt Isi Subbab 4.4:</text:span></text:span></text:p>
            <text:p text:style-name="Text_20_body"><text:span text:style-name="Strong_20_Emphasis"><text:span text:style-name="T1">(Teks Isi Subbab 4.4: Tetap Sehat: Layanan Medis dan Kebugaran)</text:span></text:span></text:p>
            <text:p text:style-name="P108">Tinggal di tempat super canggih tapi gampang sakit atau nggak ada pertolongan medis pas darurat, ya percuma juga kan? Kesehatan fisik dan mental itu jadi prioritas nomor satu di lingkungan seekstrem kota bawah laut. Jadi, sistem layanan kesehatan dan kebugarannya juga harus canggih!</text:p>
            <text:p text:style-name="Text_20_body"><text:span text:style-name="Strong_20_Emphasis"><text:span text:style-name="T1">Sakit yang 'Khas' Bawah Laut (Tantangan Medis)</text:span></text:span><text:span text:style-name="T1"> Selain penyakit umum kayak flu atau sakit perut, ada beberapa risiko kesehatan yang lebih spesifik di lingkungan ini:</text:span></text:p>
            <text:list xml:id="list2367825643464302488" text:style-name="L64">
              <text:list-item>
                <text:p text:style-name="P180"><text:span text:style-name="Strong_20_Emphasis"><text:span text:style-name="T1">Masalah Akibat Tekanan:</text:span></text:span><text:span text:style-name="T1"> Seperti yang udah dibahas, </text:span><text:span text:style-name="Strong_20_Emphasis"><text:span text:style-name="T1">barotrauma</text:span></text:span><text:span text:style-name="T1"> (cedera pada telinga, sinus, paru-paru karena perubahan tekanan) atau </text:span><text:span text:style-name="Strong_20_Emphasis"><text:span text:style-name="T1">penyakit dekompresi (DCS)</text:span></text:span><text:span text:style-name="T1"> bisa terjadi kalau ada aktivitas di luar habitat atau saat proses transportasi naik-turun ke permukaan yang nggak bener. </text:span></text:p>
              </text:list-item>
              <text:list-item>
                <text:p text:style-name="P180"><text:span text:style-name="Strong_20_Emphasis"><text:span text:style-name="T1">Isu Kesehatan Mental:</text:span></text:span><text:span text:style-name="T1"> Stres, kecemasan, depresi akibat isolasi dan hidup di lingkungan buatan (seperti di subbab 4.3) perlu penanganan serius. </text:span></text:p>
              </text:list-item>
              <text:list-item>
                <text:p text:style-name="P180"><text:span text:style-name="Strong_20_Emphasis"><text:span text:style-name="T1">Efek Jangka Panjang (?):</text:span></text:span><text:span text:style-name="T1"> Ilmuwan juga masih mempelajari apakah hidup bertahun-tahun di </text:span><text:span text:style-name="Strong_20_Emphasis"><text:span text:style-name="T1">atmosfer buatan</text:span></text:span><text:span text:style-name="T1">, mungkin dengan </text:span><text:span text:style-name="Strong_20_Emphasis"><text:span text:style-name="T1">tekanan sedikit lebih tinggi dari normal</text:span></text:span><text:span text:style-name="T1">, dan </text:span><text:span text:style-name="Strong_20_Emphasis"><text:span text:style-name="T1">kurang paparan sinar matahari langsung</text:span></text:span><text:span text:style-name="T1"> punya efek jangka panjang pada tubuh manusia. Perlu pemantauan kesehatan rutin yang ketat! </text:span></text:p>
              </text:list-item>
              <text:list-item>
                <text:p text:style-name="P58"><text:span text:style-name="Strong_20_Emphasis"><text:span text:style-name="T1">Risiko Kecelakaan:</text:span></text:span><text:span text:style-name="T1"> Di tempat yang penuh mesin canggih, robot, dan mungkin aktivitas konstruksi, risiko </text:span><text:span text:style-name="Strong_20_Emphasis"><text:span text:style-name="T1">kecelakaan kerja</text:span></text:span><text:span text:style-name="T1"> juga harus </text:span><text:soft-page-break/><text:span text:style-name="T1">diwaspadai. </text:span></text:p>
              </text:list-item>
            </text:list>
            <text:p text:style-name="Text_20_body"><text:span text:style-name="Strong_20_Emphasis"><text:span text:style-name="T1">'Puskesmas' atau 'Rumah Sakit' Bawah Laut? (Fasilitas Medis)</text:span></text:span><text:span text:style-name="T1"> Karena jauh dari mana-mana, kota bawah laut wajib punya </text:span><text:span text:style-name="Strong_20_Emphasis"><text:span text:style-name="T1">fasilitas medis sendiri</text:span></text:span><text:span text:style-name="T1"> yang cukup lengkap di dalam habitat. Mungkin semacam </text:span><text:span text:style-name="Strong_20_Emphasis"><text:span text:style-name="T1">klinik canggih</text:span></text:span><text:span text:style-name="T1"> atau </text:span><text:span text:style-name="Strong_20_Emphasis"><text:span text:style-name="T1">'rumah sakit mini'</text:span></text:span><text:span text:style-name="T1"> yang punya kemampuan:</text:span></text:p>
            <text:list xml:id="list3937718335776806862" text:style-name="L65">
              <text:list-item>
                <text:p text:style-name="P181"><text:span text:style-name="Strong_20_Emphasis"><text:span text:style-name="T1">Diagnosis:</text:span></text:span><text:span text:style-name="T1"> Alat tes lab sederhana, USG (ultrasonografi), mungkin juga rontgen portabel. </text:span></text:p>
              </text:list-item>
              <text:list-item>
                <text:p text:style-name="P181"><text:span text:style-name="Strong_20_Emphasis"><text:span text:style-name="T1">Gawat Darurat:</text:span></text:span><text:span text:style-name="T1"> Ruang UGD mini buat nangani kasus darurat atau kecelakaan. </text:span></text:p>
              </text:list-item>
              <text:list-item>
                <text:p text:style-name="P181"><text:span text:style-name="Strong_20_Emphasis"><text:span text:style-name="T1">Perawatan:</text:span></text:span><text:span text:style-name="T1"> Ruang rawat inap terbatas buat observasi atau pemulihan. </text:span></text:p>
              </text:list-item>
              <text:list-item>
                <text:p text:style-name="P181"><text:span text:style-name="Strong_20_Emphasis"><text:span text:style-name="T1">Bedah Minor (?):</text:span></text:span><text:span text:style-name="T1"> Kemampuan buat melakukan tindakan bedah kecil atau setidaknya menstabilkan pasien kritis sebelum bisa dievakuasi. </text:span></text:p>
              </text:list-item>
              <text:list-item>
                <text:p text:style-name="P59"><text:span text:style-name="Strong_20_Emphasis"><text:span text:style-name="T1">Farmasi:</text:span></text:span><text:span text:style-name="T1"> Stok obat-obatan esensial yang lengkap. Dan yang pasti, harus ada </text:span><text:span text:style-name="Strong_20_Emphasis"><text:span text:style-name="T1">dokter umum dan perawat</text:span></text:span><text:span text:style-name="T1"> yang tinggal dan bertugas di sana 24/7. </text:span></text:p>
              </text:list-item>
            </text:list>
            <text:p text:style-name="Text_20_body"><text:span text:style-name="Strong_20_Emphasis"><text:span text:style-name="T1">Dokter Spesialis via 'Video Call' (Telemedicine)</text:span></text:span><text:span text:style-name="T1"> Kalau ada kasus yang rumit dan butuh pendapat dokter spesialis (jantung, saraf, dll)? Tenang, ada </text:span><text:span text:style-name="Strong_20_Emphasis"><text:span text:style-name="T1">telemedicine</text:span></text:span><text:span text:style-name="T1">! Dokter di habitat bisa </text:span><text:span text:style-name="Strong_20_Emphasis"><text:span text:style-name="T1">konsultasi </text:span></text:span><text:span text:style-name="Strong_20_Emphasis"><text:span text:style-name="Emphasis"><text:span text:style-name="T1">real-time</text:span></text:span></text:span><text:span text:style-name="Strong_20_Emphasis"><text:span text:style-name="T1"> lewat video beresolusi tinggi</text:span></text:span><text:span text:style-name="T1"> dengan dokter-dokter ahli di rumah sakit besar di daratan. Mereka bisa kirim data hasil pemeriksaan (foto rontgen, hasil lab) secara digital buat bantu diagnosis dan nentuin perawatan terbaik. Ini bakal jadi andalan banget!</text:span></text:p>
            <text:p text:style-name="Text_20_body"><text:span text:style-name="Strong_20_Emphasis"><text:span text:style-name="T1">Evakuasi Darurat: Misi Super Sulit! (Medevac)</text:span></text:span><text:span text:style-name="T1"> Gimana kalau ada pasien yang kondisinya gawat banget dan nggak bisa ditangani di habitat? Nah, ini dia masalah besar. </text:span><text:span text:style-name="Strong_20_Emphasis"><text:span text:style-name="T1">Evakuasi medis (Medevac)</text:span></text:span><text:span text:style-name="T1"> dari dasar laut itu </text:span><text:span text:style-name="Strong_20_Emphasis"><text:span text:style-name="T1">super rumit, makan waktu lama, dan berisiko tinggi</text:span></text:span><text:span text:style-name="T1">. Butuh </text:span><text:span text:style-name="Strong_20_Emphasis"><text:span text:style-name="T1">kapal selam penyelamat khusus</text:span></text:span><text:span text:style-name="T1"> yang bisa merapat ke habitat, proses mindahin pasien yang aman, dan perjalanan kembali ke permukaan yang mungkin butuh </text:span><text:span text:style-name="Strong_20_Emphasis"><text:span text:style-name="T1">proses dekompresi berjam-jam atau bahkan berhari-hari</text:span></text:span><text:span text:style-name="T1"> tergantung kedalaman. Makanya, kemampuan medis mandiri di habitat harus dibikin semaksimal mungkin biar nggak perlu sering-sering evakuasi.</text:span></text:p>
            <text:p text:style-name="Text_20_body"><text:span text:style-name="Strong_20_Emphasis"><text:span text:style-name="T1">Badan Sehat, Jiwa Kuat! (Kebugaran)</text:span></text:span><text:span text:style-name="T1"> Biar nggak gampang sakit dan stres, menjaga kebugaran fisik itu penting banget! Tinggal di tempat </text:span><text:soft-page-break/><text:span text:style-name="T1">terbatas bikin kita cenderung </text:span><text:span text:style-name="Strong_20_Emphasis"><text:span text:style-name="T1">kurang gerak (mager!)</text:span></text:span><text:span text:style-name="T1">. Olahraga rutin itu penting buat:</text:span></text:p>
            <text:list xml:id="list1488074391742118508" text:style-name="L66">
              <text:list-item>
                <text:p text:style-name="P182"><text:span text:style-name="T1">Jaga </text:span><text:span text:style-name="Strong_20_Emphasis"><text:span text:style-name="T1">kesehatan jantung dan paru-paru</text:span></text:span><text:span text:style-name="T1">. </text:span></text:p>
              </text:list-item>
              <text:list-item>
                <text:p text:style-name="P182"><text:span text:style-name="T1">Jaga </text:span><text:span text:style-name="Strong_20_Emphasis"><text:span text:style-name="T1">kekuatan otot dan kelenturan sendi</text:span></text:span><text:span text:style-name="T1">. </text:span></text:p>
              </text:list-item>
              <text:list-item>
                <text:p text:style-name="P182"><text:span text:style-name="T1">Bantu </text:span><text:span text:style-name="Strong_20_Emphasis"><text:span text:style-name="T1">mengelola stres</text:span></text:span><text:span text:style-name="T1"> dan ningkatin </text:span><text:span text:style-name="Emphasis"><text:span text:style-name="T1">mood</text:span></text:span><text:span text:style-name="T1">. </text:span></text:p>
              </text:list-item>
              <text:list-item>
                <text:p text:style-name="P60"><text:span text:style-name="T1">Bantu </text:span><text:span text:style-name="Strong_20_Emphasis"><text:span text:style-name="T1">tidur lebih nyenyak</text:span></text:span><text:span text:style-name="T1">. Jadi, fasilitas </text:span><text:span text:style-name="Strong_20_Emphasis"><text:span text:style-name="T1">gym atau pusat kebugaran</text:span></text:span><text:span text:style-name="T1"> dengan peralatan kayak </text:span><text:span text:style-name="Emphasis"><text:span text:style-name="T1">treadmill</text:span></text:span><text:span text:style-name="T1">, sepeda statis, alat angkat beban, atau mungkin ruang buat senam/yoga/meditasi itu wajib ada dan jadi bagian dari rutinitas harian penghuni. </text:span></text:p>
              </text:list-item>
            </text:list>
            <text:p text:style-name="P108">Intinya, kesehatan di kota bawah laut itu butuh pendekatan proaktif: pencegahan penyakit, fasilitas medis mandiri yang canggih dibantu telemedicine, rencana darurat super matang, dan promosi gaya hidup aktif!</text:p>
            <text:p text:style-name="P1"/>
            <text:p text:style-name="Text_20_body"><text:span text:style-name="Strong_20_Emphasis"><text:span text:style-name="T1">(Tips Tambahan - Opsional):</text:span></text:span></text:p>
            <text:list xml:id="list7587602383641640035" text:style-name="L67">
              <text:list-item>
                <text:p text:style-name="P183"><text:span text:style-name="Strong_20_Emphasis"><text:span text:style-name="T1">Kesehatan Mental Terintegrasi:</text:span></text:span><text:span text:style-name="T1"> Tekankan bahwa layanan kesehatan mental (konseling, dukungan psikologis) harus terintegrasi penuh dengan layanan kesehatan fisik, bukan dianggap terpisah. </text:span></text:p>
              </text:list-item>
              <text:list-item>
                <text:p text:style-name="P61"><text:span text:style-name="Strong_20_Emphasis"><text:span text:style-name="T1">Simulasi Medis:</text:span></text:span><text:span text:style-name="T1"> Para tenaga medis di habitat perlu latihan simulasi medis darurat secara rutin untuk berbagai skenario (kecelakaan, kegagalan LSS, dll) agar selalu siap. </text:span></text:p>
              </text:list-item>
            </text:list>
            <text:p text:style-name="Text_20_body"><text:span text:style-name="Strong_20_Emphasis"><text:span text:style-name="T1">(Prompt Gambar Ilustrasi - Opsional):</text:span></text:span><text:span text:style-name="T1"> </text:span><text:span text:style-name="Source_20_Text"><text:span text:style-name="T1">Prompt: Ilustrasi interior sebuah fasilitas medis mini di habitat bawah laut. Terlihat seorang dokter sedang melakukan konsultasi telemedicine via layar besar dengan dokter lain di daratan. Di sebelahnya, seorang perawat sedang memeriksa pasien di ranjang medis yang dilengkapi monitor vital sign. Ada juga lemari obat dan beberapa peralatan medis dasar. Di bagian lain ruangan (atau ruangan terpisah), terlihat fasilitas gym kecil dengan beberapa orang sedang berolahraga (treadmill, angkat beban). Gaya visual bersih, modern, dan menunjukkan suasana profesional tapi juga mendukung kesehatan. Judul: "Sehat Jasmani &amp; Rohani di Kedalaman". Aspect ratio 16:9.</text:span></text:span></text:p>
            <text:p text:style-name="P1"/>
            <text:p text:style-name="P108">Silakan berikan perintah "YAX" atau "next" jika Anda ingin saya melanjutkan ke prompt berikutnya (Prompt Isi Subbab 4.5).</text:p>
          </text:section>
          <text:section text:style-name="Sect1" text:name="feedback-form-29">
            <text:p text:style-name="P231"><text:soft-page-break/></text:p>
          </text:section>
        </text:section>
        <text:section text:style-name="Sect1" text:name="1144defdc712b4a2">
          <text:p text:style-name="P108"/>
          <text:section text:style-name="Sect1" text:name="user-query-content-30">
            <text:p text:style-name="P245">yax </text:p>
          </text:section>
          <text:p text:style-name="P231">Tampilkan alur berpikir</text:p>
          <text:section text:style-name="Sect2" text:name="model-response-message-contentr_1144defdc712b4a2">
            <text:p text:style-name="P108">Oke, mari kita bahas siapa yang bakal jadi 'Pak RT' atau 'Bu Lurah' di kota bawah laut!</text:p>
            <text:p text:style-name="Text_20_body"><text:span text:style-name="Strong_20_Emphasis"><text:span text:style-name="T1">Jawaban untuk Prompt Isi Subbab 4.5:</text:span></text:span></text:p>
            <text:p text:style-name="Text_20_body"><text:span text:style-name="Strong_20_Emphasis"><text:span text:style-name="T1">(Teks Isi Subbab 4.5: Siapa yang Bertugas?: Pemerintahan dan Aturan)</text:span></text:span></text:p>
            <text:p text:style-name="Text_20_body"><text:span text:style-name="T1">Hidup bareng banyak orang di satu tempat, apalagi tempatnya unik dan penuh risiko kayak kota bawah laut, pasti butuh </text:span><text:span text:style-name="Strong_20_Emphasis"><text:span text:style-name="T1">aturan main</text:span></text:span><text:span text:style-name="T1"> yang jelas dan ada yang </text:span><text:span text:style-name="Strong_20_Emphasis"><text:span text:style-name="T1">bertugas ngatur</text:span></text:span><text:span text:style-name="T1">, kan? Nggak bisa seenaknya sendiri. Jangankan kota canggih, di kompleks perumahan atau bahkan kost-kostan aja perlu ada aturan biar tertib dan nyaman bersama. Nah, di kota bawah laut yang semua aspek kehidupannya saling bergantung dan kesalahan kecil bisa berakibat fatal, tata kelola atau 'pemerintahan'-nya jadi super krusial!</text:span></text:p>
            <text:p text:style-name="P108">Terus, bentuk 'pemerintahan'-nya kayak gimana ya? Ini masih banyak spekulasi, tapi beberapa model yang mungkin muncul:</text:p>
            <text:list xml:id="list6377364218003418614" text:style-name="L68">
              <text:list-item>
                <text:p text:style-name="P184"><text:span text:style-name="Strong_20_Emphasis"><text:span text:style-name="T1">'Kota Perusahaan' (Dikelola Korporasi):</text:span></text:span><text:span text:style-name="T1"> Kalau yang bangun dan modalin itu perusahaan swasta raksasa (misalnya, perusahaan teknologi atau energi masa depan), bisa jadi kota itu dioperasikan kayak </text:span><text:span text:style-name="Strong_20_Emphasis"><text:span text:style-name="T1">kompleks perusahaan</text:span></text:span><text:span text:style-name="T1">. Aturannya dibuat oleh manajemen perusahaan, dan penghuninya mungkin lebih kayak karyawan yang harus patuh sama aturan kerja dan tinggal. Pertanyaannya, seberapa besar hak 'warga negara' atau penghuni di model ini? </text:span></text:p>
              </text:list-item>
              <text:list-item>
                <text:p text:style-name="P184"><text:span text:style-name="Strong_20_Emphasis"><text:span text:style-name="T1">'Pos Terdepan' Negara (Pemerintahan Nasional):</text:span></text:span><text:span text:style-name="T1"> Kalau kota bawah laut ini dibangun oleh suatu negara (misalnya, Indonesia membangun fasilitas riset canggih di </text:span><text:span text:style-name="Strong_20_Emphasis"><text:span text:style-name="T1">Zona Ekonomi Eksklusif/ZEE</text:span></text:span><text:span text:style-name="T1">-nya), maka kemungkinan besar </text:span><text:span text:style-name="Strong_20_Emphasis"><text:span text:style-name="T1">hukum nasional</text:span></text:span><text:span text:style-name="T1"> negara itu yang berlaku. Mungkin ada semacam </text:span><text:span text:style-name="Strong_20_Emphasis"><text:span text:style-name="T1">administrator</text:span></text:span><text:span text:style-name="T1"> atau </text:span><text:span text:style-name="Strong_20_Emphasis"><text:span text:style-name="T1">komandan pangkalan</text:span></text:span><text:span text:style-name="T1"> yang ditunjuk pemerintah sebagai pemimpinnya, kayak 'camat' atau 'bupati' bawah laut gitu. </text:span></text:p>
              </text:list-item>
              <text:list-item>
                <text:p text:style-name="P184"><text:span text:style-name="Strong_20_Emphasis"><text:span text:style-name="T1">Proyek Gotong Royong Dunia (Tata Kelola Internasional):</text:span></text:span><text:span text:style-name="T1"> Kalau ini proyek kerja sama banyak negara (mirip </text:span><text:span text:style-name="Strong_20_Emphasis"><text:span text:style-name="T1">Stasiun Luar Angkasa </text:span></text:span><text:soft-page-break/><text:span text:style-name="Strong_20_Emphasis"><text:span text:style-name="T1">Internasional/ISS</text:span></text:span><text:span text:style-name="T1"> atau markas PBB), pengelolaannya bakal diatur oleh </text:span><text:span text:style-name="Strong_20_Emphasis"><text:span text:style-name="T1">perjanjian internasional</text:span></text:span><text:span text:style-name="T1"> yang disepakati bersama negara-negara peserta. Bakal ada dewan internasional yang ngambil keputusan, dan mungkin hukumnya campuran atau ada aturan khusus yang berlaku. Ini rumit secara politik, tapi mungkin paling adil kalau lokasinya di perairan internasional. </text:span></text:p>
              </text:list-item>
              <text:list-item>
                <text:p text:style-name="P62"><text:span text:style-name="Strong_20_Emphasis"><text:span text:style-name="T1">Komunitas Merdeka (Pemerintahan Mandiri):</text:span></text:span><text:span text:style-name="T1"> Dalam jangka waktu yang sangat panjang, kalau komunitasnya sudah stabil dan berkembang, mungkin para penghuni bisa </text:span><text:span text:style-name="Strong_20_Emphasis"><text:span text:style-name="T1">membentuk sistem pemerintahan mereka sendiri</text:span></text:span><text:span text:style-name="T1">. Misalnya, memilih </text:span><text:span text:style-name="Strong_20_Emphasis"><text:span text:style-name="T1">dewan perwakilan</text:span></text:span><text:span text:style-name="T1"> dari kalangan mereka sendiri buat bikin aturan dan ngambil keputusan. </text:span></text:p>
              </text:list-item>
            </text:list>
            <text:p text:style-name="P108">Apapun modelnya, 'pemerintah' kota bawah laut ini punya tugas-tugas penting:</text:p>
            <text:list xml:id="list9122703540026783249" text:style-name="L69">
              <text:list-item>
                <text:p text:style-name="P185"><text:span text:style-name="Strong_20_Emphasis"><text:span text:style-name="T1">Bikin Aturan Main:</text:span></text:span><text:span text:style-name="T1"> Membuat </text:span><text:span text:style-name="Strong_20_Emphasis"><text:span text:style-name="T1">peraturan internal</text:span></text:span><text:span text:style-name="T1"> yang jelas soal penggunaan fasilitas bersama, jadwal kerja/istirahat, standar kebersihan, prosedur keselamatan, sampai cara berinteraksi satu sama lain. </text:span></text:p>
              </text:list-item>
              <text:list-item>
                <text:p text:style-name="P185"><text:span text:style-name="Strong_20_Emphasis"><text:span text:style-name="T1">Jagain Ketertiban:</text:span></text:span><text:span text:style-name="T1"> Gimana caranya </text:span><text:span text:style-name="Strong_20_Emphasis"><text:span text:style-name="T1">nanganin pelanggaran aturan</text:span></text:span><text:span text:style-name="T1">? Apa ada 'polisi' atau petugas keamanan internal? Gimana proses 'pengadilannya'? </text:span></text:p>
              </text:list-item>
              <text:list-item>
                <text:p text:style-name="P185"><text:span text:style-name="Strong_20_Emphasis"><text:span text:style-name="T1">Ngatur Sumber Daya Bersama:</text:span></text:span><text:span text:style-name="T1"> Mengelola penggunaan </text:span><text:span text:style-name="Strong_20_Emphasis"><text:span text:style-name="T1">energi, air, udara, makanan</text:span></text:span><text:span text:style-name="T1">, dan fasilitas lain secara adil dan efisien buat semua penghuni. </text:span></text:p>
              </text:list-item>
              <text:list-item>
                <text:p text:style-name="P185"><text:span text:style-name="Strong_20_Emphasis"><text:span text:style-name="T1">Jadi Penengah:</text:span></text:span><text:span text:style-name="T1"> Menyediakan mekanisme buat </text:span><text:span text:style-name="Strong_20_Emphasis"><text:span text:style-name="T1">menyelesaikan perselisihan</text:span></text:span><text:span text:style-name="T1"> atau konflik antar penghuni secara damai. </text:span></text:p>
              </text:list-item>
              <text:list-item>
                <text:p text:style-name="P63"><text:span text:style-name="Strong_20_Emphasis"><text:span text:style-name="T1">Prioritas Utama: Keselamatan!</text:span></text:span><text:span text:style-name="T1"> Memastikan </text:span><text:span text:style-name="Strong_20_Emphasis"><text:span text:style-name="T1">semua standar dan prosedur keselamatan</text:span></text:span><text:span text:style-name="T1"> ditaati tanpa kompromi oleh semua orang. </text:span></text:p>
              </text:list-item>
            </text:list>
            <text:p text:style-name="Text_20_body"><text:span text:style-name="Strong_20_Emphasis"><text:span text:style-name="T1">Tantangan Tata Kelola yang Unik:</text:span></text:span><text:span text:style-name="T1"> Ngatur kota bawah laut itu nggak gampang, ada tantangan khasnya:</text:span></text:p>
            <text:list xml:id="list3219740591894245589" text:style-name="L70">
              <text:list-item>
                <text:p text:style-name="P186"><text:span text:style-name="Strong_20_Emphasis"><text:span text:style-name="T1">Hukum Siapa yang Dipakai?</text:span></text:span><text:span text:style-name="T1"> Ini jadi rumit, terutama kalau lokasinya di laut internasional atau penghuninya dari berbagai negara. </text:span></text:p>
              </text:list-item>
              <text:list-item>
                <text:p text:style-name="P186"><text:span text:style-name="Strong_20_Emphasis"><text:span text:style-name="T1">Penegakan Aturan di Tempat Terisolasi:</text:span></text:span><text:span text:style-name="T1"> Gimana cara efektif 'menghukum' pelanggar di tempat yang semua orang saling kenal </text:span><text:soft-page-break/><text:span text:style-name="T1">dan nggak bisa 'diusir' gitu aja? </text:span></text:p>
              </text:list-item>
              <text:list-item>
                <text:p text:style-name="P64"><text:span text:style-name="Strong_20_Emphasis"><text:span text:style-name="T1">Dilema Klasik: Kebebasan vs. Keselamatan:</text:span></text:span><text:span text:style-name="T1"> Ini isu paling pelik. Aturan harus ketat demi keselamatan bersama, tapi seberapa ketat sampai nggak melanggar hak dan kebebasan pribadi penghuni? Di mana batasnya? </text:span></text:p>
              </text:list-item>
            </text:list>
            <text:p text:style-name="P108">Menemukan sistem tata kelola yang efektif, adil, dan bisa menjaga keseimbangan antara ketertiban, keselamatan, dan kebebasan individu bakal jadi salah satu eksperimen sosial terbesar dalam sejarah manusia, kalau kota bawah laut ini benar-benar terwujud!</text:p>
            <text:p text:style-name="P1"/>
            <text:p text:style-name="Text_20_body"><text:span text:style-name="Strong_20_Emphasis"><text:span text:style-name="T1">(Tips Tambahan - Opsional):</text:span></text:span></text:p>
            <text:list xml:id="list2257359723834227878" text:style-name="L71">
              <text:list-item>
                <text:p text:style-name="P187"><text:span text:style-name="Strong_20_Emphasis"><text:span text:style-name="T1">Studi Kasus Tata Kelola Ekstrem:</text:span></text:span><text:span text:style-name="T1"> Bandingkan dengan sistem tata kelola di tempat-tempat ekstrem lain seperti stasiun riset di Antartika (diatur Antarctic Treaty System), kapal selam militer (hukum militer), atau bahkan komunitas terencana seperti </text:span><text:span text:style-name="Emphasis"><text:span text:style-name="T1">biosphere</text:span></text:span><text:span text:style-name="T1"> percobaan. </text:span></text:p>
              </text:list-item>
              <text:list-item>
                <text:p text:style-name="P65"><text:span text:style-name="Strong_20_Emphasis"><text:span text:style-name="T1">Debat Model Pemerintahan:</text:span></text:span><text:span text:style-name="T1"> Buat </text:span><text:span text:style-name="Emphasis"><text:span text:style-name="T1">box</text:span></text:span><text:span text:style-name="T1"> "Model Mana Pilihanmu?" yang secara singkat mengulas pro-kontra tiap model pemerintahan (korporat, nasional, internasional, mandiri) dan minta pembaca memikirkan mana yang menurut mereka paling ideal. </text:span></text:p>
              </text:list-item>
            </text:list>
            <text:p text:style-name="Text_20_body"><text:span text:style-name="Strong_20_Emphasis"><text:span text:style-name="T1">(Prompt Gambar Ilustrasi - Opsional):</text:span></text:span><text:span text:style-name="T1"> </text:span><text:span text:style-name="Source_20_Text"><text:span text:style-name="T1">Prompt: Ilustrasi konsep yang menunjukkan sebuah ruang pertemuan atau 'balai kota' di dalam habitat bawah laut. Terlihat beberapa orang dengan seragam atau pakaian semi-formal (mungkin perwakilan penghuni atau manajemen) sedang berdiskusi di meja bundar. Di dinding, ada layar menampilkan data operasional kota atau diagram struktur organisasi. Jendela virtual menampilkan pemandangan laut luar. Suasana terlihat serius tapi kolaboratif. Beri judul: "Mengatur Kehidupan Bersama di Kedalaman". Gaya visual modern dan sedikit formal.</text:span></text:span></text:p>
            <text:p text:style-name="P1"/>
            <text:p text:style-name="P108">Silakan berikan perintah "YAX" atau "next" jika Anda ingin saya melanjutkan ke prompt berikutnya (Prompt Pengantar Bab 5).</text:p>
          </text:section>
          <text:section text:style-name="Sect1" text:name="feedback-form-30">
            <text:p text:style-name="P231"/>
          </text:section>
        </text:section>
        <text:section text:style-name="Sect1" text:name="23483de6fb4a362d">
          <text:p text:style-name="P108"><text:soft-page-break/></text:p>
          <text:section text:style-name="Sect1" text:name="user-query-content-31">
            <text:p text:style-name="P245">yax </text:p>
          </text:section>
          <text:p text:style-name="P231">Tampilkan alur berpikir</text:p>
          <text:section text:style-name="Sect2" text:name="model-response-message-contentr_23483de6fb4a362d">
            <text:p text:style-name="P108">Oke, setelah kita asyik ngebayangin hidup di kota bawah laut, sekarang saatnya kita 'turun' lagi ke bumi (atau malah lebih dalam lagi?) dan mulai mikir lebih serius.</text:p>
            <text:p text:style-name="Text_20_body"><text:span text:style-name="Strong_20_Emphasis"><text:span text:style-name="T1">Jawaban untuk Prompt Pengantar Bab 5:</text:span></text:span></text:p>
            <text:p text:style-name="Text_20_body"><text:span text:style-name="Strong_20_Emphasis"><text:span text:style-name="T1">(Teks Pengantar Bab 5: Harga Sebuah Mimpi: Pertimbangan Lingkungan, Sosial, dan Ekonomi)</text:span></text:span></text:p>
            <text:p text:style-name="Text_20_body"><text:span text:style-name="T1">Kita udah lihat gimana canggihnya teknologi yang mungkin dipakai (Bab 3) dan serunya (sekaligus rumitnya) ngebayangin kehidupan sehari-hari di sana (Bab 4). Keren banget, kan? Tapi, setiap mimpi besar, apalagi yang segila ini, pasti ada </text:span><text:span text:style-name="Strong_20_Emphasis"><text:span text:style-name="T1">'label harganya'</text:span></text:span><text:span text:style-name="T1">. Dan 'harga' di sini bukan cuma soal duit, lho!</text:span></text:p>
            <text:p text:style-name="Text_20_body"><text:span text:style-name="T1">Di Bab 5 ini, kita bakal berhenti sejenak dari euforia teknologi dan imajinasi. Kita akan mulai bertanya </text:span><text:span text:style-name="Strong_20_Emphasis"><text:span text:style-name="T1">pertanyaan-pertanyaan kritis</text:span></text:span><text:span text:style-name="T1">, pertanyaan yang mungkin sedikit 'merusak' kesenangan tapi super penting buat dipikirin sebelum kita terlalu jauh bermimpi:</text:span></text:p>
            <text:list xml:id="list3956276794368659762" text:style-name="L72">
              <text:list-item>
                <text:p text:style-name="P188"><text:span text:style-name="Strong_20_Emphasis"><text:span text:style-name="T1">Lingkungan:</text:span></text:span><text:span text:style-name="T1"> Seberapa besar 'jejak kaki' yang bakal kita tinggalkan di dasar laut yang masih perawan itu? Apa kita nggak bakal </text:span><text:span text:style-name="Strong_20_Emphasis"><text:span text:style-name="T1">merusak 'rumah' para penghuni asli</text:span></text:span><text:span text:style-name="T1"> laut dalam yang unik dan rapuh? </text:span></text:p>
              </text:list-item>
              <text:list-item>
                <text:p text:style-name="P188"><text:span text:style-name="Strong_20_Emphasis"><text:span text:style-name="T1">Ekonomi:</text:span></text:span><text:span text:style-name="T1"> Berapa </text:span><text:span text:style-name="Strong_20_Emphasis"><text:span text:style-name="T1">triliun (atau bahkan kuadriliun?) rupiah</text:span></text:span><text:span text:style-name="T1"> biaya yang dibutuhkan buat membangun dan merawat kota ini? Siapa yang sanggup dan mau </text:span><text:span text:style-name="Strong_20_Emphasis"><text:span text:style-name="T1">membayar</text:span></text:span><text:span text:style-name="T1"> 'harga' fantastis ini? Apakah sepadan? </text:span></text:p>
              </text:list-item>
              <text:list-item>
                <text:p text:style-name="P188"><text:span text:style-name="Strong_20_Emphasis"><text:span text:style-name="T1">Etika &amp; Keadilan:</text:span></text:span><text:span text:style-name="T1"> Kalau kota ini jadi dibangun, </text:span><text:span text:style-name="Strong_20_Emphasis"><text:span text:style-name="T1">buat siapa</text:span></text:span><text:span text:style-name="T1"> sebenarnya? Apakah cuma buat orang super kaya? </text:span><text:span text:style-name="Strong_20_Emphasis"><text:span text:style-name="T1">Adil nggak</text:span></text:span><text:span text:style-name="T1"> sih ngabisin sumber daya sebanyak itu sementara masih banyak masalah di daratan? </text:span></text:p>
              </text:list-item>
              <text:list-item>
                <text:p text:style-name="P66"><text:span text:style-name="Strong_20_Emphasis"><text:span text:style-name="T1">Keamanan &amp; Risiko:</text:span></text:span><text:span text:style-name="T1"> Seberapa </text:span><text:span text:style-name="Strong_20_Emphasis"><text:span text:style-name="T1">aman</text:span></text:span><text:span text:style-name="T1"> tinggal di bawah tekanan jutaan ton air? Gimana kalau terjadi </text:span><text:span text:style-name="Strong_20_Emphasis"><text:span text:style-name="T1">bencana alam</text:span></text:span><text:span text:style-name="T1"> atau </text:span><text:span text:style-name="Strong_20_Emphasis"><text:span text:style-name="T1">kegagalan teknologi</text:span></text:span><text:span text:style-name="T1"> yang fatal? Apa rencana daruratnya? </text:span></text:p>
              </text:list-item>
            </text:list>
            <text:p text:style-name="P108">Bab ini ibaratnya sesi 'reality check'. Kita akan mengupas tuntas berbagai konsekuensi dan pertimbangan krusial di luar urusan teknis. Kita akan coba <text:soft-page-break/>menimbang 'harga' sesungguhnya dari sebuah mimpi ambisius, sebelum kita bisa benar-benar menilai apakah mimpi itu layak dikejar atau sebaiknya tetap jadi cerita pengantar tidur. Yuk, kita mulai berpikir kritis!</text:p>
            <text:p text:style-name="P1"/>
            <text:p text:style-name="Text_20_body"><text:span text:style-name="Strong_20_Emphasis"><text:span text:style-name="T1">(Tips Tambahan - Opsional):</text:span></text:span></text:p>
            <text:list xml:id="list7510279674262733707" text:style-name="L73">
              <text:list-item>
                <text:p text:style-name="P189"><text:span text:style-name="Strong_20_Emphasis"><text:span text:style-name="T1">Skala Perbandingan:</text:span></text:span><text:span text:style-name="T1"> Untuk menekankan besarnya isu, gunakan perbandingan skala. Misalnya, saat membahas biaya, bandingkan lagi dengan anggaran negara atau biaya proyek raksasa lain. Saat membahas dampak lingkungan, bandingkan luas area yang mungkin terdampak dengan luas kota atau pulau yang dikenal. </text:span></text:p>
              </text:list-item>
              <text:list-item>
                <text:p text:style-name="P67"><text:span text:style-name="Strong_20_Emphasis"><text:span text:style-name="T1">Studi Kasus Nyata (Kegagalan/Kontroversi):</text:span></text:span><text:span text:style-name="T1"> Jika ada contoh proyek rekayasa besar di dunia nyata yang menimbulkan masalah lingkungan, sosial, atau ekonomi besar, bisa disinggung secara singkat sebagai pelajaran (tanpa perlu detail mendalam). </text:span></text:p>
              </text:list-item>
            </text:list>
            <text:p text:style-name="Text_20_body"><text:span text:style-name="Strong_20_Emphasis"><text:span text:style-name="T1">(Prompt Gambar Ilustrasi - Opsional):</text:span></text:span><text:span text:style-name="T1"> </text:span><text:span text:style-name="Source_20_Text"><text:span text:style-name="T1">Prompt: Ilustrasi konsep dengan gaya yang lebih serius dan simbolis. Menampilkan siluet kota bawah laut yang tampak megah dari jauh, namun jika dilihat lebih dekat (mungkin dengan efek 'zoom-in' atau panel terpisah), terlihat ada retakan di kubahnya (risiko), ada bayangan gelap polusi menyebar di sekitarnya (lingkungan), ada tanda tanya besar di atas tumpukan koin raksasa (biaya), dan ada gambar orang kaya berpesta di dalam sementara orang miskin di luar (keadilan). Palet warna mungkin lebih gelap atau kontras tajam. Judul overlay: "Di Balik Kemegahan: Pertanyaan Kritis". Aspect ratio 16:9.</text:span></text:span></text:p>
            <text:p text:style-name="P1"/>
            <text:p text:style-name="P108">Silakan berikan perintah "YAX" atau "next" jika Anda ingin saya melanjutkan ke prompt berikutnya (Prompt Isi Subbab 5.1).</text:p>
          </text:section>
          <text:section text:style-name="Sect1" text:name="feedback-form-31">
            <text:p text:style-name="P231"/>
          </text:section>
        </text:section>
        <text:section text:style-name="Sect1" text:name="73358d63888aca80">
          <text:p text:style-name="P108"/>
          <text:section text:style-name="Sect1" text:name="user-query-content-32">
            <text:p text:style-name="P245">yax </text:p>
          </text:section>
          <text:p text:style-name="P231">Tampilkan alur berpikir</text:p>
          <text:section text:style-name="Sect2" text:name="model-response-message-contentr_73358d63888aca80">
            <text:p text:style-name="P108">Oke, mari kita bahas 'jejak kaki' yang mungkin kita tinggalkan di dasar samudra yang sunyi itu.</text:p>
            <text:p text:style-name="Text_20_body"><text:soft-page-break/><text:span text:style-name="Strong_20_Emphasis"><text:span text:style-name="T1">Jawaban untuk Prompt Isi Subbab 5.1:</text:span></text:span></text:p>
            <text:p text:style-name="Text_20_body"><text:span text:style-name="Strong_20_Emphasis"><text:span text:style-name="T1">(Teks Isi Subbab 5.1: Jejak Kaki di Dasar Laut: Dampak Lingkungan)</text:span></text:span></text:p>
            <text:p text:style-name="Text_20_body"><text:span text:style-name="T1">Membangun kota di darat aja bisa merusak lingkungan kalau nggak hati-hati, apalagi membangun kota di dasar laut yang ekosistemnya super unik, rapuh, dan sebagian besar masih jadi misteri buat kita! Ini bukan cuma soal bangunannya, tapi juga semua aktivitas yang menyertainya. Kita harus sadar betul, 'rumah baru' kita ini bakal dibangun di 'halaman belakang' milik makhluk-makhluk lain yang udah tinggal di sana jutaan tahun. Apalagi perairan Indonesia yang ada di jantung </text:span><text:span text:style-name="Strong_20_Emphasis"><text:span text:style-name="T1">Segitiga Terumbu Karang (Coral Triangle)</text:span></text:span><text:span text:style-name="T1"> dunia, kekayaan hayati laut dalamnya mungkin luar biasa unik dan belum terungkap! Jadi, apa aja sih risiko kerusakan lingkungan yang harus kita waspadai?</text:span></text:p>
            <text:p text:style-name="Text_20_body"><text:span text:style-name="Strong_20_Emphasis"><text:span text:style-name="T1">'Babát Alas' di Dasar Laut (Kerusakan Habitat Fisik)</text:span></text:span><text:span text:style-name="T1"> Proses konstruksi itu sendiri pasti butuh 'lahan'. Memasang fondasi bangunan raksasa, menancapkan jangkar buat struktur atau kabel, menggali parit buat pipa – semua ini bakal </text:span><text:span text:style-name="Strong_20_Emphasis"><text:span text:style-name="T1">merusak atau bahkan menghancurkan total habitat</text:span></text:span><text:span text:style-name="T1"> organisme yang hidup di dasar laut (komunitas bentik), yang mungkin butuh ratusan atau ribuan tahun buat pulih (kalaupun bisa).</text:span></text:p>
            <text:p text:style-name="Text_20_body"><text:span text:style-name="Strong_20_Emphasis"><text:span text:style-name="T1">Berisik Banget! (Polusi Suara)</text:span></text:span><text:span text:style-name="T1"> Dasar laut itu aslinya tempat yang relatif sunyi. Nah, bayangin suara bising dari </text:span><text:span text:style-name="Strong_20_Emphasis"><text:span text:style-name="T1">mesin-mesin konstruksi</text:span></text:span><text:span text:style-name="T1"> (ngebor, ngelas), </text:span><text:span text:style-name="Strong_20_Emphasis"><text:span text:style-name="T1">aktivitas operasional kota</text:span></text:span><text:span text:style-name="T1"> (pompa, generator), </text:span><text:span text:style-name="Strong_20_Emphasis"><text:span text:style-name="T1">lalu lintas kapal selam</text:span></text:span><text:span text:style-name="T1">, sampai </text:span><text:span text:style-name="Strong_20_Emphasis"><text:span text:style-name="T1">penggunaan sonar</text:span></text:span><text:span text:style-name="T1"> buat navigasi dan komunikasi. Kebisingan ini bisa </text:span><text:span text:style-name="Strong_20_Emphasis"><text:span text:style-name="T1">bikin stres hewan laut</text:span></text:span><text:span text:style-name="T1">, </text:span><text:span text:style-name="Strong_20_Emphasis"><text:span text:style-name="T1">mengganggu kemampuan mereka berkomunikasi</text:span></text:span><text:span text:style-name="T1"> (terutama mamalia laut kayak paus dan lumba-lumba yang pakai suara), </text:span><text:span text:style-name="Strong_20_Emphasis"><text:span text:style-name="T1">mencari makan</text:span></text:span><text:span text:style-name="T1">, atau bahkan </text:span><text:span text:style-name="Strong_20_Emphasis"><text:span text:style-name="T1">berkembang biak</text:span></text:span><text:span text:style-name="T1">.</text:span></text:p>
            <text:p text:style-name="Text_20_body"><text:span text:style-name="Strong_20_Emphasis"><text:span text:style-name="T1">Silau di Tengah Kegelapan (Polusi Cahaya)</text:span></text:span><text:span text:style-name="T1"> Makhluk laut dalam itu udah beradaptasi jutaan tahun buat hidup dalam kegelapan total atau cahaya super redup. Munculnya </text:span><text:span text:style-name="Strong_20_Emphasis"><text:span text:style-name="T1">cahaya buatan yang terang benderang</text:span></text:span><text:span text:style-name="T1"> dari kota bawah laut bisa </text:span><text:span text:style-name="Strong_20_Emphasis"><text:span text:style-name="T1">mengacaukan total</text:span></text:span><text:span text:style-name="T1"> pola hidup mereka. Misalnya, mengganggu </text:span><text:span text:style-name="Strong_20_Emphasis"><text:span text:style-name="T1">pola migrasi vertikal harian</text:span></text:span><text:span text:style-name="T1"> plankton dan ikan kecil (naik ke permukaan saat malam, turun saat siang), mengacaukan </text:span><text:span text:style-name="Strong_20_Emphasis"><text:span text:style-name="T1">interaksi predator-mangsa</text:span></text:span><text:span text:style-name="T1"> yang mungkin bergantung pada bioluminesensi atau kegelapan, bahkan mungkin mengganggu </text:span><text:span text:style-name="Strong_20_Emphasis"><text:span text:style-name="T1">siklus reproduksi</text:span></text:span><text:span text:style-name="T1"> mereka.</text:span></text:p>
            <text:p text:style-name="Text_20_body"><text:span text:style-name="Strong_20_Emphasis"><text:span text:style-name="T1">Racun Tak Terlihat (Polusi Kimia)</text:span></text:span><text:span text:style-name="T1"> Ada risiko </text:span><text:span text:style-name="Strong_20_Emphasis"><text:span text:style-name="T1">kebocoran atau </text:span></text:span><text:soft-page-break/><text:span text:style-name="Strong_20_Emphasis"><text:span text:style-name="T1">pembuangan limbah</text:span></text:span><text:span text:style-name="T1"> (misalnya dari LSS yang nggak 100% sempurna, atau kecelakaan), </text:span><text:span text:style-name="Strong_20_Emphasis"><text:span text:style-name="T1">tumpahan bahan bakar</text:span></text:span><text:span text:style-name="T1"> dari kendaraan bawah air, atau </text:span><text:span text:style-name="Strong_20_Emphasis"><text:span text:style-name="T1">lepasnya zat kimia berbahaya</text:span></text:span><text:span text:style-name="T1"> dari material bangunan itu sendiri (misalnya cat anti-karat atau anti-organisme-nempel/anti-fouling). Zat-zat ini bisa </text:span><text:span text:style-name="Strong_20_Emphasis"><text:span text:style-name="T1">meracuni air</text:span></text:span><text:span text:style-name="T1"> dan membahayakan kehidupan laut di sekitarnya.</text:span></text:p>
            <text:p text:style-name="Text_20_body"><text:span text:style-name="Strong_20_Emphasis"><text:span text:style-name="T1">Air Laut Jadi 'Anget'? (Polusi Termal)</text:span></text:span><text:span text:style-name="T1"> Sistem energi (terutama OTEC atau nuklir) atau sistem pendingin mesin biasanya menghasilkan </text:span><text:span text:style-name="Strong_20_Emphasis"><text:span text:style-name="T1">panas berlebih</text:span></text:span><text:span text:style-name="T1"> yang perlu dibuang. Membuang air hangat ke lingkungan laut dalam yang aslinya super dingin bisa </text:span><text:span text:style-name="Strong_20_Emphasis"><text:span text:style-name="T1">mengubah suhu lokal</text:span></text:span><text:span text:style-name="T1"> dan ini bisa </text:span><text:span text:style-name="Strong_20_Emphasis"><text:span text:style-name="T1">berakibat fatal</text:span></text:span><text:span text:style-name="T1"> buat organisme yang sangat sensitif terhadap perubahan suhu.</text:span></text:p>
            <text:p text:style-name="Text_20_body"><text:span text:style-name="Strong_20_Emphasis"><text:span text:style-name="T1">Mengubah 'Iklim Mikro' Laut Dalam?</text:span></text:span><text:span text:style-name="T1"> Struktur kota yang besar juga berpotensi </text:span><text:span text:style-name="Strong_20_Emphasis"><text:span text:style-name="T1">mengubah pola arus laut lokal</text:span></text:span><text:span text:style-name="T1"> atau bahkan </text:span><text:span text:style-name="Strong_20_Emphasis"><text:span text:style-name="T1">komposisi kimia air laut</text:span></text:span><text:span text:style-name="T1"> di sekitarnya, yang dampaknya ke ekosistem mungkin belum kita ketahui.</text:span></text:p>
            <text:p text:style-name="Text_20_body"><text:span text:style-name="Strong_20_Emphasis"><text:span text:style-name="T1">Harus Super Hati-hati! (AMDAL &amp; Keberlanjutan)</text:span></text:span><text:span text:style-name="T1"> Karena dampaknya bisa sangat besar dan permanen, sebelum mikir bangun kota bawah laut, </text:span><text:span text:style-name="Strong_20_Emphasis"><text:span text:style-name="T1">wajib</text:span></text:span><text:span text:style-name="T1"> hukumnya melakukan </text:span><text:span text:style-name="Strong_20_Emphasis"><text:span text:style-name="T1">AMDAL (Analisis Mengenai Dampak Lingkungan)</text:span></text:span><text:span text:style-name="T1"> yang super ketat, independen, dan komprehensif. Kita juga harus berkomitmen pakai </text:span><text:span text:style-name="Strong_20_Emphasis"><text:span text:style-name="T1">teknologi yang paling ramah lingkungan</text:span></text:span><text:span text:style-name="T1">, merancang </text:span><text:span text:style-name="Strong_20_Emphasis"><text:span text:style-name="T1">strategi buat mengurangi dampak</text:span></text:span><text:span text:style-name="T1"> (misal, bangunan dibuat senyap, sistem limbah benar-benar tertutup), dan yang terpenting, menerapkan </text:span><text:span text:style-name="Strong_20_Emphasis"><text:span text:style-name="T1">prinsip kehati-hatian (precautionary principle)</text:span></text:span><text:span text:style-name="T1">: </text:span><text:span text:style-name="Emphasis"><text:span text:style-name="T1">Kalau kita nggak yakin 100% aman buat lingkungan, atau nggak tahu pasti apa dampaknya, lebih baik jangan dilakukan dulu.</text:span></text:span></text:p>
            <text:p text:style-name="P108">Melindungi ekosistem laut dalam yang unik dan misterius ini adalah tanggung jawab besar, dan mungkin jadi salah satu batu sandungan etis dan praktis terbesar buat mewujudkan mimpi kota bawah laut.</text:p>
            <text:p text:style-name="P1"/>
            <text:p text:style-name="Text_20_body"><text:span text:style-name="Strong_20_Emphasis"><text:span text:style-name="T1">(Tips Tambahan - Opsional):</text:span></text:span></text:p>
            <text:list xml:id="list7563224158054171391" text:style-name="L74">
              <text:list-item>
                <text:p text:style-name="P190"><text:span text:style-name="Strong_20_Emphasis"><text:span text:style-name="T1">Studi Kasus Dampak Nyata:</text:span></text:span><text:span text:style-name="T1"> Singgung secara singkat dampak nyata aktivitas manusia lain di laut dalam yang sudah terlihat (misal: dampak penangkapan ikan </text:span><text:span text:style-name="Emphasis"><text:span text:style-name="T1">trawl</text:span></text:span><text:span text:style-name="T1"> dasar laut, atau studi awal dampak eksplorasi tambang laut dalam) untuk menunjukkan bahwa ancaman </text:span><text:soft-page-break/><text:span text:style-name="T1">ini bukan sekadar teori. </text:span></text:p>
              </text:list-item>
              <text:list-item>
                <text:p text:style-name="P68"><text:span text:style-name="Strong_20_Emphasis"><text:span text:style-name="T1">Visualisasi Sebelum-Sesudah:</text:span></text:span><text:span text:style-name="T1"> Buat ilustrasi perbandingan 'Sebelum' (dasar laut alami yang sunyi dan unik) dan 'Sesudah' (dasar laut dengan struktur kota, menunjukkan potensi kebisingan, cahaya, dan gangguan fisik). </text:span></text:p>
              </text:list-item>
            </text:list>
            <text:p text:style-name="Text_20_body"><text:span text:style-name="Strong_20_Emphasis"><text:span text:style-name="T1">(Prompt Gambar Ilustrasi - Opsional):</text:span></text:span><text:span text:style-name="T1"> </text:span><text:span text:style-name="Source_20_Text"><text:span text:style-name="T1">Prompt: Ilustrasi infografis dengan gaya yang menunjukkan keprihatinan lingkungan. Di tengah, ada gambar kubah kota bawah laut. Dari kubah ini, muncul panah-panah yang menunjuk ke ikon-ikon dampak negatif di sekitarnya: ikon gelombang suara keras (polusi suara) mengganggu ikan paus, ikon lampu terang menyilaukan makhluk laut dalam, ikon tetesan zat kimia berwarna gelap (polusi kimia) meracuni koral laut dalam, ikon termometer naik (polusi termal) di dekat pipa pembuangan, dan ikon bulldozer menghancurkan dasar laut (kerusakan habitat). Beri judul: "Jejak Kaki Manusia di Dunia Sunyi: Ancaman bagi Laut Dalam". Palet warna mungkin sedikit suram untuk menekankan risiko.</text:span></text:span></text:p>
            <text:p text:style-name="P1"/>
            <text:p text:style-name="P108">Silakan berikan perintah "YAX" atau "next" jika Anda ingin saya melanjutkan ke prompt berikutnya (Prompt Isi Subbab 5.2).</text:p>
          </text:section>
          <text:section text:style-name="Sect1" text:name="feedback-form-32">
            <text:p text:style-name="P231"/>
          </text:section>
        </text:section>
        <text:section text:style-name="Sect1" text:name="2f7b2cf8e50521fe">
          <text:p text:style-name="P108"/>
          <text:section text:style-name="Sect1" text:name="user-query-content-33">
            <text:p text:style-name="P245">yax </text:p>
          </text:section>
          <text:p text:style-name="P231">Tampilkan alur berpikir</text:p>
          <text:section text:style-name="Sect2" text:name="model-response-message-contentr_2f7b2cf8e50521fe">
            <text:p text:style-name="P108">Oke, sekarang kita ngomongin yang paling sensitif: DUIT! Siapa yang bakal bayarin mimpi mahal ini?</text:p>
            <text:p text:style-name="Text_20_body"><text:span text:style-name="Strong_20_Emphasis"><text:span text:style-name="T1">Jawaban untuk Prompt Isi Subbab 5.2:</text:span></text:span></text:p>
            <text:p text:style-name="Text_20_body"><text:span text:style-name="Strong_20_Emphasis"><text:span text:style-name="T1">(Teks Isi Subbab 5.2: Biaya Fantastis: Siapa yang Akan Membayar?)</text:span></text:span></text:p>
            <text:p text:style-name="Text_20_body"><text:span text:style-name="T1">Setelah ngomongin teknologi canggih dan tantangan lingkungan, mungkin pertanyaan paling bikin pusing kepala adalah: </text:span><text:span text:style-name="Strong_20_Emphasis"><text:span text:style-name="T1">Ini semua biayanya berapa dan siapa yang mau bayarin?!</text:span></text:span><text:span text:style-name="T1"> Jawabannya? </text:span><text:span text:style-name="Strong_20_Emphasis"><text:span text:style-name="T1">Mahal banget!</text:span></text:span><text:span text:style-name="T1"> Mungkin lebih mahal dari gabungan semua film </text:span><text:span text:style-name="Emphasis"><text:span text:style-name="T1">blockbuster</text:span></text:span><text:span text:style-name="T1"> Hollywood atau bahkan anggaran beberapa negara! Angka pastinya nggak ada yang tahu, tapi kita bisa coba perkirakan komponen biayanya:</text:span></text:p>
            <text:list xml:id="list8105543082333857107" text:style-name="L75">
              <text:list-item>
                <text:p text:style-name="P191"><text:soft-page-break/><text:span text:style-name="Strong_20_Emphasis"><text:span text:style-name="T1">Riset &amp; Pengembangan (R&amp;D) Gila-gilaan:</text:span></text:span><text:span text:style-name="T1"> Sebelum bisa bangun, butuh riset bertahun-tahun (mungkin puluhan tahun!) buat nemuin material baru, nyempurnain LSS, bikin sumber energi yang andal, ngembangin robot super canggih. Biaya risetnya aja udah pasti triliunan rupiah! </text:span></text:p>
              </text:list-item>
              <text:list-item>
                <text:p text:style-name="P191"><text:span text:style-name="Strong_20_Emphasis"><text:span text:style-name="T1">Material Langka &amp; Super Mahal:</text:span></text:span><text:span text:style-name="T1"> Bahan kayak titanium, serat karbon kelas atas, 'aluminium transparan', atau baja super kuat itu harganya nggak main-main per kilonya. Apalagi butuhnya berton-ton! </text:span></text:p>
              </text:list-item>
              <text:list-item>
                <text:p text:style-name="P191"><text:span text:style-name="Strong_20_Emphasis"><text:span text:style-name="T1">Konstruksi di Dunia Lain:</text:span></text:span><text:span text:style-name="T1"> Ngebangun pakai robot di kedalaman ribuan meter, di bawah tekanan ekstrem, gelap, dan dingin? Ongkos operasional kapal khusus, robot, dan logistiknya bakal </text:span><text:span text:style-name="Strong_20_Emphasis"><text:span text:style-name="T1">berkali-kali lipat</text:span></text:span><text:span text:style-name="T1"> lebih mahal dibanding bangun gedung pencakar langit tertinggi di darat sekalipun! </text:span></text:p>
              </text:list-item>
              <text:list-item>
                <text:p text:style-name="P69"><text:span text:style-name="Strong_20_Emphasis"><text:span text:style-name="T1">Biaya Hidup Sehari-hari (Operasional):</text:span></text:span><text:span text:style-name="T1"> Udah jadi pun, biayanya nggak berhenti. Bayar tagihan listrik (yang super gede!), perawatan rutin semua mesin canggih, gaji ribuan kru dan staf, biaya kirim suplai makanan dan barang dari permukaan pakai kapal selam khusus – ini biaya 'langganan' seumur hidup kota itu! </text:span></text:p>
              </text:list-item>
            </text:list>
            <text:p text:style-name="Text_20_body"><text:span text:style-name="Strong_20_Emphasis"><text:span text:style-name="T1">Angkanya Seberapa Gila? (Skala Perbandingan)</text:span></text:span><text:span text:style-name="T1"> Beberapa konsep desain yang pernah dibuat (kayak Ocean Spiral dari Jepang) pernah coba ngasih perkiraan kasar, angkanya bisa mencapai </text:span><text:span text:style-name="Strong_20_Emphasis"><text:span text:style-name="T1">ribuan triliun rupiah (atau jutaan miliar dolar!)</text:span></text:span><text:span text:style-name="T1">, bahkan mungkin lebih! Sebagai perbandingan kasar </text:span><text:span text:style-name="Emphasis"><text:span text:style-name="T1">sekadar buat bayangin skalanya</text:span></text:span><text:span text:style-name="T1"> (bukan membandingkan proyeknya ya!), biaya pembangunan </text:span><text:span text:style-name="Strong_20_Emphasis"><text:span text:style-name="T1">Stasiun Luar Angkasa Internasional (ISS)</text:span></text:span><text:span text:style-name="T1"> aja udah lebih dari </text:span><text:span text:style-name="Strong_20_Emphasis"><text:span text:style-name="T1">2.000 triliun rupiah</text:span></text:span><text:span text:style-name="T1">. Atau coba bandingkan dengan biaya pembangunan </text:span><text:span text:style-name="Strong_20_Emphasis"><text:span text:style-name="T1">Ibu Kota Nusantara (IKN)</text:span></text:span><text:span text:style-name="T1"> di Indonesia yang juga ratusan triliun rupiah – nah, biaya kota bawah laut ini kemungkinan besar </text:span><text:span text:style-name="Strong_20_Emphasis"><text:span text:style-name="T1">jauh di atas angka-angka itu!</text:span></text:span><text:span text:style-name="T1"> Mungkin masuk ke ranah </text:span><text:span text:style-name="Strong_20_Emphasis"><text:span text:style-name="T1">kuadriliun rupiah</text:span></text:span><text:span text:style-name="T1"> (angka 1 diikuti 15 nol!). Fantastis!</text:span></text:p>
            <text:p text:style-name="Text_20_body"><text:span text:style-name="Strong_20_Emphasis"><text:span text:style-name="T1">Terus, Siapa 'Sultan' yang Mau Bayarin?</text:span></text:span><text:span text:style-name="T1"> Dengan biaya sebesar itu, sumber dananya dari mana?</text:span></text:p>
            <text:list xml:id="list5073572470110904987" text:style-name="L76">
              <text:list-item>
                <text:p text:style-name="P192"><text:span text:style-name="Strong_20_Emphasis"><text:span text:style-name="T1">Uang Negara (APBN/Pajak Rakyat):</text:span></text:span><text:span text:style-name="T1"> Apa ada negara, termasuk Indonesia, yang punya </text:span><text:span text:style-name="Strong_20_Emphasis"><text:span text:style-name="T1">kemauan politik DAN kemampuan finansial</text:span></text:span><text:span text:style-name="T1"> buat ngeluarin anggaran sebesar itu dari pajak rakyatnya? Mungkin perlu alasan yang super kuat, misalnya demi keamanan nasional, </text:span><text:soft-page-break/><text:span text:style-name="T1">penguasaan sumber daya strategis, atau gengsi jadi pemimpin teknologi dunia. </text:span></text:p>
              </text:list-item>
              <text:list-item>
                <text:p text:style-name="P192"><text:span text:style-name="Strong_20_Emphasis"><text:span text:style-name="T1">Duit Pribadi 'Crazy Rich':</text:span></text:span><text:span text:style-name="T1"> Zaman sekarang, ada </text:span><text:span text:style-name="Strong_20_Emphasis"><text:span text:style-name="T1">miliarder-miliarder visioner</text:span></text:span><text:span text:style-name="T1"> (atau mungkin sedikit 'gila') yang rela ngeluarin duit pribadi buat proyek ambisius kayak ke luar angkasa. Mungkin ada juga yang tertarik modalin kota bawah laut? Pertanyaannya, apa motif mereka? Murni sains, bisnis, atau ada agenda tersembunyi? Dan gimana pertanggungjawabannya? </text:span></text:p>
              </text:list-item>
              <text:list-item>
                <text:p text:style-name="P70"><text:span text:style-name="Strong_20_Emphasis"><text:span text:style-name="T1">Patungan Negara-Negara (Konsorsium Internasional):</text:span></text:span><text:span text:style-name="T1"> Mungkin cara paling realistis adalah negara-negara maju (dan mungkin negara berkembang yang punya kepentingan) </text:span><text:span text:style-name="Strong_20_Emphasis"><text:span text:style-name="T1">urunan bareng</text:span></text:span><text:span text:style-name="T1"> buat modalin proyek raksasa ini, mirip kayak bangun ISS atau fasilitas riset fisika CERN di Eropa. Tapi ini butuh kerja sama dan komitmen global yang sangat kuat, yang seringkali susah dicapai. </text:span></text:p>
              </text:list-item>
            </text:list>
            <text:p text:style-name="Text_20_body"><text:span text:style-name="Strong_20_Emphasis"><text:span text:style-name="T1">Balik Modal Nggak Sih? (Kelayakan Ekonomi)</text:span></text:span><text:span text:style-name="T1"> Ini pertanyaan sejuta dolar (atau malah se-triliun dolar!). Kalau udah keluar duit sebanyak itu, </text:span><text:span text:style-name="Strong_20_Emphasis"><text:span text:style-name="T1">apa ada keuntungan ekonominya?</text:span></text:span></text:p>
            <text:list xml:id="list8667020309763134049" text:style-name="L77">
              <text:list-item>
                <text:p text:style-name="P193"><text:span text:style-name="Strong_20_Emphasis"><text:span text:style-name="T1">Hasil Tambang Laut Dalam?</text:span></text:span><text:span text:style-name="T1"> Mungkin bisa jual mineral langka, tapi apakah nilai jualnya bisa nutup biaya penambangan super mahal DAN biaya perbaikan lingkungan yang mungkin timbul? Belum tentu. </text:span></text:p>
              </text:list-item>
              <text:list-item>
                <text:p text:style-name="P193"><text:span text:style-name="Strong_20_Emphasis"><text:span text:style-name="T1">Wisata Super Elit?</text:span></text:span><text:span text:style-name="T1"> Mungkin ada orang super kaya yang mau bayar mahal banget buat nginep beberapa hari di hotel bawah laut terdalam di dunia. Tapi apa cukup buat nutup biaya operasional kota? Kayaknya sih nggak. </text:span></text:p>
              </text:list-item>
              <text:list-item>
                <text:p text:style-name="P71"><text:span text:style-name="Strong_20_Emphasis"><text:span text:style-name="T1">Penemuan Ilmiah &amp; Teknologi?</text:span></text:span><text:span text:style-name="T1"> Ini pasti ada nilainya, tapi susah diukur pakai uang. Paten teknologi baru mungkin bisa dijual, tapi apa cukup? </text:span></text:p>
              </text:list-item>
            </text:list>
            <text:p text:style-name="Text_20_body"><text:span text:style-name="T1">Kemungkinan besar, dilihat dari kacamata bisnis biasa, proyek kota bawah laut ini </text:span><text:span text:style-name="Strong_20_Emphasis"><text:span text:style-name="T1">nggak akan balik modal</text:span></text:span><text:span text:style-name="T1"> dalam waktu dekat, atau bahkan selamanya. Pertanyaan besarnya: apakah kita (sebagai umat manusia) bersedia mengeluarkan biaya sebesar itu untuk alasan non-ekonomi (sains, eksplorasi, kebanggaan)? Dan yang lebih penting lagi: apakah </text:span><text:span text:style-name="Strong_20_Emphasis"><text:span text:style-name="T1">biaya kesempatan (opportunity cost)</text:span></text:span><text:span text:style-name="T1">-nya sepadan? Artinya, dengan uang sebanyak itu, apa nggak lebih baik dipakai buat ngatasin masalah nyata di daratan kayak kemiskinan, kelaparan, atau perubahan iklim?</text:span></text:p>
            <text:p text:style-name="P108"><text:soft-page-break/>Biaya fantastis ini jadi salah satu tembok penghalang tertinggi yang bikin mimpi kota bawah laut terasa... yah, masih sangat jauh dari kenyataan.</text:p>
            <text:p text:style-name="P1"/>
            <text:p text:style-name="Text_20_body"><text:span text:style-name="Strong_20_Emphasis"><text:span text:style-name="T1">(Tips Tambahan - Opsional):</text:span></text:span></text:p>
            <text:list xml:id="list275322851370220895" text:style-name="L78">
              <text:list-item>
                <text:p text:style-name="P194"><text:span text:style-name="Strong_20_Emphasis"><text:span text:style-name="T1">Visualisasi Angka:</text:span></text:span><text:span text:style-name="T1"> Buat infografis yang mencoba memvisualisasikan angka triliunan atau kuadriliunan rupiah/dolar. Misalnya, dengan tumpukan uang yang sangat tinggi dibandingkan Monas atau gedung tertinggi di dunia, atau dengan perbandingan berapa banyak sekolah/rumah sakit yang bisa dibangun dengan biaya yang sama. </text:span></text:p>
              </text:list-item>
              <text:list-item>
                <text:p text:style-name="P72"><text:span text:style-name="Strong_20_Emphasis"><text:span text:style-name="T1">Grafik Komponen Biaya:</text:span></text:span><text:span text:style-name="T1"> Buat diagram lingkaran (pie chart) perkiraan kasar proporsi biaya terbesar (misal: Konstruksi 40%, Energi &amp; LSS 30%, R&amp;D 15%, Operasional Tahunan 15% - angka ini hanya contoh). </text:span></text:p>
              </text:list-item>
            </text:list>
            <text:p text:style-name="Text_20_body"><text:span text:style-name="Strong_20_Emphasis"><text:span text:style-name="T1">(Prompt Gambar Ilustrasi - Opsional):</text:span></text:span><text:span text:style-name="T1"> </text:span><text:span text:style-name="Source_20_Text"><text:span text:style-name="T1">Prompt: Ilustrasi konsep yang menyoroti biaya. Di latar belakang, siluet kota bawah laut yang futuristik. Di depannya, ada gambar timbangan raksasa. Di satu sisi timbangan, ada miniatur kota bawah laut. Di sisi lain timbangan, ada tumpukan koin emas/uang kertas yang SANGAT TINGGI menjulang ke atas, jauh melebihi sisi kota bawah laut, dengan label "?$$$ Triliun??". Di sekitar timbangan, ada ikon-ikon kecil: ikon ilmuwan (R&amp;D), ikon robot konstruksi, ikon energi, ikon perawatan. Judul besar: "Biaya Mimpi: Seberapa Mahal?". Gaya visual semi-kartun yang menekankan skala biaya yang tidak seimbang.</text:span></text:span></text:p>
            <text:p text:style-name="P1"/>
            <text:p text:style-name="P108">Silakan berikan perintah "YAX" atau "next" jika Anda ingin saya melanjutkan ke prompt berikutnya (Prompt Isi Subbab 5.3).</text:p>
          </text:section>
          <text:section text:style-name="Sect1" text:name="feedback-form-33">
            <text:p text:style-name="P231"/>
          </text:section>
        </text:section>
        <text:section text:style-name="Sect1" text:name="0a9f945e4ef10eac">
          <text:p text:style-name="P108"/>
          <text:section text:style-name="Sect1" text:name="user-query-content-34">
            <text:p text:style-name="P245">yax </text:p>
          </text:section>
          <text:p text:style-name="P231">Tampilkan alur berpikir</text:p>
          <text:section text:style-name="Sect2" text:name="model-response-message-contentr_0a9f945e4ef10eac">
            <text:p text:style-name="P108">Oke, mari kita masuk ke pertanyaan-pertanyaan yang mungkin paling bikin 'baper' dan mikir keras: soal etika dan keadilan.</text:p>
            <text:p text:style-name="Text_20_body"><text:span text:style-name="Strong_20_Emphasis"><text:span text:style-name="T1">Jawaban untuk Prompt Isi Subbab 5.3:</text:span></text:span></text:p>
            <text:p text:style-name="Text_20_body"><text:soft-page-break/><text:span text:style-name="Strong_20_Emphasis"><text:span text:style-name="T1">(Teks Isi Subbab 5.3: Untuk Siapa Kota Ini?: Pertanyaan Etika dan Keadilan)</text:span></text:span></text:p>
            <text:p text:style-name="Text_20_body"><text:span text:style-name="T1">Setelah mikirin soal lingkungan dan biaya yang selangit, ada lapisan pertanyaan lain yang nggak kalah penting, bahkan mungkin lebih mendasar: </text:span><text:span text:style-name="Strong_20_Emphasis"><text:span text:style-name="T1">Pantas nggak sih kita membangun kota bawah laut? Dan kalaupun jadi, sebenarnya kota ini buat siapa?</text:span></text:span><text:span text:style-name="T1"> Ini masuk ke ranah etika dan keadilan, Sobat.</text:span></text:p>
            <text:p text:style-name="Text_20_body"><text:span text:style-name="Strong_20_Emphasis"><text:span text:style-name="T1">Cuma Buat 'Sultan'? (Keadilan Akses)</text:span></text:span><text:span text:style-name="T1"> Ini pertanyaan paling pertama yang muncul. Dengan biaya pembangunan dan operasional yang super mahal, hampir bisa dipastikan biaya buat tinggal di sana juga bakal fantastis. Terus, siapa yang bisa tinggal di sana? Apakah cuma para </text:span><text:span text:style-name="Strong_20_Emphasis"><text:span text:style-name="T1">miliarder, pejabat tinggi, atau ilmuwan super elit</text:span></text:span><text:span text:style-name="T1"> aja? Kalau iya, apa nggak malah jadi semacam </text:span><text:span text:style-name="Strong_20_Emphasis"><text:span text:style-name="T1">'perumahan super eksklusif'</text:span></text:span><text:span text:style-name="T1"> di dasar laut, yang makin memperlebar jurang antara si kaya dan si miskin di dunia ini? Gimana dengan prinsip </text:span><text:span text:style-name="Strong_20_Emphasis"><text:span text:style-name="T1">keadilan sosial</text:span></text:span><text:span text:style-name="T1"> yang kita (terutama di Indonesia dengan Pancasila-nya) junjung tinggi? Apakah adil kalau teknologi secanggih ini cuma bisa dinikmati segelintir orang?</text:span></text:p>
            <text:p text:style-name="Text_20_body"><text:span text:style-name="Strong_20_Emphasis"><text:span text:style-name="T1">'Tanah Tak Bertuan' atau Milik Bersama? (Hukum Laut &amp; Kepemilikan)</text:span></text:span><text:span text:style-name="T1"> Dasar laut itu punya siapa sih? Kalau di dalam </text:span><text:span text:style-name="Strong_20_Emphasis"><text:span text:style-name="T1">Zona Ekonomi Eksklusif (ZEE)</text:span></text:span><text:span text:style-name="T1"> suatu negara (misalnya 200 mil laut dari pantai Indonesia), ya jelas itu di bawah kedaulatan negara tersebut. Tapi gimana dengan </text:span><text:span text:style-name="Strong_20_Emphasis"><text:span text:style-name="T1">dasar laut internasional</text:span></text:span><text:span text:style-name="T1"> yang luas banget di tengah samudra? Menurut </text:span><text:span text:style-name="Strong_20_Emphasis"><text:span text:style-name="T1">Konvensi Hukum Laut PBB (UNCLOS)</text:span></text:span><text:span text:style-name="T1">, area ini ditetapkan sebagai </text:span><text:span text:style-name="Strong_20_Emphasis"><text:span text:style-name="T1">Warisan Bersama Umat Manusia (Common Heritage of Mankind)</text:span></text:span><text:span text:style-name="T1">. Artinya, nggak ada satu negara pun yang boleh mengklaimnya seenaknya, dan kalau ada kekayaan yang diambil dari sana (misalnya hasil tambang), hasilnya harus dibagi secara adil buat kepentingan seluruh umat manusia. Nah, kalau ada perusahaan atau negara yang bangun kota di sana, gimana aturan mainnya? Siapa yang ngasih izin? Gimana bagi hasilnya? Ini perdebatan hukum internasional yang rumit!</text:span></text:p>
            <text:p text:style-name="Text_20_body"><text:span text:style-name="Strong_20_Emphasis"><text:span text:style-name="T1">Hak Hidup Makhluk Laut Dalam? (Etika Lingkungan Lanjutan)</text:span></text:span><text:span text:style-name="T1"> Selain soal dampak kerusakan fisik, ada pertanyaan etis yang lebih dalam: </text:span><text:span text:style-name="Strong_20_Emphasis"><text:span text:style-name="T1">Punya hak nggak sih kita buat 'menginvasi' dan mengubah total habitat</text:span></text:span><text:span text:style-name="T1"> yang udah jadi rumah bagi ekosistem unik selama jutaan tahun, hanya demi </text:span><text:soft-page-break/><text:span text:style-name="T1">ambisi manusia? Apakah kita nggak semacam </text:span><text:span text:style-name="Strong_20_Emphasis"><text:span text:style-name="T1">'bermain Tuhan'</text:span></text:span><text:span text:style-name="T1"> dengan mencoba mengontrol dan mengubah lingkungan yang begitu asing dan belum kita pahami sepenuhnya? Apakah organisme laut dalam itu, sebagai sesama penghuni planet Bumi, nggak punya </text:span><text:span text:style-name="Strong_20_Emphasis"><text:span text:style-name="T1">'hak'</text:span></text:span><text:span text:style-name="T1"> untuk dibiarkan hidup tenang di dunianya sendiri tanpa diganggu? Ini pertanyaan filosofis yang bikin kita merenung tentang posisi manusia di alam semesta.</text:span></text:p>
            <text:p text:style-name="Text_20_body"><text:span text:style-name="Strong_20_Emphasis"><text:span text:style-name="T1">Prioritas Kemanusiaan: Laut Dalam atau Daratan?</text:span></text:span><text:span text:style-name="T1"> Ini nyambung lagi soal biaya. Dengan sumber daya (uang, ilmuwan pintar, material) yang super besar yang dibutuhkan buat proyek kota bawah laut, muncul pertanyaan moral: </text:span><text:span text:style-name="Strong_20_Emphasis"><text:span text:style-name="T1">Mana yang lebih penting dan mendesak?</text:span></text:span><text:span text:style-name="T1"> Ngabisin triliunan buat bangun kota elite di dasar laut, atau pakai sumber daya itu buat ngatasin </text:span><text:span text:style-name="Strong_20_Emphasis"><text:span text:style-name="T1">masalah-masalah nyata yang dihadapi miliaran orang di daratan</text:span></text:span><text:span text:style-name="T1"> – kemiskinan, kelaparan, akses air bersih, perubahan iklim, penyakit, pendidikan yang belum merata (termasuk di berbagai pelosok Indonesia)? Ini soal </text:span><text:span text:style-name="Strong_20_Emphasis"><text:span text:style-name="T1">prioritas moral</text:span></text:span><text:span text:style-name="T1"> kita sebagai spesies.</text:span></text:p>
            <text:p text:style-name="Text_20_body"><text:span text:style-name="Strong_20_Emphasis"><text:span text:style-name="T1">Manusia 'Kelas' Baru? (Potensi Perpecahan Sosial)</text:span></text:span><text:span text:style-name="T1"> Bayangin kalau dalam jangka waktu sangat panjang, orang yang tinggal di kota bawah laut mulai mengembangkan budaya atau bahkan adaptasi fisik/psikologis yang sedikit berbeda dari orang daratan karena lingkungan hidupnya yang unik. Apa ini nggak berpotensi menciptakan </text:span><text:span text:style-name="Strong_20_Emphasis"><text:span text:style-name="T1">'kelas' manusia baru</text:span></text:span><text:span text:style-name="T1"> dan malah menambah </text:span><text:span text:style-name="Strong_20_Emphasis"><text:span text:style-name="T1">perpecahan sosial</text:span></text:span><text:span text:style-name="T1"> di masa depan?</text:span></text:p>
            <text:p text:style-name="Text_20_body"><text:span text:style-name="T1">Pertanyaan-pertanyaan etika dan keadilan ini nggak punya jawaban yang gampang. Hitam-putihnya nggak jelas. Tapi, justru karena rumit inilah, pertanyaan-pertanyaan ini </text:span><text:span text:style-name="Strong_20_Emphasis"><text:span text:style-name="T1">wajib ditanyakan dan direnungkan dalam-dalam</text:span></text:span><text:span text:style-name="T1"> oleh kita semua sebelum memutuskan untuk melangkah terlalu jauh mengejar mimpi yang tampak megah ini. Karena teknologi mungkin bisa menjawab 'bagaimana caranya', tapi etika dan kebijaksanaanlah yang seharusnya menjawab 'pantas atau tidaknya'.</text:span></text:p>
            <text:p text:style-name="P1"/>
            <text:p text:style-name="Text_20_body"><text:span text:style-name="Strong_20_Emphasis"><text:span text:style-name="T1">(Tips Tambahan - Opsional):</text:span></text:span></text:p>
            <text:list xml:id="list1401018412506485032" text:style-name="L79">
              <text:list-item>
                <text:p text:style-name="P195"><text:span text:style-name="Strong_20_Emphasis"><text:span text:style-name="T1">Studi Kasus Etis:</text:span></text:span><text:span text:style-name="T1"> Gunakan contoh nyata lain di mana kemajuan teknologi memunculkan dilema etis yang kompleks (misal: rekayasa genetika, pengembangan AI canggih, eksplorasi sumber daya di Antartika) sebagai perbandingan. </text:span></text:p>
              </text:list-item>
              <text:list-item>
                <text:p text:style-name="P73"><text:soft-page-break/><text:span text:style-name="Strong_20_Emphasis"><text:span text:style-name="T1">Debat Kelas:</text:span></text:span><text:span text:style-name="T1"> Topik ini sangat cocok untuk dijadikan bahan debat atau diskusi kelompok yang mendalam di kalangan remaja, melatih mereka berpikir kritis dari berbagai sudut pandang. </text:span></text:p>
              </text:list-item>
            </text:list>
            <text:p text:style-name="Text_20_body"><text:span text:style-name="Strong_20_Emphasis"><text:span text:style-name="T1">(Prompt Gambar Ilustrasi - Opsional):</text:span></text:span><text:span text:style-name="T1"> </text:span><text:span text:style-name="Source_20_Text"><text:span text:style-name="T1">Prompt: Ilustrasi konsep yang bersifat simbolis dan filosofis. Menampilkan gambar timbangan keadilan. Di satu sisi timbangan, ada miniatur kota bawah laut yang berkilauan. Di sisi lain timbangan, ada tumpukan ikon yang merepresentasikan masalah daratan (misal: ikon orang kelaparan, ikon pabrik berasap/perubahan iklim, ikon buku/pendidikan, ikon tanda plus/kesehatan) DAN ikon makhluk laut dalam yang unik. Jarum timbangan tampak bimbang atau miring ke salah satu sisi (terserah interpretasi). Di latar belakang, ada siluet tanda tanya besar. Judul: "Menimbang Mimpi: Antara Ambisi dan Tanggung Jawab". Gaya visual bisa sedikit abstrak atau surealis.</text:span></text:span></text:p>
            <text:p text:style-name="P1"/>
            <text:p text:style-name="P108">Silakan berikan perintah "YAX" atau "next" jika Anda ingin saya melanjutkan ke prompt berikutnya (Prompt Isi Subbab 5.4).</text:p>
          </text:section>
          <text:section text:style-name="Sect1" text:name="feedback-form-34">
            <text:p text:style-name="P231"/>
          </text:section>
        </text:section>
        <text:section text:style-name="Sect1" text:name="1968536380c0bee5">
          <text:p text:style-name="P108"/>
          <text:section text:style-name="Sect1" text:name="user-query-content-35">
            <text:p text:style-name="P245">yax </text:p>
          </text:section>
          <text:p text:style-name="P231">Tampilkan alur berpikir</text:p>
          <text:section text:style-name="Sect2" text:name="model-response-message-contentr_1968536380c0bee5">
            <text:p text:style-name="P108">Oke, mari kita bahas sisi 'horor'-nya. Apa yang terjadi kalau ada masalah serius di kota bawah laut?</text:p>
            <text:p text:style-name="Text_20_body"><text:span text:style-name="Strong_20_Emphasis"><text:span text:style-name="T1">Jawaban untuk Prompt Isi Subbab 5.4:</text:span></text:span></text:p>
            <text:p text:style-name="Text_20_body"><text:span text:style-name="Strong_20_Emphasis"><text:span text:style-name="T1">(Teks Isi Subbab 5.4: Antisipasi Bencana: Keamanan dan Risiko)</text:span></text:span></text:p>
            <text:p text:style-name="Text_20_body"><text:span text:style-name="T1">Secanggih apapun teknologi yang kita bayangkan, nggak ada yang namanya 100% aman, apalagi kalau kita ngomongin tinggal di salah satu tempat paling berbahaya di planet ini! Kota bawah laut itu ibaratnya 'kapsul' kehidupan di tengah lingkungan yang nggak kenal ampun. Sedikit aja kesalahan atau masalah teknis, akibatnya bisa </text:span><text:span text:style-name="Strong_20_Emphasis"><text:span text:style-name="T1">katastrofik</text:span></text:span><text:span text:style-name="T1">. Jadi, apa aja sih skenario 'mimpi buruk' yang harus diantisipasi?</text:span></text:p>
            <text:p text:style-name="Text_20_body"><text:span text:style-name="Strong_20_Emphasis"><text:span text:style-name="T1">Daftar Risiko yang Bikin Merinding:</text:span></text:span></text:p>
            <text:list xml:id="list6365820213909977828" text:style-name="L80">
              <text:list-item>
                <text:p text:style-name="P196"><text:span text:style-name="Strong_20_Emphasis"><text:span text:style-name="T1">Implosion (Remuk Seketika):</text:span></text:span><text:span text:style-name="T1"> Ini mungkin risiko paling mengerikan. </text:span><text:soft-page-break/><text:span text:style-name="T1">Kalau ada cacat sedikit saja pada material dinding habitat, kesalahan desain, atau kerusakan akibat tabrakan, tekanan air laut yang luar biasa besar bisa bikin seluruh struktur </text:span><text:span text:style-name="Strong_20_Emphasis"><text:span text:style-name="T1">remuk ke dalam seketika (implosion)</text:span></text:span><text:span text:style-name="T1"> dalam hitungan milidetik! Nggak ada waktu buat bereaksi. </text:span><text:span text:style-name="Emphasis"><text:span text:style-name="T1">Game over</text:span></text:span><text:span text:style-name="T1">. </text:span></text:p>
              </text:list-item>
              <text:list-item>
                <text:p text:style-name="P196"><text:span text:style-name="Strong_20_Emphasis"><text:span text:style-name="T1">Kebakaran di Ruang Tertutup:</text:span></text:span><text:span text:style-name="T1"> Api itu musuh besar di lingkungan tertutup kayak pesawat, kapal selam, atau habitat bawah laut. Kebakaran kecil aja bisa cepat membesar, asap beracunnya nggak bisa keluar dan cepat memenuhi ruangan, plus sistem pemadamnya harus super canggih biar nggak malah merusak LSS. </text:span></text:p>
              </text:list-item>
              <text:list-item>
                <text:p text:style-name="P196"><text:span text:style-name="Strong_20_Emphasis"><text:span text:style-name="T1">Gagal Sistem Pendukung Kehidupan (LSS):</text:span></text:span><text:span text:style-name="T1"> Bayangin kalau mesin pembuat oksigen rusak total, atau sistem penyerap CO2 macet. Penghuni bisa </text:span><text:span text:style-name="Strong_20_Emphasis"><text:span text:style-name="T1">kehabisan napas</text:span></text:span><text:span text:style-name="T1"> atau </text:span><text:span text:style-name="Strong_20_Emphasis"><text:span text:style-name="T1">keracunan CO2</text:span></text:span><text:span text:style-name="T1"> secara perlahan. Atau sistem daur ulang air gagal, kehabisan air minum. Ini bencana senyap tapi mematikan. </text:span></text:p>
              </text:list-item>
              <text:list-item>
                <text:p text:style-name="P196"><text:span text:style-name="Strong_20_Emphasis"><text:span text:style-name="T1">Listrik Padam Total (Black Out):</text:span></text:span><text:span text:style-name="T1"> Kalau sumber energi utama (dan cadangannya!) gagal, semua sistem vital bakal mati: LSS berhenti, lampu padam (gelap total!), pemanas mati (jadi super dingin!). Kota bawah laut jadi 'peti mati' berteknologi tinggi. </text:span></text:p>
              </text:list-item>
              <text:list-item>
                <text:p text:style-name="P196"><text:span text:style-name="Strong_20_Emphasis"><text:span text:style-name="T1">Banjir atau Kebocoran:</text:span></text:span><text:span text:style-name="T1"> Kalau dinding habitat retak atau bocor parah, air laut yang dingin dan bertekanan tinggi bakal masuk. Banjir di ruang tertutup bawah tekanan tinggi itu mimpi buruk. </text:span></text:p>
              </text:list-item>
              <text:list-item>
                <text:p text:style-name="P196"><text:span text:style-name="Strong_20_Emphasis"><text:span text:style-name="T1">Tabrakan:</text:span></text:span><text:span text:style-name="T1"> Risiko tabrakan antara habitat dengan kapal selam (pengunjung atau suplai), AUV, atau bahkan objek bawah laut tak dikenal (misalnya sisa kapal karam). </text:span></text:p>
              </text:list-item>
              <text:list-item>
                <text:p text:style-name="P196"><text:span text:style-name="Strong_20_Emphasis"><text:span text:style-name="T1">Amukan Alam (Bencana Geologis):</text:span></text:span><text:span text:style-name="T1"> Ini risiko gede banget, apalagi buat </text:span><text:span text:style-name="Strong_20_Emphasis"><text:span text:style-name="T1">Indonesia yang duduk manis di Cincin Api (Ring of Fire)</text:span></text:span><text:span text:style-name="T1">! </text:span></text:p>
                <text:list>
                  <text:list-item>
                    <text:p text:style-name="P196"><text:span text:style-name="Strong_20_Emphasis"><text:span text:style-name="T1">Gempa Bumi Bawah Laut:</text:span></text:span><text:span text:style-name="T1"> Guncangan kuat bisa merusak struktur habitat, memutus kabel (listrik/komunikasi), atau memicu longsor. </text:span></text:p>
                  </text:list-item>
                  <text:list-item>
                    <text:p text:style-name="P196"><text:span text:style-name="Strong_20_Emphasis"><text:span text:style-name="T1">Tsunami:</text:span></text:span><text:span text:style-name="T1"> Meskipun efek langsungnya mungkin beda di dasar laut dalam, tsunami tetap bisa merusak struktur yang terhubung ke permukaan (misal: kabel, pipa, atau menara energi OTEC) atau memicu longsoran. </text:span></text:p>
                  </text:list-item>
                  <text:list-item>
                    <text:p text:style-name="P196"><text:span text:style-name="Strong_20_Emphasis"><text:span text:style-name="T1">Longsor Bawah Laut/Arus Turbidit:</text:span></text:span><text:span text:style-name="T1"> Gempa atau ketidakstabilan lereng bisa memicu </text:span><text:span text:style-name="Strong_20_Emphasis"><text:span text:style-name="T1">longsoran sedimen</text:span></text:span><text:span text:style-name="T1"> </text:span><text:soft-page-break/><text:span text:style-name="T1">raksasa yang bergerak cepat dan punya kekuatan buat </text:span><text:span text:style-name="Strong_20_Emphasis"><text:span text:style-name="T1">mengubur atau menghancurkan</text:span></text:span><text:span text:style-name="T1"> habitat yang ada di jalurnya. </text:span></text:p>
                  </text:list-item>
                </text:list>
              </text:list-item>
              <text:list-item>
                <text:p text:style-name="P74"><text:span text:style-name="Strong_20_Emphasis"><text:span text:style-name="T1">Faktor Manusia:</text:span></text:span><text:span text:style-name="T1"> Jangan lupakan </text:span><text:span text:style-name="Strong_20_Emphasis"><text:span text:style-name="T1">kesalahan manusia (human error)</text:span></text:span><text:span text:style-name="T1"> dalam mengoperasikan sistem, melanggar prosedur keselamatan, atau bahkan (meskipun kecil kemungkinannya) tindakan </text:span><text:span text:style-name="Strong_20_Emphasis"><text:span text:style-name="T1">sabotase</text:span></text:span><text:span text:style-name="T1"> yang disengaja. </text:span></text:p>
              </text:list-item>
            </text:list>
            <text:p text:style-name="Text_20_body"><text:span text:style-name="Strong_20_Emphasis"><text:span text:style-name="T1">Kalau Terjadi Bencana, Gimana Selamatnya? (Evakuasi Super Sulit)</text:span></text:span><text:span text:style-name="T1"> Ini bagian paling bikin khawatir. Kalau terjadi bencana besar, proses </text:span><text:span text:style-name="Strong_20_Emphasis"><text:span text:style-name="T1">penyelamatan dan evakuasi</text:span></text:span><text:span text:style-name="T1"> dari dasar laut itu </text:span><text:span text:style-name="Strong_20_Emphasis"><text:span text:style-name="T1">susahnya bukan main</text:span></text:span><text:span text:style-name="T1">:</text:span></text:p>
            <text:list xml:id="list8848348962281532794" text:style-name="L81">
              <text:list-item>
                <text:p text:style-name="P197"><text:span text:style-name="Strong_20_Emphasis"><text:span text:style-name="T1">Lokasi Jauh &amp; Dalam:</text:span></text:span><text:span text:style-name="T1"> Butuh waktu lama buat tim penyelamat (dengan kapal selam khusus) sampai ke lokasi. </text:span></text:p>
              </text:list-item>
              <text:list-item>
                <text:p text:style-name="P197"><text:span text:style-name="Strong_20_Emphasis"><text:span text:style-name="T1">Kendaraan Terbatas:</text:span></text:span><text:span text:style-name="T1"> Nggak banyak kendaraan yang bisa mencapai kedalaman ekstrem dan melakukan operasi penyelamatan kompleks. </text:span></text:p>
              </text:list-item>
              <text:list-item>
                <text:p text:style-name="P197"><text:span text:style-name="Strong_20_Emphasis"><text:span text:style-name="T1">Proses Evakuasi Berisiko:</text:span></text:span><text:span text:style-name="T1"> Mindahin orang dari habitat ke kapal selam penyelamat di bawah tekanan tinggi itu berbahaya. Belum lagi proses naik ke permukaan yang harus </text:span><text:span text:style-name="Strong_20_Emphasis"><text:span text:style-name="T1">super pelan</text:span></text:span><text:span text:style-name="T1"> (butuh dekompresi berjam-jam atau berhari-hari) biar nggak kena penyakit dekompresi. </text:span></text:p>
              </text:list-item>
              <text:list-item>
                <text:p text:style-name="P75"><text:span text:style-name="Strong_20_Emphasis"><text:span text:style-name="T1">Kapasitas Terbatas:</text:span></text:span><text:span text:style-name="T1"> Kapal selam penyelamat cuma bisa angkut sedikit orang sekali jalan. Kalau penghuninya ratusan atau ribuan? </text:span></text:p>
              </text:list-item>
            </text:list>
            <text:p text:style-name="Text_20_body"><text:span text:style-name="Strong_20_Emphasis"><text:span text:style-name="T1">Kuncinya: Keamanan Berlapis-lapis!</text:span></text:span><text:span text:style-name="T1"> Karena evakuasi itu susah banget, fokus utamanya harus pada </text:span><text:span text:style-name="Strong_20_Emphasis"><text:span text:style-name="T1">PENCEGAHAN</text:span></text:span><text:span text:style-name="T1"> dan </text:span><text:span text:style-name="Strong_20_Emphasis"><text:span text:style-name="T1">kesiapan di tempat</text:span></text:span><text:span text:style-name="T1">. Caranya?</text:span></text:p>
            <text:list xml:id="list8997885271181042415" text:style-name="L82">
              <text:list-item>
                <text:p text:style-name="P198"><text:span text:style-name="Strong_20_Emphasis"><text:span text:style-name="T1">Desain Super Duper Aman:</text:span></text:span><text:span text:style-name="T1"> Pakai material terbaik dengan </text:span><text:span text:style-name="Strong_20_Emphasis"><text:span text:style-name="T1">faktor keamanan (safety factor)</text:span></text:span><text:span text:style-name="T1"> yang berkali-kali lipat lebih tinggi dari standar bangunan biasa. </text:span></text:p>
              </text:list-item>
              <text:list-item>
                <text:p text:style-name="P198"><text:span text:style-name="Strong_20_Emphasis"><text:span text:style-name="T1">Sistem Cadangan (Redundansi):</text:span></text:span><text:span text:style-name="T1"> Semua sistem kritis (LSS, energi, struktur, komunikasi) harus punya </text:span><text:span text:style-name="Strong_20_Emphasis"><text:span text:style-name="T1">minimal satu, atau bahkan dua lapis sistem cadangan</text:span></text:span><text:span text:style-name="T1"> yang siap ambil alih kalau sistem utama gagal. </text:span></text:p>
              </text:list-item>
              <text:list-item>
                <text:p text:style-name="P198"><text:span text:style-name="Strong_20_Emphasis"><text:span text:style-name="T1">Protokol &amp; Latihan Ketat:</text:span></text:span><text:span text:style-name="T1"> Aturan keselamatan harus </text:span><text:span text:style-name="Strong_20_Emphasis"><text:span text:style-name="T1">super ketat</text:span></text:span><text:span text:style-name="T1"> dan </text:span><text:span text:style-name="Strong_20_Emphasis"><text:span text:style-name="T1">dipatuhi tanpa kompromi</text:span></text:span><text:span text:style-name="T1">. Latihan </text:span><text:span text:style-name="Strong_20_Emphasis"><text:span text:style-name="T1">simulasi kondisi darurat</text:span></text:span><text:span text:style-name="T1"> (kebakaran, kebocoran, LSS gagal) harus dilakukan secara rutin biar semua kru tahu apa yang harus dilakukan. </text:span></text:p>
              </text:list-item>
              <text:list-item>
                <text:p text:style-name="P76"><text:soft-page-break/><text:span text:style-name="Strong_20_Emphasis"><text:span text:style-name="T1">Rencana Tanggap Darurat Detail:</text:span></text:span><text:span text:style-name="T1"> Harus ada </text:span><text:span text:style-name="Strong_20_Emphasis"><text:span text:style-name="T1">rencana yang jelas</text:span></text:span><text:span text:style-name="T1"> untuk setiap skenario bencana, termasuk lokasi </text:span><text:span text:style-name="Strong_20_Emphasis"><text:span text:style-name="T1">tempat berlindung darurat (safe haven)</text:span></text:span><text:span text:style-name="T1"> di dalam kompleks kota itu sendiri yang punya LSS dan suplai mandiri untuk beberapa waktu. </text:span></text:p>
              </text:list-item>
            </text:list>
            <text:p text:style-name="P108">Intinya, tinggal di kota bawah laut berarti menerima kenyataan bahwa kamu hidup di lingkungan yang secara inheren berbahaya. Sekecil apapun risiko yang tersisa setelah semua teknologi keamanan diterapkan, risiko itu akan selalu ada.</text:p>
            <text:p text:style-name="P1"/>
            <text:p text:style-name="Text_20_body"><text:span text:style-name="Strong_20_Emphasis"><text:span text:style-name="T1">(Tips Tambahan - Opsional):</text:span></text:span></text:p>
            <text:list xml:id="list5444958406424674425" text:style-name="L83">
              <text:list-item>
                <text:p text:style-name="P199"><text:span text:style-name="Strong_20_Emphasis"><text:span text:style-name="T1">Studi Kasus Kecelakaan Nyata:</text:span></text:span><text:span text:style-name="T1"> Singgung secara singkat (tanpa detail mengerikan) beberapa kecelakaan kapal selam terkenal dalam sejarah sebagai pengingat akan bahaya nyata lingkungan bawah laut dan kegagalan teknologi. </text:span></text:p>
              </text:list-item>
              <text:list-item>
                <text:p text:style-name="P77"><text:span text:style-name="Strong_20_Emphasis"><text:span text:style-name="T1">Peran AI dalam Keamanan:</text:span></text:span><text:span text:style-name="T1"> Kaitkan kembali dengan Subbab 3.5, bagaimana AI bisa berperan penting dalam memonitor kondisi habitat secara non-stop, mendeteksi anomali kecil sebelum jadi masalah besar, dan membantu mengelola respons darurat. </text:span></text:p>
              </text:list-item>
            </text:list>
            <text:p text:style-name="Text_20_body"><text:span text:style-name="Strong_20_Emphasis"><text:span text:style-name="T1">(Prompt Gambar Ilustrasi - Opsional):</text:span></text:span><text:span text:style-name="T1"> </text:span><text:span text:style-name="Source_20_Text"><text:span text:style-name="T1">Prompt: Ilustrasi dramatis yang menunjukkan beberapa skenario risiko. Bisa berupa panel-panel terpisah atau satu gambar komposit. Panel 1: Retakan muncul di jendela tebal habitat dengan air mulai merembes masuk. Panel 2: Alarm kebakaran berbunyi dengan asap tipis mulai terlihat di koridor. Panel 3: Diagram struktur habitat dengan panah merah menunjukkan titik lemah atau dampak gempa bumi bawah laut. Panel 4: Kapal selam penyelamat kecil mencoba merapat ke habitat dalam kondisi sulit (misal: badai di permukaan atau arus kuat). Judul: "Ketika Mimpi Buruk Menjadi Nyata: Risiko di Kedalaman". Gaya visual serius dan sedikit menegangkan.</text:span></text:span></text:p>
            <text:p text:style-name="P1"/>
            <text:p text:style-name="P108">Silakan berikan perintah "YAX" atau "next" jika Anda ingin saya melanjutkan ke prompt berikutnya (Prompt Pengantar Bab 6).</text:p>
          </text:section>
          <text:section text:style-name="Sect1" text:name="feedback-form-35">
            <text:p text:style-name="P231"/>
          </text:section>
        </text:section>
        <text:section text:style-name="Sect1" text:name="a57b04024b8819cc">
          <text:p text:style-name="P108"/>
          <text:section text:style-name="Sect1" text:name="user-query-content-36">
            <text:p text:style-name="P245"><text:soft-page-break/>yax </text:p>
          </text:section>
          <text:p text:style-name="P231">Tampilkan alur berpikir</text:p>
          <text:section text:style-name="Sect2" text:name="model-response-message-contentr_a57b04024b8819cc">
            <text:p text:style-name="P108">Oke, kita sudah sampai di penghujung petualangan kita! Saatnya menarik kesimpulan.</text:p>
            <text:p text:style-name="Text_20_body"><text:span text:style-name="Strong_20_Emphasis"><text:span text:style-name="T1">Jawaban untuk Prompt Pengantar Bab 6:</text:span></text:span></text:p>
            <text:p text:style-name="Text_20_body"><text:span text:style-name="Strong_20_Emphasis"><text:span text:style-name="T1">(Teks Pengantar Bab 6: Masa Depan di Bawah Laut: Nyata atau Tetap Fantasi?)</text:span></text:span></text:p>
            <text:p text:style-name="Text_20_body"><text:span text:style-name="T1">Wow, nggak kerasa ya, kita udah 'menyelam' bareng begitu dalam! Kita mulai perjalanan ini dari </text:span><text:span text:style-name="Strong_20_Emphasis"><text:span text:style-name="T1">alam mimpi dan inspirasi fiksi</text:span></text:span><text:span text:style-name="T1"> yang keren banget (Bab 1). Lalu kita 'dibangunkan' oleh </text:span><text:span text:style-name="Strong_20_Emphasis"><text:span text:style-name="T1">kenyataan keras lingkungan laut dalam</text:span></text:span><text:span text:style-name="T1"> yang super ekstrem (Bab 2). Tapi semangat kita bangkit lagi waktu melihat </text:span><text:span text:style-name="Strong_20_Emphasis"><text:span text:style-name="T1">kecerdasan teknologi</text:span></text:span><text:span text:style-name="T1"> manusia yang mencoba mencari solusi (Bab 3). Kita pun sempat berandai-andai jadi penghuni kota bawah laut, merasakan </text:span><text:span text:style-name="Strong_20_Emphasis"><text:span text:style-name="T1">kehidupan sehari-hari</text:span></text:span><text:span text:style-name="T1"> yang unik (Bab 4), sebelum akhirnya kita diajak berpikir kritis tentang </text:span><text:span text:style-name="Strong_20_Emphasis"><text:span text:style-name="T1">'harga' mahal dan risiko besar</text:span></text:span><text:span text:style-name="T1"> di baliknya (Bab 5).</text:span></text:p>
            <text:p text:style-name="Text_20_body"><text:span text:style-name="T1">Kini, di bab terakhir ini, saatnya kita mencoba </text:span><text:span text:style-name="Strong_20_Emphasis"><text:span text:style-name="T1">merangkai semua potongan puzzle</text:span></text:span><text:span text:style-name="T1"> yang udah kita kumpulkan. Kita akan kembali ke pertanyaan paling awal yang jadi judul buku ini, pertanyaan yang dari tadi menggelitik di benak kita: Dengan semua potensi dan rintangan yang ada, apakah kota di bawah laut itu </text:span><text:span text:style-name="Strong_20_Emphasis"><text:span text:style-name="T1">NYATA atau hanya akan tetap menjadi FANTASI?</text:span></text:span></text:p>
            <text:p text:style-name="P108">Untuk mencoba menjawabnya, di bab penutup ini kita akan:</text:p>
            <text:list xml:id="list7101452077721114934" text:style-name="L84">
              <text:list-item>
                <text:p text:style-name="P200"><text:span text:style-name="T1">Melihat </text:span><text:span text:style-name="Strong_20_Emphasis"><text:span text:style-name="T1">langkah-langkah kecil</text:span></text:span><text:span text:style-name="T1"> yang </text:span><text:span text:style-name="Emphasis"><text:span text:style-name="T1">sudah</text:span></text:span><text:span text:style-name="T1"> pernah diambil manusia untuk tinggal di bawah air (Subbab 6.1). </text:span></text:p>
              </text:list-item>
              <text:list-item>
                <text:p text:style-name="P200"><text:span text:style-name="T1">Memetakan </text:span><text:span text:style-name="Strong_20_Emphasis"><text:span text:style-name="T1">'PR' besar di bidang riset dan pengembangan</text:span></text:span><text:span text:style-name="T1"> teknologi yang masih harus dikerjakan (Subbab 6.2). </text:span></text:p>
              </text:list-item>
              <text:list-item>
                <text:p text:style-name="P200"><text:span text:style-name="T1">Mencoba memberikan </text:span><text:span text:style-name="Strong_20_Emphasis"><text:span text:style-name="T1">'vonis akhir' yang seimbang</text:span></text:span><text:span text:style-name="T1">, menimbang semua pro dan kontra yang telah kita pelajari (Subbab 6.3). </text:span></text:p>
              </text:list-item>
              <text:list-item>
                <text:p text:style-name="P78"><text:span text:style-name="T1">Dan yang terpenting, menutup buku ini dengan </text:span><text:span text:style-name="Strong_20_Emphasis"><text:span text:style-name="T1">pesan khusus untuk kalian</text:span></text:span><text:span text:style-name="T1">, para pembaca, generasi penerus yang akan membentuk masa depan (Subbab 6.4). </text:span></text:p>
              </text:list-item>
            </text:list>
            <text:p text:style-name="P108">Mari kita tarik napas dalam-dalam (secara kiasan, tentunya!), kumpulkan semua informasi dan pemikiran kita, dan bersiap untuk sampai pada <text:soft-page-break/>kesimpulan dari eksplorasi dunia bawah laut yang menakjubkan sekaligus menantang ini!</text:p>
            <text:p text:style-name="P1"/>
            <text:p text:style-name="Text_20_body"><text:span text:style-name="Strong_20_Emphasis"><text:span text:style-name="T1">(Tips Tambahan - Opsional):</text:span></text:span></text:p>
            <text:list xml:id="list1566498503847592289" text:style-name="L85">
              <text:list-item>
                <text:p text:style-name="P201"><text:span text:style-name="Strong_20_Emphasis"><text:span text:style-name="T1">Visual Peta Pikiran:</text:span></text:span><text:span text:style-name="T1"> Gunakan ilustrasi pembuka bab berupa peta pikiran (mind map) atau diagram alir yang secara visual merangkum alur pembahasan buku dari Bab 1 sampai Bab 5, yang semuanya mengarah ke pertanyaan sentral di Bab 6. </text:span></text:p>
              </text:list-item>
              <text:list-item>
                <text:p text:style-name="P79"><text:span text:style-name="Strong_20_Emphasis"><text:span text:style-name="T1">Kutipan Pembuka:</text:span></text:span><text:span text:style-name="T1"> Mulai bab ini dengan kutipan inspiratif (tapi tetap realistis) dari seorang ilmuwan, penjelajah, atau penulis fiksi ilmiah tentang masa depan eksplorasi atau batas kemampuan manusia. </text:span></text:p>
              </text:list-item>
            </text:list>
            <text:p text:style-name="Text_20_body"><text:span text:style-name="Strong_20_Emphasis"><text:span text:style-name="T1">(Prompt Gambar Ilustrasi - Opsional):</text:span></text:span><text:span text:style-name="T1"> </text:span><text:span text:style-name="Source_20_Text"><text:span text:style-name="T1">Prompt: Ilustrasi konsep dengan gaya visual yang menggabungkan elemen dari bab-bab sebelumnya. Mungkin menampilkan gambar buku terbuka di tengah. Di halaman kiri, ada kolase kecil ikon/gambar dari Bab 1-5 (misal: Atlantis, ikan anglerfish, robot, orang di dalam habitat, timbangan biaya/risiko). Di halaman kanan, ada gambar tanda tanya besar yang bersinar di atas siluet kota bawah laut yang samar-samar. Judul bab tertulis besar di atas buku: "Bab 6: Masa Depan di Bawah Laut: Nyata atau Tetap Fantasi?". Gaya visual reflektif dan menyimpulkan. Aspect ratio 16:9.</text:span></text:span></text:p>
            <text:p text:style-name="P1"/>
            <text:p text:style-name="P108">Silakan berikan perintah "YAX" atau "next" jika Anda ingin saya melanjutkan ke prompt berikutnya (Prompt Isi Subbab 6.1).</text:p>
          </text:section>
          <text:section text:style-name="Sect1" text:name="feedback-form-36">
            <text:p text:style-name="P231"/>
          </text:section>
        </text:section>
        <text:section text:style-name="Sect1" text:name="6f8a60fac3698210">
          <text:p text:style-name="P108"/>
          <text:section text:style-name="Sect1" text:name="user-query-content-37">
            <text:p text:style-name="P245">yax </text:p>
          </text:section>
          <text:p text:style-name="P231">Tampilkan alur berpikir</text:p>
          <text:section text:style-name="Sect2" text:name="model-response-message-contentr_6f8a60fac3698210">
            <text:p text:style-name="P108">Baiklah, mari kita lihat bukti nyata kalau manusia udah pernah 'ngekos' di bawah laut!</text:p>
            <text:p text:style-name="Text_20_body"><text:span text:style-name="Strong_20_Emphasis"><text:span text:style-name="T1">Jawaban untuk Prompt Isi Subbab 6.1:</text:span></text:span></text:p>
            <text:p text:style-name="Text_20_body"><text:span text:style-name="Strong_20_Emphasis"><text:span text:style-name="T1">(Teks Isi Subbab 6.1: Langkah Pertama: Habitat Bawah Air yang Sudah Ada)</text:span></text:span></text:p>
            <text:p text:style-name="P108"><text:soft-page-break/>Meskipun kota bawah laut raksasa masih jadi mimpi, tapi ide buat manusia tinggal di bawah permukaan air itu bukan cuma omong kosong, lho! Ternyata, udah ada beberapa 'rumah' atau laboratorium bawah air skala kecil yang pernah dibangun dan bahkan ada yang masih aktif sampai sekarang (setidaknya sampai awal tahun 2025 ini). Ini adalah langkah-langkah pertama yang nyata!</text:p>
            <text:p text:style-name="Text_20_body"><text:span text:style-name="Strong_20_Emphasis"><text:span text:style-name="T1">Sang Bintang: Aquarius Reef Base</text:span></text:span><text:span text:style-name="T1"> Contoh paling keren dan paling terkenal saat ini adalah </text:span><text:span text:style-name="Strong_20_Emphasis"><text:span text:style-name="T1">Aquarius Reef Base</text:span></text:span><text:span text:style-name="T1">. Ini bukan kota, tapi lebih mirip </text:span><text:span text:style-name="Strong_20_Emphasis"><text:span text:style-name="T1">laboratorium bawah air seukuran bus sekolah</text:span></text:span><text:span text:style-name="T1"> yang 'diparkir' di dasar laut sedalam </text:span><text:span text:style-name="Strong_20_Emphasis"><text:span text:style-name="T1">sekitar 19 meter</text:span></text:span><text:span text:style-name="T1"> (masih dangkal banget dibanding laut dalam ya!) di kawasan Florida Keys National Marine Sanctuary, Amerika Serikat. Tujuannya apa?</text:span></text:p>
            <text:list xml:id="list642953087273388631" text:style-name="L86">
              <text:list-item>
                <text:p text:style-name="P202"><text:span text:style-name="Strong_20_Emphasis"><text:span text:style-name="T1">Riset Kelautan:</text:span></text:span><text:span text:style-name="T1"> Para ilmuwan kelautan bisa tinggal di sini selama </text:span><text:span text:style-name="Strong_20_Emphasis"><text:span text:style-name="T1">berminggu-minggu</text:span></text:span><text:span text:style-name="T1"> buat meneliti terumbu karang dan kehidupan laut di sekitarnya secara langsung, jauh lebih lama daripada kalau cuma menyelam biasa bolak-balik dari permukaan. </text:span></text:p>
              </text:list-item>
              <text:list-item>
                <text:p text:style-name="P80"><text:span text:style-name="Strong_20_Emphasis"><text:span text:style-name="T1">Latihan Astronot (NEEMO):</text:span></text:span><text:span text:style-name="T1"> Kerennya lagi, </text:span><text:span text:style-name="Strong_20_Emphasis"><text:span text:style-name="T1">NASA</text:span></text:span><text:span text:style-name="T1"> (badan antariksa Amerika) pakai Aquarius buat program </text:span><text:span text:style-name="Strong_20_Emphasis"><text:span text:style-name="T1">NEEMO (NASA Extreme Environment Mission Operations)</text:span></text:span><text:span text:style-name="T1">. Mereka ngirim astronot buat tinggal dan bekerja di sini sebagai simulasi misi luar angkasa (misalnya ke planet Mars atau asteroid). Lingkungan bawah laut yang terisolasi dan butuh prosedur kerja ketat dianggap mirip sama tantangan di luar angkasa! </text:span></text:p>
              </text:list-item>
            </text:list>
            <text:p text:style-name="Text_20_body"><text:span text:style-name="T1">Gimana caranya mereka bisa tinggal lama di bawah air? Pakai teknik </text:span><text:span text:style-name="Strong_20_Emphasis"><text:span text:style-name="T1">'saturation diving' (penyelaman saturasi)</text:span></text:span><text:span text:style-name="T1">. Intinya, tubuh para penyelam (disebut </text:span><text:span text:style-name="Emphasis"><text:span text:style-name="T1">aquanaut</text:span></text:span><text:span text:style-name="T1">) dibiarkan 'jenuh' atau beradaptasi penuh dengan tekanan udara di dalam habitat yang disamakan dengan tekanan air di luar. Dengan begitu, mereka bisa keluar-masuk habitat buat kerja di laut sekitarnya tanpa perlu proses dekompresi (penyesuaian tekanan) tiap hari. Baru deh di akhir misi (misalnya setelah 10 hari atau 2 minggu), mereka menjalani proses dekompresi panjang sekali (bisa belasan jam!) di dalam habitat sebelum akhirnya bisa naik ke permukaan dengan aman.</text:span></text:p>
            <text:p text:style-name="P108">Fasilitas di Aquarius gimana? Ya sederhana tapi fungsional: ada tempat tidur tingkat, dapur kecil, kamar mandi, laboratorium basah dan kering buat <text:soft-page-break/>penelitian, plus 'teras' basah tempat mereka keluar-masuk air. Hidup di sana tentu ada tantangannya: super lembap, ruangannya sempit, dan pastinya terisolasi.</text:p>
            <text:p text:style-name="Text_20_body"><text:span text:style-name="Strong_20_Emphasis"><text:span text:style-name="T1">Sang Pionir: Conshelf Jacques Cousteau</text:span></text:span><text:span text:style-name="T1"> Jauh sebelum Aquarius, ada sang legenda penjelajah laut, </text:span><text:span text:style-name="Strong_20_Emphasis"><text:span text:style-name="T1">Jacques Cousteau</text:span></text:span><text:span text:style-name="T1">. Di tahun 1960-an, dia udah bikin eksperimen habitat bawah air bernama </text:span><text:span text:style-name="Strong_20_Emphasis"><text:span text:style-name="T1">Conshelf I, II, dan III</text:span></text:span><text:span text:style-name="T1"> di kedalaman yang berbeda-beda. Proyek ini jadi pionir yang ngebuktiin kalau manusia </text:span><text:span text:style-name="Emphasis"><text:span text:style-name="T1">bisa</text:span></text:span><text:span text:style-name="T1"> hidup dan bekerja di bawah tekanan laut untuk waktu yang cukup lama.</text:span></text:p>
            <text:p text:style-name="Text_20_body"><text:span text:style-name="Strong_20_Emphasis"><text:span text:style-name="T1">Penting Diingat: Ini Bukan Kota!</text:span></text:span><text:span text:style-name="T1"> Meskipun keren banget, kita harus realistis. Habitat kayak Aquarius atau Conshelf itu </text:span><text:span text:style-name="Strong_20_Emphasis"><text:span text:style-name="T1">ukurannya super mini</text:span></text:span><text:span text:style-name="T1"> dibanding konsep 'kota'. Kedalamannya juga </text:span><text:span text:style-name="Strong_20_Emphasis"><text:span text:style-name="T1">relatif dangkal</text:span></text:span><text:span text:style-name="T1">, tantangannya belum seberat di laut dalam ribuan meter. Durasi tinggalnya juga </text:span><text:span text:style-name="Strong_20_Emphasis"><text:span text:style-name="T1">terbatas</text:span></text:span><text:span text:style-name="T1"> (mingguan atau bulanan, bukan permanen). Dan mereka </text:span><text:span text:style-name="Strong_20_Emphasis"><text:span text:style-name="T1">sangat bergantung</text:span></text:span><text:span text:style-name="T1"> pada dukungan logistik dan energi dari tim di permukaan.</text:span></text:p>
            <text:p text:style-name="Text_20_body"><text:span text:style-name="Strong_20_Emphasis"><text:span text:style-name="T1">Pelajaran Berharga</text:span></text:span><text:span text:style-name="T1"> Tapi, dari 'langkah pertama' ini, kita dapat banyak pelajaran penting soal:</text:span></text:p>
            <text:list xml:id="list7425970553082692372" text:style-name="L87">
              <text:list-item>
                <text:p text:style-name="P203"><text:span text:style-name="T1">Teknik </text:span><text:span text:style-name="Strong_20_Emphasis"><text:span text:style-name="T1">membangun dan merawat</text:span></text:span><text:span text:style-name="T1"> struktur di bawah air. </text:span></text:p>
              </text:list-item>
              <text:list-item>
                <text:p text:style-name="P203"><text:span text:style-name="T1">Cara kerja </text:span><text:span text:style-name="Strong_20_Emphasis"><text:span text:style-name="T1">sistem pendukung kehidupan (LSS)</text:span></text:span><text:span text:style-name="T1"> skala kecil. </text:span></text:p>
              </text:list-item>
              <text:list-item>
                <text:p text:style-name="P203"><text:span text:style-name="Strong_20_Emphasis"><text:span text:style-name="T1">Dampak psikologis</text:span></text:span><text:span text:style-name="T1"> hidup terisolasi di lingkungan terbatas. </text:span></text:p>
              </text:list-item>
              <text:list-item>
                <text:p text:style-name="P81"><text:span text:style-name="Strong_20_Emphasis"><text:span text:style-name="T1">Prosedur kerja</text:span></text:span><text:span text:style-name="T1"> yang aman di bawah tekanan. </text:span></text:p>
              </text:list-item>
            </text:list>
            <text:p text:style-name="P108">Pengalaman dari habitat-habitat ini, meskipun kecil, jadi fondasi data dan pengetahuan yang berharga kalau suatu saat nanti manusia benar-benar mau mencoba membangun sesuatu yang lebih besar dan lebih dalam lagi.</text:p>
            <text:p text:style-name="P1"/>
            <text:p text:style-name="Text_20_body"><text:span text:style-name="Strong_20_Emphasis"><text:span text:style-name="T1">(Tips Tambahan - Opsional):</text:span></text:span></text:p>
            <text:list xml:id="list3597523750062755334" text:style-name="L88">
              <text:list-item>
                <text:p text:style-name="P204"><text:span text:style-name="Strong_20_Emphasis"><text:span text:style-name="T1">Foto/Video Aquarius:</text:span></text:span><text:span text:style-name="T1"> Sertakan foto-foto asli Aquarius Reef Base, baik eksterior di bawah laut maupun interiornya saat misi berlangsung (termasuk misi NEEMO NASA). Jika format digital, tautkan video tur singkat Aquarius. </text:span></text:p>
              </text:list-item>
              <text:list-item>
                <text:p text:style-name="P82"><text:span text:style-name="Strong_20_Emphasis"><text:span text:style-name="T1">Jelaskan Saturation Diving Lebih Lanjut:</text:span></text:span><text:span text:style-name="T1"> Buat </text:span><text:span text:style-name="Emphasis"><text:span text:style-name="T1">box</text:span></text:span><text:span text:style-name="T1"> terpisah yang menjelaskan prinsip saturation diving dengan analogi sederhana (misal: seperti spons yang jenuh air) dan mengapa perlu dekompresi </text:span><text:soft-page-break/><text:span text:style-name="T1">panjang di akhir. </text:span></text:p>
              </text:list-item>
            </text:list>
            <text:p text:style-name="Text_20_body"><text:span text:style-name="Strong_20_Emphasis"><text:span text:style-name="T1">(Prompt Gambar Ilustrasi - Opsional):</text:span></text:span><text:span text:style-name="T1"> </text:span><text:span text:style-name="Source_20_Text"><text:span text:style-name="T1">Prompt: Ilustrasi yang menunjukkan habitat bawah air Aquarius Reef Base di dasar laut dangkal yang penuh terumbu karang. Habitat (berbentuk silinder kuning) terlihat terhubung dengan 'Life Support Buoy' di permukaan melalui kabel/struktur. Terlihat beberapa penyelam (aquanaut) sedang bekerja di luar habitat, meneliti koral. Salah satu penyelam mungkin memakai kostum dengan logo NASA (NEEMO). Di sudut lain, bisa ditambahkan gambar hitam-putih kecil dari habitat Conshelf Cousteau sebagai perbandingan historis. Judul: "Langkah Pertama: Hidup di Bawah Laut (Versi Mini)". Gaya visual realistis dan informatif.</text:span></text:span></text:p>
            <text:p text:style-name="P1"/>
            <text:p text:style-name="P108">Silakan berikan perintah "YAX" atau "next" jika Anda ingin saya melanjutkan ke prompt berikutnya (Prompt Isi Subbab 6.2).</text:p>
          </text:section>
          <text:section text:style-name="Sect1" text:name="feedback-form-37">
            <text:p text:style-name="P231"/>
          </text:section>
        </text:section>
        <text:section text:style-name="Sect1" text:name="5c9d31d3d0d927b6">
          <text:p text:style-name="P108"/>
          <text:section text:style-name="Sect1" text:name="user-query-content-38">
            <text:p text:style-name="P245">yax </text:p>
          </text:section>
          <text:p text:style-name="P231">Tampilkan alur berpikir</text:p>
          <text:section text:style-name="Sect2" text:name="model-response-message-contentr_5c9d31d3d0d927b6">
            <text:p text:style-name="P108">Oke, kita sudah lihat 'langkah bayi'-nya. Sekarang, gimana caranya biar bisa 'lari maraton' bangun kota bawah laut? Ini dia peta jalannya (yang panjang banget!).</text:p>
            <text:p text:style-name="Text_20_body"><text:span text:style-name="Strong_20_Emphasis"><text:span text:style-name="T1">Jawaban untuk Prompt Isi Subbab 6.2:</text:span></text:span></text:p>
            <text:p text:style-name="Text_20_body"><text:span text:style-name="Strong_20_Emphasis"><text:span text:style-name="T1">(Teks Isi Subbab 6.2: Peta Jalan Menuju Koloni: Riset dan Pengembangan)</text:span></text:span></text:p>
            <text:p text:style-name="Text_20_body"><text:span text:style-name="T1">Pindah dari 'rumah kos' bawah air seukuran bus (kayak Aquarius) ke kota metropolis di dasar laut itu lompatannya jauh banget! Kayak dari sepeda roda tiga langsung mau naik pesawat jet supersonik. Jelas, kita butuh banyak banget </text:span><text:span text:style-name="Strong_20_Emphasis"><text:span text:style-name="T1">penelitian dan pengembangan (R&amp;D)</text:span></text:span><text:span text:style-name="T1"> teknologi baru dan pemahaman ilmiah yang lebih dalam lagi. Ini adalah 'Pekerjaan Rumah (PR)' raksasa yang mungkin butuh waktu puluhan, bahkan ratusan tahun buat diselesaikan!</text:span></text:p>
            <text:p text:style-name="P108">Apa aja sih 'PR' utama yang harus dikerjain para ilmuwan dan insinyur masa <text:soft-page-break/>depan (mungkin termasuk kamu!)?</text:p>
            <text:list xml:id="list2260058355881869127" text:style-name="L89">
              <text:list-item>
                <text:p text:style-name="P205"><text:span text:style-name="Strong_20_Emphasis"><text:span text:style-name="T1">Material Super Generasi Berikutnya:</text:span></text:span><text:span text:style-name="T1"> Kita butuh bahan bangunan yang jauh lebih hebat dari sekarang: super kuat nahan tekanan, super ringan biar gampang dirakit, super tahan karat air laut buat jangka waktu sangat lama, mungkin juga transparan, dan yang paling penting: </text:span><text:span text:style-name="Strong_20_Emphasis"><text:span text:style-name="T1">harganya lebih masuk akal!</text:span></text:span><text:span text:style-name="T1"> Ini butuh terobosan besar di bidang ilmu material. </text:span></text:p>
              </text:list-item>
              <text:list-item>
                <text:p text:style-name="P205"><text:span text:style-name="Strong_20_Emphasis"><text:span text:style-name="T1">LSS 'Sempurna' (Closed-Loop Sejati):</text:span></text:span><text:span text:style-name="T1"> Sistem pendukung kehidupan yang ada sekarang (di ISS atau kapal selam) masih butuh suplai atau penggantian komponen dari luar secara berkala. Buat kota permanen, kita butuh sistem yang </text:span><text:span text:style-name="Strong_20_Emphasis"><text:span text:style-name="T1">benar-benar bisa mendaur ulang 100% udara dan air</text:span></text:span><text:span text:style-name="T1"> secara terus-menerus selama bertahun-tahun dengan tingkat keandalan mendekati sempurna dan minim input dari luar. </text:span></text:p>
              </text:list-item>
              <text:list-item>
                <text:p text:style-name="P205"><text:span text:style-name="Strong_20_Emphasis"><text:span text:style-name="T1">Sumber Energi Laut Dalam yang Andal &amp; Ekonomis:</text:span></text:span><text:span text:style-name="T1"> Teknologi kayak OTEC atau turbin arus laut itu potensial, tapi harus dibikin </text:span><text:span text:style-name="Strong_20_Emphasis"><text:span text:style-name="T1">jauh lebih efisien, tahan lama di lingkungan keras, dan biayanya lebih murah</text:span></text:span><text:span text:style-name="T1">. Atau, kalau mau pakai nuklir (SMR), harus ada jaminan </text:span><text:span text:style-name="Strong_20_Emphasis"><text:span text:style-name="T1">keamanan absolut</text:span></text:span><text:span text:style-name="T1"> dan solusi </text:span><text:span text:style-name="Strong_20_Emphasis"><text:span text:style-name="T1">penyimpanan limbah jangka panjang</text:span></text:span><text:span text:style-name="T1"> yang benar-benar aman buat lingkungan laut. </text:span></text:p>
              </text:list-item>
              <text:list-item>
                <text:p text:style-name="P205"><text:span text:style-name="Strong_20_Emphasis"><text:span text:style-name="T1">Robot Pekerja Super Mandiri &amp; Tangguh:</text:span></text:span><text:span text:style-name="T1"> Kita butuh robot yang nggak cuma bisa dikendalikan dari jauh (ROV), tapi </text:span><text:span text:style-name="Strong_20_Emphasis"><text:span text:style-name="T1">robot otonom (AUV) super pintar</text:span></text:span><text:span text:style-name="T1"> yang bisa </text:span><text:span text:style-name="Strong_20_Emphasis"><text:span text:style-name="T1">membangun struktur kompleks, melakukan perawatan rutin, bahkan memperbaiki kerusakan sendiri</text:span></text:span><text:span text:style-name="T1"> dengan sedikit atau tanpa bantuan manusia sama sekali di kedalaman ribuan meter. </text:span></text:p>
              </text:list-item>
              <text:list-item>
                <text:p text:style-name="P205"><text:span text:style-name="Strong_20_Emphasis"><text:span text:style-name="T1">Memahami Adaptasi Manusia Jangka Panjang:</text:span></text:span><text:span text:style-name="T1"> Gimana sih </text:span><text:span text:style-name="Strong_20_Emphasis"><text:span text:style-name="T1">dampak fisik dan psikologis</text:span></text:span><text:span text:style-name="T1"> kalau manusia hidup </text:span><text:span text:style-name="Strong_20_Emphasis"><text:span text:style-name="T1">permanen</text:span></text:span><text:span text:style-name="T1"> (berbulan-bulan, bertahun-tahun, seumur hidup?) di lingkungan buatan bawah tekanan? Apa ada efek jangka panjang yang belum kita ketahui? Ini perlu riset medis dan psikologis yang mendalam. </text:span></text:p>
              </text:list-item>
              <text:list-item>
                <text:p text:style-name="P83"><text:span text:style-name="Strong_20_Emphasis"><text:span text:style-name="T1">Mengenal 'Tetangga' Lebih Dekat (Ekologi Laut Dalam):</text:span></text:span><text:span text:style-name="T1"> Kita harus </text:span><text:span text:style-name="Strong_20_Emphasis"><text:span text:style-name="T1">jauh lebih paham</text:span></text:span><text:span text:style-name="T1"> tentang keanekaragaman hayati, fungsi ekosistem, dan kerapuhan laut dalam </text:span><text:span text:style-name="Strong_20_Emphasis"><text:span text:style-name="T1">sebelum</text:span></text:span><text:span text:style-name="T1"> kita berani membangun sesuatu yang masif di sana. Gimana cara meminimalkan dampak negatifnya? </text:span></text:p>
              </text:list-item>
            </text:list>
            <text:p text:style-name="Text_20_body"><text:soft-page-break/><text:span text:style-name="Strong_20_Emphasis"><text:span text:style-name="T1">Tahapan Menuju Mimpi (Kalau Jadi Dikejar):</text:span></text:span><text:span text:style-name="T1"> Mungkin prosesnya nggak langsung ujug-ujug bangun kota. Bisa jadi bertahap:</text:span></text:p>
            <text:list xml:id="list9124150755398054595" text:style-name="L90">
              <text:list-item>
                <text:p text:style-name="P206"><text:span text:style-name="Strong_20_Emphasis"><text:span text:style-name="T1">Tahap 1:</text:span></text:span><text:span text:style-name="T1"> Bangun </text:span><text:span text:style-name="Strong_20_Emphasis"><text:span text:style-name="T1">habitat riset permanen</text:span></text:span><text:span text:style-name="T1"> yang lebih besar, lebih dalam, dan lebih mandiri dari Aquarius buat ngumpulin data jangka panjang. </text:span></text:p>
              </text:list-item>
              <text:list-item>
                <text:p text:style-name="P206"><text:span text:style-name="Strong_20_Emphasis"><text:span text:style-name="T1">Tahap 2:</text:span></text:span><text:span text:style-name="T1"> Bikin </text:span><text:span text:style-name="Strong_20_Emphasis"><text:span text:style-name="T1">modul percontohan (pilot project)</text:span></text:span><text:span text:style-name="T1"> buat nguji teknologi kunci dalam skala lebih besar (misalnya, modul energi OTEC mandiri atau modul pertanian bawah laut skala industri). </text:span></text:p>
              </text:list-item>
              <text:list-item>
                <text:p text:style-name="P206"><text:span text:style-name="Strong_20_Emphasis"><text:span text:style-name="T1">Tahap 3:</text:span></text:span><text:span text:style-name="T1"> Kalau tahap 1 &amp; 2 sukses, baru mungkin coba bangun </text:span><text:span text:style-name="Strong_20_Emphasis"><text:span text:style-name="T1">koloni awal</text:span></text:span><text:span text:style-name="T1"> yang terdiri dari beberapa modul terhubung. </text:span></text:p>
              </text:list-item>
              <text:list-item>
                <text:p text:style-name="P84"><text:span text:style-name="Strong_20_Emphasis"><text:span text:style-name="T1">Tahap 4:</text:span></text:span><text:span text:style-name="T1"> Jika koloni awal berhasil bertahan dan berkembang, baru </text:span><text:span text:style-name="Strong_20_Emphasis"><text:span text:style-name="T1">diperluas secara modular</text:span></text:span><text:span text:style-name="T1"> sedikit demi sedikit. Tapi perlu diingat, tiap tahap ini aja udah butuh biaya, waktu, dan teknologi yang luar biasa! Ini proyek </text:span><text:span text:style-name="Strong_20_Emphasis"><text:span text:style-name="T1">multi-generasi</text:span></text:span><text:span text:style-name="T1">. </text:span></text:p>
              </text:list-item>
            </text:list>
            <text:p text:style-name="Text_20_body"><text:span text:style-name="Strong_20_Emphasis"><text:span text:style-name="T1">Intip Konsep Masa Depan</text:span></text:span><text:span text:style-name="T1"> Meskipun masih jauh, udah ada lho beberapa arsitek dan perusahaan yang berani 'bermimpi liar' dan bikin konsep desain kota bawah laut. Salah satu yang terkenal adalah </text:span><text:span text:style-name="Strong_20_Emphasis"><text:span text:style-name="T1">Ocean Spiral</text:span></text:span><text:span text:style-name="T1"> dari perusahaan konstruksi Jepang, Shimizu Corporation. Konsepnya ambisius banget: struktur spiral raksasa yang membentang dari permukaan sampai kedalaman 3.000-4.000 meter, dengan bola habitat besar di ujung bawahnya, dan memanfaatkan OTEC buat energi. Apakah bakal terwujud? Entahlah, tapi ini nunjukkin kalau imajinasi manusia terus bekerja!</text:span></text:p>
            <text:p text:style-name="Text_20_body"><text:span text:style-name="T1">Intinya, jalan menuju kota bawah laut itu masih </text:span><text:span text:style-name="Strong_20_Emphasis"><text:span text:style-name="T1">panjang, terjal, mahal, dan penuh tanda tanya</text:span></text:span><text:span text:style-name="T1">. Butuh kerja keras, inovasi tiada henti, dan mungkin kerja sama global. Tapi, terlepas dari jadi atau tidaknya kota bawah laut, usaha buat menguasai teknologi kelautan ini penting banget, terutama buat negara maritim besar kayak Indonesia, untuk bisa memahami dan memanfaatkan potensi laut kita secara lebih baik dan berkelanjutan di masa depan.</text:span></text:p>
            <text:p text:style-name="P1"/>
            <text:p text:style-name="Text_20_body"><text:span text:style-name="Strong_20_Emphasis"><text:span text:style-name="T1">(Tips Tambahan - Opsional):</text:span></text:span></text:p>
            <text:list xml:id="list2523926556121952241" text:style-name="L91">
              <text:list-item>
                <text:p text:style-name="P207"><text:span text:style-name="Strong_20_Emphasis"><text:span text:style-name="T1">Timeline Spekulatif:</text:span></text:span><text:span text:style-name="T1"> Buat infografis berupa timeline spekulatif yang menunjukkan perkiraan kasar kapan terobosan teknologi kunci (material baru, LSS sempurna, energi laut ekonomis, AI super </text:span><text:soft-page-break/><text:span text:style-name="T1">canggih) mungkin tercapai, dan kapan tahap-tahap pembangunan (habitat riset -&gt; pilot module -&gt; koloni awal) secara hipotetis bisa dimulai. Tekankan bahwa ini HANYA perkiraan kasar. </text:span></text:p>
              </text:list-item>
              <text:list-item>
                <text:p text:style-name="P85"><text:span text:style-name="Strong_20_Emphasis"><text:span text:style-name="T1">Kaitan dengan Eksplorasi Luar Angkasa:</text:span></text:span><text:span text:style-name="T1"> Tarik paralel antara tantangan teknologi untuk hidup di laut dalam dengan tantangan untuk hidup di Bulan atau Mars (LSS, energi mandiri, robotika, isolasi). Seringkali teknologinya saling berkaitan atau bisa saling menginspirasi. </text:span></text:p>
              </text:list-item>
            </text:list>
            <text:p text:style-name="Text_20_body"><text:span text:style-name="Strong_20_Emphasis"><text:span text:style-name="T1">(Prompt Gambar Ilustrasi - Opsional):</text:span></text:span><text:span text:style-name="T1"> </text:span><text:span text:style-name="Source_20_Text"><text:span text:style-name="T1">Prompt: Ilustrasi konsep yang menunjukkan 'Peta Jalan' atau tahapan menuju kota bawah laut. Bisa berupa gambar panah berkelok-kelok dari kiri ke kanan. Di kiri, ada gambar habitat kecil seperti Aquarius (label: "Habitat Riset Awal"). Di tengah, ada gambar modul percontohan yang lebih besar (label: "Pilot Project Teknologi"). Lebih ke kanan lagi, ada gambar beberapa modul terhubung membentuk koloni awal (label: "Koloni Awal"). Paling kanan, ada siluet kota bawah laut yang lebih besar dan kompleks (label: "Kota Masa Depan?"). Di sepanjang panah, ada ikon-ikon kecil merepresentasikan R&amp;D kunci yang dibutuhkan (ikon material, LSS, energi, robot). Beri judul: "Jalan Panjang Menuju Dasar Laut". Gaya visual futuristik dan informatif.</text:span></text:span></text:p>
            <text:p text:style-name="P1"/>
            <text:p text:style-name="P108">Silakan berikan perintah "YAX" atau "next" jika Anda ingin saya melanjutkan ke prompt berikutnya (Prompt Isi Subbab 6.3).</text:p>
          </text:section>
          <text:section text:style-name="Sect1" text:name="feedback-form-38">
            <text:p text:style-name="P231"/>
          </text:section>
        </text:section>
        <text:section text:style-name="Sect1" text:name="d3ecc8dd2fe8c546">
          <text:p text:style-name="P108"/>
          <text:section text:style-name="Sect1" text:name="user-query-content-39">
            <text:p text:style-name="P245">yax </text:p>
          </text:section>
          <text:p text:style-name="P231">Tampilkan alur berpikir</text:p>
          <text:section text:style-name="Sect2" text:name="model-response-message-contentr_d3ecc8dd2fe8c546">
            <text:p text:style-name="Text_20_body"><text:span text:style-name="T1">Oke, inilah momen yang ditunggu-tunggu! Setelah semua penjelajahan kita, saatnya mencoba menjawab: jadi, kota bawah laut ini... </text:span><text:span text:style-name="Strong_20_Emphasis"><text:span text:style-name="T1">NYATA atau FANTASI?</text:span></text:span></text:p>
            <text:p text:style-name="Text_20_body"><text:span text:style-name="Strong_20_Emphasis"><text:span text:style-name="T1">Jawaban untuk Prompt Isi Subbab 6.3:</text:span></text:span></text:p>
            <text:p text:style-name="Text_20_body"><text:span text:style-name="Strong_20_Emphasis"><text:span text:style-name="T1">(Teks Isi Subbab 6.3: Vonis Akhir: Menimbang Potensi dan Tantangan)</text:span></text:span></text:p>
            <text:p text:style-name="P108">Kita sudah menyelam jauh ke dalam ide kota bawah laut ini. Kita udah lihat kilauan mimpinya yang memikat, tapi juga udah ngerasain 'dinginnya' <text:soft-page-break/>tantangan nyata yang menghadang. Sekarang, mari kita kumpulkan semua pro dan kontranya buat mencoba menarik sebuah kesimpulan.</text:p>
            <text:p text:style-name="Text_20_body"><text:span text:style-name="Strong_20_Emphasis"><text:span text:style-name="T1">Kenapa Ide Ini Begitu Menggoda? (Potensi &amp; Daya Tarik)</text:span></text:span><text:span text:style-name="T1"> Harus diakui, ide ini punya daya tarik yang kuat banget karena:</text:span></text:p>
            <text:list xml:id="list6368459727718297790" text:style-name="L92">
              <text:list-item>
                <text:p text:style-name="P208"><text:span text:style-name="Strong_20_Emphasis"><text:span text:style-name="T1">Potensi Sumber Daya:</text:span></text:span><text:span text:style-name="T1"> Laut dalam mungkin menyimpan mineral, energi, atau senyawa biologi yang bisa jadi kunci buat masa depan kita. </text:span></text:p>
              </text:list-item>
              <text:list-item>
                <text:p text:style-name="P208"><text:span text:style-name="Strong_20_Emphasis"><text:span text:style-name="T1">Ruang Baru:</text:span></text:span><text:span text:style-name="T1"> Di tengah planet yang makin padat, laut menawarkan ruang yang (secara teori) bisa dimanfaatkan. </text:span></text:p>
              </text:list-item>
              <text:list-item>
                <text:p text:style-name="P208"><text:span text:style-name="Strong_20_Emphasis"><text:span text:style-name="T1">Ladang Penemuan:</text:span></text:span><text:span text:style-name="T1"> Laut dalam adalah </text:span><text:span text:style-name="Emphasis"><text:span text:style-name="T1">frontier</text:span></text:span><text:span text:style-name="T1"> terakhir di Bumi, penuh misteri ilmiah yang menunggu diungkap. </text:span></text:p>
              </text:list-item>
              <text:list-item>
                <text:p text:style-name="P208"><text:span text:style-name="Strong_20_Emphasis"><text:span text:style-name="T1">Pendorong Inovasi:</text:span></text:span><text:span text:style-name="T1"> Mengejar mimpi segila ini pasti akan mendorong lahirnya teknologi-teknologi baru yang mungkin berguna juga buat kehidupan di darat. </text:span></text:p>
              </text:list-item>
              <text:list-item>
                <text:p text:style-name="P86"><text:span text:style-name="Strong_20_Emphasis"><text:span text:style-name="T1">Sifat Dasar Manusia:</text:span></text:span><text:span text:style-name="T1"> Keinginan buat menjelajah tempat baru, menaklukkan tantangan, dan melampaui batas – itu udah ada dalam DNA kita sebagai manusia. </text:span></text:p>
              </text:list-item>
            </text:list>
            <text:p text:style-name="Text_20_body"><text:span text:style-name="Strong_20_Emphasis"><text:span text:style-name="T1">Tapi, Kenapa Ini Super Sulit? (Tantangan &amp; Risiko)</text:span></text:span><text:span text:style-name="T1"> Di sisi lain, tembok penghalangnya juga menjulang tinggi banget:</text:span></text:p>
            <text:list xml:id="list7657459714996124659" text:style-name="L93">
              <text:list-item>
                <text:p text:style-name="P209"><text:span text:style-name="Strong_20_Emphasis"><text:span text:style-name="T1">Lingkungan Brutal:</text:span></text:span><text:span text:style-name="T1"> Tekanan penghancur, kegelapan abadi, suhu beku, dan dasar laut yang penuh bahaya geologis. Alam bawah laut itu nggak ramah sama sekali buat kita. </text:span></text:p>
              </text:list-item>
              <text:list-item>
                <text:p text:style-name="P209"><text:span text:style-name="Strong_20_Emphasis"><text:span text:style-name="T1">Biaya Luar Biasa Mahal:</text:span></text:span><text:span text:style-name="T1"> Angkanya mungkin mencapai kuadriliunan rupiah! Siapa yang mau dan mampu bayar? Apakah sepadan? </text:span></text:p>
              </text:list-item>
              <text:list-item>
                <text:p text:style-name="P209"><text:span text:style-name="Strong_20_Emphasis"><text:span text:style-name="T1">Risiko Kerusakan Lingkungan:</text:span></text:span><text:span text:style-name="T1"> Kita bisa menghancurkan ekosistem unik dan rapuh yang belum kita pahami sepenuhnya. </text:span></text:p>
              </text:list-item>
              <text:list-item>
                <text:p text:style-name="P209"><text:span text:style-name="Strong_20_Emphasis"><text:span text:style-name="T1">Dilema Etika &amp; Keadilan:</text:span></text:span><text:span text:style-name="T1"> Buat siapa kota ini? Adilkah menghabiskan sumber daya sebesar itu? Pantaskah kita 'menginvasi' laut dalam? </text:span></text:p>
              </text:list-item>
              <text:list-item>
                <text:p text:style-name="P87"><text:span text:style-name="Strong_20_Emphasis"><text:span text:style-name="T1">Bahaya Keselamatan:</text:span></text:span><text:span text:style-name="T1"> Risiko kegagalan teknologi, bencana alam, atau kecelakaan bisa berakibat fatal dan proses penyelamatannya super sulit. </text:span></text:p>
              </text:list-item>
            </text:list>
            <text:p text:style-name="Text_20_body"><text:span text:style-name="Strong_20_Emphasis"><text:span text:style-name="T1">Jadi, Apa 'Vonis'-nya? (Kesimpulan Berimbang)</text:span></text:span><text:span text:style-name="T1"> Jawabannya... </text:span><text:span text:style-name="Strong_20_Emphasis"><text:span text:style-name="T1">nggak sederhana</text:span></text:span><text:span text:style-name="T1">. Nggak ada jawaban 'YA, pasti jadi!' atau 'TIDAK, mustahil!' yang </text:span><text:soft-page-break/><text:span text:style-name="T1">mutlak. Kesimpulan yang paling jujur mungkin seperti ini:</text:span></text:p>
            <text:list xml:id="list7365268362257556730" text:style-name="L94">
              <text:list-item>
                <text:p text:style-name="P88"><text:span text:style-name="Strong_20_Emphasis"><text:span text:style-name="T1">Secara TEKNOLOGI:</text:span></text:span><text:span text:style-name="T1"> Dengan kemauan keras, investasi masif, dan waktu yang </text:span><text:span text:style-name="Strong_20_Emphasis"><text:span text:style-name="T1">sangat panjang (mungkin satu atau dua abad lagi, atau lebih!)</text:span></text:span><text:span text:style-name="T1">, BISA JADI banyak tantangan rekayasa (bangunan tahan tekanan, LSS canggih, energi mandiri) itu </text:span><text:span text:style-name="Strong_20_Emphasis"><text:span text:style-name="T1">bisa dipecahkan</text:span></text:span><text:span text:style-name="T1">. Kecerdasan dan kegigihan manusia itu luar biasa. Jadi, dari sudut pandang </text:span><text:span text:style-name="Emphasis"><text:span text:style-name="T1">kemungkinan teknis</text:span></text:span><text:span text:style-name="T1"> di masa depan yang sangat jauh, mungkin ini </text:span><text:span text:style-name="Strong_20_Emphasis"><text:span text:style-name="T1">bukan fantasi murni</text:span></text:span><text:span text:style-name="T1">.</text:span></text:p>
              </text:list-item>
              <text:list-item>
                <text:p text:style-name="P88"><text:span text:style-name="Strong_20_Emphasis"><text:span text:style-name="T1">TAPI... (Ini 'Tapi' yang Besar):</text:span></text:span><text:span text:style-name="T1"> Hambatan </text:span><text:span text:style-name="Strong_20_Emphasis"><text:span text:style-name="T1">PRAKTIS (terutama biaya), LINGKUNGAN, dan ETIKA</text:span></text:span><text:span text:style-name="T1"> itu mungkin </text:span><text:span text:style-name="Strong_20_Emphasis"><text:span text:style-name="T1">jauh lebih sulit diatasi</text:span></text:span><text:span text:style-name="T1"> daripada tantangan teknologinya. Pertanyaan </text:span><text:span text:style-name="Strong_20_Emphasis"><text:span text:style-name="T1">"Haruskah kita melakukannya?"</text:span></text:span><text:span text:style-name="T1"> dan </text:span><text:span text:style-name="Strong_20_Emphasis"><text:span text:style-name="T1">"Apakah ini cara terbaik?"</text:span></text:span><text:span text:style-name="T1"> mungkin akan terus membayangi, bahkan jika teknologinya sudah memungkinkan. Apakah kita benar-benar </text:span><text:span text:style-name="Emphasis"><text:span text:style-name="T1">perlu</text:span></text:span><text:span text:style-name="T1"> mengirim manusia untuk </text:span><text:span text:style-name="Emphasis"><text:span text:style-name="T1">tinggal permanen</text:span></text:span><text:span text:style-name="T1"> di lingkungan seekstrem itu, ataukah </text:span><text:span text:style-name="Strong_20_Emphasis"><text:span text:style-name="T1">eksplorasi dan pemanfaatan sumber daya (jika memang diperlukan dan dilakukan secara bertanggung jawab) lebih efisien dan aman dilakukan oleh robot-robot canggih?</text:span></text:span><text:span text:style-name="T1"> Jawaban untuk pertanyaan ini mungkin </text:span><text:span text:style-name="Strong_20_Emphasis"><text:span text:style-name="T1">TIDAK</text:span></text:span><text:span text:style-name="T1">, atau setidaknya </text:span><text:span text:style-name="Strong_20_Emphasis"><text:span text:style-name="T1">BELUM TENTU</text:span></text:span><text:span text:style-name="T1">.</text:span></text:p>
              </text:list-item>
            </text:list>
            <text:p text:style-name="Text_20_body"><text:span text:style-name="Strong_20_Emphasis"><text:span text:style-name="T1">Skala Waktu &amp; Kompleksitas</text:span></text:span><text:span text:style-name="T1"> Yang jelas, ini </text:span><text:span text:style-name="Strong_20_Emphasis"><text:span text:style-name="T1">bukan proyek untuk generasi kita, atau mungkin bahkan generasi anak-cucu kita</text:span></text:span><text:span text:style-name="T1">. Kalaupun suatu saat terwujud dalam skala besar, itu mungkin masih </text:span><text:span text:style-name="Strong_20_Emphasis"><text:span text:style-name="T1">berabad-abad lagi</text:span></text:span><text:span text:style-name="T1"> di masa depan. Atau, bisa jadi, setelah ditimbang-timbang, umat manusia memutuskan bahwa biaya dan risikonya terlalu besar, dan mimpi kota bawah laut ini akan </text:span><text:span text:style-name="Strong_20_Emphasis"><text:span text:style-name="T1">lebih baik tetap ada di ranah fiksi ilmiah</text:span></text:span><text:span text:style-name="T1"> – sebagai sumber inspirasi dan pengingat akan keajaiban sekaligus 'keganasan' lautan kita.</text:span></text:p>
            <text:p text:style-name="Text_20_body"><text:span text:style-name="T1">Jadi, </text:span><text:span text:style-name="Strong_20_Emphasis"><text:span text:style-name="T1">NYATA atau FANTASI?</text:span></text:span><text:span text:style-name="T1"> Jawabannya masih </text:span><text:span text:style-name="Strong_20_Emphasis"><text:span text:style-name="T1">mengambang di antara keduanya</text:span></text:span><text:span text:style-name="T1">, penuh dengan kompleksitas, ketidakpastian, dan perdebatan yang akan terus berlanjut seiring perkembangan zaman, teknologi, dan kesadaran kita sebagai penghuni planet Bumi.</text:span></text:p>
            <text:p text:style-name="P1"/>
            <text:p text:style-name="Text_20_body"><text:span text:style-name="Strong_20_Emphasis"><text:span text:style-name="T1">(Tips Tambahan - Opsional):</text:span></text:span></text:p>
            <text:list xml:id="list6516468658669212370" text:style-name="L95">
              <text:list-item>
                <text:p text:style-name="P210"><text:soft-page-break/><text:span text:style-name="Strong_20_Emphasis"><text:span text:style-name="T1">Tabel Pro/Kontra:</text:span></text:span><text:span text:style-name="T1"> Buat tabel ringkasan sederhana yang memuat poin-poin utama argumen Pro dan Kontra yang telah dibahas di seluruh buku untuk membantu pembaca melihat gambaran besarnya secara berdampingan. </text:span></text:p>
              </text:list-item>
              <text:list-item>
                <text:p text:style-name="P89"><text:span text:style-name="Strong_20_Emphasis"><text:span text:style-name="T1">Penutup yang Merangsang Diskusi:</text:span></text:span><text:span text:style-name="T1"> Akhiri subbab ini dengan pertanyaan terbuka untuk pembaca, misalnya: "Setelah menimbang semua ini, bagaimana menurutmu? Apakah kamu lebih condong ke 'Nyata' atau 'Fantasi'? Mengapa?" </text:span></text:p>
              </text:list-item>
            </text:list>
            <text:p text:style-name="Text_20_body"><text:span text:style-name="Strong_20_Emphasis"><text:span text:style-name="T1">(Prompt Gambar Ilustrasi - Opsional):</text:span></text:span><text:span text:style-name="T1"> </text:span><text:span text:style-name="Source_20_Text"><text:span text:style-name="T1">Prompt: Ilustrasi konsep yang menggambarkan persimpangan jalan atau tanda tanya raksasa di dasar laut. Di satu arah jalan, terlihat siluet kota bawah laut yang megah namun tampak jauh dan sedikit buram (arah 'Nyata - Masa Depan Jauh?'). Di arah lain, terlihat robot-robot bawah air canggih sedang melakukan eksplorasi atau mengambil sampel (arah 'Eksplorasi Robotik - Lebih Realistis?'). Di persimpangan, ada siluet manusia yang sedang berpikir/merenung. Judul: "Persimpangan Masa Depan Laut Dalam". Gaya visual reflektif dan sedikit filosofis.</text:span></text:span></text:p>
            <text:p text:style-name="P1"/>
            <text:p text:style-name="P108">Silakan berikan perintah "YAX" atau "next" jika Anda ingin saya melanjutkan ke prompt berikutnya (Prompt Isi Subbab 6.4).</text:p>
          </text:section>
          <text:section text:style-name="Sect1" text:name="feedback-form-39">
            <text:p text:style-name="P231"/>
          </text:section>
        </text:section>
        <text:section text:style-name="Sect1" text:name="df4ab2eeaa4abc59">
          <text:p text:style-name="P108"/>
          <text:section text:style-name="Sect1" text:name="user-query-content-40">
            <text:p text:style-name="P245">yax </text:p>
          </text:section>
          <text:p text:style-name="P231">Tampilkan alur berpikir</text:p>
          <text:section text:style-name="Sect2" text:name="model-response-message-contentr_df4ab2eeaa4abc59">
            <text:p text:style-name="P108">Baiklah, ini dia bagian terakhir dari inti buku kita, pesan khusus buat kamu!</text:p>
            <text:p text:style-name="Text_20_body"><text:span text:style-name="Strong_20_Emphasis"><text:span text:style-name="T1">Jawaban untuk Prompt Isi Subbab 6.4:</text:span></text:span></text:p>
            <text:p text:style-name="Text_20_body"><text:span text:style-name="Strong_20_Emphasis"><text:span text:style-name="T1">(Teks Isi Subbab 6.4: Kamu adalah Masa Depan: Peran Generasi Muda)</text:span></text:span></text:p>
            <text:p text:style-name="P108">Nah, Sobat Laut Dalam, kita udah sampai di ujung petualangan kata-kata ini. Buku ini mungkin akan segera kamu tutup, tapi pertanyaan, ide, dan mimpi tentang lautan luas di luar sana... semoga baru saja terbuka lebar di pikiranmu!</text:p>
            <text:p text:style-name="Text_20_body"><text:span text:style-name="T1">Kenapa? Karena </text:span><text:span text:style-name="Strong_20_Emphasis"><text:span text:style-name="T1">KAMU dan generasi kalianlah</text:span></text:span><text:span text:style-name="T1"> yang memegang kunci </text:span><text:soft-page-break/><text:span text:style-name="T1">masa depan planet ini, termasuk masa depan samudra kita yang luar biasa. Semua pertanyaan besar yang kita bahas – mungkinkah bangun kota bawah laut? pantaskah? bagaimana caranya? – itu bukan cuma buat direnungkan, tapi mungkin akan jadi tantangan nyata yang harus kalian hadapi dan cari jawabannya di tahun-tahun mendatang. Tongkat estafet eksplorasi dan tanggung jawab kini ada di tangan kalian!</text:span></text:p>
            <text:p text:style-name="P108">Gimana caranya biar siap?</text:p>
            <text:list xml:id="list7637395039816190314" text:style-name="L96">
              <text:list-item>
                <text:p text:style-name="P211"><text:span text:style-name="Strong_20_Emphasis"><text:span text:style-name="T1">Terus Belajar &amp; Kepo Sama Sains (STEM):</text:span></text:span><text:span text:style-name="T1"> Jangan pernah berhenti bertanya 'kenapa' dan 'bagaimana'. Dunia </text:span><text:span text:style-name="Strong_20_Emphasis"><text:span text:style-name="T1">Sains, Teknologi, Rekayasa (Engineering), dan Matematika (STEM)</text:span></text:span><text:span text:style-name="T1"> itu keren banget! Di situlah 'alat-alat' buat memahami alam semesta dan menciptakan solusi buat masa depan tersimpan. Siapa tahu, kamu nanti jadi ahli robotika bawah air yang bikin robot super canggih, ahli biologi laut yang nemuin spesies baru di palung terdalam, insinyur material yang ciptain bahan anti-remuk, atau arsitek visioner yang rancang habitat ramah lingkungan. Apalagi buat kita di </text:span><text:span text:style-name="Strong_20_Emphasis"><text:span text:style-name="T1">Indonesia</text:span></text:span><text:span text:style-name="T1">, negara maritim terbesar di dunia, ahli-ahli kelautan itu penting banget buat kemajuan bangsa! </text:span></text:p>
              </text:list-item>
              <text:list-item>
                <text:p text:style-name="P211"><text:span text:style-name="Strong_20_Emphasis"><text:span text:style-name="T1">Jangan Takut Bermimpi, Tapi Tetap Kritis:</text:span></text:span><text:span text:style-name="T1"> Ingat kan Bab 1? Semua penemuan hebat seringkali berawal dari </text:span><text:span text:style-name="Strong_20_Emphasis"><text:span text:style-name="T1">imajinasi</text:span></text:span><text:span text:style-name="T1"> dan </text:span><text:span text:style-name="Strong_20_Emphasis"><text:span text:style-name="T1">mimpi 'gila'</text:span></text:span><text:span text:style-name="T1">. Jadi, jangan takut buat punya ide-ide besar! Tapi, ingat juga Bab 5, selalu sertai imajinasimu dengan </text:span><text:span text:style-name="Strong_20_Emphasis"><text:span text:style-name="T1">pemikiran kritis</text:span></text:span><text:span text:style-name="T1">. Pikirkan dampaknya, pertimbangkan konsekuensinya, tanya terus 'apakah ini baik?', 'apakah ini adil?'. Kreativitas dan tanggung jawab harus jalan bareng. </text:span></text:p>
              </text:list-item>
              <text:list-item>
                <text:p text:style-name="P90"><text:span text:style-name="Strong_20_Emphasis"><text:span text:style-name="T1">Jadi Penjaga Lautan Kita (Ini Wajib!):</text:span></text:span><text:span text:style-name="T1"> Terlepas dari apakah kota bawah laut itu bakal jadi nyata atau cuma fantasi selamanya, satu hal yang pasti: </text:span><text:span text:style-name="Strong_20_Emphasis"><text:span text:style-name="T1">lautan kita butuh pertolongan kita SEKARANG!</text:span></text:span><text:span text:style-name="T1"> Lautan yang memberi kita oksigen, mengatur iklim, dan jadi rumah bagi kehidupan luar biasa itu sedang menghadapi banyak ancaman: polusi plastik, penangkapan ikan berlebihan, kerusakan terumbu karang, perubahan iklim. Semoga setelah tahu sedikit tentang keajaiban dan kerapuhan laut dalam dari buku ini, rasa </text:span><text:span text:style-name="Strong_20_Emphasis"><text:span text:style-name="T1">cinta dan kepedulianmu</text:span></text:span><text:span text:style-name="T1"> pada laut semakin besar. Mulai dari hal kecil di sekitarmu, jadilah bagian dari solusi buat menjaga kesehatan 'paru-paru biru' planet </text:span><text:soft-page-break/><text:span text:style-name="T1">kita. </text:span></text:p>
              </text:list-item>
            </text:list>
            <text:p text:style-name="Text_20_body"><text:span text:style-name="T1">Masa depan itu seperti lautan yang belum terpetakan – penuh kemungkinan, tantangan, sekaligus harapan. Buku ini hanyalah secuil peta awal. </text:span><text:span text:style-name="Strong_20_Emphasis"><text:span text:style-name="T1">Kalianlah para navigatornya.</text:span></text:span><text:span text:style-name="T1"> Ide-ide kalian, semangat kalian, dan aksi nyata kalianlah yang akan menentukan ke mana arah pelayaran umat manusia selanjutnya, termasuk bagaimana hubungan kita dengan dunia bawah air yang misterius itu.</text:span></text:p>
            <text:p text:style-name="P108">Teruslah bertanya, teruslah belajar, teruslah bermimpi, dan teruslah peduli. Siapa tahu, langkah kecilmu hari ini adalah awal dari lompatan besar bagi masa depan!</text:p>
            <text:p text:style-name="P1"/>
            <text:p text:style-name="Text_20_body"><text:span text:style-name="Strong_20_Emphasis"><text:span text:style-name="T1">(Tips Tambahan - Opsional):</text:span></text:span></text:p>
            <text:list xml:id="list7400275393155391813" text:style-name="L97">
              <text:list-item>
                <text:p text:style-name="P212"><text:span text:style-name="Strong_20_Emphasis"><text:span text:style-name="T1">Daftar Sumber Belajar Lanjutan:</text:span></text:span><text:span text:style-name="T1"> Di bagian akhir buku (setelah Penutup), sediakan daftar website, akun media sosial, kanal YouTube, atau buku/majalah sains populer yang relevan dan ramah remaja untuk mereka yang ingin tahu lebih banyak tentang laut dalam, teknologi kelautan, atau isu lingkungan laut. </text:span></text:p>
              </text:list-item>
              <text:list-item>
                <text:p text:style-name="P91"><text:span text:style-name="Strong_20_Emphasis"><text:span text:style-name="T1">Kontes Ide/Esai:</text:span></text:span><text:span text:style-name="T1"> Jika buku ini terkait dengan event atau program, bisa diadakan kontes ide atau esai singkat bertema "Masa Depan Eksplorasi Laut Dalam Versi Aku" untuk mendorong kreativitas pembaca. </text:span></text:p>
              </text:list-item>
            </text:list>
            <text:p text:style-name="Text_20_body"><text:span text:style-name="Strong_20_Emphasis"><text:span text:style-name="T1">(Prompt Gambar Ilustrasi - Opsional):</text:span></text:span><text:span text:style-name="T1"> </text:span><text:span text:style-name="Source_20_Text"><text:span text:style-name="T1">Prompt: Ilustrasi digital yang inspiratif dan penuh harapan. Menampilkan sekelompok remaja (beragam etnis, termasuk representasi Indonesia) berdiri di tepi pantai atau dermaga, menatap ke arah lautan luas saat matahari terbit/terbenam. Di atas kepala mereka, di langit atau di dalam 'gelembung pikiran', terlihat berbagai ikon yang merepresentasikan masa depan: ikon robot bawah air, ikon struktur habitat futuristik, ikon DNA (bioteknologi laut), ikon panel surya/turbin arus (energi terbarukan), dan ikon Bumi yang bersih dan sehat. Palet warna cerah dan optimis. Judul atau tagline: "Masa Depan di Tangan Kalian!". Aspect ratio 16:9.</text:span></text:span></text:p>
            <text:p text:style-name="P1"/>
            <text:p text:style-name="P108">Silakan berikan perintah "YAX" atau "next" jika Anda ingin saya melanjutkan <text:soft-page-break/>ke prompt berikutnya (Prompt untuk Penutup).</text:p>
          </text:section>
          <text:section text:style-name="Sect1" text:name="feedback-form-40">
            <text:p text:style-name="P231"/>
          </text:section>
        </text:section>
        <text:section text:style-name="Sect1" text:name="a42b3fd6d57db647">
          <text:p text:style-name="P108"/>
          <text:section text:style-name="Sect1" text:name="user-query-content-41">
            <text:p text:style-name="P245">yax </text:p>
          </text:section>
          <text:p text:style-name="P231">Tampilkan alur berpikir</text:p>
          <text:section text:style-name="Sect2" text:name="model-response-message-contentr_a42b3fd6d57db647">
            <text:p text:style-name="P108">Baik, ini adalah bagian penutup dari perjalanan kita.</text:p>
            <text:p text:style-name="Text_20_body"><text:span text:style-name="Strong_20_Emphasis"><text:span text:style-name="T1">Jawaban untuk Prompt Penutup:</text:span></text:span></text:p>
            <text:p text:style-name="Text_20_body"><text:span text:style-name="Strong_20_Emphasis"><text:span text:style-name="T1">(Teks Penutup: Menatap Cakrawala Biru)</text:span></text:span></text:p>
            <text:p text:style-name="P108">Dan, sampailah kita di akhir penjelajahan kita tentang dunia bawah laut yang penuh misteri dan ambisi. Kita telah bersama-sama menyelami mimpi tentang kota di bawah gelombang, berhadapan langsung dengan tantangan alam yang seolah mustahil ditaklukkan, mengintip kecerdasan teknologi masa depan, membayangkan denyut kehidupan yang berbeda di kedalaman, hingga akhirnya merenungkan harga mahal sebuah impian.</text:p>
            <text:p text:style-name="Text_20_body"><text:span text:style-name="T1">Pertanyaan </text:span><text:span text:style-name="Strong_20_Emphasis"><text:span text:style-name="T1">"Nyata atau Fantasi?"</text:span></text:span><text:span text:style-name="T1"> yang menemani kita sejak awal, kini mungkin terasa punya jawaban yang jauh lebih kaya, lebih berwarna, namun juga lebih kompleks daripada sekadar 'ya' atau 'tidak'. Mungkin, nilai terbesarnya bukanlah pada jawaban akhir itu sendiri, tapi pada proses kita bertanya, belajar, dan membuka wawasan tentang batas kemampuan, keterbatasan, sekaligus tanggung jawab kita sebagai manusia di planet biru ini.</text:span></text:p>
            <text:p text:style-name="Text_20_body"><text:span text:style-name="T1">Pada akhirnya, terlepas dari apakah suatu hari nanti kubah-kubah kota benar-benar akan berdiri tegak di dasar samudra terdalam, satu hal yang pasti: </text:span><text:span text:style-name="Strong_20_Emphasis"><text:span text:style-name="T1">lautan luas di hadapan kita akan selalu ada</text:span></text:span><text:span text:style-name="T1">. Ia adalah 'tetangga' raksasa kita yang menyimpan keajaiban tak terhingga, ekosistem yang rapuh namun menakjubkan, serta potensi yang belum sepenuhnya kita pahami.</text:span></text:p>
            <text:p text:style-name="Text_20_body"><text:span text:style-name="T1">Maka, teruslah </text:span><text:span text:style-name="Strong_20_Emphasis"><text:span text:style-name="T1">menatap cakrawala biru</text:span></text:span><text:span text:style-name="T1"> itu. Bukan hanya dengan imajinasi liar tentang kota futuristik, tapi juga dengan rasa ingin tahu yang tulus, kekaguman yang mendalam, dan yang terpenting, dengan tekad kuat untuk menjaga dan menghargai dunia bawah air yang luar biasa ini. Karena di sanalah, di kedalaman biru yang sunyi itu, mungkin masih tersimpan banyak kunci jawaban tentang masa lalu, masa kini, dan masa depan kita bersama </text:span><text:soft-page-break/><text:span text:style-name="T1">di Bumi ini.</text:span></text:p>
            <text:p text:style-name="P108">Terima kasih sudah ikut menyelam dalam petualangan ini!</text:p>
            <text:p text:style-name="P1"/>
            <text:p text:style-name="Text_20_body"><text:span text:style-name="Strong_20_Emphasis"><text:span text:style-name="T1">(Tips Tambahan - Opsional):</text:span></text:span></text:p>
            <text:list xml:id="list5563777333097470505" text:style-name="L98">
              <text:list-item>
                <text:p text:style-name="P213"><text:span text:style-name="Strong_20_Emphasis"><text:span text:style-name="T1">Desain Halaman Penutup:</text:span></text:span><text:span text:style-name="T1"> Buat desain halaman terakhir ini spesial. Mungkin dengan latar belakang gambar lautan yang tenang dan indah, atau siluet cakrawala laut saat senja/fajar. Gunakan font yang sedikit berbeda atau lebih elegan untuk teks penutup ini. </text:span></text:p>
              </text:list-item>
              <text:list-item>
                <text:p text:style-name="P92"><text:span text:style-name="Strong_20_Emphasis"><text:span text:style-name="T1">QR Code/Tautan:</text:span></text:span><text:span text:style-name="T1"> Di halaman setelah penutup (sebelum Glosarium/Referensi), bisa ditambahkan QR Code atau tautan ke website/media sosial penulis atau penerbit, atau ke sumber informasi kelautan terpercaya lainnya. </text:span></text:p>
              </text:list-item>
            </text:list>
            <text:p text:style-name="Text_20_body"><text:span text:style-name="Strong_20_Emphasis"><text:span text:style-name="T1">(Prompt Gambar Ilustrasi - Opsional):</text:span></text:span><text:span text:style-name="T1"> </text:span><text:span text:style-name="Source_20_Text"><text:span text:style-name="T1">Prompt: Ilustrasi halaman penuh (full-page) sebagai penutup visual buku. Menampilkan pemandangan laut yang tenang saat matahari terbenam atau terbit di cakrawala. Fokus pada keindahan gradasi warna langit dan pantulannya di permukaan air yang luas dan damai. Mungkin ada siluet kecil sebuah perahu layar atau seekor lumba-lumba melompat di kejauhan untuk menambah elemen kehidupan. Tidak ada teks kecuali mungkin judul bagian "Penutup" atau kutipan singkat tentang lautan di bagian bawah halaman. Gaya visual indah, tenang, dan reflektif. Aspect ratio sesuai halaman buku (misal: 2:3 atau sesuai layout).</text:span></text:span></text:p>
            <text:p text:style-name="P1"/>
            <text:p text:style-name="P108">Ini adalah jawaban untuk prompt terakhir dari inti buku. Selanjutnya, jika Anda ingin membuat prompt untuk bagian tambahan seperti Glosarium, Sumber Bacaan, atau Indeks, silakan beri tahu saya.</text:p>
          </text:section>
          <text:section text:style-name="Sect1" text:name="feedback-form-41">
            <text:p text:style-name="P231"/>
          </text:section>
        </text:section>
        <text:section text:style-name="Sect1" text:name="bf4b961625bcdaa5">
          <text:p text:style-name="P108"/>
          <text:section text:style-name="Sect1" text:name="user-query-content-42">
            <text:p text:style-name="P245">buat glosarium </text:p>
          </text:section>
          <text:p text:style-name="P231">Tampilkan alur berpikir</text:p>
          <text:section text:style-name="Sect2" text:name="model-response-message-contentr_bf4b961625bcdaa5">
            <text:p text:style-name="Text_20_body"><text:span text:style-name="T1">Oke, sekarang kita buat panduan (prompt) untuk menyusun </text:span><text:span text:style-name="Strong_20_Emphasis"><text:span text:style-name="T1">Glosarium</text:span></text:span><text:span text:style-name="T1"> buku ini. Glosarium sangat penting agar pembaca remaja tidak bingung dengan istilah-istilah ilmiah atau teknis yang mungkin baru mereka dengar.</text:span></text:p>
            <text:p text:style-name="P1"><text:soft-page-break/></text:p>
            <text:p text:style-name="Text_20_body"><text:span text:style-name="Strong_20_Emphasis"><text:span text:style-name="T1">Prompt untuk Pembuatan Glosarium:</text:span></text:span></text:p>
            <text:p text:style-name="Text_20_body"><text:span text:style-name="Strong_20_Emphasis"><text:span text:style-name="T1">Tujuan:</text:span></text:span><text:span text:style-name="T1"> Membuat daftar istilah penting (Glosarium) yang muncul dalam buku "Kota di Bawah Laut: Nyata atau Fantasi?", beserta definisinya yang </text:span><text:span text:style-name="Strong_20_Emphasis"><text:span text:style-name="T1">singkat, jelas, dan mudah dipahami</text:span></text:span><text:span text:style-name="T1"> oleh target pembaca remaja (usia 13-22 tahun).</text:span></text:p>
            <text:p text:style-name="Text_20_body"><text:span text:style-name="Strong_20_Emphasis"><text:span text:style-name="T1">Instruksi:</text:span></text:span></text:p>
            <text:list xml:id="list275001688645406727" text:style-name="L99">
              <text:list-item>
                <text:p text:style-name="P214"><text:span text:style-name="Strong_20_Emphasis"><text:span text:style-name="T1">Pilih Istilah Kunci:</text:span></text:span><text:span text:style-name="T1"> Identifikasi istilah-istilah ilmiah, teknis, atau konsep penting yang digunakan di seluruh bab buku yang mungkin tidak familiar bagi pembaca remaja. </text:span></text:p>
              </text:list-item>
              <text:list-item>
                <text:p text:style-name="P214"><text:span text:style-name="Strong_20_Emphasis"><text:span text:style-name="T1">Susun Secara Alfabetis:</text:span></text:span><text:span text:style-name="T1"> Urutkan istilah-istilah yang dipilih berdasarkan abjad (A-Z) untuk memudahkan pencarian. </text:span></text:p>
              </text:list-item>
              <text:list-item>
                <text:p text:style-name="P214"><text:span text:style-name="Strong_20_Emphasis"><text:span text:style-name="T1">Buat Definisi Sederhana:</text:span></text:span><text:span text:style-name="T1"> Tulis definisi untuk setiap istilah dengan menggunakan </text:span><text:span text:style-name="Strong_20_Emphasis"><text:span text:style-name="T1">bahasa Indonesia yang lugas, sederhana, dan langsung ke intinya</text:span></text:span><text:span text:style-name="T1">. Hindari penggunaan jargon teknis yang lebih rumit dalam menjelaskan istilah tersebut. </text:span></text:p>
              </text:list-item>
              <text:list-item>
                <text:p text:style-name="P214"><text:span text:style-name="Strong_20_Emphasis"><text:span text:style-name="T1">Gunakan Analogi/Contoh (Jika Perlu):</text:span></text:span><text:span text:style-name="T1"> Jika memungkinkan dan membantu pemahaman, sertakan </text:span><text:span text:style-name="Strong_20_Emphasis"><text:span text:style-name="T1">analogi sederhana atau contoh konkret</text:span></text:span><text:span text:style-name="T1"> dalam definisi. </text:span></text:p>
              </text:list-item>
              <text:list-item>
                <text:p text:style-name="P214"><text:span text:style-name="Strong_20_Emphasis"><text:span text:style-name="T1">Fokus pada Konteks Buku:</text:span></text:span><text:span text:style-name="T1"> Pastikan definisi relevan dengan bagaimana istilah tersebut digunakan dalam konteks buku tentang kota bawah laut. </text:span></text:p>
              </text:list-item>
              <text:list-item>
                <text:p text:style-name="P93"><text:span text:style-name="Strong_20_Emphasis"><text:span text:style-name="T1">Konsisten dengan Gaya Bahasa Buku:</text:span></text:span><text:span text:style-name="T1"> Jaga agar gaya bahasa definisi tetap </text:span><text:span text:style-name="Strong_20_Emphasis"><text:span text:style-name="T1">aksesibel dan engaging</text:span></text:span><text:span text:style-name="T1">, mirip dengan gaya bahasa utama buku. </text:span></text:p>
              </text:list-item>
            </text:list>
            <text:p text:style-name="Text_20_body"><text:span text:style-name="Strong_20_Emphasis"><text:span text:style-name="T1">Contoh Istilah yang Mungkin Perlu Dimasukkan (Silakan ditinjau dan ditambahkan sesuai isi final buku):</text:span></text:span></text:p>
            <text:list xml:id="list2224914034126804391" text:style-name="L100">
              <text:list-item>
                <text:p text:style-name="P215"><text:span text:style-name="Strong_20_Emphasis"><text:span text:style-name="T1">Afotik (Zona Afotik):</text:span></text:span><text:span text:style-name="T1"> Lapisan laut terdalam (&gt;1000m) yang sama sekali tidak bisa ditembus cahaya matahari. Gelap total abadi. </text:span></text:p>
              </text:list-item>
              <text:list-item>
                <text:p text:style-name="P215"><text:span text:style-name="Strong_20_Emphasis"><text:span text:style-name="T1">Akustik (Komunikasi Akustik):</text:span></text:span><text:span text:style-name="T1"> Cara mengirim sinyal atau berkomunikasi di bawah air menggunakan gelombang suara (seperti sonar). </text:span></text:p>
              </text:list-item>
              <text:list-item>
                <text:p text:style-name="P215"><text:span text:style-name="Strong_20_Emphasis"><text:span text:style-name="T1">AMDAL (Analisis Mengenai Dampak Lingkungan):</text:span></text:span><text:span text:style-name="T1"> Kajian mendalam tentang perkiraan dampak suatu rencana kegiatan </text:span><text:soft-page-break/><text:span text:style-name="T1">(misalnya pembangunan) terhadap lingkungan hidup, diperlukan sebelum izin diberikan. </text:span></text:p>
              </text:list-item>
              <text:list-item>
                <text:p text:style-name="P215"><text:span text:style-name="Strong_20_Emphasis"><text:span text:style-name="T1">Akuaponik:</text:span></text:span><text:span text:style-name="T1"> Sistem pertanian yang menggabungkan budidaya ikan (akuakultur) dengan menanam tanaman tanpa tanah (hidroponik), di mana kotoran ikan menjadi pupuk alami bagi tanaman. </text:span></text:p>
              </text:list-item>
              <text:list-item>
                <text:p text:style-name="P215"><text:span text:style-name="Strong_20_Emphasis"><text:span text:style-name="T1">AUV (Autonomous Underwater Vehicle):</text:span></text:span><text:span text:style-name="T1"> Robot bawah air pintar yang bisa bergerak dan menjalankan misi (memetakan, mengambil sampel) sendiri tanpa kendali remot langsung dari manusia. </text:span></text:p>
              </text:list-item>
              <text:list-item>
                <text:p text:style-name="P215"><text:span text:style-name="Strong_20_Emphasis"><text:span text:style-name="T1">Barotrauma:</text:span></text:span><text:span text:style-name="T1"> Cedera pada organ tubuh (terutama telinga, sinus, paru-paru) yang disebabkan oleh perbedaan tekanan antara di dalam tubuh dan lingkungan luar (misalnya saat menyelam atau naik terlalu cepat). </text:span></text:p>
              </text:list-item>
              <text:list-item>
                <text:p text:style-name="P215"><text:span text:style-name="Strong_20_Emphasis"><text:span text:style-name="T1">Biomimikri:</text:span></text:span><text:span text:style-name="T1"> Pendekatan inovasi yang meniru ide atau desain dari alam (hewan, tumbuhan) untuk memecahkan masalah manusia. </text:span></text:p>
              </text:list-item>
              <text:list-item>
                <text:p text:style-name="P215"><text:span text:style-name="Strong_20_Emphasis"><text:span text:style-name="T1">Bioluminesensi:</text:span></text:span><text:span text:style-name="T1"> Kemampuan makhluk hidup (seperti beberapa ikan atau bakteri laut dalam) untuk menghasilkan cahayanya sendiri melalui reaksi kimia di tubuhnya. </text:span></text:p>
              </text:list-item>
              <text:list-item>
                <text:p text:style-name="P215"><text:span text:style-name="Strong_20_Emphasis"><text:span text:style-name="T1">Closed-Loop System (Sistem Lingkaran Tertutup):</text:span></text:span><text:span text:style-name="T1"> Sistem mandiri (seperti LSS) yang dapat mendaur ulang hampir semua sumber daya (udara, air) secara terus-menerus dengan sedikit atau tanpa input dari luar. </text:span></text:p>
              </text:list-item>
              <text:list-item>
                <text:p text:style-name="P215"><text:span text:style-name="Strong_20_Emphasis"><text:span text:style-name="T1">Dekompresi (Penyakit Dekompresi / 'The Bends'):</text:span></text:span><text:span text:style-name="T1"> Proses penyesuaian tubuh secara perlahan dari tekanan tinggi ke tekanan rendah untuk mencegah terbentuknya gelembung gas berbahaya (terutama nitrogen) dalam darah dan jaringan. Penyakitnya terjadi jika proses ini gagal atau terlalu cepat. </text:span></text:p>
              </text:list-item>
              <text:list-item>
                <text:p text:style-name="P215"><text:span text:style-name="Strong_20_Emphasis"><text:span text:style-name="T1">Desalinasi:</text:span></text:span><text:span text:style-name="T1"> Proses menghilangkan garam dan mineral lain dari air laut untuk menghasilkan air tawar yang bisa diminum. </text:span></text:p>
              </text:list-item>
              <text:list-item>
                <text:p text:style-name="P215"><text:span text:style-name="Strong_20_Emphasis"><text:span text:style-name="T1">Disfotik (Zona Disfotik / Zona Remang-remang):</text:span></text:span><text:span text:style-name="T1"> Lapisan laut di bawah zona eufotik (sekitar 200-1000m) di mana cahaya matahari masih ada sedikit tapi sudah terlalu redup untuk fotosintesis. </text:span></text:p>
              </text:list-item>
              <text:list-item>
                <text:p text:style-name="P215"><text:span text:style-name="Strong_20_Emphasis"><text:span text:style-name="T1">Elektrolisis Air:</text:span></text:span><text:span text:style-name="T1"> Proses memecah molekul air (H2O) menjadi gas hidrogen (H2) dan oksigen (O2) menggunakan arus listrik. </text:span></text:p>
              </text:list-item>
              <text:list-item>
                <text:p text:style-name="P215"><text:span text:style-name="Strong_20_Emphasis"><text:span text:style-name="T1">Eufotik (Zona Eufotik / Zona Sinar Matahari):</text:span></text:span><text:span text:style-name="T1"> Lapisan laut paling atas (sekitar 0-200m) yang masih bisa ditembus cahaya matahari dengan cukup baik untuk terjadinya fotosintesis. </text:span></text:p>
              </text:list-item>
              <text:list-item>
                <text:p text:style-name="P215"><text:soft-page-break/><text:span text:style-name="Strong_20_Emphasis"><text:span text:style-name="T1">Hidroponik:</text:span></text:span><text:span text:style-name="T1"> Teknik bercocok tanam tanpa menggunakan tanah, di mana akar tanaman mendapatkan nutrisi dari larutan air yang kaya mineral. </text:span></text:p>
              </text:list-item>
              <text:list-item>
                <text:p text:style-name="P215"><text:span text:style-name="Strong_20_Emphasis"><text:span text:style-name="T1">Hidrostatik (Tekanan Hidrostatik):</text:span></text:span><text:span text:style-name="T1"> Tekanan yang diberikan oleh fluida (dalam hal ini air laut) yang diam, disebabkan oleh berat kolom fluida di atas titik pengukuran. Semakin dalam, semakin besar tekanannya. </text:span></text:p>
              </text:list-item>
              <text:list-item>
                <text:p text:style-name="P215"><text:span text:style-name="Strong_20_Emphasis"><text:span text:style-name="T1">Kemosintesis:</text:span></text:span><text:span text:style-name="T1"> Proses pembuatan makanan (produksi energi) oleh beberapa jenis bakteri menggunakan energi dari reaksi kimia (misalnya dengan hidrogen sulfida di ventilasi hidrotermal), bukan dari cahaya matahari seperti fotosintesis. </text:span></text:p>
              </text:list-item>
              <text:list-item>
                <text:p text:style-name="P215"><text:span text:style-name="Strong_20_Emphasis"><text:span text:style-name="T1">LSS (Life Support System / Sistem Pendukung Kehidupan):</text:span></text:span><text:span text:style-name="T1"> Kumpulan teknologi yang menjaga kondisi lingkungan (udara, air, suhu) di dalam habitat tertutup (seperti stasiun luar angkasa atau habitat bawah laut) agar layak huni bagi manusia. </text:span></text:p>
              </text:list-item>
              <text:list-item>
                <text:p text:style-name="P215"><text:span text:style-name="Strong_20_Emphasis"><text:span text:style-name="T1">Marikultur (Budidaya Laut):</text:span></text:span><text:span text:style-name="T1"> Kegiatan membudidayakan organisme laut (ikan, kerang, rumput laut) di lingkungan laut yang terkontrol (misalnya dalam keramba atau tambak laut). </text:span></text:p>
              </text:list-item>
              <text:list-item>
                <text:p text:style-name="P215"><text:span text:style-name="Strong_20_Emphasis"><text:span text:style-name="T1">Marine Snow ('Salju Laut'):</text:span></text:span><text:span text:style-name="T1"> Hujan partikel organik kecil (sisa-sisa makhluk hidup, kotoran) yang terus-menerus turun dari lapisan atas laut ke dasar laut dalam, menjadi sumber makanan penting bagi banyak organisme di sana. </text:span></text:p>
              </text:list-item>
              <text:list-item>
                <text:p text:style-name="P215"><text:span text:style-name="Strong_20_Emphasis"><text:span text:style-name="T1">Modular (Desain/Konstruksi Modular):</text:span></text:span><text:span text:style-name="T1"> Pendekatan membangun sesuatu dengan cara membuat bagian-bagian (modul) terpisah di pabrik, lalu merakitnya menjadi satu kesatuan di lokasi proyek. </text:span></text:p>
              </text:list-item>
              <text:list-item>
                <text:p text:style-name="P215"><text:span text:style-name="Strong_20_Emphasis"><text:span text:style-name="T1">Nodul Mangan (atau Nodul Polimetalik):</text:span></text:span><text:span text:style-name="T1"> Bongkahan mineral seukuran kentang yang ditemukan di dasar laut dalam, mengandung berbagai logam berharga seperti mangan, nikel, kobalt, dan tembaga. </text:span></text:p>
              </text:list-item>
              <text:list-item>
                <text:p text:style-name="P215"><text:span text:style-name="Strong_20_Emphasis"><text:span text:style-name="T1">OTEC (Ocean Thermal Energy Conversion):</text:span></text:span><text:span text:style-name="T1"> Teknologi pembangkit listrik yang memanfaatkan perbedaan suhu antara air laut permukaan yang hangat dan air laut dalam yang dingin. </text:span></text:p>
              </text:list-item>
              <text:list-item>
                <text:p text:style-name="P215"><text:span text:style-name="Strong_20_Emphasis"><text:span text:style-name="T1">ROV (Remotely Operated Vehicle):</text:span></text:span><text:span text:style-name="T1"> Robot bawah air yang dikendalikan dari jarak jauh oleh operator manusia melalui kabel atau sinyal. </text:span></text:p>
              </text:list-item>
              <text:list-item>
                <text:p text:style-name="P215"><text:span text:style-name="Strong_20_Emphasis"><text:span text:style-name="T1">Saturasi (Penyelaman Saturasi):</text:span></text:span><text:span text:style-name="T1"> Teknik penyelaman khusus yang memungkinkan penyelam tinggal di bawah tekanan tinggi untuk </text:span><text:soft-page-break/><text:span text:style-name="T1">waktu yang lama (berhari-hari atau berminggu-minggu) dengan membiarkan jaringan tubuhnya 'jenuh' oleh gas inert (seperti helium atau nitrogen) pada tekanan tersebut, sehingga hanya perlu satu kali proses dekompresi panjang di akhir misi. </text:span></text:p>
              </text:list-item>
              <text:list-item>
                <text:p text:style-name="P215"><text:span text:style-name="Strong_20_Emphasis"><text:span text:style-name="T1">Sedimen:</text:span></text:span><text:span text:style-name="T1"> Material halus (seperti lumpur, pasir, sisa cangkang organisme) yang mengendap di dasar laut. </text:span></text:p>
              </text:list-item>
              <text:list-item>
                <text:p text:style-name="P215"><text:span text:style-name="Strong_20_Emphasis"><text:span text:style-name="T1">Seismik (Aktivitas Seismik):</text:span></text:span><text:span text:style-name="T1"> Berkaitan dengan gempa bumi atau getaran pada kerak bumi. </text:span></text:p>
              </text:list-item>
              <text:list-item>
                <text:p text:style-name="P215"><text:span text:style-name="Strong_20_Emphasis"><text:span text:style-name="T1">SMR (Small Modular Reactor):</text:span></text:span><text:span text:style-name="T1"> Reaktor nuklir generasi baru yang ukurannya lebih kecil, lebih kompak, dan (diklaim) lebih aman, dirancang untuk bisa dibuat di pabrik dan dipasang secara modular. </text:span></text:p>
              </text:list-item>
              <text:list-item>
                <text:p text:style-name="P215"><text:span text:style-name="Strong_20_Emphasis"><text:span text:style-name="T1">Telemedicine:</text:span></text:span><text:span text:style-name="T1"> Praktik memberikan layanan kesehatan (konsultasi, diagnosis, pemantauan) dari jarak jauh menggunakan teknologi komunikasi (video call, transfer data medis). </text:span></text:p>
              </text:list-item>
              <text:list-item>
                <text:p text:style-name="P215"><text:span text:style-name="Strong_20_Emphasis"><text:span text:style-name="T1">Termoklin:</text:span></text:span><text:span text:style-name="T1"> Lapisan air di laut atau danau di mana suhu berubah secara drastis sesuai kedalaman, memisahkan lapisan air permukaan yang lebih hangat dari lapisan air dalam yang lebih dingin. </text:span></text:p>
              </text:list-item>
              <text:list-item>
                <text:p text:style-name="P215"><text:span text:style-name="Strong_20_Emphasis"><text:span text:style-name="T1">Turbidit (Arus Turbidit):</text:span></text:span><text:span text:style-name="T1"> Aliran campuran air dan sedimen (lumpur, pasir) pekat yang bergerak cepat menuruni lereng bawah laut, sering dipicu oleh gempa atau longsor, dan memiliki daya rusak yang besar. </text:span></text:p>
              </text:list-item>
              <text:list-item>
                <text:p text:style-name="P215"><text:span text:style-name="Strong_20_Emphasis"><text:span text:style-name="T1">UNCLOS (United Nations Convention on the Law of the Sea):</text:span></text:span><text:span text:style-name="T1"> Perjanjian internasional yang menetapkan kerangka hukum untuk semua aktivitas di lautan dan samudra dunia, termasuk hak dan kewajiban negara-negara terkait wilayah laut dan pengelolaan sumber dayanya. </text:span></text:p>
              </text:list-item>
              <text:list-item>
                <text:p text:style-name="P215"><text:span text:style-name="Strong_20_Emphasis"><text:span text:style-name="T1">Ventilasi Hidrotermal:</text:span></text:span><text:span text:style-name="T1"> Celah atau rekahan di dasar laut (biasanya dekat aktivitas vulkanik) tempat air laut yang sangat panas dan kaya mineral menyembur keluar dari dalam kerak bumi, seringkali mendukung ekosistem unik berbasis kemosintesis. </text:span></text:p>
              </text:list-item>
              <text:list-item>
                <text:p text:style-name="P94"><text:span text:style-name="Strong_20_Emphasis"><text:span text:style-name="T1">ZEE (Zona Ekonomi Eksklusif):</text:span></text:span><text:span text:style-name="T1"> Wilayah laut sejauh 200 mil laut dari garis dasar pantai suatu negara, di mana negara tersebut memiliki hak eksklusif untuk mengeksplorasi dan memanfaatkan sumber daya alamnya (baik hayati maupun non-hayati). </text:span></text:p>
              </text:list-item>
            </text:list>
            <text:p text:style-name="P1"/>
            <text:p text:style-name="P108">Dengan prompt ini, Anda atau AI bisa mulai menyusun Glosarium yang <text:soft-page-break/>informatif dan mudah diakses untuk pembaca buku Anda. Anda bisa menambah atau mengurangi istilah sesuai kebutuhan spesifik buku.</text:p>
          </text:section>
          <text:section text:style-name="Sect1" text:name="feedback-form-42">
            <text:p text:style-name="P231"/>
          </text:section>
        </text:section>
        <text:section text:style-name="Sect1" text:name="2dadae8c3df76c16">
          <text:p text:style-name="P108"/>
          <text:section text:style-name="Sect1" text:name="user-query-content-43">
            <text:p text:style-name="P245">buat daftar pustaka </text:p>
          </text:section>
          <text:p text:style-name="P231">Tampilkan alur berpikir</text:p>
          <text:section text:style-name="Sect2" text:name="model-response-message-contentr_2dadae8c3df76c16">
            <text:p text:style-name="Text_20_body"><text:span text:style-name="T1">Tentu, berikut adalah panduan (prompt) untuk menyusun bagian </text:span><text:span text:style-name="Strong_20_Emphasis"><text:span text:style-name="T1">Daftar Pustaka / Sumber Bacaan Lanjutan</text:span></text:span><text:span text:style-name="T1"> untuk buku Anda. Bagian ini sangat berguna bagi pembaca remaja yang ingin tahu lebih banyak setelah selesai membaca buku.</text:span></text:p>
            <text:p text:style-name="P1"/>
            <text:p text:style-name="Text_20_body"><text:span text:style-name="Strong_20_Emphasis"><text:span text:style-name="T1">Prompt untuk Pembuatan Daftar Pustaka / Sumber Bacaan Lanjutan:</text:span></text:span></text:p>
            <text:p text:style-name="Text_20_body"><text:span text:style-name="Strong_20_Emphasis"><text:span text:style-name="T1">Tujuan:</text:span></text:span><text:span text:style-name="T1"> Menyusun daftar sumber informasi yang relevan, kredibel, dan menarik yang dapat digunakan pembaca remaja (usia 13-22 tahun) untuk </text:span><text:span text:style-name="Strong_20_Emphasis"><text:span text:style-name="T1">mendalami lebih lanjut</text:span></text:span><text:span text:style-name="T1"> topik-topik yang dibahas dalam buku "Kota di Bawah Laut: Nyata atau Fantasi?" (kehidupan laut dalam, teknologi kelautan, arsitektur futuristik, isu lingkungan laut, dll.). Daftar ini bisa mencakup sumber yang menjadi inspirasi penulis (jika ada) dan/atau rekomendasi bacaan/tontonan lanjutan.</text:span></text:p>
            <text:p text:style-name="Text_20_body"><text:span text:style-name="Strong_20_Emphasis"><text:span text:style-name="T1">Instruksi:</text:span></text:span></text:p>
            <text:list xml:id="list5739524234919938898" text:style-name="L101">
              <text:list-item>
                <text:p text:style-name="P216"><text:span text:style-name="Strong_20_Emphasis"><text:span text:style-name="T1">Kurasi Sumber yang Relevan &amp; Menarik:</text:span></text:span><text:span text:style-name="T1"> Pilih sumber-sumber yang benar-benar berkaitan dengan tema buku dan disajikan dengan cara yang menarik bagi remaja (hindari jurnal ilmiah yang terlalu teknis atau buku teks yang sangat padat). </text:span></text:p>
              </text:list-item>
              <text:list-item>
                <text:p text:style-name="P216"><text:span text:style-name="Strong_20_Emphasis"><text:span text:style-name="T1">Prioritaskan Kredibilitas &amp; Aksesibilitas:</text:span></text:span><text:span text:style-name="T1"> Pastikan sumber berasal dari lembaga, penulis, atau penerbit yang tepercaya. Pertimbangkan juga kemudahan akses bagi pembaca di Indonesia (misalnya, website berbahasa Inggris populer, buku terjemahan jika ada, sumber lokal relevan, film dokumenter yang mungkin tersedia di platform streaming). </text:span></text:p>
              </text:list-item>
              <text:list-item>
                <text:p text:style-name="P216"><text:span text:style-name="Strong_20_Emphasis"><text:span text:style-name="T1">Sertakan Beragam Jenis Sumber:</text:span></text:span><text:span text:style-name="T1"> Masukkan campuran jenis sumber untuk mengakomodasi gaya belajar yang berbeda: </text:span></text:p>
                <text:list>
                  <text:list-item>
                    <text:p text:style-name="P216"><text:span text:style-name="Strong_20_Emphasis"><text:span text:style-name="T1">Buku Sains Populer:</text:span></text:span><text:span text:style-name="T1"> Buku non-fiksi tentang laut, teknologi, </text:span><text:soft-page-break/><text:span text:style-name="T1">atau masa depan yang ditulis untuk awam atau remaja. </text:span></text:p>
                  </text:list-item>
                  <text:list-item>
                    <text:p text:style-name="P216"><text:span text:style-name="Strong_20_Emphasis"><text:span text:style-name="T1">Website Kredibel:</text:span></text:span><text:span text:style-name="T1"> </text:span></text:p>
                    <text:list>
                      <text:list-item>
                        <text:p text:style-name="P240">Website lembaga riset kelautan internasional (contoh: NOAA, WHOI, MBARI). </text:p>
                      </text:list-item>
                      <text:list-item>
                        <text:p text:style-name="P240">Website lembaga riset/kementerian kelautan nasional (contoh: Pusat Riset Oseanografi - BRIN, Kementerian Kelautan dan Perikanan - KKP). </text:p>
                      </text:list-item>
                      <text:list-item>
                        <text:p text:style-name="P240">Website majalah/media sains populer (contoh: National Geographic Indonesia, Sains.kompas.com, BBC Future, Live Science). </text:p>
                      </text:list-item>
                      <text:list-item>
                        <text:p text:style-name="P240">Website organisasi konservasi laut (contoh: WWF Indonesia, Conservation International Indonesia). </text:p>
                      </text:list-item>
                    </text:list>
                  </text:list-item>
                  <text:list-item>
                    <text:p text:style-name="P216"><text:span text:style-name="Strong_20_Emphasis"><text:span text:style-name="T1">Film Dokumenter:</text:span></text:span><text:span text:style-name="T1"> Serial atau film dokumenter berkualitas tinggi tentang eksplorasi laut dalam atau isu kelautan (contoh: Blue Planet series, film James Cameron tentang laut dalam, dokumenter ekspedisi NOAA Okeanos Explorer). </text:span></text:p>
                  </text:list-item>
                  <text:list-item>
                    <text:p text:style-name="P216"><text:span text:style-name="Strong_20_Emphasis"><text:span text:style-name="T1">Artikel Pilihan (Opsional):</text:span></text:span><text:span text:style-name="T1"> Beberapa artikel online atau majalah yang sangat relevan dan menarik bisa dicantumkan secara spesifik. </text:span></text:p>
                  </text:list-item>
                </text:list>
              </text:list-item>
              <text:list-item>
                <text:p text:style-name="P216"><text:span text:style-name="Strong_20_Emphasis"><text:span text:style-name="T1">Gunakan Format Kutipan yang Konsisten:</text:span></text:span><text:span text:style-name="T1"> Pilih satu gaya kutipan (misalnya, APA, MLA, atau gaya yang disederhanakan: Nama Penulis/Lembaga. (Tahun). </text:span><text:span text:style-name="Emphasis"><text:span text:style-name="T1">Judul Buku/Artikel/Halaman Web</text:span></text:span><text:span text:style-name="T1">. Penerbit/Nama Website. URL jika online) dan gunakan secara konsisten untuk semua entri. </text:span></text:p>
              </text:list-item>
              <text:list-item>
                <text:p text:style-name="P216"><text:span text:style-name="Strong_20_Emphasis"><text:span text:style-name="T1">Kelompokkan Berdasarkan Jenis (Disarankan):</text:span></text:span><text:span text:style-name="T1"> Agar lebih rapi, kelompokkan sumber berdasarkan jenisnya (misalnya: Buku, Website, Film Dokumenter). </text:span></text:p>
              </text:list-item>
              <text:list-item>
                <text:p text:style-name="P95"><text:span text:style-name="Strong_20_Emphasis"><text:span text:style-name="T1">Beri Anotasi Singkat (Opsional tapi Sangat Berguna):</text:span></text:span><text:span text:style-name="T1"> Untuk setiap entri (atau beberapa entri pilihan), tambahkan 1-2 kalimat singkat yang menjelaskan mengapa sumber ini direkomendasikan atau apa isi menariknya bagi pembaca. Ini akan sangat membantu pembaca memilih sumber mana yang ingin mereka eksplorasi lebih lanjut. </text:span></text:p>
              </text:list-item>
            </text:list>
            <text:p text:style-name="Text_20_body"><text:span text:style-name="Strong_20_Emphasis"><text:span text:style-name="T1">Contoh Struktur Entri (dengan Anotasi Opsional):</text:span></text:span></text:p>
            <text:p text:style-name="Text_20_body"><text:span text:style-name="Strong_20_Emphasis"><text:span text:style-name="T1">Buku:</text:span></text:span></text:p>
            <text:list xml:id="list6426476755255090812" text:style-name="L102">
              <text:list-item>
                <text:p text:style-name="P217"><text:soft-page-break/><text:span text:style-name="T1">Nama Penulis. (Tahun). </text:span><text:span text:style-name="Emphasis"><text:span text:style-name="T1">Judul Buku Dicetak Miring</text:span></text:span><text:span text:style-name="T1">. Kota Terbit: Penerbit. </text:span></text:p>
                <text:list>
                  <text:list-item>
                    <text:p text:style-name="P96"><text:span text:style-name="Emphasis"><text:span text:style-name="T1">Anotasi singkat: Buku ini menjelaskan dengan seru tentang penemuan-penemuan aneh di laut dalam.</text:span></text:span><text:span text:style-name="T1"> </text:span></text:p>
                  </text:list-item>
                </text:list>
              </text:list-item>
            </text:list>
            <text:p text:style-name="Text_20_body"><text:span text:style-name="Strong_20_Emphasis"><text:span text:style-name="T1">Website:</text:span></text:span></text:p>
            <text:list xml:id="list4012250496890223651" text:style-name="L103">
              <text:list-item>
                <text:p text:style-name="P218"><text:span text:style-name="T1">Nama Lembaga/Website. (Tahun Akses atau Publikasi jika ada). </text:span><text:span text:style-name="Emphasis"><text:span text:style-name="T1">Judul Halaman Web Spesifik (jika ada)</text:span></text:span><text:span text:style-name="T1">. Diakses dari </text:span><text:a xlink:type="simple" xlink:href="https://dictionary.cambridge.org/dictionary/indonesian-english/lengkap" office:target-frame-name="_blank" xlink:show="new" text:style-name="Internet_20_link" text:visited-style-name="Visited_20_Internet_20_Link"><text:span text:style-name="T1">https://dictionary.cambridge.org/dictionary/indonesian-english/lengkap</text:span></text:a><text:span text:style-name="T1"> </text:span></text:p>
                <text:list>
                  <text:list-item>
                    <text:p text:style-name="P218"><text:span text:style-name="Emphasis"><text:span text:style-name="T1">Anotasi singkat: Website resmi NOAA banyak berisi info keren dan foto/video ekspedisi laut dalam terbaru.</text:span></text:span><text:span text:style-name="T1"> </text:span></text:p>
                  </text:list-item>
                </text:list>
              </text:list-item>
              <text:list-item>
                <text:p text:style-name="P218"><text:span text:style-name="T1">Pusat Riset Oseanografi - BRIN. (Diakses 2025). </text:span><text:span text:style-name="Emphasis"><text:span text:style-name="T1">Beranda</text:span></text:span><text:span text:style-name="T1">. Diakses dari </text:span><text:a xlink:type="simple" xlink:href="https://techcrunch.com/2024/02/01/probabl-is-a-new-ai-company-built-around-popular-library-scikit-learn/" office:target-frame-name="_blank" xlink:show="new" text:style-name="Internet_20_link" text:visited-style-name="Visited_20_Internet_20_Link"><text:span text:style-name="T1">https://techcrunch.com/2024/02/01/probabl-is-a-new-ai-company-built-around-popular-library-scikit-learn/</text:span></text:a><text:span text:style-name="T1"> </text:span></text:p>
                <text:list>
                  <text:list-item>
                    <text:p text:style-name="P97"><text:span text:style-name="Emphasis"><text:span text:style-name="T1">Anotasi singkat: Cari tahu riset kelautan terkini yang dilakukan oleh ilmuwan Indonesia di sini.</text:span></text:span><text:span text:style-name="T1"> </text:span></text:p>
                  </text:list-item>
                </text:list>
              </text:list-item>
            </text:list>
            <text:p text:style-name="Text_20_body"><text:span text:style-name="Strong_20_Emphasis"><text:span text:style-name="T1">Film Dokumenter:</text:span></text:span></text:p>
            <text:list xml:id="list1392452130062451153" text:style-name="L104">
              <text:list-item>
                <text:p text:style-name="P219"><text:span text:style-name="Emphasis"><text:span text:style-name="T1">Judul Dokumenter Dicetak Miring</text:span></text:span><text:span text:style-name="T1">. (Tahun Rilis). [Format, misal: Serial TV, Film]. Sutradara/Produser Utama. Perusahaan Produksi/Distributor. </text:span></text:p>
                <text:list>
                  <text:list-item>
                    <text:p text:style-name="P98"><text:span text:style-name="Emphasis"><text:span text:style-name="T1">Anotasi singkat: Wajib tonton! Gambar-gambar bawah lautnya bakal bikin kamu melongo.</text:span></text:span><text:span text:style-name="T1"> </text:span></text:p>
                  </text:list-item>
                </text:list>
              </text:list-item>
            </text:list>
            <text:p text:style-name="P1"/>
            <text:p text:style-name="P108">Dengan prompt ini, Anda bisa mulai mengumpulkan dan menyusun daftar sumber yang akan memperkaya pengalaman belajar pembaca setelah mereka menyelesaikan buku Anda. Pastikan untuk benar-benar memeriksa ulang URL dan ketersediaan sumber yang direkomendasikan mendekati waktu publikasi buku.</text:p>
          </text:section>
          <text:section text:style-name="Sect1" text:name="feedback-form-43">
            <text:p text:style-name="P231"/>
          </text:section>
        </text:section>
        <text:section text:style-name="Sect1" text:name="401eb9fc0d074bf6">
          <text:p text:style-name="P108"/>
          <text:section text:style-name="Sect1" text:name="user-query-content-44">
            <text:p text:style-name="P245">buat kata pengantar </text:p>
          </text:section>
          <text:p text:style-name="P231">Tampilkan alur berpikir</text:p>
          <text:section text:style-name="Sect2" text:name="model-response-message-contentr_401eb9fc0d074bf6">
            <text:p text:style-name="Text_20_body"><text:soft-page-break/><text:span text:style-name="T1">Tentu, mari kita buat panduan (prompt) untuk menyusun </text:span><text:span text:style-name="Strong_20_Emphasis"><text:span text:style-name="T1">Kata Pengantar</text:span></text:span><text:span text:style-name="T1"> buku Anda. Bagian ini adalah 'salam pembuka' yang sangat penting untuk menarik minat pembaca remaja dan memberi mereka gambaran tentang petualangan seru yang menanti di dalam buku.</text:span></text:p>
            <text:p text:style-name="P1"/>
            <text:p text:style-name="Text_20_body"><text:span text:style-name="Strong_20_Emphasis"><text:span text:style-name="T1">Prompt untuk Pembuatan Kata Pengantar:</text:span></text:span></text:p>
            <text:p text:style-name="Text_20_body"><text:span text:style-name="Strong_20_Emphasis"><text:span text:style-name="T1">Tujuan:</text:span></text:span><text:span text:style-name="T1"> Menulis Kata Pengantar yang </text:span><text:span text:style-name="Strong_20_Emphasis"><text:span text:style-name="T1">hangat, menarik, dan informatif</text:span></text:span><text:span text:style-name="T1"> untuk buku "Kota di Bawah Laut: Nyata atau Fantasi?". Kata Pengantar ini bertujuan untuk:</text:span></text:p>
            <text:list xml:id="list7838847217275404978" text:style-name="L105">
              <text:list-item>
                <text:p text:style-name="P241">Menyapa pembaca remaja secara langsung dan akrab. </text:p>
              </text:list-item>
              <text:list-item>
                <text:p text:style-name="P241">Membangkitkan rasa ingin tahu mereka tentang misteri laut dalam dan ide kota bawah laut. </text:p>
              </text:list-item>
              <text:list-item>
                <text:p text:style-name="P241">Menjelaskan tujuan dan pendekatan buku secara singkat. </text:p>
              </text:list-item>
              <text:list-item>
                <text:p text:style-name="P241">Menyampaikan mengapa topik ini relevan dan menarik untuk dibaca. </text:p>
              </text:list-item>
              <text:list-item>
                <text:p text:style-name="P117">Mengatur ekspektasi pembaca tentang isi buku (eksplorasi berimbang antara sains, fantasi, dan tantangan nyata). </text:p>
              </text:list-item>
            </text:list>
            <text:p text:style-name="Text_20_body"><text:span text:style-name="Strong_20_Emphasis"><text:span text:style-name="T1">Instruksi:</text:span></text:span></text:p>
            <text:list xml:id="list1324260053051423779" text:style-name="L106">
              <text:list-item>
                <text:p text:style-name="P220"><text:span text:style-name="Strong_20_Emphasis"><text:span text:style-name="T1">Sapaan Akrab &amp; Pembuka Menarik:</text:span></text:span><text:span text:style-name="T1"> Mulailah dengan sapaan yang ramah untuk pembaca remaja (misal: "Hai, Sobat Penjelajah!", "Halo, para pemimpi masa depan!"). Gunakan 'hook' atau kalimat pembuka yang langsung memancing rasa ingin tahu – bisa berupa pertanyaan retoris tentang laut, referensi singkat ke mitos/film, atau fakta mengejutkan tentang laut dalam. </text:span></text:p>
              </text:list-item>
              <text:list-item>
                <text:p text:style-name="P220"><text:span text:style-name="Strong_20_Emphasis"><text:span text:style-name="T1">Kenalkan Tema Utama:</text:span></text:span><text:span text:style-name="T1"> Perkenalkan ide sentral buku: eksplorasi kemungkinan membangun kota di bawah laut. Sampaikan daya tarik ide ini (futuristik, petualangan) tapi juga langsung singgung bahwa ini bukan hal yang mudah. </text:span></text:p>
              </text:list-item>
              <text:list-item>
                <text:p text:style-name="P220"><text:span text:style-name="Strong_20_Emphasis"><text:span text:style-name="T1">Jelaskan Tujuan &amp; Pendekatan Buku:</text:span></text:span><text:span text:style-name="T1"> Sampaikan bahwa buku ini akan mengajak pembaca untuk </text:span><text:span text:style-name="Strong_20_Emphasis"><text:span text:style-name="T1">menjelajahi bersama</text:span></text:span><text:span text:style-name="T1"> potensi dan tantangan ide tersebut. Tekankan bahwa pendekatannya </text:span><text:span text:style-name="Strong_20_Emphasis"><text:span text:style-name="T1">berimbang</text:span></text:span><text:span text:style-name="T1">: melihat sisi sains dan teknologinya, tapi juga membahas kendala lingkungan, biaya, etika, dan risiko. Tegaskan bahwa buku ini adalah </text:span><text:span text:style-name="Strong_20_Emphasis"><text:span text:style-name="T1">perjalanan eksplorasi pertanyaan "Nyata atau Fantasi?"</text:span></text:span><text:span text:style-name="T1">, bukan buku yang akan memberi jawaban 'pasti' di awal. </text:span></text:p>
              </text:list-item>
              <text:list-item>
                <text:p text:style-name="P220"><text:soft-page-break/><text:span text:style-name="Strong_20_Emphasis"><text:span text:style-name="T1">Sampaikan Relevansi Topik:</text:span></text:span><text:span text:style-name="T1"> Jelaskan secara singkat mengapa topik ini </text:span><text:span text:style-name="Strong_20_Emphasis"><text:span text:style-name="T1">penting atau menarik untuk dibahas sekarang</text:span></text:span><text:span text:style-name="T1">. Kaitkan dengan kemajuan teknologi, tantangan masa depan di daratan, pentingnya memahami lautan (terutama bagi negara maritim seperti </text:span><text:span text:style-name="Strong_20_Emphasis"><text:span text:style-name="T1">Indonesia</text:span></text:span><text:span text:style-name="T1">), atau sekadar rasa ingin tahu alami manusia. </text:span></text:p>
              </text:list-item>
              <text:list-item>
                <text:p text:style-name="P220"><text:span text:style-name="Strong_20_Emphasis"><text:span text:style-name="T1">Gaya Bahasa &amp; Nada:</text:span></text:span><text:span text:style-name="T1"> Gunakan gaya bahasa yang </text:span><text:span text:style-name="Strong_20_Emphasis"><text:span text:style-name="T1">konsisten</text:span></text:span><text:span text:style-name="T1"> dengan isi buku: </text:span><text:span text:style-name="Strong_20_Emphasis"><text:span text:style-name="T1">engaging, antusias, mudah dipahami, sedikit informal tapi tetap informatif</text:span></text:span><text:span text:style-name="T1">. Gunakan kata ganti "kamu", "kalian", dan "kita" untuk menciptakan kedekatan. </text:span></text:p>
              </text:list-item>
              <text:list-item>
                <text:p text:style-name="P220"><text:span text:style-name="Strong_20_Emphasis"><text:span text:style-name="T1">Harapan untuk Pembaca:</text:span></text:span><text:span text:style-name="T1"> Tutup Kata Pengantar dengan menyampaikan harapan penulis untuk pembaca setelah membaca buku ini – misalnya, berharap buku ini bisa </text:span><text:span text:style-name="Strong_20_Emphasis"><text:span text:style-name="T1">memantik imajinasi</text:span></text:span><text:span text:style-name="T1">, </text:span><text:span text:style-name="Strong_20_Emphasis"><text:span text:style-name="T1">menambah pengetahuan</text:span></text:span><text:span text:style-name="T1"> tentang sains dan laut, </text:span><text:span text:style-name="Strong_20_Emphasis"><text:span text:style-name="T1">mendorong berpikir kritis</text:span></text:span><text:span text:style-name="T1">, atau sekadar </text:span><text:span text:style-name="Strong_20_Emphasis"><text:span text:style-name="T1">menjadi bacaan yang seru dan menghibur</text:span></text:span><text:span text:style-name="T1">. </text:span></text:p>
              </text:list-item>
              <text:list-item>
                <text:p text:style-name="P220"><text:span text:style-name="Strong_20_Emphasis"><text:span text:style-name="T1">Singkat dan Padat:</text:span></text:span><text:span text:style-name="T1"> Usahakan Kata Pengantar tidak terlalu panjang, cukup 1-3 halaman (tergantung layout buku) agar pembaca tidak bosan sebelum masuk ke bab pertama. </text:span></text:p>
              </text:list-item>
              <text:list-item>
                <text:p text:style-name="P99"><text:span text:style-name="Strong_20_Emphasis"><text:span text:style-name="T1">Sentuhan Personal (Opsional):</text:span></text:span><text:span text:style-name="T1"> Penulis bisa menambahkan sedikit cerita personal singkat tentang mengapa ia tertarik menulis buku ini (jika relevan dan menambah daya tarik). </text:span></text:p>
              </text:list-item>
            </text:list>
            <text:p text:style-name="Text_20_body"><text:span text:style-name="Strong_20_Emphasis"><text:span text:style-name="T1">Contoh Kalimat Pembuka yang Mungkin (Pilih atau Modifikasi):</text:span></text:span></text:p>
            <text:list xml:id="list3053985506932287396" text:style-name="L107">
              <text:list-item>
                <text:p text:style-name="P242">"Pernah membayangkan hidup di antara terumbu karang dan ikan-ikan aneh di dasar laut terdalam?" </text:p>
              </text:list-item>
              <text:list-item>
                <text:p text:style-name="P242">"Atlantis mungkin cuma mitos, tapi gimana kalau manusia benar-benar bisa bikin kota di bawah laut di masa depan?" </text:p>
              </text:list-item>
              <text:list-item>
                <text:p text:style-name="P118">"Laut menutupi sebagian besar planet kita, tapi kita lebih sering menatap bintang daripada kedalamannya. Kenapa ya?" </text:p>
              </text:list-item>
            </text:list>
            <text:p text:style-name="P1"/>
            <text:p text:style-name="P108">Dengan prompt ini, Anda bisa menyusun Kata Pengantar yang efektif untuk 'menyambut' pembaca remaja ke dalam dunia eksplorasi kota bawah laut yang Anda sajikan di dalam buku. Selamat menulis!</text:p>
          </text:section>
          <text:section text:style-name="Sect1" text:name="feedback-form-44">
            <text:p text:style-name="P231"/>
          </text:section>
        </text:section>
        <text:section text:style-name="Sect1" text:name="c08546b0ea18cc2e">
          <text:p text:style-name="P108"/>
          <text:section text:style-name="Sect1" text:name="user-query-content-45">
            <text:p text:style-name="P245"><text:soft-page-break/>buat kata pengantar </text:p>
          </text:section>
          <text:p text:style-name="P231">Tampilkan alur berpikir</text:p>
          <text:section text:style-name="Sect2" text:name="model-response-message-contentr_c08546b0ea18cc2e">
            <text:p text:style-name="P108">Oke, mari kita coba tulis Kata Pengantarnya, ya!</text:p>
            <text:p text:style-name="Text_20_body"><text:span text:style-name="Strong_20_Emphasis"><text:span text:style-name="T1">(Teks Kata Pengantar)</text:span></text:span></text:p>
            <text:p text:style-name="Text_20_body"><text:span text:style-name="Strong_20_Emphasis"><text:span text:style-name="T1">Kata Pengantar: Menyelami Mimpi di Kedalaman Biru</text:span></text:span></text:p>
            <text:p text:style-name="P108">Hai, Sobat Penjelajah!</text:p>
            <text:p text:style-name="Text_20_body"><text:span text:style-name="T1">Pernah nggak sih kamu berdiri di pinggir pantai Indonesia kita yang panjang ini, menatap lautan luas yang membiru sampai ke cakrawala, terus bertanya-tanya: </text:span><text:span text:style-name="Emphasis"><text:span text:style-name="T1">Apa ya yang ada di balik semua biru itu? Di dasarnya yang paling dalam?</text:span></text:span><text:span text:style-name="T1"> Lautan itu kan kayak 'halaman belakang' raksasa buat negara kita, tapi rasanya masih banyak banget misteri yang disimpannya, ya?</text:span></text:p>
            <text:p text:style-name="Text_20_body"><text:span text:style-name="T1">Nah, salah satu mimpi paling keren (dan mungkin paling gila!) yang sering muncul di film, game, atau buku cerita adalah tentang... </text:span><text:span text:style-name="Strong_20_Emphasis"><text:span text:style-name="T1">kota di bawah laut!</text:span></text:span><text:span text:style-name="T1"> Bayangin aja, hidup di dalam kubah kaca raksasa, dikelilingi ikan warna-warni, punya 'mobil' kapal selam pribadi, dan teknologi super canggih. Keren banget kedengarannya, kan? Mirip cerita Atlantis atau markas Aquaman!</text:span></text:p>
            <text:p text:style-name="P108">Tapi, tunggu dulu... sekeren apapun kedengarannya, apa iya semudah itu? Bisakah manusia, makhluk darat ini, benar-benar membangun peradaban baru di dasar samudra yang tekanannya bisa meremukkan baja, gelapnya abadi, dan dinginnya membekukan?</text:p>
            <text:p text:style-name="Text_20_body"><text:span text:style-name="T1">Itulah pertanyaan besar yang bikin saya penasaran banget dan akhirnya mendorong lahirnya buku yang lagi kamu pegang ini: </text:span><text:span text:style-name="Strong_20_Emphasis"><text:span text:style-name="T1">"Kota di Bawah Laut: Nyata atau Fantasi?"</text:span></text:span></text:p>
            <text:p text:style-name="Text_20_body"><text:span text:style-name="T1">Di buku ini, saya nggak akan langsung ngasih jawaban 'ya' atau 'tidak'. Justru, saya mau ngajak </text:span><text:span text:style-name="Strong_20_Emphasis"><text:span text:style-name="T1">kamu dan saya, kita semua, buat berpetualang bersama!</text:span></text:span><text:span text:style-name="T1"> Kita akan </text:span><text:span text:style-name="Strong_20_Emphasis"><text:span text:style-name="T1">menjelajahi</text:span></text:span><text:span text:style-name="T1"> bareng-bareng ide seru ini. Kita bakal intip potensi kerennya (sumber daya baru, ruang hidup masa depan?), teknologi canggih apa aja yang mungkin bisa mewujudkannya (robot, material super!), tapi kita juga bakal hadapi langsung tantangan-tantangan raksasanya (lingkungan ekstrem, biaya selangit, risiko bencana, sampai pertanyaan soal adil atau nggaknya).</text:span></text:p>
            <text:p text:style-name="P108"><text:soft-page-break/>Kenapa sih topik ini penting kita bahas sekarang? Karena teknologi terus maju pesat, tantangan di daratan juga makin banyak, dan sebagai manusia (apalagi sebagai anak bangsa Indonesia yang hidup di negara maritim terbesar!), penting banget buat kita makin paham dan peduli sama lautan kita. Plus, siapa sih yang nggak suka mikirin hal-hal futuristik yang keren?</text:p>
            <text:p text:style-name="Text_20_body"><text:span text:style-name="T1">Tenang aja, ini bukan buku pelajaran yang ngebosenin kok! Saya berusaha nulisnya dengan gaya yang santai, penuh fakta seru, gambar-gambar keren (semoga!), dan pertanyaan-pertanyaan yang bikin mikir. Tujuannya biar kita bisa </text:span><text:span text:style-name="Strong_20_Emphasis"><text:span text:style-name="T1">berimajinasi sebebas-bebasnya</text:span></text:span><text:span text:style-name="T1">, tapi juga </text:span><text:span text:style-name="Strong_20_Emphasis"><text:span text:style-name="T1">belajar berpikir kritis</text:span></text:span><text:span text:style-name="T1"> sambil tetap have fun!</text:span></text:p>
            <text:p text:style-name="P108">Harapan saya simpel aja: semoga setelah membaca buku ini, rasa ingin tahu kamu tentang laut dan sains makin besar. Semoga kamu jadi makin kagum sama keajaiban alam sekaligus kecerdasan manusia. Dan yang paling penting, semoga petualangan kita di halaman-halaman berikutnya jadi pengalaman membaca yang seru dan nggak terlupakan!</text:p>
            <text:p text:style-name="P108">Selamat menyelami dunia antara mimpi dan kenyataan!</text:p>
            <text:p text:style-name="P108">Salam Hangat,</text:p>
            <text:p text:style-name="Text_20_body"><text:span text:style-name="T1">[Nama Penulis Anda] </text:span><text:span text:style-name="Emphasis"><text:span text:style-name="T1">(Atau bisa juga:</text:span></text:span><text:span text:style-name="T1"> Tim Penulis Buku Ini)* </text:span><text:span text:style-name="Emphasis"><text:span text:style-name="T1">(April 2025)</text:span></text:span></text:p>
          </text:section>
          <text:section text:style-name="Sect1" text:name="feedback-form-45">
            <text:p text:style-name="P231"/>
          </text:section>
        </text:section>
        <text:section text:style-name="Sect1" text:name="ccaeb0b0bc5b1ae4">
          <text:p text:style-name="P108"/>
          <text:section text:style-name="Sect1" text:name="user-query-content-46">
            <text:p text:style-name="P245">buat prompt pembuatan sampul </text:p>
          </text:section>
          <text:p text:style-name="P231">Tampilkan alur berpikir</text:p>
          <text:section text:style-name="Sect2" text:name="model-response-message-contentr_ccaeb0b0bc5b1ae4">
            <text:p text:style-name="P108">Tentu, mari kita buat panduan (prompt) yang detail untuk mendesain sampul buku (cover) "Kota di Bawah Laut: Nyata atau Fantasi?". Sampul buku adalah 'wajah' pertama yang dilihat calon pembaca, jadi harus menarik dan relevan!</text:p>
            <text:p text:style-name="P1"/>
            <text:p text:style-name="Text_20_body"><text:span text:style-name="Strong_20_Emphasis"><text:span text:style-name="T1">Prompt untuk Pembuatan Desain Sampul Buku:</text:span></text:span></text:p>
            <text:p text:style-name="Text_20_body"><text:span text:style-name="Strong_20_Emphasis"><text:span text:style-name="T1">1. Informasi Dasar:</text:span></text:span></text:p>
            <text:list xml:id="list3915949435767483754" text:style-name="L108">
              <text:list-item>
                <text:p text:style-name="P221"><text:span text:style-name="Strong_20_Emphasis"><text:span text:style-name="T1">Judul Utama:</text:span></text:span><text:span text:style-name="T1"> Kota di Bawah Laut: Nyata atau Fantasi? </text:span><text:span text:style-name="Emphasis"><text:span text:style-name="T1">(Harus paling menonjol)</text:span></text:span><text:span text:style-name="T1"> </text:span></text:p>
              </text:list-item>
              <text:list-item>
                <text:p text:style-name="P221"><text:span text:style-name="Strong_20_Emphasis"><text:span text:style-name="T1">Subjudul:</text:span></text:span><text:span text:style-name="T1"> Menjelajahi Kemungkinan Koloni Manusia di Dasar </text:span><text:soft-page-break/><text:span text:style-name="T1">Samudera </text:span><text:span text:style-name="Emphasis"><text:span text:style-name="T1">(Jelas terbaca, tapi lebih kecil dari judul utama)</text:span></text:span><text:span text:style-name="T1"> </text:span></text:p>
              </text:list-item>
              <text:list-item>
                <text:p text:style-name="P221"><text:span text:style-name="Strong_20_Emphasis"><text:span text:style-name="T1">Nama Penulis:</text:span></text:span><text:span text:style-name="T1"> [Nama Penulis Anda atau Placeholder] </text:span><text:span text:style-name="Emphasis"><text:span text:style-name="T1">(Tempatkan sesuai desain, misal di bawah judul atau di bagian bawah cover)</text:span></text:span><text:span text:style-name="T1"> </text:span></text:p>
              </text:list-item>
              <text:list-item>
                <text:p text:style-name="P100"><text:span text:style-name="Strong_20_Emphasis"><text:span text:style-name="T1">Target Pembaca:</text:span></text:span><text:span text:style-name="T1"> Remaja (Usia 13-22 Tahun), pasar Indonesia. </text:span></text:p>
              </text:list-item>
            </text:list>
            <text:p text:style-name="Text_20_body"><text:span text:style-name="Strong_20_Emphasis"><text:span text:style-name="T1">2. Mood &amp; Kesan Keseluruhan:</text:span></text:span></text:p>
            <text:list xml:id="list7923681409934790322" text:style-name="L109">
              <text:list-item>
                <text:p text:style-name="P222"><text:span text:style-name="Strong_20_Emphasis"><text:span text:style-name="T1">Menarik &amp; Misterius:</text:span></text:span><text:span text:style-name="T1"> Harus bisa memancing rasa ingin tahu. Ada elemen misteri laut dalam. </text:span></text:p>
              </text:list-item>
              <text:list-item>
                <text:p text:style-name="P222"><text:span text:style-name="Strong_20_Emphasis"><text:span text:style-name="T1">Futuristik &amp; Penuh Keajaiban (Wonder):</text:span></text:span><text:span text:style-name="T1"> Menampilkan kesan teknologi canggih dan keindahan/keunikan dunia bawah laut. </text:span></text:p>
              </text:list-item>
              <text:list-item>
                <text:p text:style-name="P222"><text:span text:style-name="Strong_20_Emphasis"><text:span text:style-name="T1">Seimbang (Nyata vs. Fantasi):</text:span></text:span><text:span text:style-name="T1"> Secara visual harus bisa menyiratkan pertanyaan inti buku – antara mimpi/fantasi dengan kenyataan/tantangan ilmiah. </text:span></text:p>
              </text:list-item>
              <text:list-item>
                <text:p text:style-name="P222"><text:span text:style-name="Strong_20_Emphasis"><text:span text:style-name="T1">Tidak Terlalu Gelap/Menyeramkan:</text:span></text:span><text:span text:style-name="T1"> Meskipun laut dalam itu gelap, desain cover sebaiknya tidak terlalu suram agar tetap menarik bagi remaja. Harus ada kontras atau elemen cahaya. </text:span></text:p>
              </text:list-item>
              <text:list-item>
                <text:p text:style-name="P101"><text:span text:style-name="Strong_20_Emphasis"><text:span text:style-name="T1">Modern &amp; Engaging:</text:span></text:span><text:span text:style-name="T1"> Tampilannya harus kekinian, sesuai selera remaja, bukan seperti buku teks kaku. </text:span></text:p>
              </text:list-item>
            </text:list>
            <text:p text:style-name="Text_20_body"><text:span text:style-name="Strong_20_Emphasis"><text:span text:style-name="T1">3. Elemen Visual Utama (Saran Konsep - Pilih/Kombinasikan):</text:span></text:span></text:p>
            <text:list xml:id="list1594236126647428755" text:style-name="L110">
              <text:list-item>
                <text:p text:style-name="P223"><text:span text:style-name="Strong_20_Emphasis"><text:span text:style-name="T1">Fokus pada Kota Bawah Laut:</text:span></text:span><text:span text:style-name="T1"> Tampilkan visualisasi sebuah </text:span><text:span text:style-name="Strong_20_Emphasis"><text:span text:style-name="T1">struktur kota bawah laut yang futuristik</text:span></text:span><text:span text:style-name="T1">. Bisa berupa: </text:span></text:p>
                <text:list>
                  <text:list-item>
                    <text:p text:style-name="P243">Kubah (dome) transparan parsial yang memperlihatkan aktivitas di dalamnya. </text:p>
                  </text:list-item>
                  <text:list-item>
                    <text:p text:style-name="P243">Kumpulan modul-modul modern yang saling terhubung dengan jembatan/lorong. </text:p>
                  </text:list-item>
                  <text:list-item>
                    <text:p text:style-name="P243">Siluet kota yang bercahaya di tengah kegelapan dasar laut. </text:p>
                  </text:list-item>
                </text:list>
              </text:list-item>
              <text:list-item>
                <text:p text:style-name="P223"><text:span text:style-name="Strong_20_Emphasis"><text:span text:style-name="T1">Representasi 'Nyata vs. Fantasi':</text:span></text:span><text:span text:style-name="T1"> </text:span></text:p>
                <text:list>
                  <text:list-item>
                    <text:p text:style-name="P223"><text:span text:style-name="Strong_20_Emphasis"><text:span text:style-name="T1">Konsep Belah (Split Concept):</text:span></text:span><text:span text:style-name="T1"> Setengah cover menunjukkan pemandangan dasar laut yang realistis (gelap, mungkin ada bangkai kapal karam atau makhluk aneh), setengah lagi menunjukkan kota bawah laut yang terang dan canggih. </text:span></text:p>
                  </text:list-item>
                  <text:list-item>
                    <text:p text:style-name="P223"><text:span text:style-name="Strong_20_Emphasis"><text:span text:style-name="T1">Konsep Juxtaposisi:</text:span></text:span><text:span text:style-name="T1"> Menampilkan kota bawah laut yang futuristik, namun di sekelilingnya ada elemen yang menunjukkan tantangan nyata (misal: tekanan air digambarkan secara visual, ada robot konstruksi yang bekerja keras, atau </text:span><text:soft-page-break/><text:span text:style-name="T1">bayangan makhluk laut dalam yang mengintai). </text:span></text:p>
                  </text:list-item>
                  <text:list-item>
                    <text:p text:style-name="P223"><text:span text:style-name="Strong_20_Emphasis"><text:span text:style-name="T1">Konsep Cahaya dalam Kegelapan:</text:span></text:span><text:span text:style-name="T1"> Kota bawah laut digambarkan sebagai sumber cahaya terang yang kontras dengan kegelapan pekat samudra di sekitarnya, menyimbolkan harapan/inovasi di tengah tantangan. </text:span></text:p>
                  </text:list-item>
                </text:list>
              </text:list-item>
              <text:list-item>
                <text:p text:style-name="P223"><text:span text:style-name="Strong_20_Emphasis"><text:span text:style-name="T1">Lingkungan Laut Dalam:</text:span></text:span><text:span text:style-name="T1"> Sertakan elemen latar belakang yang menunjukkan </text:span><text:span text:style-name="Strong_20_Emphasis"><text:span text:style-name="T1">kedalaman dan keasingan laut</text:span></text:span><text:span text:style-name="T1">: air biru tua pekat atau hitam, mungkin ada efek berkas cahaya dari permukaan atau dari lampu kota/kendaraan, siluet samar pegunungan bawah laut atau palung, mungkin sedikit gelembung udara atau partikel 'marine snow'. Kehidupan laut bisa ditampilkan secara subtil (bioluminesensi, siluet ikan aneh). </text:span></text:p>
              </text:list-item>
              <text:list-item>
                <text:p text:style-name="P102"><text:span text:style-name="Strong_20_Emphasis"><text:span text:style-name="T1">Elemen Manusia/Skala (Opsional):</text:span></text:span><text:span text:style-name="T1"> Bisa ditambahkan siluet kecil </text:span><text:span text:style-name="Strong_20_Emphasis"><text:span text:style-name="T1">kapal selam penelitian</text:span></text:span><text:span text:style-name="T1"> atau </text:span><text:span text:style-name="Strong_20_Emphasis"><text:span text:style-name="T1">seorang penyelam/astronot (NEEMO style)</text:span></text:span><text:span text:style-name="T1"> yang sedang melihat ke arah kota untuk memberikan sense of scale dan elemen eksplorasi manusia. </text:span></text:p>
              </text:list-item>
            </text:list>
            <text:p text:style-name="Text_20_body"><text:span text:style-name="Strong_20_Emphasis"><text:span text:style-name="T1">4. Palet Warna:</text:span></text:span></text:p>
            <text:list xml:id="list1617228982047190866" text:style-name="L111">
              <text:list-item>
                <text:p text:style-name="P224"><text:span text:style-name="Strong_20_Emphasis"><text:span text:style-name="T1">Dominan:</text:span></text:span><text:span text:style-name="T1"> Warna-warna laut dalam seperti </text:span><text:span text:style-name="Strong_20_Emphasis"><text:span text:style-name="T1">biru tua (navy), biru kehijauan (teal), hitam kebiruan</text:span></text:span><text:span text:style-name="T1">. </text:span></text:p>
              </text:list-item>
              <text:list-item>
                <text:p text:style-name="P103"><text:span text:style-name="Strong_20_Emphasis"><text:span text:style-name="T1">Kontras/Aksen:</text:span></text:span><text:span text:style-name="T1"> Warna-warna </text:span><text:span text:style-name="Strong_20_Emphasis"><text:span text:style-name="T1">terang dan bercahaya</text:span></text:span><text:span text:style-name="T1"> untuk kota atau elemen futuristik, seperti </text:span><text:span text:style-name="Strong_20_Emphasis"><text:span text:style-name="T1">putih, kuning keemasan, oranye, atau cyan terang (biru muda elektrik)</text:span></text:span><text:span text:style-name="T1"> untuk lampu kota, jendela, atau efek energi. Ini penting untuk menciptakan fokus dan kesan modern. </text:span></text:p>
              </text:list-item>
            </text:list>
            <text:p text:style-name="Text_20_body"><text:span text:style-name="Strong_20_Emphasis"><text:span text:style-name="T1">5. Tipografi (Font):</text:span></text:span></text:p>
            <text:list xml:id="list6068014616058318156" text:style-name="L112">
              <text:list-item>
                <text:p text:style-name="P225"><text:span text:style-name="Strong_20_Emphasis"><text:span text:style-name="T1">Judul Utama:</text:span></text:span><text:span text:style-name="T1"> Pilih font yang </text:span><text:span text:style-name="Strong_20_Emphasis"><text:span text:style-name="T1">modern, bersih (sans-serif), mudah dibaca</text:span></text:span><text:span text:style-name="T1">, dan punya kesan </text:span><text:span text:style-name="Strong_20_Emphasis"><text:span text:style-name="T1">sedikit futuristik atau tegas</text:span></text:span><text:span text:style-name="T1">. Ukurannya harus paling besar dan dominan. Mungkin bisa diberi efek </text:span><text:span text:style-name="Emphasis"><text:span text:style-name="T1">glow</text:span></text:span><text:span text:style-name="T1"> tipis atau kontras warna yang kuat. </text:span></text:p>
              </text:list-item>
              <text:list-item>
                <text:p text:style-name="P104"><text:span text:style-name="Strong_20_Emphasis"><text:span text:style-name="T1">Subjudul &amp; Nama Penulis:</text:span></text:span><text:span text:style-name="T1"> Gunakan font sans-serif yang bersih dan mudah dibaca, ukurannya lebih kecil dan tidak 'seheboh' judul utama. </text:span></text:p>
              </text:list-item>
            </text:list>
            <text:p text:style-name="Text_20_body"><text:span text:style-name="Strong_20_Emphasis"><text:span text:style-name="T1">6. Gaya Visual Keseluruhan:</text:span></text:span></text:p>
            <text:list xml:id="list2234464892198866134" text:style-name="L113">
              <text:list-item>
                <text:p text:style-name="P226"><text:span text:style-name="Strong_20_Emphasis"><text:span text:style-name="T1">Digital Painting / Ilustrasi Realistis / Semi-Realistis:</text:span></text:span><text:span text:style-name="T1"> Gaya ini cocok untuk menampilkan visualisasi kota dan lingkungan bawah laut </text:span><text:soft-page-break/><text:span text:style-name="T1">secara detail dan atmosferik. </text:span></text:p>
              </text:list-item>
              <text:list-item>
                <text:p text:style-name="P226"><text:span text:style-name="Strong_20_Emphasis"><text:span text:style-name="T1">Desain Grafis Modern:</text:span></text:span><text:span text:style-name="T1"> Bisa juga menggunakan pendekatan desain grafis yang lebih sleek dengan elemen vektor atau manipulasi foto, tapi tetap harus bisa menyampaikan konsep visualnya. </text:span></text:p>
              </text:list-item>
              <text:list-item>
                <text:p text:style-name="P105"><text:span text:style-name="Strong_20_Emphasis"><text:span text:style-name="T1">Hindari Gaya Kartun Anak-anak:</text:span></text:span><text:span text:style-name="T1"> Harus terlihat cukup serius untuk buku sains non-fiksi remaja. </text:span></text:p>
              </text:list-item>
            </text:list>
            <text:p text:style-name="Text_20_body"><text:span text:style-name="Strong_20_Emphasis"><text:span text:style-name="T1">7. Format:</text:span></text:span></text:p>
            <text:list xml:id="list6400724528015907873" text:style-name="L114">
              <text:list-item>
                <text:p text:style-name="P227"><text:span text:style-name="T1">Desain untuk </text:span><text:span text:style-name="Strong_20_Emphasis"><text:span text:style-name="T1">Sampul Depan (Front Cover)</text:span></text:span><text:span text:style-name="T1"> standar buku. </text:span></text:p>
              </text:list-item>
              <text:list-item>
                <text:p text:style-name="P244">Sediakan ruang yang cukup untuk Nama Penulis. </text:p>
              </text:list-item>
              <text:list-item>
                <text:p text:style-name="P119">Pastikan semua teks (Judul, Subjudul, Nama Penulis) terbaca jelas meskipun dalam ukuran thumbnail (penting untuk penjualan online). </text:p>
              </text:list-item>
            </text:list>
            <text:p text:style-name="Text_20_body"><text:span text:style-name="Strong_20_Emphasis"><text:span text:style-name="T1">8. Konteks Indonesia:</text:span></text:span></text:p>
            <text:list xml:id="list8499128011194926514" text:style-name="L115">
              <text:list-item>
                <text:p text:style-name="P228"><text:span text:style-name="T1">Judul dan Subjudul dalam </text:span><text:span text:style-name="Strong_20_Emphasis"><text:span text:style-name="T1">Bahasa Indonesia</text:span></text:span><text:span text:style-name="T1"> harus menjadi fokus utama. </text:span></text:p>
              </text:list-item>
              <text:list-item>
                <text:p text:style-name="P120">Visualisasi sebaiknya bersifat universal atau netral, tidak menampilkan ikon atau landmark spesifik negara lain kecuali memang relevan dengan isi buku. </text:p>
              </text:list-item>
            </text:list>
            <text:p text:style-name="P1"/>
            <text:p text:style-name="P108">Semoga prompt ini bisa memberikan arahan yang jelas kepada desainer sampul atau AI generator untuk menciptakan visual yang 'nendang' dan sesuai dengan buku Anda!</text:p>
          </text:section>
          <text:section text:style-name="Sect1" text:name="feedback-form-46">
            <text:p text:style-name="P231"/>
          </text:section>
        </text:section>
        <text:section text:style-name="Sect1" text:name="258b2115034d7986">
          <text:p text:style-name="P108"/>
          <text:section text:style-name="Sect1" text:name="user-query-content-47">
            <text:p text:style-name="P245">Buat Cerita Lucu yang mewakili Isi buku </text:p>
          </text:section>
          <text:p text:style-name="P231">Tampilkan alur berpikir</text:p>
          <text:section text:style-name="Sect2" text:name="model-response-message-contentr_258b2115034d7986">
            <text:p text:style-name="P108">Oke, mari kita coba bikin cerita lucu yang kira-kira mewakili isi buku ini, dengan target pembaca remaja Indonesia!</text:p>
            <text:p text:style-name="P1"/>
            <text:p text:style-name="Text_20_body"><text:span text:style-name="Strong_20_Emphasis"><text:span text:style-name="T1">Judul:</text:span></text:span><text:span text:style-name="T1"> Udin dan Mimpi Basah (Secara Harfiah) di Kota Bawah Laut</text:span></text:p>
            <text:p text:style-name="Text_20_body"><text:span text:style-name="T1">Si Udin, anak Medan asli yang hobinya main game online sambil ngemil keripik sanjai, entah gimana ceritanya menang undian buat jadi salah satu </text:span><text:soft-page-break/><text:span text:style-name="T1">penghuni pertama </text:span><text:span text:style-name="Strong_20_Emphasis"><text:span text:style-name="T1">"Habitat Impian Bahari 7" (HIB-7)</text:span></text:span><text:span text:style-name="T1">, proyek kota bawah laut percontohan yang katanya super canggih. Bayangan Udin udah kayak di film Aquaman: ketemu putri duyung, naik kendaraan keren, internet ngebut buat mabar tanpa </text:span><text:span text:style-name="Emphasis"><text:span text:style-name="T1">lag</text:span></text:span><text:span text:style-name="T1">.</text:span></text:p>
            <text:p text:style-name="Text_20_body"><text:span text:style-name="Strong_20_Emphasis"><text:span text:style-name="T1">Hari Pertama:</text:span></text:span><text:span text:style-name="T1"> Kapal selam yang ngebawa Udin akhirnya </text:span><text:span text:style-name="Emphasis"><text:span text:style-name="T1">docking</text:span></text:span><text:span text:style-name="T1">. Pintu kebuka, disambut robot bernama ROBI (Robot Operator Bahari Indonesia) yang suaranya mirip Google Translate salah setting. "Selamat dataaang, wahaiii penghunii terpiliiih..."</text:span></text:p>
            <text:p text:style-name="Text_20_body"><text:span text:style-name="T1">Udin masuk ke habitat. Kesan pertama: "Wow! Keren!" Banyak lampu biru neon, lorong-lorong metalik. Tapi kok... agak sempit ya? Kayak lorong kos-kosan premium. Kamarnya juga minimalis banget, kasurnya lipat ke dinding. Jendelanya? Layar TV gede nampilin gambar terumbu karang </text:span><text:span text:style-name="Emphasis"><text:span text:style-name="T1">screensaver</text:span></text:span><text:span text:style-name="T1">.</text:span></text:p>
            <text:p text:style-name="P108">"Ini jendela beneran, Bi?" tanya Udin ke ROBI yang lagi ngepel lantai pakai sikat gigi elektrik (efisiensi!). "Ituuu adalaaah Jendelaa Virtuaal Resolusiii Tinggi 8K, mensimulasikaan pemandangaan luaar untukk kesejahteraan psikologis andaa," jawab ROBI datar. "Oh... kirain bisa dibuka buat mancing," gumam Udin kecewa.</text:p>
            <text:p text:style-name="Text_20_body"><text:span text:style-name="Strong_20_Emphasis"><text:span text:style-name="T1">Hari Kedua: Tantangan Dimulai</text:span></text:span></text:p>
            <text:list xml:id="list9074723420216178231" text:style-name="L116">
              <text:list-item>
                <text:p text:style-name="P229"><text:span text:style-name="Strong_20_Emphasis"><text:span text:style-name="T1">Sarapan Alga:</text:span></text:span><text:span text:style-name="T1"> Udin disodorin sarapan berupa </text:span><text:span text:style-name="Emphasis"><text:span text:style-name="T1">smoothie</text:span></text:span><text:span text:style-name="T1"> hijau lumut. Katanya sih "Superfood Alga Omega-99 kaya nutrisi". Rasanya? Kayak air comberan dikasih pemanis. Udin langsung kangen lontong Medan. </text:span></text:p>
              </text:list-item>
              <text:list-item>
                <text:p text:style-name="P229"><text:span text:style-name="Strong_20_Emphasis"><text:span text:style-name="T1">Tekanan Kerupuk:</text:span></text:span><text:span text:style-name="T1"> Sorenya, Udin iseng buka sebungkus kerupuk udang yang diselundupin di tas. Begitu bungkusnya kebuka dikit... </text:span><text:span text:style-name="Emphasis"><text:span text:style-name="T1">BLEP!</text:span></text:span><text:span text:style-name="T1"> Bungkusnya langsung kempes gepeng seketika kayak dilindes tronton! Rupanya tekanan udara di dalam habitat dijaga sedikit lebih tinggi buat nahan tekanan luar. Udin cuma bisa mandangin remahan kerupuknya dengan nanar. Selamat tinggal teman ngemil. </text:span></text:p>
              </text:list-item>
              <text:list-item>
                <text:p text:style-name="P106"><text:span text:style-name="Strong_20_Emphasis"><text:span text:style-name="T1">Tetangga Kepo:</text:span></text:span><text:span text:style-name="T1"> Tembok antar kamar kayaknya tipis banget. Udin bisa denger tetangga sebelah, Ibu Fatimah dari Depok, lagi </text:span><text:span text:style-name="Emphasis"><text:span text:style-name="T1">video call</text:span></text:span><text:span text:style-name="T1"> sama cucunya sambil teriak-teriak karena sinyal akustiknya putus-putus. "CUU... INI NENEKK DI DASAR LAUT... HALOOO... KRESEK KRESEK... KAMU UDAH MAKAN BELUM? KRESEK..." </text:span></text:p>
              </text:list-item>
            </text:list>
            <text:p text:style-name="Text_20_body"><text:span text:style-name="Strong_20_Emphasis"><text:span text:style-name="T1">Hari Kelima: Kejutan Lain</text:span></text:span></text:p>
            <text:list xml:id="list7901583088982445676" text:style-name="L117">
              <text:list-item>
                <text:p text:style-name="P230"><text:soft-page-break/><text:span text:style-name="Strong_20_Emphasis"><text:span text:style-name="T1">Wifi Paket Hemat:</text:span></text:span><text:span text:style-name="T1"> Internetnya ada, tapi lemotnya minta ampun! Buat </text:span><text:span text:style-name="Emphasis"><text:span text:style-name="T1">update</text:span></text:span><text:span text:style-name="T1"> status aja muternya lama banget. ROBI bilang ini "Paket Hemat Energi Dasar Samudra". Mabar jelas cuma mimpi. </text:span></text:p>
              </text:list-item>
              <text:list-item>
                <text:p text:style-name="P230"><text:span text:style-name="Strong_20_Emphasis"><text:span text:style-name="T1">Ketemu 'Hantu' Laut:</text:span></text:span><text:span text:style-name="T1"> Pas lagi bengong liatin 'jendela virtual', tiba-tiba ada makhluk aneh banget lewat. Matanya gede, giginya runcing, ada lampunya kelap-kelip di atas kepala. Udin hampir teriak ngira ketemu hantu penunggu palung. Ternyata kata ROBI itu cuma ikan Anglerfish biasa lagi cari mangsa. "Tidak berbahayyaa, hanyaa fotogeniik," kata ROBI. Udin tetap aja merinding. </text:span></text:p>
              </text:list-item>
              <text:list-item>
                <text:p text:style-name="P107"><text:span text:style-name="Strong_20_Emphasis"><text:span text:style-name="T1">Jadwal Mandi:</text:span></text:span><text:span text:style-name="T1"> Air itu super berharga. Mandi dibatasin cuma 5 menit per hari pakai </text:span><text:span text:style-name="Emphasis"><text:span text:style-name="T1">shower</text:span></text:span><text:span text:style-name="T1"> daur ulang super canggih. Kalau kelamaan, airnya mati sendiri dan ROBI bakal datang ngetok pintu sambil bilang, "Efisiensiii airr adalah kunci keberlanjutaan..." </text:span></text:p>
              </text:list-item>
            </text:list>
            <text:p text:style-name="Text_20_body"><text:span text:style-name="Strong_20_Emphasis"><text:span text:style-name="T1">Kesimpulan Udin:</text:span></text:span><text:span text:style-name="T1"> Seminggu di HIB-7, Udin mulai mikir. Kota bawah laut ini keren sih... di brosurnya. Kenyataannya? Lebih mirip perpaduan antara kos-kosan super ketat, laboratorium sains, sama acara "Uji Nyali" versi bawah air. Ketemu putri duyung? Boro-boro, ketemu ikan serem iya. Naik kendaraan keren? Paling banter naik lift antar lantai. Internet ngebut? Halah.</text:span></text:p>
            <text:p text:style-name="Text_20_body"><text:span text:style-name="T1">Sambil ngeliatin </text:span><text:span text:style-name="Emphasis"><text:span text:style-name="T1">smoothie</text:span></text:span><text:span text:style-name="T1"> alga paginya dengan tatapan kosong, Udin bergumam, "Ini kota bawah laut nyata apa fantasi sih? Kayaknya nyata... nyata susahnya! Mending pulang ke Medan, makan soto sama bika ambon."</text:span></text:p>
            <text:p text:style-name="P108">Tiba-tiba ROBI muncul, "Waktunyaaa senamm pagiii bersamma instruktur virtual kitaa, Tante Bioluminesensi!"</text:p>
            <text:p text:style-name="P108">Udin cuma bisa menepuk jidat. Petualangannya masih panjang... dan mungkin bakal makin aneh.</text:p>
            <text:p text:style-name="P1"/>
            <text:p text:style-name="P108">Semoga cerita ini cukup lucu dan bisa mewakili beberapa aspek yang dibahas dalam buku dengan gaya yang ringan ya!</text:p>
          </text:section>
          <text:section text:style-name="Sect1" text:name="feedback-form-47">
            <text:p text:style-name="P231"/>
          </text:section>
        </text:section>
      </text:section>
      <text:p text:style-name="P231"><draw:frame draw:style-name="fr1" draw:name="graphics1" text:anchor-type="as-char" svg:width="0.3335in" svg:height="0.3335in" draw:z-index="0"><draw:image xlink:href="https://lh3.googleusercontent.com/a/ACg8ocIW7ulqWVCireYBDVZg9sfHjUbpTtpteKVFoG1BsiEgEQLJvg=s64-c-mo" xlink:type="simple" xlink:show="embed" xlink:actuate="onLoad"/><svg:title>gambar profil</svg:title></draw:frame></text:p>
      <text:p text:style-name="P108">Buat Ringkasan Audio </text:p>
      <text:p text:style-name="P108"/>
      <text:p text:style-name="P231"><text:soft-page-break/>Deep Research </text:p>
      <text:p text:style-name="P108">Canvas </text:p>
      <text:p text:style-name="P108">Gemini dapat membuat kesalahan, jadi periksa kembali responsnya</text:p>
      <text:p text:style-name="P231">Aplikasi Google</text:p>
      <text:p text:style-name="P231">Akun Google</text:p>
      <text:p text:style-name="P231">Ujang Amadu</text:p>
      <text:p text:style-name="P231">darminahdaryono@gmail.com</text:p>
      <text:p text:style-name="P231"><draw:frame draw:style-name="fr2" draw:name="Object1" text:anchor-type="as-char" svg:width="0.0161in" svg:height="0.0161in" draw:z-index="1"><draw:floating-frame/></draw:frame></text:p>
      <text:section text:style-name="Sect1" text:name="cdk-live-announcer-0">
        <text:p text:style-name="P231"/>
      </text:section>
      <text:p text:style-name="P2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654in" fo:page-height="10.118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4-06T12:03:48.62</meta:creation-date>
    <meta:document-statistic meta:table-count="0" meta:image-count="1" meta:object-count="1" meta:page-count="141" meta:paragraph-count="1294" meta:word-count="36082" meta:character-count="252027"/>
    <dc:date>2025-04-06T12:04:44.41</dc:date>
    <dc:creator>OJie </dc:creator>
    <meta:editing-duration>PT55S</meta:editing-duration>
    <meta:editing-cycles>1</meta:editing-cycles>
    <meta:generator>OpenOffice/4.1.15$Win32 OpenOffice.org_project/4115m2$Build-9813</meta:generator>
  </office:meta>
</office:document-meta>
</file>